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Pictures/2000000E000000DD000000DDB43ABA64C5FC9CAB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0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oCronometro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XP1: Sensores em 10, 20 e 30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20m</text:p>
          </table:table-cell>
          <table:table-cell office:value-type="string" calcext:value-type="string">
            <text:p>30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xandre1</text:p>
          </table:table-cell>
          <table:table-cell office:value-type="float" office:value="5.69" calcext:value-type="float">
            <text:p>5,69</text:p>
          </table:table-cell>
          <table:table-cell office:value-type="float" office:value="12.42" calcext:value-type="float">
            <text:p>12,42</text:p>
          </table:table-cell>
          <table:table-cell office:value-type="float" office:value="18.23" calcext:value-type="float">
            <text:p>18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xandre2</text:p>
          </table:table-cell>
          <table:table-cell office:value-type="float" office:value="6.05" calcext:value-type="float">
            <text:p>6,05</text:p>
          </table:table-cell>
          <table:table-cell office:value-type="float" office:value="12.54" calcext:value-type="float">
            <text:p>12,54</text:p>
          </table:table-cell>
          <table:table-cell office:value-type="float" office:value="18.78" calcext:value-type="float">
            <text:p>18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hur1</text:p>
          </table:table-cell>
          <table:table-cell office:value-type="float" office:value="7.11" calcext:value-type="float">
            <text:p>7,11</text:p>
          </table:table-cell>
          <table:table-cell office:value-type="float" office:value="12.14" calcext:value-type="float">
            <text:p>12,14</text:p>
          </table:table-cell>
          <table:table-cell office:value-type="float" office:value="17.16" calcext:value-type="float">
            <text:p>17,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hur2</text:p>
          </table:table-cell>
          <table:table-cell office:value-type="float" office:value="6.34" calcext:value-type="float">
            <text:p>6,34</text:p>
          </table:table-cell>
          <table:table-cell office:value-type="float" office:value="10.36" calcext:value-type="float">
            <text:p>10,36</text:p>
          </table:table-cell>
          <table:table-cell office:value-type="float" office:value="15.93" calcext:value-type="float">
            <text:p>15,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ardo1</text:p>
          </table:table-cell>
          <table:table-cell office:value-type="float" office:value="7.08" calcext:value-type="float">
            <text:p>7,08</text:p>
          </table:table-cell>
          <table:table-cell office:value-type="float" office:value="13.86" calcext:value-type="float">
            <text:p>13,86</text:p>
          </table:table-cell>
          <table:table-cell office:value-type="float" office:value="19.91" calcext:value-type="float">
            <text:p>19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ardo2</text:p>
          </table:table-cell>
          <table:table-cell office:value-type="float" office:value="6.99" calcext:value-type="float">
            <text:p>6,99</text:p>
          </table:table-cell>
          <table:table-cell office:value-type="float" office:value="13.44" calcext:value-type="float">
            <text:p>13,44</text:p>
          </table:table-cell>
          <table:table-cell office:value-type="float" office:value="19.73" calcext:value-type="float">
            <text:p>19,7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2: Sensores em 5, 10, 15, 20, 25 e 30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20m</text:p>
          </table:table-cell>
          <table:table-cell office:value-type="string" calcext:value-type="string">
            <text:p>25m</text:p>
          </table:table-cell>
          <table:table-cell office:value-type="string" calcext:value-type="string">
            <text:p>30m</text:p>
          </table:table-cell>
        </table:table-row>
        <table:table-row table:style-name="ro1">
          <table:table-cell office:value-type="string" calcext:value-type="string">
            <text:p>Alexandre1</text:p>
          </table:table-cell>
          <table:table-cell office:value-type="float" office:value="2.15" calcext:value-type="float">
            <text:p>2,15</text:p>
          </table:table-cell>
          <table:table-cell office:value-type="float" office:value="4.8" calcext:value-type="float">
            <text:p>4,8</text:p>
          </table:table-cell>
          <table:table-cell office:value-type="float" office:value="8.49" calcext:value-type="float">
            <text:p>8,49</text:p>
          </table:table-cell>
          <table:table-cell office:value-type="float" office:value="11.46" calcext:value-type="float">
            <text:p>11,46</text:p>
          </table:table-cell>
          <table:table-cell office:value-type="float" office:value="14.98" calcext:value-type="float">
            <text:p>14,98</text:p>
          </table:table-cell>
          <table:table-cell office:value-type="float" office:value="18.38" calcext:value-type="float">
            <text:p>18,38</text:p>
          </table:table-cell>
        </table:table-row>
        <table:table-row table:style-name="ro1">
          <table:table-cell office:value-type="string" calcext:value-type="string">
            <text:p>Alexandre2</text:p>
          </table:table-cell>
          <table:table-cell office:value-type="float" office:value="3.22" calcext:value-type="float">
            <text:p>3,22</text:p>
          </table:table-cell>
          <table:table-cell office:value-type="float" office:value="6.13" calcext:value-type="float">
            <text:p>6,13</text:p>
          </table:table-cell>
          <table:table-cell office:value-type="float" office:value="9.2" calcext:value-type="float">
            <text:p>9,2</text:p>
          </table:table-cell>
          <table:table-cell office:value-type="float" office:value="12.3" calcext:value-type="float">
            <text:p>12,3</text:p>
          </table:table-cell>
          <table:table-cell office:value-type="float" office:value="15.5" calcext:value-type="float">
            <text:p>15,5</text:p>
          </table:table-cell>
          <table:table-cell office:value-type="float" office:value="18.64" calcext:value-type="float">
            <text:p>18,64</text:p>
          </table:table-cell>
        </table:table-row>
        <table:table-row table:style-name="ro1">
          <table:table-cell office:value-type="string" calcext:value-type="string">
            <text:p>Arthur1</text:p>
          </table:table-cell>
          <table:table-cell office:value-type="float" office:value="2.8" calcext:value-type="float">
            <text:p>2,8</text:p>
          </table:table-cell>
          <table:table-cell office:value-type="float" office:value="5.4" calcext:value-type="float">
            <text:p>5,4</text:p>
          </table:table-cell>
          <table:table-cell office:value-type="float" office:value="8.19" calcext:value-type="float">
            <text:p>8,19</text:p>
          </table:table-cell>
          <table:table-cell office:value-type="float" office:value="10.78" calcext:value-type="float">
            <text:p>10,78</text:p>
          </table:table-cell>
          <table:table-cell office:value-type="float" office:value="13.46" calcext:value-type="float">
            <text:p>13,46</text:p>
          </table:table-cell>
          <table:table-cell office:value-type="float" office:value="16.01" calcext:value-type="float">
            <text:p>16,01</text:p>
          </table:table-cell>
        </table:table-row>
        <table:table-row table:style-name="ro1">
          <table:table-cell office:value-type="string" calcext:value-type="string">
            <text:p>Arthur2</text:p>
          </table:table-cell>
          <table:table-cell office:value-type="float" office:value="3.1" calcext:value-type="float">
            <text:p>3,1</text:p>
          </table:table-cell>
          <table:table-cell office:value-type="float" office:value="5.54" calcext:value-type="float">
            <text:p>5,54</text:p>
          </table:table-cell>
          <table:table-cell office:value-type="float" office:value="7.92" calcext:value-type="float">
            <text:p>7,92</text:p>
          </table:table-cell>
          <table:table-cell office:value-type="float" office:value="10.49" calcext:value-type="float">
            <text:p>10,49</text:p>
          </table:table-cell>
          <table:table-cell office:value-type="float" office:value="11.75" calcext:value-type="float">
            <text:p>11,75</text:p>
          </table:table-cell>
          <table:table-cell office:value-type="float" office:value="15.07" calcext:value-type="float">
            <text:p>15,07</text:p>
          </table:table-cell>
        </table:table-row>
        <table:table-row table:style-name="ro1">
          <table:table-cell office:value-type="string" calcext:value-type="string">
            <text:p>Ricardo1</text:p>
          </table:table-cell>
          <table:table-cell office:value-type="float" office:value="3.8" calcext:value-type="float">
            <text:p>3,8</text:p>
          </table:table-cell>
          <table:table-cell office:value-type="float" office:value="5.4" calcext:value-type="float">
            <text:p>5,4</text:p>
          </table:table-cell>
          <table:table-cell office:value-type="float" office:value="10.5" calcext:value-type="float">
            <text:p>10,5</text:p>
          </table:table-cell>
          <table:table-cell office:value-type="float" office:value="13.75" calcext:value-type="float">
            <text:p>13,75</text:p>
          </table:table-cell>
          <table:table-cell office:value-type="float" office:value="17.15" calcext:value-type="float">
            <text:p>17,15</text:p>
          </table:table-cell>
          <table:table-cell office:value-type="float" office:value="20.57" calcext:value-type="float">
            <text:p>20,57</text:p>
          </table:table-cell>
        </table:table-row>
        <table:table-row table:style-name="ro1">
          <table:table-cell office:value-type="string" calcext:value-type="string">
            <text:p>Ricardo2</text:p>
          </table:table-cell>
          <table:table-cell office:value-type="float" office:value="3.51" calcext:value-type="float">
            <text:p>3,51</text:p>
          </table:table-cell>
          <table:table-cell office:value-type="float" office:value="7.15" calcext:value-type="float">
            <text:p>7,15</text:p>
          </table:table-cell>
          <table:table-cell office:value-type="float" office:value="10.64" calcext:value-type="float">
            <text:p>10,64</text:p>
          </table:table-cell>
          <table:table-cell office:value-type="float" office:value="14.23" calcext:value-type="float">
            <text:p>14,23</text:p>
          </table:table-cell>
          <table:table-cell office:value-type="float" office:value="15.91" calcext:value-type="float">
            <text:p>15,91</text:p>
          </table:table-cell>
          <table:table-cell office:value-type="float" office:value="19.67" calcext:value-type="float">
            <text:p>19,67</text:p>
          </table:table-cell>
        </table:table-row>
      </table:table>
      <table:table table:name="MU1" table:style-name="ta1">
        <table:shapes>
          <draw:frame draw:z-index="0" draw:style-name="gr1" draw:text-style-name="P1" svg:width="159.99mm" svg:height="89.99mm" svg:x="101mm" svg:y="14.28mm">
            <draw:object draw:notify-on-update-of-ranges="MU1.A2:MU1.A310 MU1.E1:MU1.E1 MU1.E2:MU1.E3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módul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.04" calcext:value-type="float">
            <text:p>0,04</text:p>
          </table:table-cell>
          <table:table-cell table:formula="of:=SQRT([.D2]^2+[.C2]^2+[.B2]^2)" office:value-type="float" office:value="0.0574456264653803" calcext:value-type="float">
            <text:p>0,05744562646538</text:p>
          </table:table-cell>
        </table:table-row>
        <table:table-row table:style-name="ro1">
          <table:table-cell office:value-type="float" office:value="0.059" calcext:value-type="float">
            <text:p>0,059</text:p>
          </table:table-cell>
          <table:table-cell office:value-type="float" office:value="-0.04" calcext:value-type="float">
            <text:p>-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formula="of:=SQRT([.D3]^2+[.C3]^2+[.B3]^2)" office:value-type="float" office:value="0.0458257569495584" calcext:value-type="float">
            <text:p>0,045825756949558</text:p>
          </table:table-cell>
        </table:table-row>
        <table:table-row table:style-name="ro1">
          <table:table-cell office:value-type="float" office:value="0.149" calcext:value-type="float">
            <text:p>0,149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formula="of:=SQRT([.D4]^2+[.C4]^2+[.B4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0.06" calcext:value-type="float">
            <text:p>0,06</text:p>
          </table:table-cell>
          <table:table-cell table:formula="of:=SQRT([.D5]^2+[.C5]^2+[.B5]^2)" office:value-type="float" office:value="0.0678232998312527" calcext:value-type="float">
            <text:p>0,067823299831253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formula="of:=SQRT([.D6]^2+[.C6]^2+[.B6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0.421" calcext:value-type="float">
            <text:p>0,421</text:p>
          </table:table-cell>
          <table:table-cell office:value-type="float" office:value="-0.02" calcext:value-type="float">
            <text:p>-0,02</text:p>
          </table:table-cell>
          <table:table-cell office:value-type="float" office:value="0.02" calcext:value-type="float">
            <text:p>0,02</text:p>
          </table:table-cell>
          <table:table-cell office:value-type="float" office:value="-0.07" calcext:value-type="float">
            <text:p>-0,07</text:p>
          </table:table-cell>
          <table:table-cell table:formula="of:=SQRT([.D7]^2+[.C7]^2+[.B7]^2)" office:value-type="float" office:value="0.0754983443527075" calcext:value-type="float">
            <text:p>0,075498344352708</text:p>
          </table:table-cell>
        </table:table-row>
        <table:table-row table:style-name="ro1">
          <table:table-cell office:value-type="float" office:value="0.512" calcext:value-type="float">
            <text:p>0,512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table:formula="of:=SQRT([.D8]^2+[.C8]^2+[.B8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0.602" calcext:value-type="float">
            <text:p>0,602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0.03" calcext:value-type="float">
            <text:p>0,03</text:p>
          </table:table-cell>
          <table:table-cell table:formula="of:=SQRT([.D9]^2+[.C9]^2+[.B9]^2)" office:value-type="float" office:value="0.0412310562561766" calcext:value-type="float">
            <text:p>0,041231056256177</text:p>
          </table:table-cell>
        </table:table-row>
        <table:table-row table:style-name="ro1">
          <table:table-cell office:value-type="float" office:value="0.698" calcext:value-type="float">
            <text:p>0,698</text:p>
          </table:table-cell>
          <table:table-cell office:value-type="float" office:value="0.02" calcext:value-type="float">
            <text:p>0,02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10]^2+[.C10]^2+[.B10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0.799" calcext:value-type="float">
            <text:p>0,799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formula="of:=SQRT([.D11]^2+[.C11]^2+[.B11]^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0.897" calcext:value-type="float">
            <text:p>0,897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SQRT([.D12]^2+[.C12]^2+[.B12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0.965" calcext:value-type="float">
            <text:p>0,965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formula="of:=SQRT([.D13]^2+[.C13]^2+[.B13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1.055" calcext:value-type="float">
            <text:p>1,055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table:formula="of:=SQRT([.D14]^2+[.C14]^2+[.B14]^2)" office:value-type="float" office:value="0.0509901951359279" calcext:value-type="float">
            <text:p>0,050990195135928</text:p>
          </table:table-cell>
        </table:table-row>
        <table:table-row table:style-name="ro1">
          <table:table-cell office:value-type="float" office:value="1.146" calcext:value-type="float">
            <text:p>1,146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formula="of:=SQRT([.D15]^2+[.C15]^2+[.B15]^2)" office:value-type="float" office:value="0.0360555127546399" calcext:value-type="float">
            <text:p>0,03605551275464</text:p>
          </table:table-cell>
        </table:table-row>
        <table:table-row table:style-name="ro1">
          <table:table-cell office:value-type="float" office:value="1.236" calcext:value-type="float">
            <text:p>1,236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formula="of:=SQRT([.D16]^2+[.C16]^2+[.B16]^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.327" calcext:value-type="float">
            <text:p>1,32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table:formula="of:=SQRT([.D17]^2+[.C17]^2+[.B17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1.417" calcext:value-type="float">
            <text:p>1,41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18]^2+[.C18]^2+[.B18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1.508" calcext:value-type="float">
            <text:p>1,5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19]^2+[.C19]^2+[.B19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.605" calcext:value-type="float">
            <text:p>1,605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SQRT([.D20]^2+[.C20]^2+[.B20]^2)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1.705" calcext:value-type="float">
            <text:p>1,705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21]^2+[.C21]^2+[.B21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1.804" calcext:value-type="float">
            <text:p>1,8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formula="of:=SQRT([.D22]^2+[.C22]^2+[.B22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1.87" calcext:value-type="float">
            <text:p>1,87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-0.03" calcext:value-type="float">
            <text:p>-0,03</text:p>
          </table:table-cell>
          <table:table-cell table:formula="of:=SQRT([.D23]^2+[.C23]^2+[.B23]^2)" office:value-type="float" office:value="0.0374165738677394" calcext:value-type="float">
            <text:p>0,03741657386774</text:p>
          </table:table-cell>
        </table:table-row>
        <table:table-row table:style-name="ro1">
          <table:table-cell office:value-type="float" office:value="1.961" calcext:value-type="float">
            <text:p>1,961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table:formula="of:=SQRT([.D24]^2+[.C24]^2+[.B24]^2)" office:value-type="float" office:value="0.0173205080756888" calcext:value-type="float">
            <text:p>0,017320508075689</text:p>
          </table:table-cell>
        </table:table-row>
        <table:table-row table:style-name="ro1">
          <table:table-cell office:value-type="float" office:value="2.051" calcext:value-type="float">
            <text:p>2,051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SQRT([.D25]^2+[.C25]^2+[.B25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.142" calcext:value-type="float">
            <text:p>2,14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.03" calcext:value-type="float">
            <text:p>-0,03</text:p>
          </table:table-cell>
          <table:table-cell table:formula="of:=SQRT([.D26]^2+[.C26]^2+[.B26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2.232" calcext:value-type="float">
            <text:p>2,23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table:formula="of:=SQRT([.D27]^2+[.C27]^2+[.B27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2.323" calcext:value-type="float">
            <text:p>2,32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D28]^2+[.C28]^2+[.B28]^2)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2.413" calcext:value-type="float">
            <text:p>2,413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table:formula="of:=SQRT([.D29]^2+[.C29]^2+[.B29]^2)" office:value-type="float" office:value="0.0173205080756888" calcext:value-type="float">
            <text:p>0,017320508075689</text:p>
          </table:table-cell>
        </table:table-row>
        <table:table-row table:style-name="ro1">
          <table:table-cell office:value-type="float" office:value="2.51" calcext:value-type="float">
            <text:p>2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30]^2+[.C30]^2+[.B30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.611" calcext:value-type="float">
            <text:p>2,61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SQRT([.D31]^2+[.C31]^2+[.B31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2.706" calcext:value-type="float">
            <text:p>2,706</text:p>
          </table:table-cell>
          <table:table-cell office:value-type="float" office:value="-0.01" calcext:value-type="float">
            <text:p>-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formula="of:=SQRT([.D32]^2+[.C32]^2+[.B32]^2)" office:value-type="float" office:value="0.0244948974278318" calcext:value-type="float">
            <text:p>0,024494897427832</text:p>
          </table:table-cell>
        </table:table-row>
        <table:table-row table:style-name="ro1">
          <table:table-cell office:value-type="float" office:value="2.776" calcext:value-type="float">
            <text:p>2,776</text:p>
          </table:table-cell>
          <table:table-cell table:number-columns-repeated="3" office:value-type="float" office:value="-0.01" calcext:value-type="float">
            <text:p>-0,01</text:p>
          </table:table-cell>
          <table:table-cell table:formula="of:=SQRT([.D33]^2+[.C33]^2+[.B33]^2)" office:value-type="float" office:value="0.0173205080756888" calcext:value-type="float">
            <text:p>0,017320508075689</text:p>
          </table:table-cell>
        </table:table-row>
        <table:table-row table:style-name="ro1">
          <table:table-cell office:value-type="float" office:value="2.866" calcext:value-type="float">
            <text:p>2,866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table:formula="of:=SQRT([.D34]^2+[.C34]^2+[.B34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.957" calcext:value-type="float">
            <text:p>2,957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table:formula="of:=SQRT([.D35]^2+[.C35]^2+[.B35]^2)" office:value-type="float" office:value="0.0173205080756888" calcext:value-type="float">
            <text:p>0,017320508075689</text:p>
          </table:table-cell>
        </table:table-row>
        <table:table-row table:style-name="ro1">
          <table:table-cell office:value-type="float" office:value="3.047" calcext:value-type="float">
            <text:p>3,047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formula="of:=SQRT([.D36]^2+[.C36]^2+[.B36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3.138" calcext:value-type="float">
            <text:p>3,13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37]^2+[.C37]^2+[.B37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3.228" calcext:value-type="float">
            <text:p>3,228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SQRT([.D38]^2+[.C38]^2+[.B38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3.319" calcext:value-type="float">
            <text:p>3,3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D39]^2+[.C39]^2+[.B39]^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6" calcext:value-type="float">
            <text:p>3,4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1" calcext:value-type="float">
            <text:p>-0,01</text:p>
          </table:table-cell>
          <table:table-cell table:formula="of:=SQRT([.D40]^2+[.C40]^2+[.B40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3.515" calcext:value-type="float">
            <text:p>3,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SQRT([.D41]^2+[.C41]^2+[.B41]^2)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3.611" calcext:value-type="float">
            <text:p>3,611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table:formula="of:=SQRT([.D42]^2+[.C42]^2+[.B42]^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3.681" calcext:value-type="float">
            <text:p>3,681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formula="of:=SQRT([.D43]^2+[.C43]^2+[.B43]^2)" office:value-type="float" office:value="0.0282842712474619" calcext:value-type="float">
            <text:p>0,028284271247462</text:p>
          </table:table-cell>
        </table:table-row>
        <table:table-row table:style-name="ro1">
          <table:table-cell office:value-type="float" office:value="3.772" calcext:value-type="float">
            <text:p>3,772</text:p>
          </table:table-cell>
          <table:table-cell table:number-columns-repeated="2" office:value-type="float" office:value="-0.03" calcext:value-type="float">
            <text:p>-0,03</text:p>
          </table:table-cell>
          <table:table-cell office:value-type="float" office:value="0.04" calcext:value-type="float">
            <text:p>0,04</text:p>
          </table:table-cell>
          <table:table-cell table:formula="of:=SQRT([.D44]^2+[.C44]^2+[.B44]^2)" office:value-type="float" office:value="0.058309518948453" calcext:value-type="float">
            <text:p>0,058309518948453</text:p>
          </table:table-cell>
        </table:table-row>
        <table:table-row table:style-name="ro1">
          <table:table-cell office:value-type="float" office:value="3.862" calcext:value-type="float">
            <text:p>3,862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4" calcext:value-type="float">
            <text:p>-0,04</text:p>
          </table:table-cell>
          <table:table-cell office:value-type="float" office:value="0.03" calcext:value-type="float">
            <text:p>0,03</text:p>
          </table:table-cell>
          <table:table-cell table:formula="of:=SQRT([.D45]^2+[.C45]^2+[.B45]^2)" office:value-type="float" office:value="0.058309518948453" calcext:value-type="float">
            <text:p>0,058309518948453</text:p>
          </table:table-cell>
        </table:table-row>
        <table:table-row table:style-name="ro1">
          <table:table-cell office:value-type="float" office:value="3.953" calcext:value-type="float">
            <text:p>3,953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5" calcext:value-type="float">
            <text:p>-0,05</text:p>
          </table:table-cell>
          <table:table-cell office:value-type="float" office:value="0.08" calcext:value-type="float">
            <text:p>0,08</text:p>
          </table:table-cell>
          <table:table-cell table:formula="of:=SQRT([.D46]^2+[.C46]^2+[.B46]^2)" office:value-type="float" office:value="0.0989949493661167" calcext:value-type="float">
            <text:p>0,098994949366117</text:p>
          </table:table-cell>
        </table:table-row>
        <table:table-row table:style-name="ro1">
          <table:table-cell office:value-type="float" office:value="4.043" calcext:value-type="float">
            <text:p>4,043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7" calcext:value-type="float">
            <text:p>-0,07</text:p>
          </table:table-cell>
          <table:table-cell office:value-type="float" office:value="0.11" calcext:value-type="float">
            <text:p>0,11</text:p>
          </table:table-cell>
          <table:table-cell table:formula="of:=SQRT([.D47]^2+[.C47]^2+[.B47]^2)" office:value-type="float" office:value="0.131909059582729" calcext:value-type="float">
            <text:p>0,131909059582729</text:p>
          </table:table-cell>
        </table:table-row>
        <table:table-row table:style-name="ro1">
          <table:table-cell office:value-type="float" office:value="4.134" calcext:value-type="float">
            <text:p>4,134</text:p>
          </table:table-cell>
          <table:table-cell office:value-type="float" office:value="0.08" calcext:value-type="float">
            <text:p>0,08</text:p>
          </table:table-cell>
          <table:table-cell office:value-type="float" office:value="-0.18" calcext:value-type="float">
            <text:p>-0,18</text:p>
          </table:table-cell>
          <table:table-cell office:value-type="float" office:value="0.22" calcext:value-type="float">
            <text:p>0,22</text:p>
          </table:table-cell>
          <table:table-cell table:formula="of:=SQRT([.D48]^2+[.C48]^2+[.B48]^2)" office:value-type="float" office:value="0.295296461204668" calcext:value-type="float">
            <text:p>0,295296461204668</text:p>
          </table:table-cell>
        </table:table-row>
        <table:table-row table:style-name="ro1">
          <table:table-cell office:value-type="float" office:value="4.224" calcext:value-type="float">
            <text:p>4,224</text:p>
          </table:table-cell>
          <table:table-cell office:value-type="float" office:value="0.04" calcext:value-type="float">
            <text:p>0,04</text:p>
          </table:table-cell>
          <table:table-cell office:value-type="float" office:value="-0.2" calcext:value-type="float">
            <text:p>-0,2</text:p>
          </table:table-cell>
          <table:table-cell office:value-type="float" office:value="0.14" calcext:value-type="float">
            <text:p>0,14</text:p>
          </table:table-cell>
          <table:table-cell table:formula="of:=SQRT([.D49]^2+[.C49]^2+[.B49]^2)" office:value-type="float" office:value="0.24738633753706" calcext:value-type="float">
            <text:p>0,24738633753706</text:p>
          </table:table-cell>
        </table:table-row>
        <table:table-row table:style-name="ro1">
          <table:table-cell office:value-type="float" office:value="4.321" calcext:value-type="float">
            <text:p>4,321</text:p>
          </table:table-cell>
          <table:table-cell office:value-type="float" office:value="-0.07" calcext:value-type="float">
            <text:p>-0,07</text:p>
          </table:table-cell>
          <table:table-cell office:value-type="float" office:value="-0.13" calcext:value-type="float">
            <text:p>-0,13</text:p>
          </table:table-cell>
          <table:table-cell office:value-type="float" office:value="0.12" calcext:value-type="float">
            <text:p>0,12</text:p>
          </table:table-cell>
          <table:table-cell table:formula="of:=SQRT([.D50]^2+[.C50]^2+[.B50]^2)" office:value-type="float" office:value="0.190262975904404" calcext:value-type="float">
            <text:p>0,190262975904404</text:p>
          </table:table-cell>
        </table:table-row>
        <table:table-row table:style-name="ro1">
          <table:table-cell office:value-type="float" office:value="4.42" calcext:value-type="float">
            <text:p>4,42</text:p>
          </table:table-cell>
          <table:table-cell office:value-type="float" office:value="-0.04" calcext:value-type="float">
            <text:p>-0,04</text:p>
          </table:table-cell>
          <table:table-cell office:value-type="float" office:value="-0.12" calcext:value-type="float">
            <text:p>-0,12</text:p>
          </table:table-cell>
          <table:table-cell office:value-type="float" office:value="0.13" calcext:value-type="float">
            <text:p>0,13</text:p>
          </table:table-cell>
          <table:table-cell table:formula="of:=SQRT([.D51]^2+[.C51]^2+[.B51]^2)" office:value-type="float" office:value="0.181383571472171" calcext:value-type="float">
            <text:p>0,181383571472171</text:p>
          </table:table-cell>
        </table:table-row>
        <table:table-row table:style-name="ro1">
          <table:table-cell office:value-type="float" office:value="4.517" calcext:value-type="float">
            <text:p>4,517</text:p>
          </table:table-cell>
          <table:table-cell office:value-type="float" office:value="0.05" calcext:value-type="float">
            <text:p>0,05</text:p>
          </table:table-cell>
          <table:table-cell office:value-type="float" office:value="-0.18" calcext:value-type="float">
            <text:p>-0,18</text:p>
          </table:table-cell>
          <table:table-cell office:value-type="float" office:value="-0.01" calcext:value-type="float">
            <text:p>-0,01</text:p>
          </table:table-cell>
          <table:table-cell table:formula="of:=SQRT([.D52]^2+[.C52]^2+[.B52]^2)" office:value-type="float" office:value="0.187082869338697" calcext:value-type="float">
            <text:p>0,187082869338697</text:p>
          </table:table-cell>
        </table:table-row>
        <table:table-row table:style-name="ro1">
          <table:table-cell office:value-type="float" office:value="4.587" calcext:value-type="float">
            <text:p>4,587</text:p>
          </table:table-cell>
          <table:table-cell office:value-type="float" office:value="0.09" calcext:value-type="float">
            <text:p>0,09</text:p>
          </table:table-cell>
          <table:table-cell office:value-type="float" office:value="-0.2" calcext:value-type="float">
            <text:p>-0,2</text:p>
          </table:table-cell>
          <table:table-cell office:value-type="float" office:value="-0.18" calcext:value-type="float">
            <text:p>-0,18</text:p>
          </table:table-cell>
          <table:table-cell table:formula="of:=SQRT([.D53]^2+[.C53]^2+[.B53]^2)" office:value-type="float" office:value="0.283725219182222" calcext:value-type="float">
            <text:p>0,283725219182222</text:p>
          </table:table-cell>
        </table:table-row>
        <table:table-row table:style-name="ro1">
          <table:table-cell office:value-type="float" office:value="4.677" calcext:value-type="float">
            <text:p>4,677</text:p>
          </table:table-cell>
          <table:table-cell office:value-type="float" office:value="-0.06" calcext:value-type="float">
            <text:p>-0,06</text:p>
          </table:table-cell>
          <table:table-cell office:value-type="float" office:value="0.04" calcext:value-type="float">
            <text:p>0,04</text:p>
          </table:table-cell>
          <table:table-cell office:value-type="float" office:value="-0.09" calcext:value-type="float">
            <text:p>-0,09</text:p>
          </table:table-cell>
          <table:table-cell table:formula="of:=SQRT([.D54]^2+[.C54]^2+[.B54]^2)" office:value-type="float" office:value="0.115325625946708" calcext:value-type="float">
            <text:p>0,115325625946708</text:p>
          </table:table-cell>
        </table:table-row>
        <table:table-row table:style-name="ro1">
          <table:table-cell office:value-type="float" office:value="4.768" calcext:value-type="float">
            <text:p>4,768</text:p>
          </table:table-cell>
          <table:table-cell office:value-type="float" office:value="-0.01" calcext:value-type="float">
            <text:p>-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table:formula="of:=SQRT([.D55]^2+[.C55]^2+[.B55]^2)" office:value-type="float" office:value="0.114455231422596" calcext:value-type="float">
            <text:p>0,114455231422596</text:p>
          </table:table-cell>
        </table:table-row>
        <table:table-row table:style-name="ro1">
          <table:table-cell office:value-type="float" office:value="4.858" calcext:value-type="float">
            <text:p>4,858</text:p>
          </table:table-cell>
          <table:table-cell office:value-type="float" office:value="0.01" calcext:value-type="float">
            <text:p>0,01</text:p>
          </table:table-cell>
          <table:table-cell office:value-type="float" office:value="-0.06" calcext:value-type="float">
            <text:p>-0,06</text:p>
          </table:table-cell>
          <table:table-cell office:value-type="float" office:value="0.16" calcext:value-type="float">
            <text:p>0,16</text:p>
          </table:table-cell>
          <table:table-cell table:formula="of:=SQRT([.D56]^2+[.C56]^2+[.B56]^2)" office:value-type="float" office:value="0.171172427686237" calcext:value-type="float">
            <text:p>0,171172427686237</text:p>
          </table:table-cell>
        </table:table-row>
        <table:table-row table:style-name="ro1">
          <table:table-cell office:value-type="float" office:value="4.949" calcext:value-type="float">
            <text:p>4,949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6" calcext:value-type="float">
            <text:p>-0,06</text:p>
          </table:table-cell>
          <table:table-cell office:value-type="float" office:value="0.25" calcext:value-type="float">
            <text:p>0,25</text:p>
          </table:table-cell>
          <table:table-cell table:formula="of:=SQRT([.D57]^2+[.C57]^2+[.B57]^2)" office:value-type="float" office:value="0.260192236625154" calcext:value-type="float">
            <text:p>0,260192236625154</text:p>
          </table:table-cell>
        </table:table-row>
        <table:table-row table:style-name="ro1">
          <table:table-cell office:value-type="float" office:value="5.04" calcext:value-type="float">
            <text:p>5,04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" calcext:value-type="float">
            <text:p>-0,1</text:p>
          </table:table-cell>
          <table:table-cell office:value-type="float" office:value="0.05" calcext:value-type="float">
            <text:p>0,05</text:p>
          </table:table-cell>
          <table:table-cell table:formula="of:=SQRT([.D58]^2+[.C58]^2+[.B58]^2)" office:value-type="float" office:value="0.113578166916005" calcext:value-type="float">
            <text:p>0,113578166916005</text:p>
          </table:table-cell>
        </table:table-row>
        <table:table-row table:style-name="ro1">
          <table:table-cell office:value-type="float" office:value="5.13" calcext:value-type="float">
            <text:p>5,13</text:p>
          </table:table-cell>
          <table:table-cell office:value-type="float" office:value="-0.03" calcext:value-type="float">
            <text:p>-0,03</text:p>
          </table:table-cell>
          <table:table-cell office:value-type="float" office:value="-0.14" calcext:value-type="float">
            <text:p>-0,14</text:p>
          </table:table-cell>
          <table:table-cell office:value-type="float" office:value="-0.31" calcext:value-type="float">
            <text:p>-0,31</text:p>
          </table:table-cell>
          <table:table-cell table:formula="of:=SQRT([.D59]^2+[.C59]^2+[.B59]^2)" office:value-type="float" office:value="0.341467421579277" calcext:value-type="float">
            <text:p>0,341467421579277</text:p>
          </table:table-cell>
        </table:table-row>
        <table:table-row table:style-name="ro1">
          <table:table-cell office:value-type="float" office:value="5.225" calcext:value-type="float">
            <text:p>5,225</text:p>
          </table:table-cell>
          <table:table-cell table:number-columns-repeated="2" office:value-type="float" office:value="-0.01" calcext:value-type="float">
            <text:p>-0,01</text:p>
          </table:table-cell>
          <table:table-cell office:value-type="float" office:value="-0.28" calcext:value-type="float">
            <text:p>-0,28</text:p>
          </table:table-cell>
          <table:table-cell table:formula="of:=SQRT([.D60]^2+[.C60]^2+[.B60]^2)" office:value-type="float" office:value="0.280356915377524" calcext:value-type="float">
            <text:p>0,280356915377524</text:p>
          </table:table-cell>
        </table:table-row>
        <table:table-row table:style-name="ro1">
          <table:table-cell office:value-type="float" office:value="5.324" calcext:value-type="float">
            <text:p>5,324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table:formula="of:=SQRT([.D61]^2+[.C61]^2+[.B61]^2)" office:value-type="float" office:value="0.0916515138991168" calcext:value-type="float">
            <text:p>0,091651513899117</text:p>
          </table:table-cell>
        </table:table-row>
        <table:table-row table:style-name="ro1">
          <table:table-cell office:value-type="float" office:value="5.423" calcext:value-type="float">
            <text:p>5,423</text:p>
          </table:table-cell>
          <table:table-cell office:value-type="float" office:value="-0.06" calcext:value-type="float">
            <text:p>-0,06</text:p>
          </table:table-cell>
          <table:table-cell office:value-type="float" office:value="0.02" calcext:value-type="float">
            <text:p>0,02</text:p>
          </table:table-cell>
          <table:table-cell office:value-type="float" office:value="0.19" calcext:value-type="float">
            <text:p>0,19</text:p>
          </table:table-cell>
          <table:table-cell table:formula="of:=SQRT([.D62]^2+[.C62]^2+[.B62]^2)" office:value-type="float" office:value="0.200249843945008" calcext:value-type="float">
            <text:p>0,200249843945008</text:p>
          </table:table-cell>
        </table:table-row>
        <table:table-row table:style-name="ro1">
          <table:table-cell office:value-type="float" office:value="5.493" calcext:value-type="float">
            <text:p>5,493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25" calcext:value-type="float">
            <text:p>0,25</text:p>
          </table:table-cell>
          <table:table-cell table:formula="of:=SQRT([.D63]^2+[.C63]^2+[.B63]^2)" office:value-type="float" office:value="0.251793566240283" calcext:value-type="float">
            <text:p>0,251793566240283</text:p>
          </table:table-cell>
        </table:table-row>
        <table:table-row table:style-name="ro1">
          <table:table-cell office:value-type="float" office:value="5.583" calcext:value-type="float">
            <text:p>5,583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formula="of:=SQRT([.D64]^2+[.C64]^2+[.B64]^2)" office:value-type="float" office:value="0.0969535971483266" calcext:value-type="float">
            <text:p>0,096953597148327</text:p>
          </table:table-cell>
        </table:table-row>
        <table:table-row table:style-name="ro1">
          <table:table-cell office:value-type="float" office:value="5.674" calcext:value-type="float">
            <text:p>5,674</text:p>
          </table:table-cell>
          <table:table-cell office:value-type="float" office:value="0.03" calcext:value-type="float">
            <text:p>0,03</text:p>
          </table:table-cell>
          <table:table-cell office:value-type="float" office:value="-0.05" calcext:value-type="float">
            <text:p>-0,05</text:p>
          </table:table-cell>
          <table:table-cell office:value-type="float" office:value="-0.1" calcext:value-type="float">
            <text:p>-0,1</text:p>
          </table:table-cell>
          <table:table-cell table:formula="of:=SQRT([.D65]^2+[.C65]^2+[.B65]^2)" office:value-type="float" office:value="0.115758369027902" calcext:value-type="float">
            <text:p>0,115758369027902</text:p>
          </table:table-cell>
        </table:table-row>
        <table:table-row table:style-name="ro1">
          <table:table-cell office:value-type="float" office:value="5.764" calcext:value-type="float">
            <text:p>5,764</text:p>
          </table:table-cell>
          <table:table-cell office:value-type="float" office:value="-0.04" calcext:value-type="float">
            <text:p>-0,04</text:p>
          </table:table-cell>
          <table:table-cell office:value-type="float" office:value="0.04" calcext:value-type="float">
            <text:p>0,04</text:p>
          </table:table-cell>
          <table:table-cell office:value-type="float" office:value="-0.21" calcext:value-type="float">
            <text:p>-0,21</text:p>
          </table:table-cell>
          <table:table-cell table:formula="of:=SQRT([.D66]^2+[.C66]^2+[.B66]^2)" office:value-type="float" office:value="0.217485631709315" calcext:value-type="float">
            <text:p>0,217485631709315</text:p>
          </table:table-cell>
        </table:table-row>
        <table:table-row table:style-name="ro1">
          <table:table-cell office:value-type="float" office:value="5.855" calcext:value-type="float">
            <text:p>5,855</text:p>
          </table:table-cell>
          <table:table-cell office:value-type="float" office:value="-0.08" calcext:value-type="float">
            <text:p>-0,08</text:p>
          </table:table-cell>
          <table:table-cell office:value-type="float" office:value="0.09" calcext:value-type="float">
            <text:p>0,09</text:p>
          </table:table-cell>
          <table:table-cell office:value-type="float" office:value="-0.03" calcext:value-type="float">
            <text:p>-0,03</text:p>
          </table:table-cell>
          <table:table-cell table:formula="of:=SQRT([.D67]^2+[.C67]^2+[.B67]^2)" office:value-type="float" office:value="0.124096736459909" calcext:value-type="float">
            <text:p>0,124096736459909</text:p>
          </table:table-cell>
        </table:table-row>
        <table:table-row table:style-name="ro1">
          <table:table-cell office:value-type="float" office:value="5.945" calcext:value-type="float">
            <text:p>5,94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table:formula="of:=SQRT([.D68]^2+[.C68]^2+[.B68]^2)" office:value-type="float" office:value="0.161245154965971" calcext:value-type="float">
            <text:p>0,161245154965971</text:p>
          </table:table-cell>
        </table:table-row>
        <table:table-row table:style-name="ro1">
          <table:table-cell office:value-type="float" office:value="6.036" calcext:value-type="float">
            <text:p>6,036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.19" calcext:value-type="float">
            <text:p>0,19</text:p>
          </table:table-cell>
          <table:table-cell table:formula="of:=SQRT([.D69]^2+[.C69]^2+[.B69]^2)" office:value-type="float" office:value="0.191049731745428" calcext:value-type="float">
            <text:p>0,191049731745428</text:p>
          </table:table-cell>
        </table:table-row>
        <table:table-row table:style-name="ro1">
          <table:table-cell office:value-type="float" office:value="6.132" calcext:value-type="float">
            <text:p>6,132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4" calcext:value-type="float">
            <text:p>-0,04</text:p>
          </table:table-cell>
          <table:table-cell office:value-type="float" office:value="0.06" calcext:value-type="float">
            <text:p>0,06</text:p>
          </table:table-cell>
          <table:table-cell table:formula="of:=SQRT([.D70]^2+[.C70]^2+[.B70]^2)" office:value-type="float" office:value="0.0748331477354788" calcext:value-type="float">
            <text:p>0,074833147735479</text:p>
          </table:table-cell>
        </table:table-row>
        <table:table-row table:style-name="ro1">
          <table:table-cell office:value-type="float" office:value="6.231" calcext:value-type="float">
            <text:p>6,231</text:p>
          </table:table-cell>
          <table:table-cell office:value-type="float" office:value="0.02" calcext:value-type="float">
            <text:p>0,02</text:p>
          </table:table-cell>
          <table:table-cell office:value-type="float" office:value="-0.11" calcext:value-type="float">
            <text:p>-0,11</text:p>
          </table:table-cell>
          <table:table-cell office:value-type="float" office:value="-0.08" calcext:value-type="float">
            <text:p>-0,08</text:p>
          </table:table-cell>
          <table:table-cell table:formula="of:=SQRT([.D71]^2+[.C71]^2+[.B71]^2)" office:value-type="float" office:value="0.137477270848675" calcext:value-type="float">
            <text:p>0,137477270848675</text:p>
          </table:table-cell>
        </table:table-row>
        <table:table-row table:style-name="ro1">
          <table:table-cell office:value-type="float" office:value="6.331" calcext:value-type="float">
            <text:p>6,33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-0.2" calcext:value-type="float">
            <text:p>-0,2</text:p>
          </table:table-cell>
          <table:table-cell table:formula="of:=SQRT([.D72]^2+[.C72]^2+[.B72]^2)" office:value-type="float" office:value="0.223830292855994" calcext:value-type="float">
            <text:p>0,223830292855994</text:p>
          </table:table-cell>
        </table:table-row>
        <table:table-row table:style-name="ro1">
          <table:table-cell office:value-type="float" office:value="6.398" calcext:value-type="float">
            <text:p>6,398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-0.09" calcext:value-type="float">
            <text:p>-0,09</text:p>
          </table:table-cell>
          <table:table-cell table:formula="of:=SQRT([.D73]^2+[.C73]^2+[.B73]^2)" office:value-type="float" office:value="0.103440804327886" calcext:value-type="float">
            <text:p>0,103440804327886</text:p>
          </table:table-cell>
        </table:table-row>
        <table:table-row table:style-name="ro1">
          <table:table-cell office:value-type="float" office:value="6.489" calcext:value-type="float">
            <text:p>6,489</text:p>
          </table:table-cell>
          <table:table-cell office:value-type="float" office:value="-0.01" calcext:value-type="float">
            <text:p>-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table:formula="of:=SQRT([.D74]^2+[.C74]^2+[.B74]^2)" office:value-type="float" office:value="0.0648074069840786" calcext:value-type="float">
            <text:p>0,064807406984079</text:p>
          </table:table-cell>
        </table:table-row>
        <table:table-row table:style-name="ro1">
          <table:table-cell office:value-type="float" office:value="6.579" calcext:value-type="float">
            <text:p>6,579</text:p>
          </table:table-cell>
          <table:table-cell office:value-type="float" office:value="-0.06" calcext:value-type="float">
            <text:p>-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28" calcext:value-type="float">
            <text:p>0,28</text:p>
          </table:table-cell>
          <table:table-cell table:formula="of:=SQRT([.D75]^2+[.C75]^2+[.B75]^2)" office:value-type="float" office:value="0.294788059459673" calcext:value-type="float">
            <text:p>0,294788059459673</text:p>
          </table:table-cell>
        </table:table-row>
        <table:table-row table:style-name="ro1">
          <table:table-cell office:value-type="float" office:value="6.67" calcext:value-type="float">
            <text:p>6,67</text:p>
          </table:table-cell>
          <table:table-cell office:value-type="float" office:value="0.06" calcext:value-type="float">
            <text:p>0,06</text:p>
          </table:table-cell>
          <table:table-cell office:value-type="float" office:value="-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formula="of:=SQRT([.D76]^2+[.C76]^2+[.B76]^2)" office:value-type="float" office:value="0.218403296678416" calcext:value-type="float">
            <text:p>0,218403296678416</text:p>
          </table:table-cell>
        </table:table-row>
        <table:table-row table:style-name="ro1">
          <table:table-cell office:value-type="float" office:value="6.76" calcext:value-type="float">
            <text:p>6,76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-0.04" calcext:value-type="float">
            <text:p>-0,04</text:p>
          </table:table-cell>
          <table:table-cell table:formula="of:=SQRT([.D77]^2+[.C77]^2+[.B77]^2)" office:value-type="float" office:value="0.0640312423743285" calcext:value-type="float">
            <text:p>0,064031242374329</text:p>
          </table:table-cell>
        </table:table-row>
        <table:table-row table:style-name="ro1">
          <table:table-cell office:value-type="float" office:value="6.851" calcext:value-type="float">
            <text:p>6,851</text:p>
          </table:table-cell>
          <table:table-cell office:value-type="float" office:value="0.05" calcext:value-type="float">
            <text:p>0,05</text:p>
          </table:table-cell>
          <table:table-cell office:value-type="float" office:value="-0.1" calcext:value-type="float">
            <text:p>-0,1</text:p>
          </table:table-cell>
          <table:table-cell office:value-type="float" office:value="-0.23" calcext:value-type="float">
            <text:p>-0,23</text:p>
          </table:table-cell>
          <table:table-cell table:formula="of:=SQRT([.D78]^2+[.C78]^2+[.B78]^2)" office:value-type="float" office:value="0.255734237050888" calcext:value-type="float">
            <text:p>0,255734237050888</text:p>
          </table:table-cell>
        </table:table-row>
        <table:table-row table:style-name="ro1">
          <table:table-cell office:value-type="float" office:value="6.941" calcext:value-type="float">
            <text:p>6,94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-0.41" calcext:value-type="float">
            <text:p>-0,41</text:p>
          </table:table-cell>
          <table:table-cell table:formula="of:=SQRT([.D79]^2+[.C79]^2+[.B79]^2)" office:value-type="float" office:value="0.424499705535822" calcext:value-type="float">
            <text:p>0,424499705535822</text:p>
          </table:table-cell>
        </table:table-row>
        <table:table-row table:style-name="ro1">
          <table:table-cell office:value-type="float" office:value="7.038" calcext:value-type="float">
            <text:p>7,038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formula="of:=SQRT([.D80]^2+[.C80]^2+[.B80]^2)" office:value-type="float" office:value="0.0761577310586391" calcext:value-type="float">
            <text:p>0,076157731058639</text:p>
          </table:table-cell>
        </table:table-row>
        <table:table-row table:style-name="ro1">
          <table:table-cell office:value-type="float" office:value="7.138" calcext:value-type="float">
            <text:p>7,138</text:p>
          </table:table-cell>
          <table:table-cell office:value-type="float" office:value="-0.07" calcext:value-type="float">
            <text:p>-0,07</text:p>
          </table:table-cell>
          <table:table-cell office:value-type="float" office:value="0.07" calcext:value-type="float">
            <text:p>0,07</text:p>
          </table:table-cell>
          <table:table-cell office:value-type="float" office:value="0.31" calcext:value-type="float">
            <text:p>0,31</text:p>
          </table:table-cell>
          <table:table-cell table:formula="of:=SQRT([.D81]^2+[.C81]^2+[.B81]^2)" office:value-type="float" office:value="0.32542280190546" calcext:value-type="float">
            <text:p>0,32542280190546</text:p>
          </table:table-cell>
        </table:table-row>
        <table:table-row table:style-name="ro1">
          <table:table-cell office:value-type="float" office:value="7.237" calcext:value-type="float">
            <text:p>7,237</text:p>
          </table:table-cell>
          <table:table-cell office:value-type="float" office:value="0.04" calcext:value-type="float">
            <text:p>0,04</text:p>
          </table:table-cell>
          <table:table-cell office:value-type="float" office:value="-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formula="of:=SQRT([.D82]^2+[.C82]^2+[.B82]^2)" office:value-type="float" office:value="0.233452350598575" calcext:value-type="float">
            <text:p>0,233452350598575</text:p>
          </table:table-cell>
        </table:table-row>
        <table:table-row table:style-name="ro1">
          <table:table-cell office:value-type="float" office:value="7.304" calcext:value-type="float">
            <text:p>7,304</text:p>
          </table:table-cell>
          <table:table-cell office:value-type="float" office:value="0.05" calcext:value-type="float">
            <text:p>0,05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6" calcext:value-type="float">
            <text:p>-0,06</text:p>
          </table:table-cell>
          <table:table-cell table:formula="of:=SQRT([.D83]^2+[.C83]^2+[.B83]^2)" office:value-type="float" office:value="0.111803398874989" calcext:value-type="float">
            <text:p>0,111803398874989</text:p>
          </table:table-cell>
        </table:table-row>
        <table:table-row table:style-name="ro1">
          <table:table-cell office:value-type="float" office:value="7.394" calcext:value-type="float">
            <text:p>7,394</text:p>
          </table:table-cell>
          <table:table-cell office:value-type="float" office:value="0.16" calcext:value-type="float">
            <text:p>0,16</text:p>
          </table:table-cell>
          <table:table-cell office:value-type="float" office:value="-0.2" calcext:value-type="float">
            <text:p>-0,2</text:p>
          </table:table-cell>
          <table:table-cell office:value-type="float" office:value="-0.26" calcext:value-type="float">
            <text:p>-0,26</text:p>
          </table:table-cell>
          <table:table-cell table:formula="of:=SQRT([.D84]^2+[.C84]^2+[.B84]^2)" office:value-type="float" office:value="0.364965751817893" calcext:value-type="float">
            <text:p>0,364965751817893</text:p>
          </table:table-cell>
        </table:table-row>
        <table:table-row table:style-name="ro1">
          <table:table-cell office:value-type="float" office:value="7.485" calcext:value-type="float">
            <text:p>7,485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-0.49" calcext:value-type="float">
            <text:p>-0,49</text:p>
          </table:table-cell>
          <table:table-cell table:formula="of:=SQRT([.D85]^2+[.C85]^2+[.B85]^2)" office:value-type="float" office:value="0.495378643060033" calcext:value-type="float">
            <text:p>0,495378643060033</text:p>
          </table:table-cell>
        </table:table-row>
        <table:table-row table:style-name="ro1">
          <table:table-cell office:value-type="float" office:value="7.575" calcext:value-type="float">
            <text:p>7,575</text:p>
          </table:table-cell>
          <table:table-cell office:value-type="float" office:value="-0.06" calcext:value-type="float">
            <text:p>-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formula="of:=SQRT([.D86]^2+[.C86]^2+[.B86]^2)" office:value-type="float" office:value="0.0781024967590665" calcext:value-type="float">
            <text:p>0,078102496759067</text:p>
          </table:table-cell>
        </table:table-row>
        <table:table-row table:style-name="ro1">
          <table:table-cell office:value-type="float" office:value="7.666" calcext:value-type="float">
            <text:p>7,666</text:p>
          </table:table-cell>
          <table:table-cell office:value-type="float" office:value="-0.04" calcext:value-type="float">
            <text:p>-0,04</text:p>
          </table:table-cell>
          <table:table-cell office:value-type="float" office:value="0.1" calcext:value-type="float">
            <text:p>0,1</text:p>
          </table:table-cell>
          <table:table-cell office:value-type="float" office:value="0.28" calcext:value-type="float">
            <text:p>0,28</text:p>
          </table:table-cell>
          <table:table-cell table:formula="of:=SQRT([.D87]^2+[.C87]^2+[.B87]^2)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7.756" calcext:value-type="float">
            <text:p>7,756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24" calcext:value-type="float">
            <text:p>0,24</text:p>
          </table:table-cell>
          <table:table-cell table:formula="of:=SQRT([.D88]^2+[.C88]^2+[.B88]^2)" office:value-type="float" office:value="0.242693221990232" calcext:value-type="float">
            <text:p>0,242693221990232</text:p>
          </table:table-cell>
        </table:table-row>
        <table:table-row table:style-name="ro1">
          <table:table-cell office:value-type="float" office:value="7.847" calcext:value-type="float">
            <text:p>7,847</text:p>
          </table:table-cell>
          <table:table-cell office:value-type="float" office:value="0.04" calcext:value-type="float">
            <text:p>0,04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1" calcext:value-type="float">
            <text:p>-0,01</text:p>
          </table:table-cell>
          <table:table-cell table:formula="of:=SQRT([.D89]^2+[.C89]^2+[.B89]^2)" office:value-type="float" office:value="0.0728010988928052" calcext:value-type="float">
            <text:p>0,072801098892805</text:p>
          </table:table-cell>
        </table:table-row>
        <table:table-row table:style-name="ro1">
          <table:table-cell office:value-type="float" office:value="7.943" calcext:value-type="float">
            <text:p>7,943</text:p>
          </table:table-cell>
          <table:table-cell office:value-type="float" office:value="0.1" calcext:value-type="float">
            <text:p>0,1</text:p>
          </table:table-cell>
          <table:table-cell office:value-type="float" office:value="-0.07" calcext:value-type="float">
            <text:p>-0,07</text:p>
          </table:table-cell>
          <table:table-cell office:value-type="float" office:value="-0.22" calcext:value-type="float">
            <text:p>-0,22</text:p>
          </table:table-cell>
          <table:table-cell table:formula="of:=SQRT([.D90]^2+[.C90]^2+[.B90]^2)" office:value-type="float" office:value="0.251594912508182" calcext:value-type="float">
            <text:p>0,251594912508182</text:p>
          </table:table-cell>
        </table:table-row>
        <table:table-row table:style-name="ro1">
          <table:table-cell office:value-type="float" office:value="8.044" calcext:value-type="float">
            <text:p>8,044</text:p>
          </table:table-cell>
          <table:table-cell office:value-type="float" office:value="-0.02" calcext:value-type="float">
            <text:p>-0,02</text:p>
          </table:table-cell>
          <table:table-cell office:value-type="float" office:value="0.2" calcext:value-type="float">
            <text:p>0,2</text:p>
          </table:table-cell>
          <table:table-cell office:value-type="float" office:value="-0.44" calcext:value-type="float">
            <text:p>-0,44</text:p>
          </table:table-cell>
          <table:table-cell table:formula="of:=SQRT([.D91]^2+[.C91]^2+[.B91]^2)" office:value-type="float" office:value="0.483735464897913" calcext:value-type="float">
            <text:p>0,483735464897913</text:p>
          </table:table-cell>
        </table:table-row>
        <table:table-row table:style-name="ro1">
          <table:table-cell office:value-type="float" office:value="8.139" calcext:value-type="float">
            <text:p>8,139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table:formula="of:=SQRT([.D92]^2+[.C92]^2+[.B92]^2)" office:value-type="float" office:value="0.098488578017961" calcext:value-type="float">
            <text:p>0,098488578017961</text:p>
          </table:table-cell>
        </table:table-row>
        <table:table-row table:style-name="ro1">
          <table:table-cell office:value-type="float" office:value="8.209" calcext:value-type="float">
            <text:p>8,209</text:p>
          </table:table-cell>
          <table:table-cell office:value-type="float" office:value="-0.11" calcext:value-type="float">
            <text:p>-0,11</text:p>
          </table:table-cell>
          <table:table-cell office:value-type="float" office:value="0.12" calcext:value-type="float">
            <text:p>0,12</text:p>
          </table:table-cell>
          <table:table-cell office:value-type="float" office:value="0.38" calcext:value-type="float">
            <text:p>0,38</text:p>
          </table:table-cell>
          <table:table-cell table:formula="of:=SQRT([.D93]^2+[.C93]^2+[.B93]^2)" office:value-type="float" office:value="0.413400532171888" calcext:value-type="float">
            <text:p>0,413400532171888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-0.01" calcext:value-type="float">
            <text:p>-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34" calcext:value-type="float">
            <text:p>0,34</text:p>
          </table:table-cell>
          <table:table-cell table:formula="of:=SQRT([.D94]^2+[.C94]^2+[.B94]^2)" office:value-type="float" office:value="0.342490875790874" calcext:value-type="float">
            <text:p>0,342490875790874</text:p>
          </table:table-cell>
        </table:table-row>
        <table:table-row table:style-name="ro1">
          <table:table-cell office:value-type="float" office:value="8.39" calcext:value-type="float">
            <text:p>8,39</text:p>
          </table:table-cell>
          <table:table-cell office:value-type="float" office:value="0.02" calcext:value-type="float">
            <text:p>0,02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8" calcext:value-type="float">
            <text:p>-0,08</text:p>
          </table:table-cell>
          <table:table-cell table:formula="of:=SQRT([.D95]^2+[.C95]^2+[.B95]^2)" office:value-type="float" office:value="0.122065556157337" calcext:value-type="float">
            <text:p>0,122065556157337</text:p>
          </table:table-cell>
        </table:table-row>
        <table:table-row table:style-name="ro1">
          <table:table-cell office:value-type="float" office:value="8.481" calcext:value-type="float">
            <text:p>8,481</text:p>
          </table:table-cell>
          <table:table-cell office:value-type="float" office:value="0.02" calcext:value-type="float">
            <text:p>0,02</text:p>
          </table:table-cell>
          <table:table-cell office:value-type="float" office:value="-0.13" calcext:value-type="float">
            <text:p>-0,13</text:p>
          </table:table-cell>
          <table:table-cell office:value-type="float" office:value="-0.23" calcext:value-type="float">
            <text:p>-0,23</text:p>
          </table:table-cell>
          <table:table-cell table:formula="of:=SQRT([.D96]^2+[.C96]^2+[.B96]^2)" office:value-type="float" office:value="0.264952825989835" calcext:value-type="float">
            <text:p>0,264952825989835</text:p>
          </table:table-cell>
        </table:table-row>
        <table:table-row table:style-name="ro1">
          <table:table-cell office:value-type="float" office:value="8.571" calcext:value-type="float">
            <text:p>8,571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-0.27" calcext:value-type="float">
            <text:p>-0,27</text:p>
          </table:table-cell>
          <table:table-cell table:formula="of:=SQRT([.D97]^2+[.C97]^2+[.B97]^2)" office:value-type="float" office:value="0.339705755029261" calcext:value-type="float">
            <text:p>0,339705755029261</text:p>
          </table:table-cell>
        </table:table-row>
        <table:table-row table:style-name="ro1">
          <table:table-cell office:value-type="float" office:value="8.662" calcext:value-type="float">
            <text:p>8,662</text:p>
          </table:table-cell>
          <table:table-cell table:number-columns-repeated="2" office:value-type="float" office:value="-0.09" calcext:value-type="float">
            <text:p>-0,09</text:p>
          </table:table-cell>
          <table:table-cell office:value-type="float" office:value="-0.01" calcext:value-type="float">
            <text:p>-0,01</text:p>
          </table:table-cell>
          <table:table-cell table:formula="of:=SQRT([.D98]^2+[.C98]^2+[.B98]^2)" office:value-type="float" office:value="0.127671453348037" calcext:value-type="float">
            <text:p>0,127671453348037</text:p>
          </table:table-cell>
        </table:table-row>
        <table:table-row table:style-name="ro1">
          <table:table-cell office:value-type="float" office:value="8.752" calcext:value-type="float">
            <text:p>8,752</text:p>
          </table:table-cell>
          <table:table-cell office:value-type="float" office:value="-0.08" calcext:value-type="float">
            <text:p>-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23" calcext:value-type="float">
            <text:p>0,23</text:p>
          </table:table-cell>
          <table:table-cell table:formula="of:=SQRT([.D99]^2+[.C99]^2+[.B99]^2)" office:value-type="float" office:value="0.250798724079689" calcext:value-type="float">
            <text:p>0,250798724079689</text:p>
          </table:table-cell>
        </table:table-row>
        <table:table-row table:style-name="ro1">
          <table:table-cell office:value-type="float" office:value="8.849" calcext:value-type="float">
            <text:p>8,849</text:p>
          </table:table-cell>
          <table:table-cell office:value-type="float" office:value="-0.01" calcext:value-type="float">
            <text:p>-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25" calcext:value-type="float">
            <text:p>0,25</text:p>
          </table:table-cell>
          <table:table-cell table:formula="of:=SQRT([.D100]^2+[.C100]^2+[.B100]^2)" office:value-type="float" office:value="0.253377189186399" calcext:value-type="float">
            <text:p>0,253377189186399</text:p>
          </table:table-cell>
        </table:table-row>
        <table:table-row table:style-name="ro1">
          <table:table-cell office:value-type="float" office:value="8.947" calcext:value-type="float">
            <text:p>8,947</text:p>
          </table:table-cell>
          <table:table-cell office:value-type="float" office:value="0.08" calcext:value-type="float">
            <text:p>0,08</text:p>
          </table:table-cell>
          <table:table-cell office:value-type="float" office:value="-0.01" calcext:value-type="float">
            <text:p>-0,01</text:p>
          </table:table-cell>
          <table:table-cell office:value-type="float" office:value="0.14" calcext:value-type="float">
            <text:p>0,14</text:p>
          </table:table-cell>
          <table:table-cell table:formula="of:=SQRT([.D101]^2+[.C101]^2+[.B101]^2)" office:value-type="float" office:value="0.161554944214035" calcext:value-type="float">
            <text:p>0,161554944214035</text:p>
          </table:table-cell>
        </table:table-row>
        <table:table-row table:style-name="ro1">
          <table:table-cell office:value-type="float" office:value="9.048" calcext:value-type="float">
            <text:p>9,048</text:p>
          </table:table-cell>
          <table:table-cell office:value-type="float" office:value="0.01" calcext:value-type="float">
            <text:p>0,01</text:p>
          </table:table-cell>
          <table:table-cell office:value-type="float" office:value="-0.03" calcext:value-type="float">
            <text:p>-0,03</text:p>
          </table:table-cell>
          <table:table-cell office:value-type="float" office:value="-0.1" calcext:value-type="float">
            <text:p>-0,1</text:p>
          </table:table-cell>
          <table:table-cell table:formula="of:=SQRT([.D102]^2+[.C102]^2+[.B102]^2)" office:value-type="float" office:value="0.104880884817015" calcext:value-type="float">
            <text:p>0,104880884817015</text:p>
          </table:table-cell>
        </table:table-row>
        <table:table-row table:style-name="ro1">
          <table:table-cell office:value-type="float" office:value="9.115" calcext:value-type="float">
            <text:p>9,1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26" calcext:value-type="float">
            <text:p>-0,26</text:p>
          </table:table-cell>
          <table:table-cell table:formula="of:=SQRT([.D103]^2+[.C103]^2+[.B103]^2)"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9.205" calcext:value-type="float">
            <text:p>9,205</text:p>
          </table:table-cell>
          <table:table-cell office:value-type="float" office:value="-0.07" calcext:value-type="float">
            <text:p>-0,07</text:p>
          </table:table-cell>
          <table:table-cell office:value-type="float" office:value="0.1" calcext:value-type="float">
            <text:p>0,1</text:p>
          </table:table-cell>
          <table:table-cell office:value-type="float" office:value="-0.09" calcext:value-type="float">
            <text:p>-0,09</text:p>
          </table:table-cell>
          <table:table-cell table:formula="of:=SQRT([.D104]^2+[.C104]^2+[.B104]^2)" office:value-type="float" office:value="0.151657508881031" calcext:value-type="float">
            <text:p>0,151657508881031</text:p>
          </table:table-cell>
        </table:table-row>
        <table:table-row table:style-name="ro1">
          <table:table-cell office:value-type="float" office:value="9.296" calcext:value-type="float">
            <text:p>9,296</text:p>
          </table:table-cell>
          <table:table-cell office:value-type="float" office:value="-0.11" calcext:value-type="float">
            <text:p>-0,11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table:formula="of:=SQRT([.D105]^2+[.C105]^2+[.B105]^2)" office:value-type="float" office:value="0.204205778566621" calcext:value-type="float">
            <text:p>0,204205778566621</text:p>
          </table:table-cell>
        </table:table-row>
        <table:table-row table:style-name="ro1">
          <table:table-cell office:value-type="float" office:value="9.387" calcext:value-type="float">
            <text:p>9,387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42" calcext:value-type="float">
            <text:p>0,42</text:p>
          </table:table-cell>
          <table:table-cell table:formula="of:=SQRT([.D106]^2+[.C106]^2+[.B106]^2)" office:value-type="float" office:value="0.420594816896262" calcext:value-type="float">
            <text:p>0,420594816896262</text:p>
          </table:table-cell>
        </table:table-row>
        <table:table-row table:style-name="ro1">
          <table:table-cell office:value-type="float" office:value="9.477" calcext:value-type="float">
            <text:p>9,477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9" calcext:value-type="float">
            <text:p>-0,09</text:p>
          </table:table-cell>
          <table:table-cell office:value-type="float" office:value="0.07" calcext:value-type="float">
            <text:p>0,07</text:p>
          </table:table-cell>
          <table:table-cell table:formula="of:=SQRT([.D107]^2+[.C107]^2+[.B107]^2)" office:value-type="float" office:value="0.115758369027902" calcext:value-type="float">
            <text:p>0,115758369027902</text:p>
          </table:table-cell>
        </table:table-row>
        <table:table-row table:style-name="ro1">
          <table:table-cell office:value-type="float" office:value="9.567" calcext:value-type="float">
            <text:p>9,567</text:p>
          </table:table-cell>
          <table:table-cell office:value-type="float" office:value="-0.03" calcext:value-type="float">
            <text:p>-0,03</text:p>
          </table:table-cell>
          <table:table-cell office:value-type="float" office:value="-0.2" calcext:value-type="float">
            <text:p>-0,2</text:p>
          </table:table-cell>
          <table:table-cell office:value-type="float" office:value="-0.17" calcext:value-type="float">
            <text:p>-0,17</text:p>
          </table:table-cell>
          <table:table-cell table:formula="of:=SQRT([.D108]^2+[.C108]^2+[.B108]^2)" office:value-type="float" office:value="0.264196896272458" calcext:value-type="float">
            <text:p>0,264196896272458</text:p>
          </table:table-cell>
        </table:table-row>
        <table:table-row table:style-name="ro1">
          <table:table-cell office:value-type="float" office:value="9.658" calcext:value-type="float">
            <text:p>9,65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4" calcext:value-type="float">
            <text:p>-0,04</text:p>
          </table:table-cell>
          <table:table-cell office:value-type="float" office:value="-0.27" calcext:value-type="float">
            <text:p>-0,27</text:p>
          </table:table-cell>
          <table:table-cell table:formula="of:=SQRT([.D109]^2+[.C109]^2+[.B109]^2)" office:value-type="float" office:value="0.273130005674953" calcext:value-type="float">
            <text:p>0,273130005674953</text:p>
          </table:table-cell>
        </table:table-row>
        <table:table-row table:style-name="ro1">
          <table:table-cell office:value-type="float" office:value="9.755" calcext:value-type="float">
            <text:p>9,755</text:p>
          </table:table-cell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table:formula="of:=SQRT([.D110]^2+[.C110]^2+[.B110]^2)" office:value-type="float" office:value="0.110905365064094" calcext:value-type="float">
            <text:p>0,110905365064094</text:p>
          </table:table-cell>
        </table:table-row>
        <table:table-row table:style-name="ro1">
          <table:table-cell office:value-type="float" office:value="9.856" calcext:value-type="float">
            <text:p>9,856</text:p>
          </table:table-cell>
          <table:table-cell office:value-type="float" office:value="-0.05" calcext:value-type="float">
            <text:p>-0,05</text:p>
          </table:table-cell>
          <table:table-cell office:value-type="float" office:value="0.13" calcext:value-type="float">
            <text:p>0,13</text:p>
          </table:table-cell>
          <table:table-cell office:value-type="float" office:value="-0" calcext:value-type="float">
            <text:p>0</text:p>
          </table:table-cell>
          <table:table-cell table:formula="of:=SQRT([.D111]^2+[.C111]^2+[.B111]^2)" office:value-type="float" office:value="0.139283882771841" calcext:value-type="float">
            <text:p>0,139283882771841</text:p>
          </table:table-cell>
        </table:table-row>
        <table:table-row table:style-name="ro1">
          <table:table-cell office:value-type="float" office:value="9.953" calcext:value-type="float">
            <text:p>9,953</text:p>
          </table:table-cell>
          <table:table-cell office:value-type="float" office:value="-0.14" calcext:value-type="float">
            <text:p>-0,14</text:p>
          </table:table-cell>
          <table:table-cell office:value-type="float" office:value="0.13" calcext:value-type="float">
            <text:p>0,13</text:p>
          </table:table-cell>
          <table:table-cell office:value-type="float" office:value="0.43" calcext:value-type="float">
            <text:p>0,43</text:p>
          </table:table-cell>
          <table:table-cell table:formula="of:=SQRT([.D112]^2+[.C112]^2+[.B112]^2)" office:value-type="float" office:value="0.470531614240744" calcext:value-type="float">
            <text:p>0,470531614240744</text:p>
          </table:table-cell>
        </table:table-row>
        <table:table-row table:style-name="ro1">
          <table:table-cell office:value-type="float" office:value="10.021" calcext:value-type="float">
            <text:p>10,021</text:p>
          </table:table-cell>
          <table:table-cell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office:value-type="float" office:value="0.25" calcext:value-type="float">
            <text:p>0,25</text:p>
          </table:table-cell>
          <table:table-cell table:formula="of:=SQRT([.D113]^2+[.C113]^2+[.B113]^2)" office:value-type="float" office:value="0.282488937836511" calcext:value-type="float">
            <text:p>0,282488937836511</text:p>
          </table:table-cell>
        </table:table-row>
        <table:table-row table:style-name="ro1">
          <table:table-cell office:value-type="float" office:value="10.111" calcext:value-type="float">
            <text:p>10,111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9" calcext:value-type="float">
            <text:p>-0,09</text:p>
          </table:table-cell>
          <table:table-cell office:value-type="float" office:value="-0.21" calcext:value-type="float">
            <text:p>-0,21</text:p>
          </table:table-cell>
          <table:table-cell table:formula="of:=SQRT([.D114]^2+[.C114]^2+[.B114]^2)" office:value-type="float" office:value="0.23388031127053" calcext:value-type="float">
            <text:p>0,23388031127053</text:p>
          </table:table-cell>
        </table:table-row>
        <table:table-row table:style-name="ro1">
          <table:table-cell office:value-type="float" office:value="10.202" calcext:value-type="float">
            <text:p>10,202</text:p>
          </table:table-cell>
          <table:table-cell office:value-type="float" office:value="-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-0.07" calcext:value-type="float">
            <text:p>-0,07</text:p>
          </table:table-cell>
          <table:table-cell table:formula="of:=SQRT([.D115]^2+[.C115]^2+[.B115]^2)" office:value-type="float" office:value="0.114017542509914" calcext:value-type="float">
            <text:p>0,114017542509914</text:p>
          </table:table-cell>
        </table:table-row>
        <table:table-row table:style-name="ro1">
          <table:table-cell office:value-type="float" office:value="10.292" calcext:value-type="float">
            <text:p>10,292</text:p>
          </table:table-cell>
          <table:table-cell office:value-type="float" office:value="-0.07" calcext:value-type="float">
            <text:p>-0,07</text:p>
          </table:table-cell>
          <table:table-cell office:value-type="float" office:value="0.05" calcext:value-type="float">
            <text:p>0,05</text:p>
          </table:table-cell>
          <table:table-cell office:value-type="float" office:value="-0.39" calcext:value-type="float">
            <text:p>-0,39</text:p>
          </table:table-cell>
          <table:table-cell table:formula="of:=SQRT([.D116]^2+[.C116]^2+[.B116]^2)" office:value-type="float" office:value="0.399374510954317" calcext:value-type="float">
            <text:p>0,399374510954317</text:p>
          </table:table-cell>
        </table:table-row>
        <table:table-row table:style-name="ro1">
          <table:table-cell office:value-type="float" office:value="10.383" calcext:value-type="float">
            <text:p>10,383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table:formula="of:=SQRT([.D117]^2+[.C117]^2+[.B117]^2)" office:value-type="float" office:value="0.133790881602597" calcext:value-type="float">
            <text:p>0,133790881602597</text:p>
          </table:table-cell>
        </table:table-row>
        <table:table-row table:style-name="ro1">
          <table:table-cell office:value-type="float" office:value="10.473" calcext:value-type="float">
            <text:p>10,47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32" calcext:value-type="float">
            <text:p>0,32</text:p>
          </table:table-cell>
          <table:table-cell table:formula="of:=SQRT([.D118]^2+[.C118]^2+[.B118]^2)" office:value-type="float" office:value="0.321403173599764" calcext:value-type="float">
            <text:p>0,321403173599764</text:p>
          </table:table-cell>
        </table:table-row>
        <table:table-row table:style-name="ro1">
          <table:table-cell office:value-type="float" office:value="10.564" calcext:value-type="float">
            <text:p>10,564</text:p>
          </table:table-cell>
          <table:table-cell office:value-type="float" office:value="-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.15" calcext:value-type="float">
            <text:p>0,15</text:p>
          </table:table-cell>
          <table:table-cell table:formula="of:=SQRT([.D119]^2+[.C119]^2+[.B119]^2)" office:value-type="float" office:value="0.165529453572468" calcext:value-type="float">
            <text:p>0,165529453572468</text:p>
          </table:table-cell>
        </table:table-row>
        <table:table-row table:style-name="ro1">
          <table:table-cell office:value-type="float" office:value="10.661" calcext:value-type="float">
            <text:p>10,661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-0.19" calcext:value-type="float">
            <text:p>-0,19</text:p>
          </table:table-cell>
          <table:table-cell table:formula="of:=SQRT([.D120]^2+[.C120]^2+[.B120]^2)" office:value-type="float" office:value="0.210237960416286" calcext:value-type="float">
            <text:p>0,210237960416286</text:p>
          </table:table-cell>
        </table:table-row>
        <table:table-row table:style-name="ro1">
          <table:table-cell office:value-type="float" office:value="10.758" calcext:value-type="float">
            <text:p>10,758</text:p>
          </table:table-cell>
          <table:table-cell office:value-type="float" office:value="0.08" calcext:value-type="float">
            <text:p>0,08</text:p>
          </table:table-cell>
          <table:table-cell office:value-type="float" office:value="-0.04" calcext:value-type="float">
            <text:p>-0,04</text:p>
          </table:table-cell>
          <table:table-cell office:value-type="float" office:value="-0.31" calcext:value-type="float">
            <text:p>-0,31</text:p>
          </table:table-cell>
          <table:table-cell table:formula="of:=SQRT([.D121]^2+[.C121]^2+[.B121]^2)" office:value-type="float" office:value="0.322645316098034" calcext:value-type="float">
            <text:p>0,322645316098034</text:p>
          </table:table-cell>
        </table:table-row>
        <table:table-row table:style-name="ro1">
          <table:table-cell office:value-type="float" office:value="10.855" calcext:value-type="float">
            <text:p>10,85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-0.21" calcext:value-type="float">
            <text:p>-0,21</text:p>
          </table:table-cell>
          <table:table-cell table:formula="of:=SQRT([.D122]^2+[.C122]^2+[.B122]^2)" office:value-type="float" office:value="0.226495033058122" calcext:value-type="float">
            <text:p>0,226495033058122</text:p>
          </table:table-cell>
        </table:table-row>
        <table:table-row table:style-name="ro1">
          <table:table-cell office:value-type="float" office:value="10.926" calcext:value-type="float">
            <text:p>10,926</text:p>
          </table:table-cell>
          <table:table-cell office:value-type="float" office:value="-0.05" calcext:value-type="float">
            <text:p>-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table:formula="of:=SQRT([.D123]^2+[.C123]^2+[.B123]^2)" office:value-type="float" office:value="0.143178210632764" calcext:value-type="float">
            <text:p>0,143178210632764</text:p>
          </table:table-cell>
        </table:table-row>
        <table:table-row table:style-name="ro1">
          <table:table-cell office:value-type="float" office:value="11.017" calcext:value-type="float">
            <text:p>11,017</text:p>
          </table:table-cell>
          <table:table-cell office:value-type="float" office:value="-0.07" calcext:value-type="float">
            <text:p>-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34" calcext:value-type="float">
            <text:p>0,34</text:p>
          </table:table-cell>
          <table:table-cell table:formula="of:=SQRT([.D124]^2+[.C124]^2+[.B124]^2)" office:value-type="float" office:value="0.356230262611138" calcext:value-type="float">
            <text:p>0,356230262611138</text:p>
          </table:table-cell>
        </table:table-row>
        <table:table-row table:style-name="ro1">
          <table:table-cell office:value-type="float" office:value="11.107" calcext:value-type="float">
            <text:p>11,107</text:p>
          </table:table-cell>
          <table:table-cell office:value-type="float" office:value="0.07" calcext:value-type="float">
            <text:p>0,07</text:p>
          </table:table-cell>
          <table:table-cell office:value-type="float" office:value="-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formula="of:=SQRT([.D125]^2+[.C125]^2+[.B125]^2)" office:value-type="float" office:value="0.211896201004171" calcext:value-type="float">
            <text:p>0,211896201004171</text:p>
          </table:table-cell>
        </table:table-row>
        <table:table-row table:style-name="ro1">
          <table:table-cell office:value-type="float" office:value="11.198" calcext:value-type="float">
            <text:p>11,19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8" calcext:value-type="float">
            <text:p>-0,08</text:p>
          </table:table-cell>
          <table:table-cell table:formula="of:=SQRT([.D126]^2+[.C126]^2+[.B126]^2)"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11.288" calcext:value-type="float">
            <text:p>11,288</text:p>
          </table:table-cell>
          <table:table-cell office:value-type="float" office:value="0.08" calcext:value-type="float">
            <text:p>0,08</text:p>
          </table:table-cell>
          <table:table-cell office:value-type="float" office:value="-0.09" calcext:value-type="float">
            <text:p>-0,09</text:p>
          </table:table-cell>
          <table:table-cell office:value-type="float" office:value="-0.2" calcext:value-type="float">
            <text:p>-0,2</text:p>
          </table:table-cell>
          <table:table-cell table:formula="of:=SQRT([.D127]^2+[.C127]^2+[.B127]^2)" office:value-type="float" office:value="0.233452350598575" calcext:value-type="float">
            <text:p>0,233452350598575</text:p>
          </table:table-cell>
        </table:table-row>
        <table:table-row table:style-name="ro1">
          <table:table-cell office:value-type="float" office:value="11.379" calcext:value-type="float">
            <text:p>11,379</text:p>
          </table:table-cell>
          <table:table-cell office:value-type="float" office:value="0.02" calcext:value-type="float">
            <text:p>0,02</text:p>
          </table:table-cell>
          <table:table-cell office:value-type="float" office:value="0.14" calcext:value-type="float">
            <text:p>0,14</text:p>
          </table:table-cell>
          <table:table-cell office:value-type="float" office:value="-0.42" calcext:value-type="float">
            <text:p>-0,42</text:p>
          </table:table-cell>
          <table:table-cell table:formula="of:=SQRT([.D128]^2+[.C128]^2+[.B128]^2)" office:value-type="float" office:value="0.443170396123207" calcext:value-type="float">
            <text:p>0,443170396123207</text:p>
          </table:table-cell>
        </table:table-row>
        <table:table-row table:style-name="ro1">
          <table:table-cell office:value-type="float" office:value="11.469" calcext:value-type="float">
            <text:p>11,469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3" calcext:value-type="float">
            <text:p>-0,03</text:p>
          </table:table-cell>
          <table:table-cell office:value-type="float" office:value="0.08" calcext:value-type="float">
            <text:p>0,08</text:p>
          </table:table-cell>
          <table:table-cell table:formula="of:=SQRT([.D129]^2+[.C129]^2+[.B129]^2)" office:value-type="float" office:value="0.0989949493661167" calcext:value-type="float">
            <text:p>0,098994949366117</text:p>
          </table:table-cell>
        </table:table-row>
        <table:table-row table:style-name="ro1">
          <table:table-cell office:value-type="float" office:value="11.565" calcext:value-type="float">
            <text:p>11,565</text:p>
          </table:table-cell>
          <table:table-cell office:value-type="float" office:value="-0.1" calcext:value-type="float">
            <text:p>-0,1</text:p>
          </table:table-cell>
          <table:table-cell office:value-type="float" office:value="0.06" calcext:value-type="float">
            <text:p>0,06</text:p>
          </table:table-cell>
          <table:table-cell office:value-type="float" office:value="0.33" calcext:value-type="float">
            <text:p>0,33</text:p>
          </table:table-cell>
          <table:table-cell table:formula="of:=SQRT([.D130]^2+[.C130]^2+[.B130]^2)"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11.666" calcext:value-type="float">
            <text:p>11,666</text:p>
          </table:table-cell>
          <table:table-cell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.28" calcext:value-type="float">
            <text:p>0,28</text:p>
          </table:table-cell>
          <table:table-cell table:formula="of:=SQRT([.D131]^2+[.C131]^2+[.B131]^2)" office:value-type="float" office:value="0.294788059459673" calcext:value-type="float">
            <text:p>0,294788059459673</text:p>
          </table:table-cell>
        </table:table-row>
        <table:table-row table:style-name="ro1">
          <table:table-cell office:value-type="float" office:value="11.761" calcext:value-type="float">
            <text:p>11,761</text:p>
          </table:table-cell>
          <table:table-cell office:value-type="float" office:value="-0.05" calcext:value-type="float">
            <text:p>-0,05</text:p>
          </table:table-cell>
          <table:table-cell office:value-type="float" office:value="-0.12" calcext:value-type="float">
            <text:p>-0,12</text:p>
          </table:table-cell>
          <table:table-cell office:value-type="float" office:value="-0.1" calcext:value-type="float">
            <text:p>-0,1</text:p>
          </table:table-cell>
          <table:table-cell table:formula="of:=SQRT([.D132]^2+[.C132]^2+[.B132]^2)" office:value-type="float" office:value="0.164012194668567" calcext:value-type="float">
            <text:p>0,164012194668567</text:p>
          </table:table-cell>
        </table:table-row>
        <table:table-row table:style-name="ro1">
          <table:table-cell office:value-type="float" office:value="11.832" calcext:value-type="float">
            <text:p>11,832</text:p>
          </table:table-cell>
          <table:table-cell office:value-type="float" office:value="0.11" calcext:value-type="float">
            <text:p>0,11</text:p>
          </table:table-cell>
          <table:table-cell office:value-type="float" office:value="-0.1" calcext:value-type="float">
            <text:p>-0,1</text:p>
          </table:table-cell>
          <table:table-cell office:value-type="float" office:value="-0.28" calcext:value-type="float">
            <text:p>-0,28</text:p>
          </table:table-cell>
          <table:table-cell table:formula="of:=SQRT([.D133]^2+[.C133]^2+[.B133]^2)" office:value-type="float" office:value="0.317017349682947" calcext:value-type="float">
            <text:p>0,317017349682947</text:p>
          </table:table-cell>
        </table:table-row>
        <table:table-row table:style-name="ro1">
          <table:table-cell office:value-type="float" office:value="11.922" calcext:value-type="float">
            <text:p>11,922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-0.25" calcext:value-type="float">
            <text:p>-0,25</text:p>
          </table:table-cell>
          <table:table-cell table:formula="of:=SQRT([.D134]^2+[.C134]^2+[.B134]^2)" office:value-type="float" office:value="0.291547594742265" calcext:value-type="float">
            <text:p>0,291547594742265</text:p>
          </table:table-cell>
        </table:table-row>
        <table:table-row table:style-name="ro1">
          <table:table-cell office:value-type="float" office:value="12.013" calcext:value-type="float">
            <text:p>12,013</text:p>
          </table:table-cell>
          <table:table-cell office:value-type="float" office:value="-0.04" calcext:value-type="float">
            <text:p>-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SQRT([.D135]^2+[.C135]^2+[.B135]^2)" office:value-type="float" office:value="0.0877496438739212" calcext:value-type="float">
            <text:p>0,087749643873921</text:p>
          </table:table-cell>
        </table:table-row>
        <table:table-row table:style-name="ro1">
          <table:table-cell office:value-type="float" office:value="12.103" calcext:value-type="float">
            <text:p>12,103</text:p>
          </table:table-cell>
          <table:table-cell office:value-type="float" office:value="-0.01" calcext:value-type="float">
            <text:p>-0,01</text:p>
          </table:table-cell>
          <table:table-cell office:value-type="float" office:value="0.14" calcext:value-type="float">
            <text:p>0,14</text:p>
          </table:table-cell>
          <table:table-cell office:value-type="float" office:value="0.31" calcext:value-type="float">
            <text:p>0,31</text:p>
          </table:table-cell>
          <table:table-cell table:formula="of:=SQRT([.D136]^2+[.C136]^2+[.B136]^2)" office:value-type="float" office:value="0.340293990543471" calcext:value-type="float">
            <text:p>0,340293990543471</text:p>
          </table:table-cell>
        </table:table-row>
        <table:table-row table:style-name="ro1">
          <table:table-cell office:value-type="float" office:value="12.194" calcext:value-type="float">
            <text:p>12,194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25" calcext:value-type="float">
            <text:p>0,25</text:p>
          </table:table-cell>
          <table:table-cell table:formula="of:=SQRT([.D137]^2+[.C137]^2+[.B137]^2)" office:value-type="float" office:value="0.258069758011279" calcext:value-type="float">
            <text:p>0,258069758011279</text:p>
          </table:table-cell>
        </table:table-row>
        <table:table-row table:style-name="ro1">
          <table:table-cell office:value-type="float" office:value="12.284" calcext:value-type="float">
            <text:p>12,284</text:p>
          </table:table-cell>
          <table:table-cell office:value-type="float" office:value="0.07" calcext:value-type="float">
            <text:p>0,07</text:p>
          </table:table-cell>
          <table:table-cell office:value-type="float" office:value="-0.06" calcext:value-type="float">
            <text:p>-0,06</text:p>
          </table:table-cell>
          <table:table-cell office:value-type="float" office:value="0.02" calcext:value-type="float">
            <text:p>0,02</text:p>
          </table:table-cell>
          <table:table-cell table:formula="of:=SQRT([.D138]^2+[.C138]^2+[.B138]^2)" office:value-type="float" office:value="0.094339811320566" calcext:value-type="float">
            <text:p>0,094339811320566</text:p>
          </table:table-cell>
        </table:table-row>
        <table:table-row table:style-name="ro1">
          <table:table-cell office:value-type="float" office:value="12.375" calcext:value-type="float">
            <text:p>12,375</text:p>
          </table:table-cell>
          <table:table-cell office:value-type="float" office:value="0.16" calcext:value-type="float">
            <text:p>0,16</text:p>
          </table:table-cell>
          <table:table-cell office:value-type="float" office:value="-0.13" calcext:value-type="float">
            <text:p>-0,13</text:p>
          </table:table-cell>
          <table:table-cell office:value-type="float" office:value="-0.39" calcext:value-type="float">
            <text:p>-0,39</text:p>
          </table:table-cell>
          <table:table-cell table:formula="of:=SQRT([.D139]^2+[.C139]^2+[.B139]^2)" office:value-type="float" office:value="0.441134900002256" calcext:value-type="float">
            <text:p>0,441134900002256</text:p>
          </table:table-cell>
        </table:table-row>
        <table:table-row table:style-name="ro1">
          <table:table-cell office:value-type="float" office:value="12.472" calcext:value-type="float">
            <text:p>12,472</text:p>
          </table:table-cell>
          <table:table-cell office:value-type="float" office:value="-0.19" calcext:value-type="float">
            <text:p>-0,19</text:p>
          </table:table-cell>
          <table:table-cell office:value-type="float" office:value="0.11" calcext:value-type="float">
            <text:p>0,11</text:p>
          </table:table-cell>
          <table:table-cell office:value-type="float" office:value="-0.4" calcext:value-type="float">
            <text:p>-0,4</text:p>
          </table:table-cell>
          <table:table-cell table:formula="of:=SQRT([.D140]^2+[.C140]^2+[.B140]^2)" office:value-type="float" office:value="0.456289381861993" calcext:value-type="float">
            <text:p>0,456289381861993</text:p>
          </table:table-cell>
        </table:table-row>
        <table:table-row table:style-name="ro1">
          <table:table-cell office:value-type="float" office:value="12.574" calcext:value-type="float">
            <text:p>12,574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4" calcext:value-type="float">
            <text:p>-0,04</text:p>
          </table:table-cell>
          <table:table-cell office:value-type="float" office:value="0.15" calcext:value-type="float">
            <text:p>0,15</text:p>
          </table:table-cell>
          <table:table-cell table:formula="of:=SQRT([.D141]^2+[.C141]^2+[.B141]^2)" office:value-type="float" office:value="0.17464249196573" calcext:value-type="float">
            <text:p>0,17464249196573</text:p>
          </table:table-cell>
        </table:table-row>
        <table:table-row table:style-name="ro1">
          <table:table-cell office:value-type="float" office:value="12.667" calcext:value-type="float">
            <text:p>12,667</text:p>
          </table:table-cell>
          <table:table-cell office:value-type="float" office:value="-0.08" calcext:value-type="float">
            <text:p>-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28" calcext:value-type="float">
            <text:p>0,28</text:p>
          </table:table-cell>
          <table:table-cell table:formula="of:=SQRT([.D142]^2+[.C142]^2+[.B142]^2)" office:value-type="float" office:value="0.332264954516723" calcext:value-type="float">
            <text:p>0,332264954516723</text:p>
          </table:table-cell>
        </table:table-row>
        <table:table-row table:style-name="ro1">
          <table:table-cell office:value-type="float" office:value="12.737" calcext:value-type="float">
            <text:p>12,737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table:formula="of:=SQRT([.D143]^2+[.C143]^2+[.B143]^2)" office:value-type="float" office:value="0.1994993734326" calcext:value-type="float">
            <text:p>0,1994993734326</text:p>
          </table:table-cell>
        </table:table-row>
        <table:table-row table:style-name="ro1">
          <table:table-cell office:value-type="float" office:value="12.828" calcext:value-type="float">
            <text:p>12,828</text:p>
          </table:table-cell>
          <table:table-cell office:value-type="float" office:value="0.01" calcext:value-type="float">
            <text:p>0,01</text:p>
          </table:table-cell>
          <table:table-cell office:value-type="float" office:value="-0.11" calcext:value-type="float">
            <text:p>-0,11</text:p>
          </table:table-cell>
          <table:table-cell office:value-type="float" office:value="0.07" calcext:value-type="float">
            <text:p>0,07</text:p>
          </table:table-cell>
          <table:table-cell table:formula="of:=SQRT([.D144]^2+[.C144]^2+[.B144]^2)" office:value-type="float" office:value="0.13076696830622" calcext:value-type="float">
            <text:p>0,13076696830622</text:p>
          </table:table-cell>
        </table:table-row>
        <table:table-row table:style-name="ro1">
          <table:table-cell office:value-type="float" office:value="12.918" calcext:value-type="float">
            <text:p>12,918</text:p>
          </table:table-cell>
          <table:table-cell office:value-type="float" office:value="0.1" calcext:value-type="float">
            <text:p>0,1</text:p>
          </table:table-cell>
          <table:table-cell office:value-type="float" office:value="-0.22" calcext:value-type="float">
            <text:p>-0,22</text:p>
          </table:table-cell>
          <table:table-cell office:value-type="float" office:value="-0.21" calcext:value-type="float">
            <text:p>-0,21</text:p>
          </table:table-cell>
          <table:table-cell table:formula="of:=SQRT([.D145]^2+[.C145]^2+[.B145]^2)" office:value-type="float" office:value="0.320156211871642" calcext:value-type="float">
            <text:p>0,320156211871642</text:p>
          </table:table-cell>
        </table:table-row>
        <table:table-row table:style-name="ro1">
          <table:table-cell office:value-type="float" office:value="13.009" calcext:value-type="float">
            <text:p>13,009</text:p>
          </table:table-cell>
          <table:table-cell office:value-type="float" office:value="-0.02" calcext:value-type="float">
            <text:p>-0,02</text:p>
          </table:table-cell>
          <table:table-cell office:value-type="float" office:value="0.09" calcext:value-type="float">
            <text:p>0,09</text:p>
          </table:table-cell>
          <table:table-cell office:value-type="float" office:value="-0.4" calcext:value-type="float">
            <text:p>-0,4</text:p>
          </table:table-cell>
          <table:table-cell table:formula="of:=SQRT([.D146]^2+[.C146]^2+[.B146]^2)" office:value-type="float" office:value="0.410487515035476" calcext:value-type="float">
            <text:p>0,410487515035476</text:p>
          </table:table-cell>
        </table:table-row>
        <table:table-row table:style-name="ro1">
          <table:table-cell office:value-type="float" office:value="13.099" calcext:value-type="float">
            <text:p>13,099</text:p>
          </table:table-cell>
          <table:table-cell office:value-type="float" office:value="0.01" calcext:value-type="float">
            <text:p>0,01</text:p>
          </table:table-cell>
          <table:table-cell office:value-type="float" office:value="-0.03" calcext:value-type="float">
            <text:p>-0,03</text:p>
          </table:table-cell>
          <table:table-cell office:value-type="float" office:value="0.06" calcext:value-type="float">
            <text:p>0,06</text:p>
          </table:table-cell>
          <table:table-cell table:formula="of:=SQRT([.D147]^2+[.C147]^2+[.B147]^2)" office:value-type="float" office:value="0.0678232998312527" calcext:value-type="float">
            <text:p>0,067823299831253</text:p>
          </table:table-cell>
        </table:table-row>
        <table:table-row table:style-name="ro1">
          <table:table-cell office:value-type="float" office:value="13.19" calcext:value-type="float">
            <text:p>13,19</text:p>
          </table:table-cell>
          <table:table-cell office:value-type="float" office:value="-0.09" calcext:value-type="float">
            <text:p>-0,09</text:p>
          </table:table-cell>
          <table:table-cell office:value-type="float" office:value="0.13" calcext:value-type="float">
            <text:p>0,13</text:p>
          </table:table-cell>
          <table:table-cell office:value-type="float" office:value="0.24" calcext:value-type="float">
            <text:p>0,24</text:p>
          </table:table-cell>
          <table:table-cell table:formula="of:=SQRT([.D148]^2+[.C148]^2+[.B148]^2)" office:value-type="float" office:value="0.287402157263998" calcext:value-type="float">
            <text:p>0,287402157263998</text:p>
          </table:table-cell>
        </table:table-row>
        <table:table-row table:style-name="ro1">
          <table:table-cell office:value-type="float" office:value="13.28" calcext:value-type="float">
            <text:p>13,28</text:p>
          </table:table-cell>
          <table:table-cell office:value-type="float" office:value="-0.12" calcext:value-type="float">
            <text:p>-0,12</text:p>
          </table:table-cell>
          <table:table-cell office:value-type="float" office:value="0.08" calcext:value-type="float">
            <text:p>0,08</text:p>
          </table:table-cell>
          <table:table-cell office:value-type="float" office:value="0.15" calcext:value-type="float">
            <text:p>0,15</text:p>
          </table:table-cell>
          <table:table-cell table:formula="of:=SQRT([.D149]^2+[.C149]^2+[.B149]^2)" office:value-type="float" office:value="0.208086520466848" calcext:value-type="float">
            <text:p>0,208086520466848</text:p>
          </table:table-cell>
        </table:table-row>
        <table:table-row table:style-name="ro1">
          <table:table-cell office:value-type="float" office:value="13.381" calcext:value-type="float">
            <text:p>13,381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21" calcext:value-type="float">
            <text:p>0,21</text:p>
          </table:table-cell>
          <table:table-cell table:formula="of:=SQRT([.D150]^2+[.C150]^2+[.B150]^2)" office:value-type="float" office:value="0.242074368738204" calcext:value-type="float">
            <text:p>0,242074368738204</text:p>
          </table:table-cell>
        </table:table-row>
        <table:table-row table:style-name="ro1">
          <table:table-cell office:value-type="float" office:value="13.471" calcext:value-type="float">
            <text:p>13,471</text:p>
          </table:table-cell>
          <table:table-cell office:value-type="float" office:value="0.02" calcext:value-type="float">
            <text:p>0,02</text:p>
          </table:table-cell>
          <table:table-cell office:value-type="float" office:value="-0.09" calcext:value-type="float">
            <text:p>-0,09</text:p>
          </table:table-cell>
          <table:table-cell office:value-type="float" office:value="-0.26" calcext:value-type="float">
            <text:p>-0,26</text:p>
          </table:table-cell>
          <table:table-cell table:formula="of:=SQRT([.D151]^2+[.C151]^2+[.B151]^2)" office:value-type="float" office:value="0.275862284482674" calcext:value-type="float">
            <text:p>0,275862284482674</text:p>
          </table:table-cell>
        </table:table-row>
        <table:table-row table:style-name="ro1">
          <table:table-cell office:value-type="float" office:value="13.576" calcext:value-type="float">
            <text:p>13,576</text:p>
          </table:table-cell>
          <table:table-cell office:value-type="float" office:value="-0.13" calcext:value-type="float">
            <text:p>-0,13</text:p>
          </table:table-cell>
          <table:table-cell office:value-type="float" office:value="0.08" calcext:value-type="float">
            <text:p>0,08</text:p>
          </table:table-cell>
          <table:table-cell office:value-type="float" office:value="-0.53" calcext:value-type="float">
            <text:p>-0,53</text:p>
          </table:table-cell>
          <table:table-cell table:formula="of:=SQRT([.D152]^2+[.C152]^2+[.B152]^2)" office:value-type="float" office:value="0.551543289325507" calcext:value-type="float">
            <text:p>0,551543289325507</text:p>
          </table:table-cell>
        </table:table-row>
        <table:table-row table:style-name="ro1">
          <table:table-cell office:value-type="float" office:value="13.643" calcext:value-type="float">
            <text:p>13,643</text:p>
          </table:table-cell>
          <table:table-cell office:value-type="float" office:value="-0.11" calcext:value-type="float">
            <text:p>-0,11</text:p>
          </table:table-cell>
          <table:table-cell table:number-columns-repeated="2" office:value-type="float" office:value="0.05" calcext:value-type="float">
            <text:p>0,05</text:p>
          </table:table-cell>
          <table:table-cell table:formula="of:=SQRT([.D153]^2+[.C153]^2+[.B153]^2)" office:value-type="float" office:value="0.13076696830622" calcext:value-type="float">
            <text:p>0,13076696830622</text:p>
          </table:table-cell>
        </table:table-row>
        <table:table-row table:style-name="ro1">
          <table:table-cell office:value-type="float" office:value="13.733" calcext:value-type="float">
            <text:p>13,733</text:p>
          </table:table-cell>
          <table:table-cell office:value-type="float" office:value="-0.12" calcext:value-type="float">
            <text:p>-0,12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table:formula="of:=SQRT([.D154]^2+[.C154]^2+[.B154]^2)" office:value-type="float" office:value="0.302158898594763" calcext:value-type="float">
            <text:p>0,302158898594763</text:p>
          </table:table-cell>
        </table:table-row>
        <table:table-row table:style-name="ro1">
          <table:table-cell office:value-type="float" office:value="13.824" calcext:value-type="float">
            <text:p>13,824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35" calcext:value-type="float">
            <text:p>0,35</text:p>
          </table:table-cell>
          <table:table-cell table:formula="of:=SQRT([.D155]^2+[.C155]^2+[.B155]^2)" office:value-type="float" office:value="0.367423461417477" calcext:value-type="float">
            <text:p>0,367423461417477</text:p>
          </table:table-cell>
        </table:table-row>
        <table:table-row table:style-name="ro1">
          <table:table-cell office:value-type="float" office:value="13.914" calcext:value-type="float">
            <text:p>13,914</text:p>
          </table:table-cell>
          <table:table-cell office:value-type="float" office:value="0.07" calcext:value-type="float">
            <text:p>0,07</text:p>
          </table:table-cell>
          <table:table-cell office:value-type="float" office:value="-0.06" calcext:value-type="float">
            <text:p>-0,06</text:p>
          </table:table-cell>
          <table:table-cell office:value-type="float" office:value="0.16" calcext:value-type="float">
            <text:p>0,16</text:p>
          </table:table-cell>
          <table:table-cell table:formula="of:=SQRT([.D156]^2+[.C156]^2+[.B156]^2)" office:value-type="float" office:value="0.184661853126194" calcext:value-type="float">
            <text:p>0,184661853126194</text:p>
          </table:table-cell>
        </table:table-row>
        <table:table-row table:style-name="ro1">
          <table:table-cell office:value-type="float" office:value="14.005" calcext:value-type="float">
            <text:p>14,005</text:p>
          </table:table-cell>
          <table:table-cell office:value-type="float" office:value="0.02" calcext:value-type="float">
            <text:p>0,02</text:p>
          </table:table-cell>
          <table:table-cell office:value-type="float" office:value="-0.18" calcext:value-type="float">
            <text:p>-0,18</text:p>
          </table:table-cell>
          <table:table-cell office:value-type="float" office:value="-0.25" calcext:value-type="float">
            <text:p>-0,25</text:p>
          </table:table-cell>
          <table:table-cell table:formula="of:=SQRT([.D157]^2+[.C157]^2+[.B157]^2)" office:value-type="float" office:value="0.308706980808663" calcext:value-type="float">
            <text:p>0,308706980808663</text:p>
          </table:table-cell>
        </table:table-row>
        <table:table-row table:style-name="ro1">
          <table:table-cell office:value-type="float" office:value="14.095" calcext:value-type="float">
            <text:p>14,095</text:p>
          </table:table-cell>
          <table:table-cell office:value-type="float" office:value="0.01" calcext:value-type="float">
            <text:p>0,01</text:p>
          </table:table-cell>
          <table:table-cell office:value-type="float" office:value="-0.1" calcext:value-type="float">
            <text:p>-0,1</text:p>
          </table:table-cell>
          <table:table-cell office:value-type="float" office:value="-0.33" calcext:value-type="float">
            <text:p>-0,33</text:p>
          </table:table-cell>
          <table:table-cell table:formula="of:=SQRT([.D158]^2+[.C158]^2+[.B158]^2)" office:value-type="float" office:value="0.344963766213207" calcext:value-type="float">
            <text:p>0,344963766213207</text:p>
          </table:table-cell>
        </table:table-row>
        <table:table-row table:style-name="ro1">
          <table:table-cell office:value-type="float" office:value="14.186" calcext:value-type="float">
            <text:p>14,186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-0.05" calcext:value-type="float">
            <text:p>-0,05</text:p>
          </table:table-cell>
          <table:table-cell table:formula="of:=SQRT([.D159]^2+[.C159]^2+[.B159]^2)" office:value-type="float" office:value="0.0836660026534076" calcext:value-type="float">
            <text:p>0,083666002653408</text:p>
          </table:table-cell>
        </table:table-row>
        <table:table-row table:style-name="ro1">
          <table:table-cell office:value-type="float" office:value="14.283" calcext:value-type="float">
            <text:p>14,283</text:p>
          </table:table-cell>
          <table:table-cell office:value-type="float" office:value="-0.06" calcext:value-type="float">
            <text:p>-0,06</text:p>
          </table:table-cell>
          <table:table-cell office:value-type="float" office:value="0.11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table:formula="of:=SQRT([.D160]^2+[.C160]^2+[.B160]^2)" office:value-type="float" office:value="0.180554700852678" calcext:value-type="float">
            <text:p>0,180554700852678</text:p>
          </table:table-cell>
        </table:table-row>
        <table:table-row table:style-name="ro1">
          <table:table-cell office:value-type="float" office:value="14.379" calcext:value-type="float">
            <text:p>14,379</text:p>
          </table:table-cell>
          <table:table-cell office:value-type="float" office:value="-0.06" calcext:value-type="float">
            <text:p>-0,06</text:p>
          </table:table-cell>
          <table:table-cell office:value-type="float" office:value="0.1" calcext:value-type="float">
            <text:p>0,1</text:p>
          </table:table-cell>
          <table:table-cell office:value-type="float" office:value="0.23" calcext:value-type="float">
            <text:p>0,23</text:p>
          </table:table-cell>
          <table:table-cell table:formula="of:=SQRT([.D161]^2+[.C161]^2+[.B161]^2)" office:value-type="float" office:value="0.257875939164553" calcext:value-type="float">
            <text:p>0,257875939164553</text:p>
          </table:table-cell>
        </table:table-row>
        <table:table-row table:style-name="ro1">
          <table:table-cell office:value-type="float" office:value="14.478" calcext:value-type="float">
            <text:p>14,47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23" calcext:value-type="float">
            <text:p>0,23</text:p>
          </table:table-cell>
          <table:table-cell table:formula="of:=SQRT([.D162]^2+[.C162]^2+[.B162]^2)" office:value-type="float" office:value="0.247790233867277" calcext:value-type="float">
            <text:p>0,247790233867277</text:p>
          </table:table-cell>
        </table:table-row>
        <table:table-row table:style-name="ro1">
          <table:table-cell office:value-type="float" office:value="14.548" calcext:value-type="float">
            <text:p>14,548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5" calcext:value-type="float">
            <text:p>-0,05</text:p>
          </table:table-cell>
          <table:table-cell table:formula="of:=SQRT([.D163]^2+[.C163]^2+[.B163]^2)" office:value-type="float" office:value="0.0670820393249937" calcext:value-type="float">
            <text:p>0,067082039324994</text:p>
          </table:table-cell>
        </table:table-row>
        <table:table-row table:style-name="ro1">
          <table:table-cell office:value-type="float" office:value="14.639" calcext:value-type="float">
            <text:p>14,639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1" calcext:value-type="float">
            <text:p>-0,01</text:p>
          </table:table-cell>
          <table:table-cell office:value-type="float" office:value="-0.29" calcext:value-type="float">
            <text:p>-0,29</text:p>
          </table:table-cell>
          <table:table-cell table:formula="of:=SQRT([.D164]^2+[.C164]^2+[.B164]^2)" office:value-type="float" office:value="0.298496231131986" calcext:value-type="float">
            <text:p>0,298496231131986</text:p>
          </table:table-cell>
        </table:table-row>
        <table:table-row table:style-name="ro1">
          <table:table-cell office:value-type="float" office:value="14.73" calcext:value-type="float">
            <text:p>14,73</text:p>
          </table:table-cell>
          <table:table-cell office:value-type="float" office:value="-0.02" calcext:value-type="float">
            <text:p>-0,02</text:p>
          </table:table-cell>
          <table:table-cell office:value-type="float" office:value="0.04" calcext:value-type="float">
            <text:p>0,04</text:p>
          </table:table-cell>
          <table:table-cell office:value-type="float" office:value="-0.27" calcext:value-type="float">
            <text:p>-0,27</text:p>
          </table:table-cell>
          <table:table-cell table:formula="of:=SQRT([.D165]^2+[.C165]^2+[.B165]^2)" office:value-type="float" office:value="0.27367864366808" calcext:value-type="float">
            <text:p>0,27367864366808</text:p>
          </table:table-cell>
        </table:table-row>
        <table:table-row table:style-name="ro1">
          <table:table-cell office:value-type="float" office:value="14.82" calcext:value-type="float">
            <text:p>14,82</text:p>
          </table:table-cell>
          <table:table-cell office:value-type="float" office:value="-0.05" calcext:value-type="float">
            <text:p>-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table:formula="of:=SQRT([.D166]^2+[.C166]^2+[.B166]^2)" office:value-type="float" office:value="0.11916375287813" calcext:value-type="float">
            <text:p>0,11916375287813</text:p>
          </table:table-cell>
        </table:table-row>
        <table:table-row table:style-name="ro1">
          <table:table-cell office:value-type="float" office:value="14.911" calcext:value-type="float">
            <text:p>14,911</text:p>
          </table:table-cell>
          <table:table-cell office:value-type="float" office:value="-0.02" calcext:value-type="float">
            <text:p>-0,02</text:p>
          </table:table-cell>
          <table:table-cell office:value-type="float" office:value="0.14" calcext:value-type="float">
            <text:p>0,14</text:p>
          </table:table-cell>
          <table:table-cell office:value-type="float" office:value="0.26" calcext:value-type="float">
            <text:p>0,26</text:p>
          </table:table-cell>
          <table:table-cell table:formula="of:=SQRT([.D167]^2+[.C167]^2+[.B167]^2)" office:value-type="float" office:value="0.295972971738975" calcext:value-type="float">
            <text:p>0,295972971738975</text:p>
          </table:table-cell>
        </table:table-row>
        <table:table-row table:style-name="ro1">
          <table:table-cell office:value-type="float" office:value="15.001" calcext:value-type="float">
            <text:p>15,0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23" calcext:value-type="float">
            <text:p>0,23</text:p>
          </table:table-cell>
          <table:table-cell table:formula="of:=SQRT([.D168]^2+[.C168]^2+[.B168]^2)" office:value-type="float" office:value="0.231732604525129" calcext:value-type="float">
            <text:p>0,231732604525129</text:p>
          </table:table-cell>
        </table:table-row>
        <table:table-row table:style-name="ro1">
          <table:table-cell office:value-type="float" office:value="15.092" calcext:value-type="float">
            <text:p>15,092</text:p>
          </table:table-cell>
          <table:table-cell office:value-type="float" office:value="0.08" calcext:value-type="float">
            <text:p>0,08</text:p>
          </table:table-cell>
          <table:table-cell office:value-type="float" office:value="-0.22" calcext:value-type="float">
            <text:p>-0,22</text:p>
          </table:table-cell>
          <table:table-cell office:value-type="float" office:value="-0.1" calcext:value-type="float">
            <text:p>-0,1</text:p>
          </table:table-cell>
          <table:table-cell table:formula="of:=SQRT([.D169]^2+[.C169]^2+[.B169]^2)" office:value-type="float" office:value="0.254558441227157" calcext:value-type="float">
            <text:p>0,254558441227157</text:p>
          </table:table-cell>
        </table:table-row>
        <table:table-row table:style-name="ro1">
          <table:table-cell office:value-type="float" office:value="15.189" calcext:value-type="float">
            <text:p>15,189</text:p>
          </table:table-cell>
          <table:table-cell office:value-type="float" office:value="0.13" calcext:value-type="float">
            <text:p>0,13</text:p>
          </table:table-cell>
          <table:table-cell office:value-type="float" office:value="-0.19" calcext:value-type="float">
            <text:p>-0,19</text:p>
          </table:table-cell>
          <table:table-cell office:value-type="float" office:value="-0.34" calcext:value-type="float">
            <text:p>-0,34</text:p>
          </table:table-cell>
          <table:table-cell table:formula="of:=SQRT([.D170]^2+[.C170]^2+[.B170]^2)" office:value-type="float" office:value="0.410609303352956" calcext:value-type="float">
            <text:p>0,410609303352956</text:p>
          </table:table-cell>
        </table:table-row>
        <table:table-row table:style-name="ro1">
          <table:table-cell office:value-type="float" office:value="15.29" calcext:value-type="float">
            <text:p>15,29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-0.19" calcext:value-type="float">
            <text:p>-0,19</text:p>
          </table:table-cell>
          <table:table-cell table:formula="of:=SQRT([.D171]^2+[.C171]^2+[.B171]^2)" office:value-type="float" office:value="0.241246761636296" calcext:value-type="float">
            <text:p>0,241246761636296</text:p>
          </table:table-cell>
        </table:table-row>
        <table:table-row table:style-name="ro1">
          <table:table-cell office:value-type="float" office:value="15.384" calcext:value-type="float">
            <text:p>15,384</text:p>
          </table:table-cell>
          <table:table-cell office:value-type="float" office:value="-0.02" calcext:value-type="float">
            <text:p>-0,02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table:formula="of:=SQRT([.D172]^2+[.C172]^2+[.B172]^2)" office:value-type="float" office:value="0.10816653826392" calcext:value-type="float">
            <text:p>0,10816653826392</text:p>
          </table:table-cell>
        </table:table-row>
        <table:table-row table:style-name="ro1">
          <table:table-cell office:value-type="float" office:value="15.454" calcext:value-type="float">
            <text:p>15,454</text:p>
          </table:table-cell>
          <table:table-cell office:value-type="float" office:value="-0.1" calcext:value-type="float">
            <text:p>-0,1</text:p>
          </table:table-cell>
          <table:table-cell office:value-type="float" office:value="0.21" calcext:value-type="float">
            <text:p>0,21</text:p>
          </table:table-cell>
          <table:table-cell office:value-type="float" office:value="0.26" calcext:value-type="float">
            <text:p>0,26</text:p>
          </table:table-cell>
          <table:table-cell table:formula="of:=SQRT([.D173]^2+[.C173]^2+[.B173]^2)" office:value-type="float" office:value="0.348855270850248" calcext:value-type="float">
            <text:p>0,348855270850248</text:p>
          </table:table-cell>
        </table:table-row>
        <table:table-row table:style-name="ro1">
          <table:table-cell office:value-type="float" office:value="15.545" calcext:value-type="float">
            <text:p>15,545</text:p>
          </table:table-cell>
          <table:table-cell office:value-type="float" office:value="-0.01" calcext:value-type="float">
            <text:p>-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28" calcext:value-type="float">
            <text:p>0,28</text:p>
          </table:table-cell>
          <table:table-cell table:formula="of:=SQRT([.D174]^2+[.C174]^2+[.B174]^2)" office:value-type="float" office:value="0.286530975637888" calcext:value-type="float">
            <text:p>0,286530975637888</text:p>
          </table:table-cell>
        </table:table-row>
        <table:table-row table:style-name="ro1">
          <table:table-cell office:value-type="float" office:value="15.635" calcext:value-type="float">
            <text:p>15,635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5" calcext:value-type="float">
            <text:p>-0,05</text:p>
          </table:table-cell>
          <table:table-cell office:value-type="float" office:value="0.11" calcext:value-type="float">
            <text:p>0,11</text:p>
          </table:table-cell>
          <table:table-cell table:formula="of:=SQRT([.D175]^2+[.C175]^2+[.B175]^2)" office:value-type="float" office:value="0.144913767461894" calcext:value-type="float">
            <text:p>0,144913767461894</text:p>
          </table:table-cell>
        </table:table-row>
        <table:table-row table:style-name="ro1">
          <table:table-cell office:value-type="float" office:value="15.726" calcext:value-type="float">
            <text:p>15,726</text:p>
          </table:table-cell>
          <table:table-cell office:value-type="float" office:value="0.18" calcext:value-type="float">
            <text:p>0,18</text:p>
          </table:table-cell>
          <table:table-cell office:value-type="float" office:value="-0.18" calcext:value-type="float">
            <text:p>-0,18</text:p>
          </table:table-cell>
          <table:table-cell office:value-type="float" office:value="-0.3" calcext:value-type="float">
            <text:p>-0,3</text:p>
          </table:table-cell>
          <table:table-cell table:formula="of:=SQRT([.D176]^2+[.C176]^2+[.B176]^2)" office:value-type="float" office:value="0.39344631145812" calcext:value-type="float">
            <text:p>0,39344631145812</text:p>
          </table:table-cell>
        </table:table-row>
        <table:table-row table:style-name="ro1">
          <table:table-cell office:value-type="float" office:value="15.816" calcext:value-type="float">
            <text:p>15,816</text:p>
          </table:table-cell>
          <table:table-cell office:value-type="float" office:value="-0.01" calcext:value-type="float">
            <text:p>-0,01</text:p>
          </table:table-cell>
          <table:table-cell office:value-type="float" office:value="0.18" calcext:value-type="float">
            <text:p>0,18</text:p>
          </table:table-cell>
          <table:table-cell office:value-type="float" office:value="-0.66" calcext:value-type="float">
            <text:p>-0,66</text:p>
          </table:table-cell>
          <table:table-cell table:formula="of:=SQRT([.D177]^2+[.C177]^2+[.B177]^2)" office:value-type="float" office:value="0.684178339323893" calcext:value-type="float">
            <text:p>0,684178339323893</text:p>
          </table:table-cell>
        </table:table-row>
        <table:table-row table:style-name="ro1">
          <table:table-cell office:value-type="float" office:value="15.907" calcext:value-type="float">
            <text:p>15,907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8" calcext:value-type="float">
            <text:p>-0,08</text:p>
          </table:table-cell>
          <table:table-cell office:value-type="float" office:value="0.06" calcext:value-type="float">
            <text:p>0,06</text:p>
          </table:table-cell>
          <table:table-cell table:formula="of:=SQRT([.D178]^2+[.C178]^2+[.B178]^2)" office:value-type="float" office:value="0.100498756211209" calcext:value-type="float">
            <text:p>0,100498756211209</text:p>
          </table:table-cell>
        </table:table-row>
        <table:table-row table:style-name="ro1">
          <table:table-cell office:value-type="float" office:value="15.997" calcext:value-type="float">
            <text:p>15,997</text:p>
          </table:table-cell>
          <table:table-cell office:value-type="float" office:value="-0.17" calcext:value-type="float">
            <text:p>-0,17</text:p>
          </table:table-cell>
          <table:table-cell office:value-type="float" office:value="0.1" calcext:value-type="float">
            <text:p>0,1</text:p>
          </table:table-cell>
          <table:table-cell office:value-type="float" office:value="0.27" calcext:value-type="float">
            <text:p>0,27</text:p>
          </table:table-cell>
          <table:table-cell table:formula="of:=SQRT([.D179]^2+[.C179]^2+[.B179]^2)" office:value-type="float" office:value="0.33436506994601" calcext:value-type="float">
            <text:p>0,33436506994601</text:p>
          </table:table-cell>
        </table:table-row>
        <table:table-row table:style-name="ro1">
          <table:table-cell office:value-type="float" office:value="16.093" calcext:value-type="float">
            <text:p>16,093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34" calcext:value-type="float">
            <text:p>0,34</text:p>
          </table:table-cell>
          <table:table-cell table:formula="of:=SQRT([.D180]^2+[.C180]^2+[.B180]^2)" office:value-type="float" office:value="0.34132096331752" calcext:value-type="float">
            <text:p>0,34132096331752</text:p>
          </table:table-cell>
        </table:table-row>
        <table:table-row table:style-name="ro1">
          <table:table-cell office:value-type="float" office:value="16.191" calcext:value-type="float">
            <text:p>16,191</text:p>
          </table:table-cell>
          <table:table-cell office:value-type="float" office:value="0.02" calcext:value-type="float">
            <text:p>0,02</text:p>
          </table:table-cell>
          <table:table-cell office:value-type="float" office:value="-0.14" calcext:value-type="float">
            <text:p>-0,14</text:p>
          </table:table-cell>
          <table:table-cell office:value-type="float" office:value="-0.01" calcext:value-type="float">
            <text:p>-0,01</text:p>
          </table:table-cell>
          <table:table-cell table:formula="of:=SQRT([.D181]^2+[.C181]^2+[.B181]^2)" office:value-type="float" office:value="0.141774468787578" calcext:value-type="float">
            <text:p>0,141774468787578</text:p>
          </table:table-cell>
        </table:table-row>
        <table:table-row table:style-name="ro1">
          <table:table-cell office:value-type="float" office:value="16.289" calcext:value-type="float">
            <text:p>16,289</text:p>
          </table:table-cell>
          <table:table-cell office:value-type="float" office:value="0.08" calcext:value-type="float">
            <text:p>0,08</text:p>
          </table:table-cell>
          <table:table-cell office:value-type="float" office:value="-0.17" calcext:value-type="float">
            <text:p>-0,17</text:p>
          </table:table-cell>
          <table:table-cell office:value-type="float" office:value="-0.34" calcext:value-type="float">
            <text:p>-0,34</text:p>
          </table:table-cell>
          <table:table-cell table:formula="of:=SQRT([.D182]^2+[.C182]^2+[.B182]^2)" office:value-type="float" office:value="0.388458491991101" calcext:value-type="float">
            <text:p>0,388458491991101</text:p>
          </table:table-cell>
        </table:table-row>
        <table:table-row table:style-name="ro1">
          <table:table-cell office:value-type="float" office:value="16.36" calcext:value-type="float">
            <text:p>16,36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-0.31" calcext:value-type="float">
            <text:p>-0,31</text:p>
          </table:table-cell>
          <table:table-cell table:formula="of:=SQRT([.D183]^2+[.C183]^2+[.B183]^2)" office:value-type="float" office:value="0.325269119345812" calcext:value-type="float">
            <text:p>0,325269119345812</text:p>
          </table:table-cell>
        </table:table-row>
        <table:table-row table:style-name="ro1">
          <table:table-cell office:value-type="float" office:value="16.45" calcext:value-type="float">
            <text:p>16,45</text:p>
          </table:table-cell>
          <table:table-cell office:value-type="float" office:value="0.04" calcext:value-type="float">
            <text:p>0,04</text:p>
          </table:table-cell>
          <table:table-cell office:value-type="float" office:value="-0.02" calcext:value-type="float">
            <text:p>-0,02</text:p>
          </table:table-cell>
          <table:table-cell office:value-type="float" office:value="0.06" calcext:value-type="float">
            <text:p>0,06</text:p>
          </table:table-cell>
          <table:table-cell table:formula="of:=SQRT([.D184]^2+[.C184]^2+[.B184]^2)" office:value-type="float" office:value="0.0748331477354788" calcext:value-type="float">
            <text:p>0,074833147735479</text:p>
          </table:table-cell>
        </table:table-row>
        <table:table-row table:style-name="ro1">
          <table:table-cell office:value-type="float" office:value="16.541" calcext:value-type="float">
            <text:p>16,541</text:p>
          </table:table-cell>
          <table:table-cell office:value-type="float" office:value="-0.03" calcext:value-type="float">
            <text:p>-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21" calcext:value-type="float">
            <text:p>0,21</text:p>
          </table:table-cell>
          <table:table-cell table:formula="of:=SQRT([.D185]^2+[.C185]^2+[.B185]^2)" office:value-type="float" office:value="0.226715680975093" calcext:value-type="float">
            <text:p>0,226715680975093</text:p>
          </table:table-cell>
        </table:table-row>
        <table:table-row table:style-name="ro1">
          <table:table-cell office:value-type="float" office:value="16.631" calcext:value-type="float">
            <text:p>16,631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27" calcext:value-type="float">
            <text:p>0,27</text:p>
          </table:table-cell>
          <table:table-cell table:formula="of:=SQRT([.D186]^2+[.C186]^2+[.B186]^2)" office:value-type="float" office:value="0.272946881279124" calcext:value-type="float">
            <text:p>0,272946881279124</text:p>
          </table:table-cell>
        </table:table-row>
        <table:table-row table:style-name="ro1">
          <table:table-cell office:value-type="float" office:value="16.722" calcext:value-type="float">
            <text:p>16,722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formula="of:=SQRT([.D187]^2+[.C187]^2+[.B187]^2)" office:value-type="float" office:value="0.0509901951359278" calcext:value-type="float">
            <text:p>0,050990195135928</text:p>
          </table:table-cell>
        </table:table-row>
        <table:table-row table:style-name="ro1">
          <table:table-cell office:value-type="float" office:value="16.812" calcext:value-type="float">
            <text:p>16,812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-0.19" calcext:value-type="float">
            <text:p>-0,19</text:p>
          </table:table-cell>
          <table:table-cell table:formula="of:=SQRT([.D188]^2+[.C188]^2+[.B188]^2)" office:value-type="float" office:value="0.194164878389476" calcext:value-type="float">
            <text:p>0,194164878389476</text:p>
          </table:table-cell>
        </table:table-row>
        <table:table-row table:style-name="ro1">
          <table:table-cell office:value-type="float" office:value="16.903" calcext:value-type="float">
            <text:p>16,903</text:p>
          </table:table-cell>
          <table:table-cell office:value-type="float" office:value="-0.14" calcext:value-type="float">
            <text:p>-0,14</text:p>
          </table:table-cell>
          <table:table-cell office:value-type="float" office:value="0.05" calcext:value-type="float">
            <text:p>0,05</text:p>
          </table:table-cell>
          <table:table-cell office:value-type="float" office:value="-0.38" calcext:value-type="float">
            <text:p>-0,38</text:p>
          </table:table-cell>
          <table:table-cell table:formula="of:=SQRT([.D189]^2+[.C189]^2+[.B189]^2)" office:value-type="float" office:value="0.408044115262063" calcext:value-type="float">
            <text:p>0,408044115262063</text:p>
          </table:table-cell>
        </table:table-row>
        <table:table-row table:style-name="ro1">
          <table:table-cell office:value-type="float" office:value="17.001" calcext:value-type="float">
            <text:p>17,001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2" calcext:value-type="float">
            <text:p>-0,02</text:p>
          </table:table-cell>
          <table:table-cell office:value-type="float" office:value="0.02" calcext:value-type="float">
            <text:p>0,02</text:p>
          </table:table-cell>
          <table:table-cell table:formula="of:=SQRT([.D190]^2+[.C190]^2+[.B190]^2)" office:value-type="float" office:value="0.0848528137423857" calcext:value-type="float">
            <text:p>0,084852813742386</text:p>
          </table:table-cell>
        </table:table-row>
        <table:table-row table:style-name="ro1">
          <table:table-cell office:value-type="float" office:value="17.097" calcext:value-type="float">
            <text:p>17,097</text:p>
          </table:table-cell>
          <table:table-cell office:value-type="float" office:value="-0.07" calcext:value-type="float">
            <text:p>-0,07</text:p>
          </table:table-cell>
          <table:table-cell office:value-type="float" office:value="0.1" calcext:value-type="float">
            <text:p>0,1</text:p>
          </table:table-cell>
          <table:table-cell office:value-type="float" office:value="0.21" calcext:value-type="float">
            <text:p>0,21</text:p>
          </table:table-cell>
          <table:table-cell table:formula="of:=SQRT([.D191]^2+[.C191]^2+[.B191]^2)" office:value-type="float" office:value="0.242899156029822" calcext:value-type="float">
            <text:p>0,242899156029822</text:p>
          </table:table-cell>
        </table:table-row>
        <table:table-row table:style-name="ro1">
          <table:table-cell office:value-type="float" office:value="17.195" calcext:value-type="float">
            <text:p>17,195</text:p>
          </table:table-cell>
          <table:table-cell office:value-type="float" office:value="0.03" calcext:value-type="float">
            <text:p>0,03</text:p>
          </table:table-cell>
          <table:table-cell office:value-type="float" office:value="-0.02" calcext:value-type="float">
            <text:p>-0,02</text:p>
          </table:table-cell>
          <table:table-cell office:value-type="float" office:value="0.34" calcext:value-type="float">
            <text:p>0,34</text:p>
          </table:table-cell>
          <table:table-cell table:formula="of:=SQRT([.D192]^2+[.C192]^2+[.B192]^2)" office:value-type="float" office:value="0.341906419945575" calcext:value-type="float">
            <text:p>0,341906419945575</text:p>
          </table:table-cell>
        </table:table-row>
        <table:table-row table:style-name="ro1">
          <table:table-cell office:value-type="float" office:value="17.265" calcext:value-type="float">
            <text:p>17,265</text:p>
          </table:table-cell>
          <table:table-cell office:value-type="float" office:value="0.02" calcext:value-type="float">
            <text:p>0,02</text:p>
          </table:table-cell>
          <table:table-cell office:value-type="float" office:value="-0.06" calcext:value-type="float">
            <text:p>-0,06</text:p>
          </table:table-cell>
          <table:table-cell office:value-type="float" office:value="0.02" calcext:value-type="float">
            <text:p>0,02</text:p>
          </table:table-cell>
          <table:table-cell table:formula="of:=SQRT([.D193]^2+[.C193]^2+[.B193]^2)" office:value-type="float" office:value="0.066332495807108" calcext:value-type="float">
            <text:p>0,066332495807108</text:p>
          </table:table-cell>
        </table:table-row>
        <table:table-row table:style-name="ro1">
          <table:table-cell office:value-type="float" office:value="17.356" calcext:value-type="float">
            <text:p>17,356</text:p>
          </table:table-cell>
          <table:table-cell office:value-type="float" office:value="0.02" calcext:value-type="float">
            <text:p>0,02</text:p>
          </table:table-cell>
          <table:table-cell office:value-type="float" office:value="-0.07" calcext:value-type="float">
            <text:p>-0,07</text:p>
          </table:table-cell>
          <table:table-cell office:value-type="float" office:value="-0.27" calcext:value-type="float">
            <text:p>-0,27</text:p>
          </table:table-cell>
          <table:table-cell table:formula="of:=SQRT([.D194]^2+[.C194]^2+[.B194]^2)" office:value-type="float" office:value="0.279642629082191" calcext:value-type="float">
            <text:p>0,279642629082191</text:p>
          </table:table-cell>
        </table:table-row>
        <table:table-row table:style-name="ro1">
          <table:table-cell office:value-type="float" office:value="17.446" calcext:value-type="float">
            <text:p>17,446</text:p>
          </table:table-cell>
          <table:table-cell office:value-type="float" office:value="-0.04" calcext:value-type="float">
            <text:p>-0,04</text:p>
          </table:table-cell>
          <table:table-cell office:value-type="float" office:value="0.1" calcext:value-type="float">
            <text:p>0,1</text:p>
          </table:table-cell>
          <table:table-cell office:value-type="float" office:value="-0.36" calcext:value-type="float">
            <text:p>-0,36</text:p>
          </table:table-cell>
          <table:table-cell table:formula="of:=SQRT([.D195]^2+[.C195]^2+[.B195]^2)" office:value-type="float" office:value="0.375765884561119" calcext:value-type="float">
            <text:p>0,375765884561119</text:p>
          </table:table-cell>
        </table:table-row>
        <table:table-row table:style-name="ro1">
          <table:table-cell office:value-type="float" office:value="17.537" calcext:value-type="float">
            <text:p>17,537</text:p>
          </table:table-cell>
          <table:table-cell office:value-type="float" office:value="-0.01" calcext:value-type="float">
            <text:p>-0,01</text:p>
          </table:table-cell>
          <table:table-cell office:value-type="float" office:value="0.02" calcext:value-type="float">
            <text:p>0,02</text:p>
          </table:table-cell>
          <table:table-cell office:value-type="float" office:value="-0.11" calcext:value-type="float">
            <text:p>-0,11</text:p>
          </table:table-cell>
          <table:table-cell table:formula="of:=SQRT([.D196]^2+[.C196]^2+[.B196]^2)" office:value-type="float" office:value="0.112249721603218" calcext:value-type="float">
            <text:p>0,112249721603218</text:p>
          </table:table-cell>
        </table:table-row>
        <table:table-row table:style-name="ro1">
          <table:table-cell office:value-type="float" office:value="17.627" calcext:value-type="float">
            <text:p>17,627</text:p>
          </table:table-cell>
          <table:table-cell office:value-type="float" office:value="-0.1" calcext:value-type="float">
            <text:p>-0,1</text:p>
          </table:table-cell>
          <table:table-cell office:value-type="float" office:value="-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table:formula="of:=SQRT([.D197]^2+[.C197]^2+[.B197]^2)"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17.718" calcext:value-type="float">
            <text:p>17,718</text:p>
          </table:table-cell>
          <table:table-cell office:value-type="float" office:value="-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.31" calcext:value-type="float">
            <text:p>0,31</text:p>
          </table:table-cell>
          <table:table-cell table:formula="of:=SQRT([.D198]^2+[.C198]^2+[.B198]^2)" office:value-type="float" office:value="0.332415402771893" calcext:value-type="float">
            <text:p>0,332415402771893</text:p>
          </table:table-cell>
        </table:table-row>
        <table:table-row table:style-name="ro1">
          <table:table-cell office:value-type="float" office:value="17.808" calcext:value-type="float">
            <text:p>17,808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17" calcext:value-type="float">
            <text:p>0,17</text:p>
          </table:table-cell>
          <table:table-cell table:formula="of:=SQRT([.D199]^2+[.C199]^2+[.B199]^2)" office:value-type="float" office:value="0.204694894904587" calcext:value-type="float">
            <text:p>0,204694894904587</text:p>
          </table:table-cell>
        </table:table-row>
        <table:table-row table:style-name="ro1">
          <table:table-cell office:value-type="float" office:value="17.906" calcext:value-type="float">
            <text:p>17,906</text:p>
          </table:table-cell>
          <table:table-cell office:value-type="float" office:value="0.02" calcext:value-type="float">
            <text:p>0,02</text:p>
          </table:table-cell>
          <table:table-cell office:value-type="float" office:value="-0.06" calcext:value-type="float">
            <text:p>-0,06</text:p>
          </table:table-cell>
          <table:table-cell office:value-type="float" office:value="-0.24" calcext:value-type="float">
            <text:p>-0,24</text:p>
          </table:table-cell>
          <table:table-cell table:formula="of:=SQRT([.D200]^2+[.C200]^2+[.B200]^2)" office:value-type="float" office:value="0.248193472919817" calcext:value-type="float">
            <text:p>0,248193472919817</text:p>
          </table:table-cell>
        </table:table-row>
        <table:table-row table:style-name="ro1">
          <table:table-cell office:value-type="float" office:value="18.005" calcext:value-type="float">
            <text:p>18,005</text:p>
          </table:table-cell>
          <table:table-cell office:value-type="float" office:value="-0.09" calcext:value-type="float">
            <text:p>-0,09</text:p>
          </table:table-cell>
          <table:table-cell office:value-type="float" office:value="0.1" calcext:value-type="float">
            <text:p>0,1</text:p>
          </table:table-cell>
          <table:table-cell office:value-type="float" office:value="-0.44" calcext:value-type="float">
            <text:p>-0,44</text:p>
          </table:table-cell>
          <table:table-cell table:formula="of:=SQRT([.D201]^2+[.C201]^2+[.B201]^2)" office:value-type="float" office:value="0.460108682813094" calcext:value-type="float">
            <text:p>0,460108682813094</text:p>
          </table:table-cell>
        </table:table-row>
        <table:table-row table:style-name="ro1">
          <table:table-cell office:value-type="float" office:value="18.102" calcext:value-type="float">
            <text:p>18,102</text:p>
          </table:table-cell>
          <table:table-cell office:value-type="float" office:value="-0.11" calcext:value-type="float">
            <text:p>-0,11</text:p>
          </table:table-cell>
          <table:table-cell office:value-type="float" office:value="0.03" calcext:value-type="float">
            <text:p>0,03</text:p>
          </table:table-cell>
          <table:table-cell office:value-type="float" office:value="-0" calcext:value-type="float">
            <text:p>0</text:p>
          </table:table-cell>
          <table:table-cell table:formula="of:=SQRT([.D202]^2+[.C202]^2+[.B202]^2)" office:value-type="float" office:value="0.114017542509914" calcext:value-type="float">
            <text:p>0,114017542509914</text:p>
          </table:table-cell>
        </table:table-row>
        <table:table-row table:style-name="ro1">
          <table:table-cell office:value-type="float" office:value="18.171" calcext:value-type="float">
            <text:p>18,171</text:p>
          </table:table-cell>
          <table:table-cell office:value-type="float" office:value="-0.11" calcext:value-type="float">
            <text:p>-0,11</text:p>
          </table:table-cell>
          <table:table-cell office:value-type="float" office:value="0.05" calcext:value-type="float">
            <text:p>0,05</text:p>
          </table:table-cell>
          <table:table-cell office:value-type="float" office:value="0.18" calcext:value-type="float">
            <text:p>0,18</text:p>
          </table:table-cell>
          <table:table-cell table:formula="of:=SQRT([.D203]^2+[.C203]^2+[.B203]^2)" office:value-type="float" office:value="0.216794833886788" calcext:value-type="float">
            <text:p>0,216794833886788</text:p>
          </table:table-cell>
        </table:table-row>
        <table:table-row table:style-name="ro1">
          <table:table-cell office:value-type="float" office:value="18.261" calcext:value-type="float">
            <text:p>18,261</text:p>
          </table:table-cell>
          <table:table-cell office:value-type="float" office:value="-0.03" calcext:value-type="float">
            <text:p>-0,03</text:p>
          </table:table-cell>
          <table:table-cell office:value-type="float" office:value="0.13" calcext:value-type="float">
            <text:p>0,13</text:p>
          </table:table-cell>
          <table:table-cell office:value-type="float" office:value="0.34" calcext:value-type="float">
            <text:p>0,34</text:p>
          </table:table-cell>
          <table:table-cell table:formula="of:=SQRT([.D204]^2+[.C204]^2+[.B204]^2)" office:value-type="float" office:value="0.365239647354994" calcext:value-type="float">
            <text:p>0,365239647354994</text:p>
          </table:table-cell>
        </table:table-row>
        <table:table-row table:style-name="ro1">
          <table:table-cell office:value-type="float" office:value="18.352" calcext:value-type="float">
            <text:p>18,352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.3" calcext:value-type="float">
            <text:p>0,3</text:p>
          </table:table-cell>
          <table:table-cell table:formula="of:=SQRT([.D205]^2+[.C205]^2+[.B205]^2)" office:value-type="float" office:value="0.308706980808663" calcext:value-type="float">
            <text:p>0,308706980808663</text:p>
          </table:table-cell>
        </table:table-row>
        <table:table-row table:style-name="ro1">
          <table:table-cell office:value-type="float" office:value="18.442" calcext:value-type="float">
            <text:p>18,44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7" calcext:value-type="float">
            <text:p>-0,17</text:p>
          </table:table-cell>
          <table:table-cell office:value-type="float" office:value="-0.31" calcext:value-type="float">
            <text:p>-0,31</text:p>
          </table:table-cell>
          <table:table-cell table:formula="of:=SQRT([.D206]^2+[.C206]^2+[.B206]^2)" office:value-type="float" office:value="0.353694783676548" calcext:value-type="float">
            <text:p>0,353694783676548</text:p>
          </table:table-cell>
        </table:table-row>
        <table:table-row table:style-name="ro1">
          <table:table-cell office:value-type="float" office:value="18.533" calcext:value-type="float">
            <text:p>18,533</text:p>
          </table:table-cell>
          <table:table-cell office:value-type="float" office:value="0.01" calcext:value-type="float">
            <text:p>0,01</text:p>
          </table:table-cell>
          <table:table-cell office:value-type="float" office:value="-0.11" calcext:value-type="float">
            <text:p>-0,11</text:p>
          </table:table-cell>
          <table:table-cell office:value-type="float" office:value="-0.3" calcext:value-type="float">
            <text:p>-0,3</text:p>
          </table:table-cell>
          <table:table-cell table:formula="of:=SQRT([.D207]^2+[.C207]^2+[.B207]^2)" office:value-type="float" office:value="0.319687347262916" calcext:value-type="float">
            <text:p>0,319687347262916</text:p>
          </table:table-cell>
        </table:table-row>
        <table:table-row table:style-name="ro1">
          <table:table-cell office:value-type="float" office:value="18.623" calcext:value-type="float">
            <text:p>18,623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-0.07" calcext:value-type="float">
            <text:p>-0,07</text:p>
          </table:table-cell>
          <table:table-cell table:formula="of:=SQRT([.D208]^2+[.C208]^2+[.B208]^2)" office:value-type="float" office:value="0.128840987267251" calcext:value-type="float">
            <text:p>0,128840987267251</text:p>
          </table:table-cell>
        </table:table-row>
        <table:table-row table:style-name="ro1">
          <table:table-cell office:value-type="float" office:value="18.714" calcext:value-type="float">
            <text:p>18,714</text:p>
          </table:table-cell>
          <table:table-cell office:value-type="float" office:value="-0.06" calcext:value-type="float">
            <text:p>-0,06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table:formula="of:=SQRT([.D209]^2+[.C209]^2+[.B209]^2)" office:value-type="float" office:value="0.1552417469626" calcext:value-type="float">
            <text:p>0,1552417469626</text:p>
          </table:table-cell>
        </table:table-row>
        <table:table-row table:style-name="ro1">
          <table:table-cell office:value-type="float" office:value="18.811" calcext:value-type="float">
            <text:p>18,811</text:p>
          </table:table-cell>
          <table:table-cell office:value-type="float" office:value="-0.08" calcext:value-type="float">
            <text:p>-0,08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table:formula="of:=SQRT([.D210]^2+[.C210]^2+[.B210]^2)" office:value-type="float" office:value="0.344818792991333" calcext:value-type="float">
            <text:p>0,344818792991333</text:p>
          </table:table-cell>
        </table:table-row>
        <table:table-row table:style-name="ro1">
          <table:table-cell office:value-type="float" office:value="18.909" calcext:value-type="float">
            <text:p>18,909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2" calcext:value-type="float">
            <text:p>0,22</text:p>
          </table:table-cell>
          <table:table-cell table:formula="of:=SQRT([.D211]^2+[.C211]^2+[.B211]^2)" office:value-type="float" office:value="0.224499443206436" calcext:value-type="float">
            <text:p>0,224499443206436</text:p>
          </table:table-cell>
        </table:table-row>
        <table:table-row table:style-name="ro1">
          <table:table-cell office:value-type="float" office:value="19.008" calcext:value-type="float">
            <text:p>19,008</text:p>
          </table:table-cell>
          <table:table-cell office:value-type="float" office:value="0.04" calcext:value-type="float">
            <text:p>0,04</text:p>
          </table:table-cell>
          <table:table-cell office:value-type="float" office:value="-0.14" calcext:value-type="float">
            <text:p>-0,14</text:p>
          </table:table-cell>
          <table:table-cell office:value-type="float" office:value="-0.06" calcext:value-type="float">
            <text:p>-0,06</text:p>
          </table:table-cell>
          <table:table-cell table:formula="of:=SQRT([.D212]^2+[.C212]^2+[.B212]^2)" office:value-type="float" office:value="0.157480157480236" calcext:value-type="float">
            <text:p>0,157480157480236</text:p>
          </table:table-cell>
        </table:table-row>
        <table:table-row table:style-name="ro1">
          <table:table-cell office:value-type="float" office:value="19.076" calcext:value-type="float">
            <text:p>19,076</text:p>
          </table:table-cell>
          <table:table-cell office:value-type="float" office:value="0.08" calcext:value-type="float">
            <text:p>0,08</text:p>
          </table:table-cell>
          <table:table-cell office:value-type="float" office:value="-0.07" calcext:value-type="float">
            <text:p>-0,07</text:p>
          </table:table-cell>
          <table:table-cell office:value-type="float" office:value="-0.35" calcext:value-type="float">
            <text:p>-0,35</text:p>
          </table:table-cell>
          <table:table-cell table:formula="of:=SQRT([.D213]^2+[.C213]^2+[.B213]^2)" office:value-type="float" office:value="0.365786823163438" calcext:value-type="float">
            <text:p>0,365786823163438</text:p>
          </table:table-cell>
        </table:table-row>
        <table:table-row table:style-name="ro1">
          <table:table-cell office:value-type="float" office:value="19.167" calcext:value-type="float">
            <text:p>19,167</text:p>
          </table:table-cell>
          <table:table-cell office:value-type="float" office:value="-0.08" calcext:value-type="float">
            <text:p>-0,08</text:p>
          </table:table-cell>
          <table:table-cell office:value-type="float" office:value="0.08" calcext:value-type="float">
            <text:p>0,08</text:p>
          </table:table-cell>
          <table:table-cell office:value-type="float" office:value="-0.32" calcext:value-type="float">
            <text:p>-0,32</text:p>
          </table:table-cell>
          <table:table-cell table:formula="of:=SQRT([.D214]^2+[.C214]^2+[.B214]^2)" office:value-type="float" office:value="0.339411254969543" calcext:value-type="float">
            <text:p>0,339411254969543</text:p>
          </table:table-cell>
        </table:table-row>
        <table:table-row table:style-name="ro1">
          <table:table-cell office:value-type="float" office:value="19.257" calcext:value-type="float">
            <text:p>19,257</text:p>
          </table:table-cell>
          <table:table-cell office:value-type="float" office:value="-0.07" calcext:value-type="float">
            <text:p>-0,07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table:formula="of:=SQRT([.D215]^2+[.C215]^2+[.B215]^2)" office:value-type="float" office:value="0.0830662386291808" calcext:value-type="float">
            <text:p>0,083066238629181</text:p>
          </table:table-cell>
        </table:table-row>
        <table:table-row table:style-name="ro1">
          <table:table-cell office:value-type="float" office:value="19.348" calcext:value-type="float">
            <text:p>19,348</text:p>
          </table:table-cell>
          <table:table-cell office:value-type="float" office:value="-0.1" calcext:value-type="float">
            <text:p>-0,1</text:p>
          </table:table-cell>
          <table:table-cell office:value-type="float" office:value="0.18" calcext:value-type="float">
            <text:p>0,18</text:p>
          </table:table-cell>
          <table:table-cell office:value-type="float" office:value="0.32" calcext:value-type="float">
            <text:p>0,32</text:p>
          </table:table-cell>
          <table:table-cell table:formula="of:=SQRT([.D216]^2+[.C216]^2+[.B216]^2)" office:value-type="float" office:value="0.380525951808809" calcext:value-type="float">
            <text:p>0,380525951808809</text:p>
          </table:table-cell>
        </table:table-row>
        <table:table-row table:style-name="ro1">
          <table:table-cell office:value-type="float" office:value="19.439" calcext:value-type="float">
            <text:p>19,43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table:formula="of:=SQRT([.D217]^2+[.C217]^2+[.B217]^2)" office:value-type="float" office:value="0.276586333718787" calcext:value-type="float">
            <text:p>0,276586333718787</text:p>
          </table:table-cell>
        </table:table-row>
        <table:table-row table:style-name="ro1">
          <table:table-cell office:value-type="float" office:value="19.529" calcext:value-type="float">
            <text:p>19,529</text:p>
          </table:table-cell>
          <table:table-cell office:value-type="float" office:value="-0.06" calcext:value-type="float">
            <text:p>-0,06</text:p>
          </table:table-cell>
          <table:table-cell office:value-type="float" office:value="-0.13" calcext:value-type="float">
            <text:p>-0,13</text:p>
          </table:table-cell>
          <table:table-cell office:value-type="float" office:value="0.06" calcext:value-type="float">
            <text:p>0,06</text:p>
          </table:table-cell>
          <table:table-cell table:formula="of:=SQRT([.D218]^2+[.C218]^2+[.B218]^2)" office:value-type="float" office:value="0.1552417469626" calcext:value-type="float">
            <text:p>0,1552417469626</text:p>
          </table:table-cell>
        </table:table-row>
        <table:table-row table:style-name="ro1">
          <table:table-cell office:value-type="float" office:value="19.62" calcext:value-type="float">
            <text:p>19,62</text:p>
          </table:table-cell>
          <table:table-cell office:value-type="float" office:value="0.09" calcext:value-type="float">
            <text:p>0,09</text:p>
          </table:table-cell>
          <table:table-cell office:value-type="float" office:value="-0.15" calcext:value-type="float">
            <text:p>-0,15</text:p>
          </table:table-cell>
          <table:table-cell office:value-type="float" office:value="-0.3" calcext:value-type="float">
            <text:p>-0,3</text:p>
          </table:table-cell>
          <table:table-cell table:formula="of:=SQRT([.D219]^2+[.C219]^2+[.B219]^2)" office:value-type="float" office:value="0.347275107083707" calcext:value-type="float">
            <text:p>0,347275107083707</text:p>
          </table:table-cell>
        </table:table-row>
        <table:table-row table:style-name="ro1">
          <table:table-cell office:value-type="float" office:value="19.714" calcext:value-type="float">
            <text:p>19,714</text:p>
          </table:table-cell>
          <table:table-cell office:value-type="float" office:value="0.14" calcext:value-type="float">
            <text:p>0,14</text:p>
          </table:table-cell>
          <table:table-cell office:value-type="float" office:value="0.08" calcext:value-type="float">
            <text:p>0,08</text:p>
          </table:table-cell>
          <table:table-cell office:value-type="float" office:value="-0.35" calcext:value-type="float">
            <text:p>-0,35</text:p>
          </table:table-cell>
          <table:table-cell table:formula="of:=SQRT([.D220]^2+[.C220]^2+[.B220]^2)" office:value-type="float" office:value="0.385356977359954" calcext:value-type="float">
            <text:p>0,385356977359954</text:p>
          </table:table-cell>
        </table:table-row>
        <table:table-row table:style-name="ro1">
          <table:table-cell office:value-type="float" office:value="19.814" calcext:value-type="float">
            <text:p>19,814</text:p>
          </table:table-cell>
          <table:table-cell office:value-type="float" office:value="-0.06" calcext:value-type="float">
            <text:p>-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table:formula="of:=SQRT([.D221]^2+[.C221]^2+[.B221]^2)" office:value-type="float" office:value="0.128840987267251" calcext:value-type="float">
            <text:p>0,128840987267251</text:p>
          </table:table-cell>
        </table:table-row>
        <table:table-row table:style-name="ro1">
          <table:table-cell office:value-type="float" office:value="19.912" calcext:value-type="float">
            <text:p>19,912</text:p>
          </table:table-cell>
          <table:table-cell office:value-type="float" office:value="-0.11" calcext:value-type="float">
            <text:p>-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45" calcext:value-type="float">
            <text:p>0,45</text:p>
          </table:table-cell>
          <table:table-cell table:formula="of:=SQRT([.D222]^2+[.C222]^2+[.B222]^2)" office:value-type="float" office:value="0.486929152957594" calcext:value-type="float">
            <text:p>0,486929152957594</text:p>
          </table:table-cell>
        </table:table-row>
        <table:table-row table:style-name="ro1">
          <table:table-cell office:value-type="float" office:value="19.982" calcext:value-type="float">
            <text:p>19,982</text:p>
          </table:table-cell>
          <table:table-cell office:value-type="float" office:value="-0.04" calcext:value-type="float">
            <text:p>-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29" calcext:value-type="float">
            <text:p>0,29</text:p>
          </table:table-cell>
          <table:table-cell table:formula="of:=SQRT([.D223]^2+[.C223]^2+[.B223]^2)" office:value-type="float" office:value="0.29698484809835" calcext:value-type="float">
            <text:p>0,29698484809835</text:p>
          </table:table-cell>
        </table:table-row>
        <table:table-row table:style-name="ro1">
          <table:table-cell office:value-type="float" office:value="20.073" calcext:value-type="float">
            <text:p>20,073</text:p>
          </table:table-cell>
          <table:table-cell office:value-type="float" office:value="0.03" calcext:value-type="float">
            <text:p>0,03</text:p>
          </table:table-cell>
          <table:table-cell office:value-type="float" office:value="-0.1" calcext:value-type="float">
            <text:p>-0,1</text:p>
          </table:table-cell>
          <table:table-cell office:value-type="float" office:value="0.01" calcext:value-type="float">
            <text:p>0,01</text:p>
          </table:table-cell>
          <table:table-cell table:formula="of:=SQRT([.D224]^2+[.C224]^2+[.B224]^2)" office:value-type="float" office:value="0.104880884817015" calcext:value-type="float">
            <text:p>0,104880884817015</text:p>
          </table:table-cell>
        </table:table-row>
        <table:table-row table:style-name="ro1">
          <table:table-cell office:value-type="float" office:value="20.163" calcext:value-type="float">
            <text:p>20,163</text:p>
          </table:table-cell>
          <table:table-cell office:value-type="float" office:value="0.27" calcext:value-type="float">
            <text:p>0,27</text:p>
          </table:table-cell>
          <table:table-cell office:value-type="float" office:value="-0.23" calcext:value-type="float">
            <text:p>-0,23</text:p>
          </table:table-cell>
          <table:table-cell office:value-type="float" office:value="-0.36" calcext:value-type="float">
            <text:p>-0,36</text:p>
          </table:table-cell>
          <table:table-cell table:formula="of:=SQRT([.D225]^2+[.C225]^2+[.B225]^2)" office:value-type="float" office:value="0.505371150739731" calcext:value-type="float">
            <text:p>0,505371150739731</text:p>
          </table:table-cell>
        </table:table-row>
        <table:table-row table:style-name="ro1">
          <table:table-cell office:value-type="float" office:value="20.254" calcext:value-type="float">
            <text:p>20,254</text:p>
          </table:table-cell>
          <table:table-cell office:value-type="float" office:value="-0.06" calcext:value-type="float">
            <text:p>-0,06</text:p>
          </table:table-cell>
          <table:table-cell office:value-type="float" office:value="0.23" calcext:value-type="float">
            <text:p>0,23</text:p>
          </table:table-cell>
          <table:table-cell office:value-type="float" office:value="-0.58" calcext:value-type="float">
            <text:p>-0,58</text:p>
          </table:table-cell>
          <table:table-cell table:formula="of:=SQRT([.D226]^2+[.C226]^2+[.B226]^2)" office:value-type="float" office:value="0.626817357768593" calcext:value-type="float">
            <text:p>0,626817357768593</text:p>
          </table:table-cell>
        </table:table-row>
        <table:table-row table:style-name="ro1">
          <table:table-cell office:value-type="float" office:value="20.344" calcext:value-type="float">
            <text:p>20,344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formula="of:=SQRT([.D227]^2+[.C227]^2+[.B227]^2)" office:value-type="float" office:value="0.0761577310586391" calcext:value-type="float">
            <text:p>0,076157731058639</text:p>
          </table:table-cell>
        </table:table-row>
        <table:table-row table:style-name="ro1">
          <table:table-cell office:value-type="float" office:value="20.435" calcext:value-type="float">
            <text:p>20,435</text:p>
          </table:table-cell>
          <table:table-cell office:value-type="float" office:value="-0.08" calcext:value-type="float">
            <text:p>-0,08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table:formula="of:=SQRT([.D228]^2+[.C228]^2+[.B228]^2)" office:value-type="float" office:value="0.315119025131775" calcext:value-type="float">
            <text:p>0,315119025131775</text:p>
          </table:table-cell>
        </table:table-row>
        <table:table-row table:style-name="ro1">
          <table:table-cell office:value-type="float" office:value="20.525" calcext:value-type="float">
            <text:p>20,525</text:p>
          </table:table-cell>
          <table:table-cell office:value-type="float" office:value="-0.03" calcext:value-type="float">
            <text:p>-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42" calcext:value-type="float">
            <text:p>0,42</text:p>
          </table:table-cell>
          <table:table-cell table:formula="of:=SQRT([.D229]^2+[.C229]^2+[.B229]^2)" office:value-type="float" office:value="0.425323406362735" calcext:value-type="float">
            <text:p>0,425323406362735</text:p>
          </table:table-cell>
        </table:table-row>
        <table:table-row table:style-name="ro1">
          <table:table-cell office:value-type="float" office:value="20.622" calcext:value-type="float">
            <text:p>20,622</text:p>
          </table:table-cell>
          <table:table-cell office:value-type="float" office:value="0.01" calcext:value-type="float">
            <text:p>0,01</text:p>
          </table:table-cell>
          <table:table-cell office:value-type="float" office:value="-0.17" calcext:value-type="float">
            <text:p>-0,17</text:p>
          </table:table-cell>
          <table:table-cell office:value-type="float" office:value="0.07" calcext:value-type="float">
            <text:p>0,07</text:p>
          </table:table-cell>
          <table:table-cell table:formula="of:=SQRT([.D230]^2+[.C230]^2+[.B230]^2)" office:value-type="float" office:value="0.18411952639522" calcext:value-type="float">
            <text:p>0,18411952639522</text:p>
          </table:table-cell>
        </table:table-row>
        <table:table-row table:style-name="ro1">
          <table:table-cell office:value-type="float" office:value="20.721" calcext:value-type="float">
            <text:p>20,721</text:p>
          </table:table-cell>
          <table:table-cell office:value-type="float" office:value="0.01" calcext:value-type="float">
            <text:p>0,01</text:p>
          </table:table-cell>
          <table:table-cell office:value-type="float" office:value="-0.19" calcext:value-type="float">
            <text:p>-0,19</text:p>
          </table:table-cell>
          <table:table-cell office:value-type="float" office:value="-0.3" calcext:value-type="float">
            <text:p>-0,3</text:p>
          </table:table-cell>
          <table:table-cell table:formula="of:=SQRT([.D231]^2+[.C231]^2+[.B231]^2)" office:value-type="float" office:value="0.355246393366632" calcext:value-type="float">
            <text:p>0,355246393366632</text:p>
          </table:table-cell>
        </table:table-row>
        <table:table-row table:style-name="ro1">
          <table:table-cell office:value-type="float" office:value="20.819" calcext:value-type="float">
            <text:p>20,819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-0.22" calcext:value-type="float">
            <text:p>-0,22</text:p>
          </table:table-cell>
          <table:table-cell table:formula="of:=SQRT([.D232]^2+[.C232]^2+[.B232]^2)" office:value-type="float" office:value="0.231516738055804" calcext:value-type="float">
            <text:p>0,231516738055804</text:p>
          </table:table-cell>
        </table:table-row>
        <table:table-row table:style-name="ro1">
          <table:table-cell office:value-type="float" office:value="20.888" calcext:value-type="float">
            <text:p>20,888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-0.07" calcext:value-type="float">
            <text:p>-0,07</text:p>
          </table:table-cell>
          <table:table-cell table:formula="of:=SQRT([.D233]^2+[.C233]^2+[.B233]^2)" office:value-type="float" office:value="0.100995049383621" calcext:value-type="float">
            <text:p>0,100995049383621</text:p>
          </table:table-cell>
        </table:table-row>
        <table:table-row table:style-name="ro1">
          <table:table-cell office:value-type="float" office:value="20.978" calcext:value-type="float">
            <text:p>20,978</text:p>
          </table:table-cell>
          <table:table-cell office:value-type="float" office:value="-0.05" calcext:value-type="float">
            <text:p>-0,05</text:p>
          </table:table-cell>
          <table:table-cell office:value-type="float" office:value="0.13" calcext:value-type="float">
            <text:p>0,13</text:p>
          </table:table-cell>
          <table:table-cell office:value-type="float" office:value="0.25" calcext:value-type="float">
            <text:p>0,25</text:p>
          </table:table-cell>
          <table:table-cell table:formula="of:=SQRT([.D234]^2+[.C234]^2+[.B234]^2)" office:value-type="float" office:value="0.286181760425084" calcext:value-type="float">
            <text:p>0,286181760425084</text:p>
          </table:table-cell>
        </table:table-row>
        <table:table-row table:style-name="ro1">
          <table:table-cell office:value-type="float" office:value="21.069" calcext:value-type="float">
            <text:p>21,069</text:p>
          </table:table-cell>
          <table:table-cell office:value-type="float" office:value="-0.05" calcext:value-type="float">
            <text:p>-0,05</text:p>
          </table:table-cell>
          <table:table-cell office:value-type="float" office:value="0.05" calcext:value-type="float">
            <text:p>0,05</text:p>
          </table:table-cell>
          <table:table-cell office:value-type="float" office:value="0.26" calcext:value-type="float">
            <text:p>0,26</text:p>
          </table:table-cell>
          <table:table-cell table:formula="of:=SQRT([.D235]^2+[.C235]^2+[.B235]^2)" office:value-type="float" office:value="0.26944387170615" calcext:value-type="float">
            <text:p>0,26944387170615</text:p>
          </table:table-cell>
        </table:table-row>
        <table:table-row table:style-name="ro1">
          <table:table-cell office:value-type="float" office:value="21.159" calcext:value-type="float">
            <text:p>21,159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18" calcext:value-type="float">
            <text:p>0,18</text:p>
          </table:table-cell>
          <table:table-cell table:formula="of:=SQRT([.D236]^2+[.C236]^2+[.B236]^2)"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21.25" calcext:value-type="float">
            <text:p>21,25</text:p>
          </table:table-cell>
          <table:table-cell office:value-type="float" office:value="0.05" calcext:value-type="float">
            <text:p>0,05</text:p>
          </table:table-cell>
          <table:table-cell office:value-type="float" office:value="-0.03" calcext:value-type="float">
            <text:p>-0,03</text:p>
          </table:table-cell>
          <table:table-cell office:value-type="float" office:value="-0.22" calcext:value-type="float">
            <text:p>-0,22</text:p>
          </table:table-cell>
          <table:table-cell table:formula="of:=SQRT([.D237]^2+[.C237]^2+[.B237]^2)" office:value-type="float" office:value="0.227596133534821" calcext:value-type="float">
            <text:p>0,227596133534821</text:p>
          </table:table-cell>
        </table:table-row>
        <table:table-row table:style-name="ro1">
          <table:table-cell office:value-type="float" office:value="21.34" calcext:value-type="float">
            <text:p>21,34</text:p>
          </table:table-cell>
          <table:table-cell office:value-type="float" office:value="-0.07" calcext:value-type="float">
            <text:p>-0,07</text:p>
          </table:table-cell>
          <table:table-cell office:value-type="float" office:value="0.04" calcext:value-type="float">
            <text:p>0,04</text:p>
          </table:table-cell>
          <table:table-cell office:value-type="float" office:value="-0.34" calcext:value-type="float">
            <text:p>-0,34</text:p>
          </table:table-cell>
          <table:table-cell table:formula="of:=SQRT([.D238]^2+[.C238]^2+[.B238]^2)" office:value-type="float" office:value="0.349428104193123" calcext:value-type="float">
            <text:p>0,349428104193123</text:p>
          </table:table-cell>
        </table:table-row>
        <table:table-row table:style-name="ro1">
          <table:table-cell office:value-type="float" office:value="21.431" calcext:value-type="float">
            <text:p>21,431</text:p>
          </table:table-cell>
          <table:table-cell office:value-type="float" office:value="-0.19" calcext:value-type="float">
            <text:p>-0,19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6" calcext:value-type="float">
            <text:p>-0,06</text:p>
          </table:table-cell>
          <table:table-cell table:formula="of:=SQRT([.D239]^2+[.C239]^2+[.B239]^2)" office:value-type="float" office:value="0.203224014329016" calcext:value-type="float">
            <text:p>0,203224014329016</text:p>
          </table:table-cell>
        </table:table-row>
        <table:table-row table:style-name="ro1">
          <table:table-cell office:value-type="float" office:value="21.529" calcext:value-type="float">
            <text:p>21,529</text:p>
          </table:table-cell>
          <table:table-cell office:value-type="float" office:value="-0.14" calcext:value-type="float">
            <text:p>-0,14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table:formula="of:=SQRT([.D240]^2+[.C240]^2+[.B240]^2)" office:value-type="float" office:value="0.215638586528478" calcext:value-type="float">
            <text:p>0,215638586528478</text:p>
          </table:table-cell>
        </table:table-row>
        <table:table-row table:style-name="ro1">
          <table:table-cell office:value-type="float" office:value="21.623" calcext:value-type="float">
            <text:p>21,623</text:p>
          </table:table-cell>
          <table:table-cell office:value-type="float" office:value="-0.05" calcext:value-type="float">
            <text:p>-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34" calcext:value-type="float">
            <text:p>0,34</text:p>
          </table:table-cell>
          <table:table-cell table:formula="of:=SQRT([.D241]^2+[.C241]^2+[.B241]^2)" office:value-type="float" office:value="0.374966665185053" calcext:value-type="float">
            <text:p>0,374966665185053</text:p>
          </table:table-cell>
        </table:table-row>
        <table:table-row table:style-name="ro1">
          <table:table-cell office:value-type="float" office:value="21.728" calcext:value-type="float">
            <text:p>21,728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.18" calcext:value-type="float">
            <text:p>0,18</text:p>
          </table:table-cell>
          <table:table-cell table:formula="of:=SQRT([.D242]^2+[.C242]^2+[.B242]^2)" office:value-type="float" office:value="0.181107702762748" calcext:value-type="float">
            <text:p>0,181107702762748</text:p>
          </table:table-cell>
        </table:table-row>
        <table:table-row table:style-name="ro1">
          <table:table-cell office:value-type="float" office:value="21.793" calcext:value-type="float">
            <text:p>21,793</text:p>
          </table:table-cell>
          <table:table-cell office:value-type="float" office:value="-0.03" calcext:value-type="float">
            <text:p>-0,03</text:p>
          </table:table-cell>
          <table:table-cell office:value-type="float" office:value="-0.13" calcext:value-type="float">
            <text:p>-0,13</text:p>
          </table:table-cell>
          <table:table-cell office:value-type="float" office:value="-0.07" calcext:value-type="float">
            <text:p>-0,07</text:p>
          </table:table-cell>
          <table:table-cell table:formula="of:=SQRT([.D243]^2+[.C243]^2+[.B243]^2)" office:value-type="float" office:value="0.150665191733194" calcext:value-type="float">
            <text:p>0,150665191733194</text:p>
          </table:table-cell>
        </table:table-row>
        <table:table-row table:style-name="ro1">
          <table:table-cell office:value-type="float" office:value="21.884" calcext:value-type="float">
            <text:p>21,884</text:p>
          </table:table-cell>
          <table:table-cell office:value-type="float" office:value="0.07" calcext:value-type="float">
            <text:p>0,07</text:p>
          </table:table-cell>
          <table:table-cell office:value-type="float" office:value="-0.09" calcext:value-type="float">
            <text:p>-0,09</text:p>
          </table:table-cell>
          <table:table-cell office:value-type="float" office:value="-0.25" calcext:value-type="float">
            <text:p>-0,25</text:p>
          </table:table-cell>
          <table:table-cell table:formula="of:=SQRT([.D244]^2+[.C244]^2+[.B244]^2)" office:value-type="float" office:value="0.274772633280682" calcext:value-type="float">
            <text:p>0,274772633280682</text:p>
          </table:table-cell>
        </table:table-row>
        <table:table-row table:style-name="ro1">
          <table:table-cell office:value-type="float" office:value="21.974" calcext:value-type="float">
            <text:p>21,974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-0.22" calcext:value-type="float">
            <text:p>-0,22</text:p>
          </table:table-cell>
          <table:table-cell table:formula="of:=SQRT([.D245]^2+[.C245]^2+[.B245]^2)" office:value-type="float" office:value="0.241660919471891" calcext:value-type="float">
            <text:p>0,241660919471891</text:p>
          </table:table-cell>
        </table:table-row>
        <table:table-row table:style-name="ro1">
          <table:table-cell office:value-type="float" office:value="22.065" calcext:value-type="float">
            <text:p>22,06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-0.01" calcext:value-type="float">
            <text:p>-0,01</text:p>
          </table:table-cell>
          <table:table-cell table:formula="of:=SQRT([.D246]^2+[.C246]^2+[.B246]^2)" office:value-type="float" office:value="0.0707106781186548" calcext:value-type="float">
            <text:p>0,070710678118655</text:p>
          </table:table-cell>
        </table:table-row>
        <table:table-row table:style-name="ro1">
          <table:table-cell office:value-type="float" office:value="22.155" calcext:value-type="float">
            <text:p>22,155</text:p>
          </table:table-cell>
          <table:table-cell office:value-type="float" office:value="-0.03" calcext:value-type="float">
            <text:p>-0,03</text:p>
          </table:table-cell>
          <table:table-cell office:value-type="float" office:value="0.1" calcext:value-type="float">
            <text:p>0,1</text:p>
          </table:table-cell>
          <table:table-cell office:value-type="float" office:value="0.32" calcext:value-type="float">
            <text:p>0,32</text:p>
          </table:table-cell>
          <table:table-cell table:formula="of:=SQRT([.D247]^2+[.C247]^2+[.B247]^2)" office:value-type="float" office:value="0.336600653594137" calcext:value-type="float">
            <text:p>0,336600653594137</text:p>
          </table:table-cell>
        </table:table-row>
        <table:table-row table:style-name="ro1">
          <table:table-cell office:value-type="float" office:value="22.246" calcext:value-type="float">
            <text:p>22,246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23" calcext:value-type="float">
            <text:p>0,23</text:p>
          </table:table-cell>
          <table:table-cell table:formula="of:=SQRT([.D248]^2+[.C248]^2+[.B248]^2)" office:value-type="float" office:value="0.235372045918796" calcext:value-type="float">
            <text:p>0,235372045918796</text:p>
          </table:table-cell>
        </table:table-row>
        <table:table-row table:style-name="ro1">
          <table:table-cell office:value-type="float" office:value="22.336" calcext:value-type="float">
            <text:p>22,336</text:p>
          </table:table-cell>
          <table:table-cell office:value-type="float" office:value="0.02" calcext:value-type="float">
            <text:p>0,02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6" calcext:value-type="float">
            <text:p>-0,06</text:p>
          </table:table-cell>
          <table:table-cell table:formula="of:=SQRT([.D249]^2+[.C249]^2+[.B249]^2)" office:value-type="float" office:value="0.101980390271856" calcext:value-type="float">
            <text:p>0,101980390271856</text:p>
          </table:table-cell>
        </table:table-row>
        <table:table-row table:style-name="ro1">
          <table:table-cell office:value-type="float" office:value="22.43" calcext:value-type="float">
            <text:p>22,43</text:p>
          </table:table-cell>
          <table:table-cell office:value-type="float" office:value="0.03" calcext:value-type="float">
            <text:p>0,03</text:p>
          </table:table-cell>
          <table:table-cell office:value-type="float" office:value="-0.02" calcext:value-type="float">
            <text:p>-0,02</text:p>
          </table:table-cell>
          <table:table-cell office:value-type="float" office:value="-0.28" calcext:value-type="float">
            <text:p>-0,28</text:p>
          </table:table-cell>
          <table:table-cell table:formula="of:=SQRT([.D250]^2+[.C250]^2+[.B250]^2)" office:value-type="float" office:value="0.282311884269862" calcext:value-type="float">
            <text:p>0,282311884269862</text:p>
          </table:table-cell>
        </table:table-row>
        <table:table-row table:style-name="ro1">
          <table:table-cell office:value-type="float" office:value="22.531" calcext:value-type="float">
            <text:p>22,531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-0.24" calcext:value-type="float">
            <text:p>-0,24</text:p>
          </table:table-cell>
          <table:table-cell table:formula="of:=SQRT([.D251]^2+[.C251]^2+[.B251]^2)" office:value-type="float" office:value="0.256515106767613" calcext:value-type="float">
            <text:p>0,256515106767613</text:p>
          </table:table-cell>
        </table:table-row>
        <table:table-row table:style-name="ro1">
          <table:table-cell office:value-type="float" office:value="22.63" calcext:value-type="float">
            <text:p>22,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-0.07" calcext:value-type="float">
            <text:p>-0,07</text:p>
          </table:table-cell>
          <table:table-cell table:formula="of:=SQRT([.D252]^2+[.C252]^2+[.B252]^2)" office:value-type="float" office:value="0.122065556157337" calcext:value-type="float">
            <text:p>0,122065556157337</text:p>
          </table:table-cell>
        </table:table-row>
        <table:table-row table:style-name="ro1">
          <table:table-cell office:value-type="float" office:value="22.699" calcext:value-type="float">
            <text:p>22,699</text:p>
          </table:table-cell>
          <table:table-cell office:value-type="float" office:value="-0.05" calcext:value-type="float">
            <text:p>-0,05</text:p>
          </table:table-cell>
          <table:table-cell office:value-type="float" office:value="0.09" calcext:value-type="float">
            <text:p>0,09</text:p>
          </table:table-cell>
          <table:table-cell office:value-type="float" office:value="0.25" calcext:value-type="float">
            <text:p>0,25</text:p>
          </table:table-cell>
          <table:table-cell table:formula="of:=SQRT([.D253]^2+[.C253]^2+[.B253]^2)" office:value-type="float" office:value="0.270370116691915" calcext:value-type="float">
            <text:p>0,270370116691915</text:p>
          </table:table-cell>
        </table:table-row>
        <table:table-row table:style-name="ro1">
          <table:table-cell office:value-type="float" office:value="22.789" calcext:value-type="float">
            <text:p>22,789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formula="of:=SQRT([.D254]^2+[.C254]^2+[.B254]^2)" office:value-type="float" office:value="0.250199920063936" calcext:value-type="float">
            <text:p>0,250199920063936</text:p>
          </table:table-cell>
        </table:table-row>
        <table:table-row table:style-name="ro1">
          <table:table-cell office:value-type="float" office:value="22.88" calcext:value-type="float">
            <text:p>22,88</text:p>
          </table:table-cell>
          <table:table-cell table:number-columns-repeated="2" office:value-type="float" office:value="-0.02" calcext:value-type="float">
            <text:p>-0,02</text:p>
          </table:table-cell>
          <table:table-cell office:value-type="float" office:value="0.07" calcext:value-type="float">
            <text:p>0,07</text:p>
          </table:table-cell>
          <table:table-cell table:formula="of:=SQRT([.D255]^2+[.C255]^2+[.B255]^2)" office:value-type="float" office:value="0.0754983443527075" calcext:value-type="float">
            <text:p>0,075498344352708</text:p>
          </table:table-cell>
        </table:table-row>
        <table:table-row table:style-name="ro1">
          <table:table-cell office:value-type="float" office:value="22.97" calcext:value-type="float">
            <text:p>22,97</text:p>
          </table:table-cell>
          <table:table-cell office:value-type="float" office:value="0.08" calcext:value-type="float">
            <text:p>0,08</text:p>
          </table:table-cell>
          <table:table-cell office:value-type="float" office:value="-0.11" calcext:value-type="float">
            <text:p>-0,11</text:p>
          </table:table-cell>
          <table:table-cell office:value-type="float" office:value="-0.24" calcext:value-type="float">
            <text:p>-0,24</text:p>
          </table:table-cell>
          <table:table-cell table:formula="of:=SQRT([.D256]^2+[.C256]^2+[.B256]^2)" office:value-type="float" office:value="0.275862284482674" calcext:value-type="float">
            <text:p>0,275862284482674</text:p>
          </table:table-cell>
        </table:table-row>
        <table:table-row table:style-name="ro1">
          <table:table-cell office:value-type="float" office:value="23.061" calcext:value-type="float">
            <text:p>23,061</text:p>
          </table:table-cell>
          <table:table-cell office:value-type="float" office:value="0.02" calcext:value-type="float">
            <text:p>0,02</text:p>
          </table:table-cell>
          <table:table-cell office:value-type="float" office:value="0.21" calcext:value-type="float">
            <text:p>0,21</text:p>
          </table:table-cell>
          <table:table-cell office:value-type="float" office:value="-0.4" calcext:value-type="float">
            <text:p>-0,4</text:p>
          </table:table-cell>
          <table:table-cell table:formula="of:=SQRT([.D257]^2+[.C257]^2+[.B257]^2)" office:value-type="float" office:value="0.452216762183801" calcext:value-type="float">
            <text:p>0,452216762183801</text:p>
          </table:table-cell>
        </table:table-row>
        <table:table-row table:style-name="ro1">
          <table:table-cell office:value-type="float" office:value="23.152" calcext:value-type="float">
            <text:p>23,152</text:p>
          </table:table-cell>
          <table:table-cell office:value-type="float" office:value="0.02" calcext:value-type="float">
            <text:p>0,02</text:p>
          </table:table-cell>
          <table:table-cell office:value-type="float" office:value="0.14" calcext:value-type="float">
            <text:p>0,14</text:p>
          </table:table-cell>
          <table:table-cell office:value-type="float" office:value="-0.14" calcext:value-type="float">
            <text:p>-0,14</text:p>
          </table:table-cell>
          <table:table-cell table:formula="of:=SQRT([.D258]^2+[.C258]^2+[.B258]^2)" office:value-type="float" office:value="0.198997487421324" calcext:value-type="float">
            <text:p>0,198997487421324</text:p>
          </table:table-cell>
        </table:table-row>
        <table:table-row table:style-name="ro1">
          <table:table-cell office:value-type="float" office:value="23.242" calcext:value-type="float">
            <text:p>23,242</text:p>
          </table:table-cell>
          <table:table-cell office:value-type="float" office:value="-0.07" calcext:value-type="float">
            <text:p>-0,07</text:p>
          </table:table-cell>
          <table:table-cell office:value-type="float" office:value="0.25" calcext:value-type="float">
            <text:p>0,25</text:p>
          </table:table-cell>
          <table:table-cell office:value-type="float" office:value="0.16" calcext:value-type="float">
            <text:p>0,16</text:p>
          </table:table-cell>
          <table:table-cell table:formula="of:=SQRT([.D259]^2+[.C259]^2+[.B259]^2)" office:value-type="float" office:value="0.304959013639538" calcext:value-type="float">
            <text:p>0,304959013639538</text:p>
          </table:table-cell>
        </table:table-row>
        <table:table-row table:style-name="ro1">
          <table:table-cell office:value-type="float" office:value="23.338" calcext:value-type="float">
            <text:p>23,338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21" calcext:value-type="float">
            <text:p>0,21</text:p>
          </table:table-cell>
          <table:table-cell table:formula="of:=SQRT([.D260]^2+[.C260]^2+[.B260]^2)" office:value-type="float" office:value="0.226715680975093" calcext:value-type="float">
            <text:p>0,226715680975093</text:p>
          </table:table-cell>
        </table:table-row>
        <table:table-row table:style-name="ro1">
          <table:table-cell office:value-type="float" office:value="23.438" calcext:value-type="float">
            <text:p>23,438</text:p>
          </table:table-cell>
          <table:table-cell office:value-type="float" office:value="-0.04" calcext:value-type="float">
            <text:p>-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formula="of:=SQRT([.D261]^2+[.C261]^2+[.B261]^2)" office:value-type="float" office:value="0.0640312423743285" calcext:value-type="float">
            <text:p>0,064031242374329</text:p>
          </table:table-cell>
        </table:table-row>
        <table:table-row table:style-name="ro1">
          <table:table-cell office:value-type="float" office:value="23.536" calcext:value-type="float">
            <text:p>23,536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,11</text:p>
          </table:table-cell>
          <table:table-cell table:formula="of:=SQRT([.D262]^2+[.C262]^2+[.B262]^2)" office:value-type="float" office:value="0.125299640861417" calcext:value-type="float">
            <text:p>0,125299640861417</text:p>
          </table:table-cell>
        </table:table-row>
        <table:table-row table:style-name="ro1">
          <table:table-cell office:value-type="float" office:value="23.604" calcext:value-type="float">
            <text:p>23,604</text:p>
          </table:table-cell>
          <table:table-cell office:value-type="float" office:value="0.02" calcext:value-type="float">
            <text:p>0,02</text:p>
          </table:table-cell>
          <table:table-cell office:value-type="float" office:value="-0.06" calcext:value-type="float">
            <text:p>-0,06</text:p>
          </table:table-cell>
          <table:table-cell office:value-type="float" office:value="-0.16" calcext:value-type="float">
            <text:p>-0,16</text:p>
          </table:table-cell>
          <table:table-cell table:formula="of:=SQRT([.D263]^2+[.C263]^2+[.B263]^2)" office:value-type="float" office:value="0.172046505340853" calcext:value-type="float">
            <text:p>0,172046505340853</text:p>
          </table:table-cell>
        </table:table-row>
        <table:table-row table:style-name="ro1">
          <table:table-cell office:value-type="float" office:value="23.695" calcext:value-type="float">
            <text:p>23,695</text:p>
          </table:table-cell>
          <table:table-cell office:value-type="float" office:value="-0.05" calcext:value-type="float">
            <text:p>-0,05</text:p>
          </table:table-cell>
          <table:table-cell office:value-type="float" office:value="0.16" calcext:value-type="float">
            <text:p>0,16</text:p>
          </table:table-cell>
          <table:table-cell office:value-type="float" office:value="-0.11" calcext:value-type="float">
            <text:p>-0,11</text:p>
          </table:table-cell>
          <table:table-cell table:formula="of:=SQRT([.D264]^2+[.C264]^2+[.B264]^2)" office:value-type="float" office:value="0.200499376557634" calcext:value-type="float">
            <text:p>0,200499376557634</text:p>
          </table:table-cell>
        </table:table-row>
        <table:table-row table:style-name="ro1">
          <table:table-cell office:value-type="float" office:value="23.785" calcext:value-type="float">
            <text:p>23,785</text:p>
          </table:table-cell>
          <table:table-cell office:value-type="float" office:value="0.01" calcext:value-type="float">
            <text:p>0,01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table:formula="of:=SQRT([.D265]^2+[.C265]^2+[.B265]^2)" office:value-type="float" office:value="0.120830459735946" calcext:value-type="float">
            <text:p>0,120830459735946</text:p>
          </table:table-cell>
        </table:table-row>
        <table:table-row table:style-name="ro1">
          <table:table-cell office:value-type="float" office:value="23.876" calcext:value-type="float">
            <text:p>23,876</text:p>
          </table:table-cell>
          <table:table-cell office:value-type="float" office:value="-0.11" calcext:value-type="float">
            <text:p>-0,11</text:p>
          </table:table-cell>
          <table:table-cell office:value-type="float" office:value="0.09" calcext:value-type="float">
            <text:p>0,09</text:p>
          </table:table-cell>
          <table:table-cell office:value-type="float" office:value="-0.09" calcext:value-type="float">
            <text:p>-0,09</text:p>
          </table:table-cell>
          <table:table-cell table:formula="of:=SQRT([.D266]^2+[.C266]^2+[.B266]^2)" office:value-type="float" office:value="0.168226038412607" calcext:value-type="float">
            <text:p>0,168226038412607</text:p>
          </table:table-cell>
        </table:table-row>
        <table:table-row table:style-name="ro1">
          <table:table-cell office:value-type="float" office:value="23.967" calcext:value-type="float">
            <text:p>23,967</text:p>
          </table:table-cell>
          <table:table-cell office:value-type="float" office:value="-0.01" calcext:value-type="float">
            <text:p>-0,01</text:p>
          </table:table-cell>
          <table:table-cell office:value-type="float" office:value="0.14" calcext:value-type="float">
            <text:p>0,14</text:p>
          </table:table-cell>
          <table:table-cell office:value-type="float" office:value="-0.01" calcext:value-type="float">
            <text:p>-0,01</text:p>
          </table:table-cell>
          <table:table-cell table:formula="of:=SQRT([.D267]^2+[.C267]^2+[.B267]^2)" office:value-type="float" office:value="0.140712472794703" calcext:value-type="float">
            <text:p>0,140712472794703</text:p>
          </table:table-cell>
        </table:table-row>
        <table:table-row table:style-name="ro1">
          <table:table-cell office:value-type="float" office:value="24.057" calcext:value-type="float">
            <text:p>24,057</text:p>
          </table:table-cell>
          <table:table-cell office:value-type="float" office:value="-0.03" calcext:value-type="float">
            <text:p>-0,03</text:p>
          </table:table-cell>
          <table:table-cell office:value-type="float" office:value="0.11" calcext:value-type="float">
            <text:p>0,11</text:p>
          </table:table-cell>
          <table:table-cell office:value-type="float" office:value="-0.03" calcext:value-type="float">
            <text:p>-0,03</text:p>
          </table:table-cell>
          <table:table-cell table:formula="of:=SQRT([.D268]^2+[.C268]^2+[.B268]^2)" office:value-type="float" office:value="0.117898261225516" calcext:value-type="float">
            <text:p>0,117898261225516</text:p>
          </table:table-cell>
        </table:table-row>
        <table:table-row table:style-name="ro1">
          <table:table-cell office:value-type="float" office:value="24.148" calcext:value-type="float">
            <text:p>24,148</text:p>
          </table:table-cell>
          <table:table-cell office:value-type="float" office:value="-0.02" calcext:value-type="float">
            <text:p>-0,02</text:p>
          </table:table-cell>
          <table:table-cell office:value-type="float" office:value="0.06" calcext:value-type="float">
            <text:p>0,06</text:p>
          </table:table-cell>
          <table:table-cell office:value-type="float" office:value="-0.06" calcext:value-type="float">
            <text:p>-0,06</text:p>
          </table:table-cell>
          <table:table-cell table:formula="of:=SQRT([.D269]^2+[.C269]^2+[.B269]^2)" office:value-type="float" office:value="0.0871779788708135" calcext:value-type="float">
            <text:p>0,087177978870814</text:p>
          </table:table-cell>
        </table:table-row>
        <table:table-row table:style-name="ro1">
          <table:table-cell office:value-type="float" office:value="24.244" calcext:value-type="float">
            <text:p>24,244</text:p>
          </table:table-cell>
          <table:table-cell office:value-type="float" office:value="-0.02" calcext:value-type="float">
            <text:p>-0,02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formula="of:=SQRT([.D270]^2+[.C270]^2+[.B270]^2)" office:value-type="float" office:value="0.0883176086632785" calcext:value-type="float">
            <text:p>0,088317608663279</text:p>
          </table:table-cell>
        </table:table-row>
        <table:table-row table:style-name="ro1">
          <table:table-cell office:value-type="float" office:value="24.344" calcext:value-type="float">
            <text:p>24,344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table:formula="of:=SQRT([.D271]^2+[.C271]^2+[.B271]^2)" office:value-type="float" office:value="0.033166247903554" calcext:value-type="float">
            <text:p>0,033166247903554</text:p>
          </table:table-cell>
        </table:table-row>
        <table:table-row table:style-name="ro1">
          <table:table-cell office:value-type="float" office:value="24.442" calcext:value-type="float">
            <text:p>24,442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-0.04" calcext:value-type="float">
            <text:p>-0,04</text:p>
          </table:table-cell>
          <table:table-cell table:formula="of:=SQRT([.D272]^2+[.C272]^2+[.B272]^2)" office:value-type="float" office:value="0.0728010988928052" calcext:value-type="float">
            <text:p>0,072801098892805</text:p>
          </table:table-cell>
        </table:table-row>
        <table:table-row table:style-name="ro1">
          <table:table-cell office:value-type="float" office:value="24.51" calcext:value-type="float">
            <text:p>24,51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SQRT([.D273]^2+[.C273]^2+[.B273]^2)" office:value-type="float" office:value="0.0360555127546399" calcext:value-type="float">
            <text:p>0,03605551275464</text:p>
          </table:table-cell>
        </table:table-row>
        <table:table-row table:style-name="ro1">
          <table:table-cell office:value-type="float" office:value="24.6" calcext:value-type="float">
            <text:p>24,6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-0.03" calcext:value-type="float">
            <text:p>-0,03</text:p>
          </table:table-cell>
          <table:table-cell table:formula="of:=SQRT([.D274]^2+[.C274]^2+[.B274]^2)" office:value-type="float" office:value="0.058309518948453" calcext:value-type="float">
            <text:p>0,058309518948453</text:p>
          </table:table-cell>
        </table:table-row>
        <table:table-row table:style-name="ro1">
          <table:table-cell office:value-type="float" office:value="24.691" calcext:value-type="float">
            <text:p>24,691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.05" calcext:value-type="float">
            <text:p>-0,05</text:p>
          </table:table-cell>
          <table:table-cell table:formula="of:=SQRT([.D275]^2+[.C275]^2+[.B275]^2)" office:value-type="float" office:value="0.0509901951359279" calcext:value-type="float">
            <text:p>0,050990195135928</text:p>
          </table:table-cell>
        </table:table-row>
        <table:table-row table:style-name="ro1">
          <table:table-cell office:value-type="float" office:value="24.782" calcext:value-type="float">
            <text:p>24,78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table:formula="of:=SQRT([.D276]^2+[.C276]^2+[.B276]^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24.872" calcext:value-type="float">
            <text:p>24,87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table:formula="of:=SQRT([.D277]^2+[.C277]^2+[.B277]^2)" office:value-type="float" office:value="0.0374165738677394" calcext:value-type="float">
            <text:p>0,03741657386774</text:p>
          </table:table-cell>
        </table:table-row>
        <table:table-row table:style-name="ro1">
          <table:table-cell office:value-type="float" office:value="24.963" calcext:value-type="float">
            <text:p>24,963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table:formula="of:=SQRT([.D278]^2+[.C278]^2+[.B278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25.053" calcext:value-type="float">
            <text:p>25,0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279]^2+[.C279]^2+[.B279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5.15" calcext:value-type="float">
            <text:p>25,1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table:formula="of:=SQRT([.D280]^2+[.C280]^2+[.B280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5.249" calcext:value-type="float">
            <text:p>25,249</text:p>
          </table:table-cell>
          <table:table-cell table:number-columns-repeated="3" office:value-type="float" office:value="0.01" calcext:value-type="float">
            <text:p>0,01</text:p>
          </table:table-cell>
          <table:table-cell table:formula="of:=SQRT([.D281]^2+[.C281]^2+[.B281]^2)" office:value-type="float" office:value="0.0173205080756888" calcext:value-type="float">
            <text:p>0,017320508075689</text:p>
          </table:table-cell>
        </table:table-row>
        <table:table-row table:style-name="ro1">
          <table:table-cell office:value-type="float" office:value="25.347" calcext:value-type="float">
            <text:p>25,347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282]^2+[.C282]^2+[.B282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25.416" calcext:value-type="float">
            <text:p>25,416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SQRT([.D283]^2+[.C283]^2+[.B283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5.506" calcext:value-type="float">
            <text:p>25,506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formula="of:=SQRT([.D284]^2+[.C284]^2+[.B284]^2)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25.597" calcext:value-type="float">
            <text:p>25,597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table:formula="of:=SQRT([.D285]^2+[.C285]^2+[.B285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25.687" calcext:value-type="float">
            <text:p>25,687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.02" calcext:value-type="float">
            <text:p>0,02</text:p>
          </table:table-cell>
          <table:table-cell table:formula="of:=SQRT([.D286]^2+[.C286]^2+[.B286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25.778" calcext:value-type="float">
            <text:p>25,778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0.02" calcext:value-type="float">
            <text:p>0,02</text:p>
          </table:table-cell>
          <table:table-cell table:formula="of:=SQRT([.D287]^2+[.C287]^2+[.B287]^2)" office:value-type="float" office:value="0.0244948974278318" calcext:value-type="float">
            <text:p>0,024494897427832</text:p>
          </table:table-cell>
        </table:table-row>
        <table:table-row table:style-name="ro1">
          <table:table-cell office:value-type="float" office:value="25.868" calcext:value-type="float">
            <text:p>25,868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288]^2+[.C288]^2+[.B288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25.959" calcext:value-type="float">
            <text:p>25,959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table:formula="of:=SQRT([.D289]^2+[.C289]^2+[.B289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26.055" calcext:value-type="float">
            <text:p>26,0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SQRT([.D290]^2+[.C290]^2+[.B290]^2)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26.155" calcext:value-type="float">
            <text:p>26,155</text:p>
          </table:table-cell>
          <table:table-cell table:number-columns-repeated="3" office:value-type="float" office:value="0.01" calcext:value-type="float">
            <text:p>0,01</text:p>
          </table:table-cell>
          <table:table-cell table:formula="of:=SQRT([.D291]^2+[.C291]^2+[.B291]^2)" office:value-type="float" office:value="0.0173205080756888" calcext:value-type="float">
            <text:p>0,017320508075689</text:p>
          </table:table-cell>
        </table:table-row>
        <table:table-row table:style-name="ro1">
          <table:table-cell office:value-type="float" office:value="26.253" calcext:value-type="float">
            <text:p>26,253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formula="of:=SQRT([.D292]^2+[.C292]^2+[.B292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26.321" calcext:value-type="float">
            <text:p>26,321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SQRT([.D293]^2+[.C293]^2+[.B293]^2)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26.412" calcext:value-type="float">
            <text:p>26,412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.03" calcext:value-type="float">
            <text:p>0,03</text:p>
          </table:table-cell>
          <table:table-cell table:formula="of:=SQRT([.D294]^2+[.C294]^2+[.B294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26.502" calcext:value-type="float">
            <text:p>26,502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SQRT([.D295]^2+[.C295]^2+[.B295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26.593" calcext:value-type="float">
            <text:p>26,5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296]^2+[.C296]^2+[.B296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6.683" calcext:value-type="float">
            <text:p>26,683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table:formula="of:=SQRT([.D297]^2+[.C297]^2+[.B297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26.774" calcext:value-type="float">
            <text:p>26,774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298]^2+[.C298]^2+[.B298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26.864" calcext:value-type="float">
            <text:p>26,864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.02" calcext:value-type="float">
            <text:p>0,02</text:p>
          </table:table-cell>
          <table:table-cell table:formula="of:=SQRT([.D299]^2+[.C299]^2+[.B299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26.959" calcext:value-type="float">
            <text:p>26,959</text:p>
          </table:table-cell>
          <table:table-cell table:number-columns-repeated="2"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table:formula="of:=SQRT([.D300]^2+[.C300]^2+[.B300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27.059" calcext:value-type="float">
            <text:p>27,059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formula="of:=SQRT([.D301]^2+[.C301]^2+[.B301]^2)" office:value-type="float" office:value="0.0244948974278318" calcext:value-type="float">
            <text:p>0,024494897427832</text:p>
          </table:table-cell>
        </table:table-row>
        <table:table-row table:style-name="ro1">
          <table:table-cell office:value-type="float" office:value="27.158" calcext:value-type="float">
            <text:p>27,15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302]^2+[.C302]^2+[.B302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27.227" calcext:value-type="float">
            <text:p>27,227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.02" calcext:value-type="float">
            <text:p>0,02</text:p>
          </table:table-cell>
          <table:table-cell table:formula="of:=SQRT([.D303]^2+[.C303]^2+[.B303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27.317" calcext:value-type="float">
            <text:p>27,317</text:p>
          </table:table-cell>
          <table:table-cell table:number-columns-repeated="2"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formula="of:=SQRT([.D304]^2+[.C304]^2+[.B304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27.408" calcext:value-type="float">
            <text:p>27,408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.01" calcext:value-type="float">
            <text:p>0,01</text:p>
          </table:table-cell>
          <table:table-cell table:formula="of:=SQRT([.D305]^2+[.C305]^2+[.B305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27.498" calcext:value-type="float">
            <text:p>27,498</text:p>
          </table:table-cell>
          <table:table-cell table:number-columns-repeated="2" office:value-type="float" office:value="-0.01" calcext:value-type="float">
            <text:p>-0,01</text:p>
          </table:table-cell>
          <table:table-cell office:value-type="float" office:value="0.02" calcext:value-type="float">
            <text:p>0,02</text:p>
          </table:table-cell>
          <table:table-cell table:formula="of:=SQRT([.D306]^2+[.C306]^2+[.B306]^2)" office:value-type="float" office:value="0.0244948974278318" calcext:value-type="float">
            <text:p>0,024494897427832</text:p>
          </table:table-cell>
        </table:table-row>
        <table:table-row table:style-name="ro1">
          <table:table-cell office:value-type="float" office:value="27.59" calcext:value-type="float">
            <text:p>27,59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.02" calcext:value-type="float">
            <text:p>0,02</text:p>
          </table:table-cell>
          <table:table-cell table:formula="of:=SQRT([.D307]^2+[.C307]^2+[.B307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27.68" calcext:value-type="float">
            <text:p>27,6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formula="of:=SQRT([.D308]^2+[.C308]^2+[.B308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27.77" calcext:value-type="float">
            <text:p>27,77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.02" calcext:value-type="float">
            <text:p>0,02</text:p>
          </table:table-cell>
          <table:table-cell table:formula="of:=SQRT([.D309]^2+[.C309]^2+[.B309]^2)" office:value-type="float" office:value="0.0282842712474619" calcext:value-type="float">
            <text:p>0,028284271247462</text:p>
          </table:table-cell>
        </table:table-row>
        <table:table-row table:style-name="ro1">
          <table:table-cell office:value-type="float" office:value="27.865" calcext:value-type="float">
            <text:p>27,86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SQRT([.D310]^2+[.C310]^2+[.B310]^2)" office:value-type="float" office:value="0.0316227766016838" calcext:value-type="float">
            <text:p>0,031622776601684</text:p>
          </table:table-cell>
        </table:table-row>
      </table:table>
      <table:table table:name="MU2" table:style-name="ta1">
        <table:shapes>
          <draw:frame draw:z-index="0" draw:style-name="gr1" draw:text-style-name="P1" svg:width="159.99mm" svg:height="89.99mm" svg:x="101.55mm" svg:y="15.34mm">
            <draw:object draw:notify-on-update-of-ranges="MU2.A1:MU2.A1 MU2.A2:MU2.A325 MU2.E1:MU2.E1 MU2.E2:MU2.E3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Módul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-0.02" calcext:value-type="float">
            <text:p>-0,02</text:p>
          </table:table-cell>
          <table:table-cell table:formula="of:=SQRT([.D2]^2+[.C2]^2+[.B2]^2)" office:value-type="float" office:value="0.053851648071345" calcext:value-type="float">
            <text:p>0,053851648071345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formula="of:=SQRT([.D3]^2+[.C3]^2+[.B3]^2)" office:value-type="float" office:value="0.0412310562561766" calcext:value-type="float">
            <text:p>0,041231056256177</text:p>
          </table:table-cell>
        </table:table-row>
        <table:table-row table:style-name="ro1">
          <table:table-cell office:value-type="float" office:value="0.163" calcext:value-type="float">
            <text:p>0,163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4" calcext:value-type="float">
            <text:p>-0,04</text:p>
          </table:table-cell>
          <table:table-cell office:value-type="float" office:value="0.02" calcext:value-type="float">
            <text:p>0,02</text:p>
          </table:table-cell>
          <table:table-cell table:formula="of:=SQRT([.D4]^2+[.C4]^2+[.B4]^2)" office:value-type="float" office:value="0.053851648071345" calcext:value-type="float">
            <text:p>0,053851648071345</text:p>
          </table:table-cell>
        </table:table-row>
        <table:table-row table:style-name="ro1">
          <table:table-cell office:value-type="float" office:value="0.253" calcext:value-type="float">
            <text:p>0,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formula="of:=SQRT([.D5]^2+[.C5]^2+[.B5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0.344" calcext:value-type="float">
            <text:p>0,34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SQRT([.D6]^2+[.C6]^2+[.B6]^2)" office:value-type="float" office:value="0.0447213595499958" calcext:value-type="float">
            <text:p>0,044721359549996</text:p>
          </table:table-cell>
        </table:table-row>
        <table:table-row table:style-name="ro1">
          <table:table-cell office:value-type="float" office:value="0.434" calcext:value-type="float">
            <text:p>0,434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table:formula="of:=SQRT([.D7]^2+[.C7]^2+[.B7]^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0.525" calcext:value-type="float">
            <text:p>0,525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8]^2+[.C8]^2+[.B8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0.615" calcext:value-type="float">
            <text:p>0,61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9]^2+[.C9]^2+[.B9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0.713" calcext:value-type="float">
            <text:p>0,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SQRT([.D10]^2+[.C10]^2+[.B10]^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0.809" calcext:value-type="float">
            <text:p>0,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SQRT([.D11]^2+[.C11]^2+[.B11]^2)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0.909" calcext:value-type="float">
            <text:p>0,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12]^2+[.C12]^2+[.B12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0.978" calcext:value-type="float">
            <text:p>0,978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table:formula="of:=SQRT([.D13]^2+[.C13]^2+[.B13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1.068" calcext:value-type="float">
            <text:p>1,068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formula="of:=SQRT([.D14]^2+[.C14]^2+[.B14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1.159" calcext:value-type="float">
            <text:p>1,159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.03" calcext:value-type="float">
            <text:p>0,03</text:p>
          </table:table-cell>
          <table:table-cell table:formula="of:=SQRT([.D15]^2+[.C15]^2+[.B15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1.249" calcext:value-type="float">
            <text:p>1,249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formula="of:=SQRT([.D16]^2+[.C16]^2+[.B16]^2)" office:value-type="float" office:value="0.0244948974278318" calcext:value-type="float">
            <text:p>0,024494897427832</text:p>
          </table:table-cell>
        </table:table-row>
        <table:table-row table:style-name="ro1">
          <table:table-cell office:value-type="float" office:value="1.34" calcext:value-type="float">
            <text:p>1,34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SQRT([.D17]^2+[.C17]^2+[.B17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1.43" calcext:value-type="float">
            <text:p>1,43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.03" calcext:value-type="float">
            <text:p>-0,03</text:p>
          </table:table-cell>
          <table:table-cell table:formula="of:=SQRT([.D18]^2+[.C18]^2+[.B18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1.521" calcext:value-type="float">
            <text:p>1,521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table:formula="of:=SQRT([.D19]^2+[.C19]^2+[.B19]^2)" office:value-type="float" office:value="0.0173205080756888" calcext:value-type="float">
            <text:p>0,017320508075689</text:p>
          </table:table-cell>
        </table:table-row>
        <table:table-row table:style-name="ro1">
          <table:table-cell office:value-type="float" office:value="1.618" calcext:value-type="float">
            <text:p>1,618</text:p>
          </table:table-cell>
          <table:table-cell office:value-type="float" office:value="0.02" calcext:value-type="float">
            <text:p>0,02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20]^2+[.C20]^2+[.B20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1.716" calcext:value-type="float">
            <text:p>1,716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-0.01" calcext:value-type="float">
            <text:p>-0,01</text:p>
          </table:table-cell>
          <table:table-cell table:formula="of:=SQRT([.D21]^2+[.C21]^2+[.B21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1.813" calcext:value-type="float">
            <text:p>1,813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.03" calcext:value-type="float">
            <text:p>0,03</text:p>
          </table:table-cell>
          <table:table-cell table:formula="of:=SQRT([.D22]^2+[.C22]^2+[.B22]^2)" office:value-type="float" office:value="0.0360555127546399" calcext:value-type="float">
            <text:p>0,03605551275464</text:p>
          </table:table-cell>
        </table:table-row>
        <table:table-row table:style-name="ro1">
          <table:table-cell office:value-type="float" office:value="1.883" calcext:value-type="float">
            <text:p>1,883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-0.01" calcext:value-type="float">
            <text:p>-0,01</text:p>
          </table:table-cell>
          <table:table-cell table:formula="of:=SQRT([.D23]^2+[.C23]^2+[.B23]^2)" office:value-type="float" office:value="0.033166247903554" calcext:value-type="float">
            <text:p>0,033166247903554</text:p>
          </table:table-cell>
        </table:table-row>
        <table:table-row table:style-name="ro1">
          <table:table-cell office:value-type="float" office:value="1.974" calcext:value-type="float">
            <text:p>1,974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-0.01" calcext:value-type="float">
            <text:p>-0,01</text:p>
          </table:table-cell>
          <table:table-cell table:formula="of:=SQRT([.D24]^2+[.C24]^2+[.B24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2.064" calcext:value-type="float">
            <text:p>2,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25]^2+[.C25]^2+[.B25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.155" calcext:value-type="float">
            <text:p>2,155</text:p>
          </table:table-cell>
          <table:table-cell table:number-columns-repeated="3" office:value-type="float" office:value="0.01" calcext:value-type="float">
            <text:p>0,01</text:p>
          </table:table-cell>
          <table:table-cell table:formula="of:=SQRT([.D26]^2+[.C26]^2+[.B26]^2)" office:value-type="float" office:value="0.0173205080756888" calcext:value-type="float">
            <text:p>0,017320508075689</text:p>
          </table:table-cell>
        </table:table-row>
        <table:table-row table:style-name="ro1">
          <table:table-cell office:value-type="float" office:value="2.245" calcext:value-type="float">
            <text:p>2,245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table:formula="of:=SQRT([.D27]^2+[.C27]^2+[.B27]^2)" office:value-type="float" office:value="0.0173205080756888" calcext:value-type="float">
            <text:p>0,017320508075689</text:p>
          </table:table-cell>
        </table:table-row>
        <table:table-row table:style-name="ro1">
          <table:table-cell office:value-type="float" office:value="2.336" calcext:value-type="float">
            <text:p>2,3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28]^2+[.C28]^2+[.B28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.426" calcext:value-type="float">
            <text:p>2,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SQRT([.D29]^2+[.C29]^2+[.B29]^2)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2.523" calcext:value-type="float">
            <text:p>2,5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30]^2+[.C30]^2+[.B30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.624" calcext:value-type="float">
            <text:p>2,624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SQRT([.D31]^2+[.C31]^2+[.B31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.723" calcext:value-type="float">
            <text:p>2,723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formula="of:=SQRT([.D32]^2+[.C32]^2+[.B32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2.789" calcext:value-type="float">
            <text:p>2,789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formula="of:=SQRT([.D33]^2+[.C33]^2+[.B33]^2)" office:value-type="float" office:value="0.0360555127546399" calcext:value-type="float">
            <text:p>0,03605551275464</text:p>
          </table:table-cell>
        </table:table-row>
        <table:table-row table:style-name="ro1">
          <table:table-cell office:value-type="float" office:value="2.879" calcext:value-type="float">
            <text:p>2,879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.03" calcext:value-type="float">
            <text:p>0,03</text:p>
          </table:table-cell>
          <table:table-cell table:formula="of:=SQRT([.D34]^2+[.C34]^2+[.B34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2.97" calcext:value-type="float">
            <text:p>2,97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formula="of:=SQRT([.D35]^2+[.C35]^2+[.B35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3.06" calcext:value-type="float">
            <text:p>3,06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table:formula="of:=SQRT([.D36]^2+[.C36]^2+[.B36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3.151" calcext:value-type="float">
            <text:p>3,151</text:p>
          </table:table-cell>
          <table:table-cell table:number-columns-repeated="2" office:value-type="float" office:value="-0.01" calcext:value-type="float">
            <text:p>-0,01</text:p>
          </table:table-cell>
          <table:table-cell office:value-type="float" office:value="-0.02" calcext:value-type="float">
            <text:p>-0,02</text:p>
          </table:table-cell>
          <table:table-cell table:formula="of:=SQRT([.D37]^2+[.C37]^2+[.B37]^2)" office:value-type="float" office:value="0.0244948974278318" calcext:value-type="float">
            <text:p>0,024494897427832</text:p>
          </table:table-cell>
        </table:table-row>
        <table:table-row table:style-name="ro1">
          <table:table-cell office:value-type="float" office:value="3.242" calcext:value-type="float">
            <text:p>3,242</text:p>
          </table:table-cell>
          <table:table-cell table:number-columns-repeated="2"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formula="of:=SQRT([.D38]^2+[.C38]^2+[.B38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3.332" calcext:value-type="float">
            <text:p>3,3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39]^2+[.C39]^2+[.B39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3.428" calcext:value-type="float">
            <text:p>3,428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SQRT([.D40]^2+[.C40]^2+[.B40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3.529" calcext:value-type="float">
            <text:p>3,529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2" calcext:value-type="float">
            <text:p>-0,02</text:p>
          </table:table-cell>
          <table:table-cell office:value-type="float" office:value="0.02" calcext:value-type="float">
            <text:p>0,02</text:p>
          </table:table-cell>
          <table:table-cell table:formula="of:=SQRT([.D41]^2+[.C41]^2+[.B41]^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3.627" calcext:value-type="float">
            <text:p>3,627</text:p>
          </table:table-cell>
          <table:table-cell table:number-columns-repeated="2" office:value-type="float" office:value="-0.04" calcext:value-type="float">
            <text:p>-0,04</text:p>
          </table:table-cell>
          <table:table-cell office:value-type="float" office:value="0.05" calcext:value-type="float">
            <text:p>0,05</text:p>
          </table:table-cell>
          <table:table-cell table:formula="of:=SQRT([.D42]^2+[.C42]^2+[.B42]^2)" office:value-type="float" office:value="0.0754983443527075" calcext:value-type="float">
            <text:p>0,075498344352708</text:p>
          </table:table-cell>
        </table:table-row>
        <table:table-row table:style-name="ro1">
          <table:table-cell office:value-type="float" office:value="3.695" calcext:value-type="float">
            <text:p>3,695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5" calcext:value-type="float">
            <text:p>-0,05</text:p>
          </table:table-cell>
          <table:table-cell office:value-type="float" office:value="0.02" calcext:value-type="float">
            <text:p>0,02</text:p>
          </table:table-cell>
          <table:table-cell table:formula="of:=SQRT([.D43]^2+[.C43]^2+[.B43]^2)" office:value-type="float" office:value="0.0670820393249937" calcext:value-type="float">
            <text:p>0,067082039324994</text:p>
          </table:table-cell>
        </table:table-row>
        <table:table-row table:style-name="ro1">
          <table:table-cell office:value-type="float" office:value="3.785" calcext:value-type="float">
            <text:p>3,785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7" calcext:value-type="float">
            <text:p>-0,07</text:p>
          </table:table-cell>
          <table:table-cell office:value-type="float" office:value="0.02" calcext:value-type="float">
            <text:p>0,02</text:p>
          </table:table-cell>
          <table:table-cell table:formula="of:=SQRT([.D44]^2+[.C44]^2+[.B44]^2)" office:value-type="float" office:value="0.0787400787401181" calcext:value-type="float">
            <text:p>0,078740078740118</text:p>
          </table:table-cell>
        </table:table-row>
        <table:table-row table:style-name="ro1">
          <table:table-cell office:value-type="float" office:value="3.876" calcext:value-type="float">
            <text:p>3,876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5" calcext:value-type="float">
            <text:p>-0,05</text:p>
          </table:table-cell>
          <table:table-cell office:value-type="float" office:value="0.1" calcext:value-type="float">
            <text:p>0,1</text:p>
          </table:table-cell>
          <table:table-cell table:formula="of:=SQRT([.D45]^2+[.C45]^2+[.B45]^2)" office:value-type="float" office:value="0.113578166916005" calcext:value-type="float">
            <text:p>0,113578166916005</text:p>
          </table:table-cell>
        </table:table-row>
        <table:table-row table:style-name="ro1">
          <table:table-cell office:value-type="float" office:value="3.966" calcext:value-type="float">
            <text:p>3,966</text:p>
          </table:table-cell>
          <table:table-cell office:value-type="float" office:value="0.06" calcext:value-type="float">
            <text:p>0,06</text:p>
          </table:table-cell>
          <table:table-cell office:value-type="float" office:value="-0.15" calcext:value-type="float">
            <text:p>-0,15</text:p>
          </table:table-cell>
          <table:table-cell office:value-type="float" office:value="0.2" calcext:value-type="float">
            <text:p>0,2</text:p>
          </table:table-cell>
          <table:table-cell table:formula="of:=SQRT([.D46]^2+[.C46]^2+[.B46]^2)" office:value-type="float" office:value="0.257099202643649" calcext:value-type="float">
            <text:p>0,257099202643649</text:p>
          </table:table-cell>
        </table:table-row>
        <table:table-row table:style-name="ro1">
          <table:table-cell office:value-type="float" office:value="4.057" calcext:value-type="float">
            <text:p>4,057</text:p>
          </table:table-cell>
          <table:table-cell office:value-type="float" office:value="0.09" calcext:value-type="float">
            <text:p>0,09</text:p>
          </table:table-cell>
          <table:table-cell office:value-type="float" office:value="-0.18" calcext:value-type="float">
            <text:p>-0,18</text:p>
          </table:table-cell>
          <table:table-cell office:value-type="float" office:value="0.1" calcext:value-type="float">
            <text:p>0,1</text:p>
          </table:table-cell>
          <table:table-cell table:formula="of:=SQRT([.D47]^2+[.C47]^2+[.B47]^2)" office:value-type="float" office:value="0.224722050542442" calcext:value-type="float">
            <text:p>0,224722050542442</text:p>
          </table:table-cell>
        </table:table-row>
        <table:table-row table:style-name="ro1">
          <table:table-cell office:value-type="float" office:value="4.147" calcext:value-type="float">
            <text:p>4,147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3" calcext:value-type="float">
            <text:p>-0,13</text:p>
          </table:table-cell>
          <table:table-cell office:value-type="float" office:value="0.01" calcext:value-type="float">
            <text:p>0,01</text:p>
          </table:table-cell>
          <table:table-cell table:formula="of:=SQRT([.D48]^2+[.C48]^2+[.B48]^2)" office:value-type="float" office:value="0.131909059582729" calcext:value-type="float">
            <text:p>0,131909059582729</text:p>
          </table:table-cell>
        </table:table-row>
        <table:table-row table:style-name="ro1">
          <table:table-cell office:value-type="float" office:value="4.238" calcext:value-type="float">
            <text:p>4,238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.13" calcext:value-type="float">
            <text:p>0,13</text:p>
          </table:table-cell>
          <table:table-cell table:formula="of:=SQRT([.D49]^2+[.C49]^2+[.B49]^2)" office:value-type="float" office:value="0.152643375224737" calcext:value-type="float">
            <text:p>0,152643375224737</text:p>
          </table:table-cell>
        </table:table-row>
        <table:table-row table:style-name="ro1">
          <table:table-cell office:value-type="float" office:value="4.333" calcext:value-type="float">
            <text:p>4,333</text:p>
          </table:table-cell>
          <table:table-cell office:value-type="float" office:value="0.07" calcext:value-type="float">
            <text:p>0,07</text:p>
          </table:table-cell>
          <table:table-cell office:value-type="float" office:value="-0.1" calcext:value-type="float">
            <text:p>-0,1</text:p>
          </table:table-cell>
          <table:table-cell office:value-type="float" office:value="0.16" calcext:value-type="float">
            <text:p>0,16</text:p>
          </table:table-cell>
          <table:table-cell table:formula="of:=SQRT([.D50]^2+[.C50]^2+[.B50]^2)" office:value-type="float" office:value="0.201246117974981" calcext:value-type="float">
            <text:p>0,201246117974981</text:p>
          </table:table-cell>
        </table:table-row>
        <table:table-row table:style-name="ro1">
          <table:table-cell office:value-type="float" office:value="4.435" calcext:value-type="float">
            <text:p>4,435</text:p>
          </table:table-cell>
          <table:table-cell office:value-type="float" office:value="0.04" calcext:value-type="float">
            <text:p>0,04</text:p>
          </table:table-cell>
          <table:table-cell office:value-type="float" office:value="-0.1" calcext:value-type="float">
            <text:p>-0,1</text:p>
          </table:table-cell>
          <table:table-cell office:value-type="float" office:value="-0.13" calcext:value-type="float">
            <text:p>-0,13</text:p>
          </table:table-cell>
          <table:table-cell table:formula="of:=SQRT([.D51]^2+[.C51]^2+[.B51]^2)" office:value-type="float" office:value="0.168819430161341" calcext:value-type="float">
            <text:p>0,168819430161341</text:p>
          </table:table-cell>
        </table:table-row>
        <table:table-row table:style-name="ro1">
          <table:table-cell office:value-type="float" office:value="4.533" calcext:value-type="float">
            <text:p>4,533</text:p>
          </table:table-cell>
          <table:table-cell office:value-type="float" office:value="0.06" calcext:value-type="float">
            <text:p>0,06</text:p>
          </table:table-cell>
          <table:table-cell office:value-type="float" office:value="-0.21" calcext:value-type="float">
            <text:p>-0,21</text:p>
          </table:table-cell>
          <table:table-cell office:value-type="float" office:value="-0.11" calcext:value-type="float">
            <text:p>-0,11</text:p>
          </table:table-cell>
          <table:table-cell table:formula="of:=SQRT([.D52]^2+[.C52]^2+[.B52]^2)" office:value-type="float" office:value="0.24454038521275" calcext:value-type="float">
            <text:p>0,24454038521275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02" calcext:value-type="float">
            <text:p>0,02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table:formula="of:=SQRT([.D53]^2+[.C53]^2+[.B53]^2)" office:value-type="float" office:value="0.137477270848675" calcext:value-type="float">
            <text:p>0,137477270848675</text:p>
          </table:table-cell>
        </table:table-row>
        <table:table-row table:style-name="ro1">
          <table:table-cell office:value-type="float" office:value="4.691" calcext:value-type="float">
            <text:p>4,691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table:formula="of:=SQRT([.D54]^2+[.C54]^2+[.B54]^2)" office:value-type="float" office:value="0.168226038412607" calcext:value-type="float">
            <text:p>0,168226038412607</text:p>
          </table:table-cell>
        </table:table-row>
        <table:table-row table:style-name="ro1">
          <table:table-cell office:value-type="float" office:value="4.781" calcext:value-type="float">
            <text:p>4,781</text:p>
          </table:table-cell>
          <table:table-cell office:value-type="float" office:value="-0.14" calcext:value-type="float">
            <text:p>-0,14</text:p>
          </table:table-cell>
          <table:table-cell office:value-type="float" office:value="-0.06" calcext:value-type="float">
            <text:p>-0,06</text:p>
          </table:table-cell>
          <table:table-cell office:value-type="float" office:value="0.13" calcext:value-type="float">
            <text:p>0,13</text:p>
          </table:table-cell>
          <table:table-cell table:formula="of:=SQRT([.D55]^2+[.C55]^2+[.B55]^2)" office:value-type="float" office:value="0.200249843945008" calcext:value-type="float">
            <text:p>0,200249843945008</text:p>
          </table:table-cell>
        </table:table-row>
        <table:table-row table:style-name="ro1">
          <table:table-cell office:value-type="float" office:value="4.872" calcext:value-type="float">
            <text:p>4,872</text:p>
          </table:table-cell>
          <table:table-cell office:value-type="float" office:value="-0.13" calcext:value-type="float">
            <text:p>-0,13</text:p>
          </table:table-cell>
          <table:table-cell office:value-type="float" office:value="-0.08" calcext:value-type="float">
            <text:p>-0,08</text:p>
          </table:table-cell>
          <table:table-cell office:value-type="float" office:value="0.14" calcext:value-type="float">
            <text:p>0,14</text:p>
          </table:table-cell>
          <table:table-cell table:formula="of:=SQRT([.D56]^2+[.C56]^2+[.B56]^2)" office:value-type="float" office:value="0.20712315177208" calcext:value-type="float">
            <text:p>0,20712315177208</text:p>
          </table:table-cell>
        </table:table-row>
        <table:table-row table:style-name="ro1">
          <table:table-cell office:value-type="float" office:value="4.962" calcext:value-type="float">
            <text:p>4,962</text:p>
          </table:table-cell>
          <table:table-cell office:value-type="float" office:value="-0.04" calcext:value-type="float">
            <text:p>-0,04</text:p>
          </table:table-cell>
          <table:table-cell office:value-type="float" office:value="-0.28" calcext:value-type="float">
            <text:p>-0,28</text:p>
          </table:table-cell>
          <table:table-cell office:value-type="float" office:value="-0.05" calcext:value-type="float">
            <text:p>-0,05</text:p>
          </table:table-cell>
          <table:table-cell table:formula="of:=SQRT([.D57]^2+[.C57]^2+[.B57]^2)" office:value-type="float" office:value="0.287228132326901" calcext:value-type="float">
            <text:p>0,287228132326901</text:p>
          </table:table-cell>
        </table:table-row>
        <table:table-row table:style-name="ro1">
          <table:table-cell office:value-type="float" office:value="5.053" calcext:value-type="float">
            <text:p>5,053</text:p>
          </table:table-cell>
          <table:table-cell office:value-type="float" office:value="0.07" calcext:value-type="float">
            <text:p>0,07</text:p>
          </table:table-cell>
          <table:table-cell office:value-type="float" office:value="-0.25" calcext:value-type="float">
            <text:p>-0,25</text:p>
          </table:table-cell>
          <table:table-cell office:value-type="float" office:value="-0.4" calcext:value-type="float">
            <text:p>-0,4</text:p>
          </table:table-cell>
          <table:table-cell table:formula="of:=SQRT([.D58]^2+[.C58]^2+[.B58]^2)" office:value-type="float" office:value="0.476864760702655" calcext:value-type="float">
            <text:p>0,476864760702655</text:p>
          </table:table-cell>
        </table:table-row>
        <table:table-row table:style-name="ro1">
          <table:table-cell office:value-type="float" office:value="5.143" calcext:value-type="float">
            <text:p>5,143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-0.18" calcext:value-type="float">
            <text:p>-0,18</text:p>
          </table:table-cell>
          <table:table-cell table:formula="of:=SQRT([.D59]^2+[.C59]^2+[.B59]^2)" office:value-type="float" office:value="0.236008474424119" calcext:value-type="float">
            <text:p>0,236008474424119</text:p>
          </table:table-cell>
        </table:table-row>
        <table:table-row table:style-name="ro1">
          <table:table-cell office:value-type="float" office:value="5.24" calcext:value-type="float">
            <text:p>5,24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18" calcext:value-type="float">
            <text:p>0,18</text:p>
          </table:table-cell>
          <table:table-cell table:formula="of:=SQRT([.D60]^2+[.C60]^2+[.B60]^2)" office:value-type="float" office:value="0.19723082923316" calcext:value-type="float">
            <text:p>0,19723082923316</text:p>
          </table:table-cell>
        </table:table-row>
        <table:table-row table:style-name="ro1">
          <table:table-cell office:value-type="float" office:value="5.341" calcext:value-type="float">
            <text:p>5,341</text:p>
          </table:table-cell>
          <table:table-cell office:value-type="float" office:value="-0.05" calcext:value-type="float">
            <text:p>-0,05</text:p>
          </table:table-cell>
          <table:table-cell office:value-type="float" office:value="0.14" calcext:value-type="float">
            <text:p>0,14</text:p>
          </table:table-cell>
          <table:table-cell office:value-type="float" office:value="0.18" calcext:value-type="float">
            <text:p>0,18</text:p>
          </table:table-cell>
          <table:table-cell table:formula="of:=SQRT([.D61]^2+[.C61]^2+[.B61]^2)" office:value-type="float" office:value="0.233452350598575" calcext:value-type="float">
            <text:p>0,233452350598575</text:p>
          </table:table-cell>
        </table:table-row>
        <table:table-row table:style-name="ro1">
          <table:table-cell office:value-type="float" office:value="5.439" calcext:value-type="float">
            <text:p>5,439</text:p>
          </table:table-cell>
          <table:table-cell office:value-type="float" office:value="-0.01" calcext:value-type="float">
            <text:p>-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2" calcext:value-type="float">
            <text:p>0,2</text:p>
          </table:table-cell>
          <table:table-cell table:formula="of:=SQRT([.D62]^2+[.C62]^2+[.B62]^2)" office:value-type="float" office:value="0.212132034355964" calcext:value-type="float">
            <text:p>0,212132034355964</text:p>
          </table:table-cell>
        </table:table-row>
        <table:table-row table:style-name="ro1">
          <table:table-cell office:value-type="float" office:value="5.506" calcext:value-type="float">
            <text:p>5,506</text:p>
          </table:table-cell>
          <table:table-cell office:value-type="float" office:value="0.03" calcext:value-type="float">
            <text:p>0,03</text:p>
          </table:table-cell>
          <table:table-cell office:value-type="float" office:value="-0.06" calcext:value-type="float">
            <text:p>-0,06</text:p>
          </table:table-cell>
          <table:table-cell office:value-type="float" office:value="0.07" calcext:value-type="float">
            <text:p>0,07</text:p>
          </table:table-cell>
          <table:table-cell table:formula="of:=SQRT([.D63]^2+[.C63]^2+[.B63]^2)" office:value-type="float" office:value="0.0969535971483266" calcext:value-type="float">
            <text:p>0,096953597148327</text:p>
          </table:table-cell>
        </table:table-row>
        <table:table-row table:style-name="ro1">
          <table:table-cell office:value-type="float" office:value="5.596" calcext:value-type="float">
            <text:p>5,596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8" calcext:value-type="float">
            <text:p>-0,08</text:p>
          </table:table-cell>
          <table:table-cell office:value-type="float" office:value="-0.26" calcext:value-type="float">
            <text:p>-0,26</text:p>
          </table:table-cell>
          <table:table-cell table:formula="of:=SQRT([.D64]^2+[.C64]^2+[.B64]^2)" office:value-type="float" office:value="0.27495454169735" calcext:value-type="float">
            <text:p>0,27495454169735</text:p>
          </table:table-cell>
        </table:table-row>
        <table:table-row table:style-name="ro1">
          <table:table-cell office:value-type="float" office:value="5.687" calcext:value-type="float">
            <text:p>5,687</text:p>
          </table:table-cell>
          <table:table-cell office:value-type="float" office:value="-0.11" calcext:value-type="float">
            <text:p>-0,11</text:p>
          </table:table-cell>
          <table:table-cell office:value-type="float" office:value="0.06" calcext:value-type="float">
            <text:p>0,06</text:p>
          </table:table-cell>
          <table:table-cell office:value-type="float" office:value="-0.11" calcext:value-type="float">
            <text:p>-0,11</text:p>
          </table:table-cell>
          <table:table-cell table:formula="of:=SQRT([.D65]^2+[.C65]^2+[.B65]^2)" office:value-type="float" office:value="0.166733320005331" calcext:value-type="float">
            <text:p>0,166733320005331</text:p>
          </table:table-cell>
        </table:table-row>
        <table:table-row table:style-name="ro1">
          <table:table-cell office:value-type="float" office:value="5.777" calcext:value-type="float">
            <text:p>5,777</text:p>
          </table:table-cell>
          <table:table-cell office:value-type="float" office:value="-0.13" calcext:value-type="float">
            <text:p>-0,13</text:p>
          </table:table-cell>
          <table:table-cell office:value-type="float" office:value="-0.04" calcext:value-type="float">
            <text:p>-0,04</text:p>
          </table:table-cell>
          <table:table-cell office:value-type="float" office:value="0.07" calcext:value-type="float">
            <text:p>0,07</text:p>
          </table:table-cell>
          <table:table-cell table:formula="of:=SQRT([.D66]^2+[.C66]^2+[.B66]^2)" office:value-type="float" office:value="0.152970585407784" calcext:value-type="float">
            <text:p>0,152970585407784</text:p>
          </table:table-cell>
        </table:table-row>
        <table:table-row table:style-name="ro1">
          <table:table-cell office:value-type="float" office:value="5.868" calcext:value-type="float">
            <text:p>5,868</text:p>
          </table:table-cell>
          <table:table-cell office:value-type="float" office:value="-0.09" calcext:value-type="float">
            <text:p>-0,09</text:p>
          </table:table-cell>
          <table:table-cell office:value-type="float" office:value="0.12" calcext:value-type="float">
            <text:p>0,12</text:p>
          </table:table-cell>
          <table:table-cell office:value-type="float" office:value="0.34" calcext:value-type="float">
            <text:p>0,34</text:p>
          </table:table-cell>
          <table:table-cell table:formula="of:=SQRT([.D67]^2+[.C67]^2+[.B67]^2)" office:value-type="float" office:value="0.371618083521241" calcext:value-type="float">
            <text:p>0,371618083521241</text:p>
          </table:table-cell>
        </table:table-row>
        <table:table-row table:style-name="ro1">
          <table:table-cell office:value-type="float" office:value="5.958" calcext:value-type="float">
            <text:p>5,958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23" calcext:value-type="float">
            <text:p>0,23</text:p>
          </table:table-cell>
          <table:table-cell table:formula="of:=SQRT([.D68]^2+[.C68]^2+[.B68]^2)" office:value-type="float" office:value="0.237907545067406" calcext:value-type="float">
            <text:p>0,237907545067406</text:p>
          </table:table-cell>
        </table:table-row>
        <table:table-row table:style-name="ro1">
          <table:table-cell office:value-type="float" office:value="6.049" calcext:value-type="float">
            <text:p>6,049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8" calcext:value-type="float">
            <text:p>-0,08</text:p>
          </table:table-cell>
          <table:table-cell office:value-type="float" office:value="-0.1" calcext:value-type="float">
            <text:p>-0,1</text:p>
          </table:table-cell>
          <table:table-cell table:formula="of:=SQRT([.D69]^2+[.C69]^2+[.B69]^2)" office:value-type="float" office:value="0.128452325786651" calcext:value-type="float">
            <text:p>0,128452325786651</text:p>
          </table:table-cell>
        </table:table-row>
        <table:table-row table:style-name="ro1">
          <table:table-cell office:value-type="float" office:value="6.143" calcext:value-type="float">
            <text:p>6,143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1" calcext:value-type="float">
            <text:p>-0,11</text:p>
          </table:table-cell>
          <table:table-cell office:value-type="float" office:value="-0.25" calcext:value-type="float">
            <text:p>-0,25</text:p>
          </table:table-cell>
          <table:table-cell table:formula="of:=SQRT([.D70]^2+[.C70]^2+[.B70]^2)" office:value-type="float" office:value="0.273313007374329" calcext:value-type="float">
            <text:p>0,273313007374329</text:p>
          </table:table-cell>
        </table:table-row>
        <table:table-row table:style-name="ro1">
          <table:table-cell office:value-type="float" office:value="6.243" calcext:value-type="float">
            <text:p>6,243</text:p>
          </table:table-cell>
          <table:table-cell office:value-type="float" office:value="0.05" calcext:value-type="float">
            <text:p>0,05</text:p>
          </table:table-cell>
          <table:table-cell office:value-type="float" office:value="-0.04" calcext:value-type="float">
            <text:p>-0,04</text:p>
          </table:table-cell>
          <table:table-cell office:value-type="float" office:value="-0.32" calcext:value-type="float">
            <text:p>-0,32</text:p>
          </table:table-cell>
          <table:table-cell table:formula="of:=SQRT([.D71]^2+[.C71]^2+[.B71]^2)" office:value-type="float" office:value="0.326343377441614" calcext:value-type="float">
            <text:p>0,326343377441614</text:p>
          </table:table-cell>
        </table:table-row>
        <table:table-row table:style-name="ro1">
          <table:table-cell office:value-type="float" office:value="6.342" calcext:value-type="float">
            <text:p>6,342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formula="of:=SQRT([.D72]^2+[.C72]^2+[.B72]^2)" office:value-type="float" office:value="0.0866025403784439" calcext:value-type="float">
            <text:p>0,086602540378444</text:p>
          </table:table-cell>
        </table:table-row>
        <table:table-row table:style-name="ro1">
          <table:table-cell office:value-type="float" office:value="6.411" calcext:value-type="float">
            <text:p>6,411</text:p>
          </table:table-cell>
          <table:table-cell office:value-type="float" office:value="-0.07" calcext:value-type="float">
            <text:p>-0,07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table:formula="of:=SQRT([.D73]^2+[.C73]^2+[.B73]^2)" office:value-type="float" office:value="0.163401346383682" calcext:value-type="float">
            <text:p>0,163401346383682</text:p>
          </table:table-cell>
        </table:table-row>
        <table:table-row table:style-name="ro1">
          <table:table-cell office:value-type="float" office:value="6.502" calcext:value-type="float">
            <text:p>6,502</text:p>
          </table:table-cell>
          <table:table-cell office:value-type="float" office:value="-0.03" calcext:value-type="float">
            <text:p>-0,03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formula="of:=SQRT([.D74]^2+[.C74]^2+[.B74]^2)" office:value-type="float" office:value="0.270924343682881" calcext:value-type="float">
            <text:p>0,270924343682881</text:p>
          </table:table-cell>
        </table:table-row>
        <table:table-row table:style-name="ro1">
          <table:table-cell office:value-type="float" office:value="6.592" calcext:value-type="float">
            <text:p>6,592</text:p>
          </table:table-cell>
          <table:table-cell office:value-type="float" office:value="0.07" calcext:value-type="float">
            <text:p>0,07</text:p>
          </table:table-cell>
          <table:table-cell office:value-type="float" office:value="-0.02" calcext:value-type="float">
            <text:p>-0,02</text:p>
          </table:table-cell>
          <table:table-cell office:value-type="float" office:value="0.13" calcext:value-type="float">
            <text:p>0,13</text:p>
          </table:table-cell>
          <table:table-cell table:formula="of:=SQRT([.D75]^2+[.C75]^2+[.B75]^2)" office:value-type="float" office:value="0.148996644257513" calcext:value-type="float">
            <text:p>0,148996644257513</text:p>
          </table:table-cell>
        </table:table-row>
        <table:table-row table:style-name="ro1">
          <table:table-cell office:value-type="float" office:value="6.683" calcext:value-type="float">
            <text:p>6,683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8" calcext:value-type="float">
            <text:p>-0,08</text:p>
          </table:table-cell>
          <table:table-cell office:value-type="float" office:value="-0.12" calcext:value-type="float">
            <text:p>-0,12</text:p>
          </table:table-cell>
          <table:table-cell table:formula="of:=SQRT([.D76]^2+[.C76]^2+[.B76]^2)" office:value-type="float" office:value="0.14456832294801" calcext:value-type="float">
            <text:p>0,14456832294801</text:p>
          </table:table-cell>
        </table:table-row>
        <table:table-row table:style-name="ro1">
          <table:table-cell office:value-type="float" office:value="6.773" calcext:value-type="float">
            <text:p>6,773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9" calcext:value-type="float">
            <text:p>-0,19</text:p>
          </table:table-cell>
          <table:table-cell table:formula="of:=SQRT([.D77]^2+[.C77]^2+[.B77]^2)" office:value-type="float" office:value="0.19131126469709" calcext:value-type="float">
            <text:p>0,19131126469709</text:p>
          </table:table-cell>
        </table:table-row>
        <table:table-row table:style-name="ro1">
          <table:table-cell office:value-type="float" office:value="6.864" calcext:value-type="float">
            <text:p>6,864</text:p>
          </table:table-cell>
          <table:table-cell office:value-type="float" office:value="-0.11" calcext:value-type="float">
            <text:p>-0,11</text:p>
          </table:table-cell>
          <table:table-cell office:value-type="float" office:value="0.06" calcext:value-type="float">
            <text:p>0,06</text:p>
          </table:table-cell>
          <table:table-cell office:value-type="float" office:value="-0.1" calcext:value-type="float">
            <text:p>-0,1</text:p>
          </table:table-cell>
          <table:table-cell table:formula="of:=SQRT([.D78]^2+[.C78]^2+[.B78]^2)" office:value-type="float" office:value="0.160312195418814" calcext:value-type="float">
            <text:p>0,160312195418814</text:p>
          </table:table-cell>
        </table:table-row>
        <table:table-row table:style-name="ro1">
          <table:table-cell office:value-type="float" office:value="6.954" calcext:value-type="float">
            <text:p>6,954</text:p>
          </table:table-cell>
          <table:table-cell office:value-type="float" office:value="-0.07" calcext:value-type="float">
            <text:p>-0,07</text:p>
          </table:table-cell>
          <table:table-cell office:value-type="float" office:value="0.14" calcext:value-type="float">
            <text:p>0,14</text:p>
          </table:table-cell>
          <table:table-cell office:value-type="float" office:value="0.15" calcext:value-type="float">
            <text:p>0,15</text:p>
          </table:table-cell>
          <table:table-cell table:formula="of:=SQRT([.D79]^2+[.C79]^2+[.B79]^2)" office:value-type="float" office:value="0.216794833886788" calcext:value-type="float">
            <text:p>0,216794833886788</text:p>
          </table:table-cell>
        </table:table-row>
        <table:table-row table:style-name="ro1">
          <table:table-cell office:value-type="float" office:value="7.051" calcext:value-type="float">
            <text:p>7,051</text:p>
          </table:table-cell>
          <table:table-cell office:value-type="float" office:value="-0.04" calcext:value-type="float">
            <text:p>-0,04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table:formula="of:=SQRT([.D80]^2+[.C80]^2+[.B80]^2)" office:value-type="float" office:value="0.316385840391127" calcext:value-type="float">
            <text:p>0,316385840391127</text:p>
          </table:table-cell>
        </table:table-row>
        <table:table-row table:style-name="ro1">
          <table:table-cell office:value-type="float" office:value="7.148" calcext:value-type="float">
            <text:p>7,148</text:p>
          </table:table-cell>
          <table:table-cell office:value-type="float" office:value="0.04" calcext:value-type="float">
            <text:p>0,04</text:p>
          </table:table-cell>
          <table:table-cell office:value-type="float" office:value="-0.07" calcext:value-type="float">
            <text:p>-0,07</text:p>
          </table:table-cell>
          <table:table-cell office:value-type="float" office:value="0.1" calcext:value-type="float">
            <text:p>0,1</text:p>
          </table:table-cell>
          <table:table-cell table:formula="of:=SQRT([.D81]^2+[.C81]^2+[.B81]^2)" office:value-type="float" office:value="0.128452325786651" calcext:value-type="float">
            <text:p>0,128452325786651</text:p>
          </table:table-cell>
        </table:table-row>
        <table:table-row table:style-name="ro1">
          <table:table-cell office:value-type="float" office:value="7.247" calcext:value-type="float">
            <text:p>7,247</text:p>
          </table:table-cell>
          <table:table-cell office:value-type="float" office:value="-0" calcext:value-type="float">
            <text:p>0</text:p>
          </table:table-cell>
          <table:table-cell office:value-type="float" office:value="-0.18" calcext:value-type="float">
            <text:p>-0,18</text:p>
          </table:table-cell>
          <table:table-cell office:value-type="float" office:value="-0.22" calcext:value-type="float">
            <text:p>-0,22</text:p>
          </table:table-cell>
          <table:table-cell table:formula="of:=SQRT([.D82]^2+[.C82]^2+[.B82]^2)" office:value-type="float" office:value="0.284253408071038" calcext:value-type="float">
            <text:p>0,284253408071038</text:p>
          </table:table-cell>
        </table:table-row>
        <table:table-row table:style-name="ro1">
          <table:table-cell office:value-type="float" office:value="7.317" calcext:value-type="float">
            <text:p>7,317</text:p>
          </table:table-cell>
          <table:table-cell office:value-type="float" office:value="0.04" calcext:value-type="float">
            <text:p>0,04</text:p>
          </table:table-cell>
          <table:table-cell office:value-type="float" office:value="-0.11" calcext:value-type="float">
            <text:p>-0,11</text:p>
          </table:table-cell>
          <table:table-cell office:value-type="float" office:value="-0.25" calcext:value-type="float">
            <text:p>-0,25</text:p>
          </table:table-cell>
          <table:table-cell table:formula="of:=SQRT([.D83]^2+[.C83]^2+[.B83]^2)" office:value-type="float" office:value="0.276043474836845" calcext:value-type="float">
            <text:p>0,276043474836845</text:p>
          </table:table-cell>
        </table:table-row>
        <table:table-row table:style-name="ro1">
          <table:table-cell office:value-type="float" office:value="7.407" calcext:value-type="float">
            <text:p>7,407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-0.13" calcext:value-type="float">
            <text:p>-0,13</text:p>
          </table:table-cell>
          <table:table-cell table:formula="of:=SQRT([.D84]^2+[.C84]^2+[.B84]^2)" office:value-type="float" office:value="0.155884572681199" calcext:value-type="float">
            <text:p>0,155884572681199</text:p>
          </table:table-cell>
        </table:table-row>
        <table:table-row table:style-name="ro1">
          <table:table-cell office:value-type="float" office:value="7.498" calcext:value-type="float">
            <text:p>7,498</text:p>
          </table:table-cell>
          <table:table-cell office:value-type="float" office:value="-0.02" calcext:value-type="float">
            <text:p>-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table:formula="of:=SQRT([.D85]^2+[.C85]^2+[.B85]^2)"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7.589" calcext:value-type="float">
            <text:p>7,589</text:p>
          </table:table-cell>
          <table:table-cell office:value-type="float" office:value="-0.05" calcext:value-type="float">
            <text:p>-0,05</text:p>
          </table:table-cell>
          <table:table-cell office:value-type="float" office:value="0.16" calcext:value-type="float">
            <text:p>0,16</text:p>
          </table:table-cell>
          <table:table-cell office:value-type="float" office:value="0.23" calcext:value-type="float">
            <text:p>0,23</text:p>
          </table:table-cell>
          <table:table-cell table:formula="of:=SQRT([.D86]^2+[.C86]^2+[.B86]^2)" office:value-type="float" office:value="0.284604989415154" calcext:value-type="float">
            <text:p>0,284604989415154</text:p>
          </table:table-cell>
        </table:table-row>
        <table:table-row table:style-name="ro1">
          <table:table-cell office:value-type="float" office:value="7.679" calcext:value-type="float">
            <text:p>7,679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2" calcext:value-type="float">
            <text:p>0,2</text:p>
          </table:table-cell>
          <table:table-cell table:formula="of:=SQRT([.D87]^2+[.C87]^2+[.B87]^2)"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7.77" calcext:value-type="float">
            <text:p>7,77</text:p>
          </table:table-cell>
          <table:table-cell office:value-type="float" office:value="0.03" calcext:value-type="float">
            <text:p>0,03</text:p>
          </table:table-cell>
          <table:table-cell office:value-type="float" office:value="-0.13" calcext:value-type="float">
            <text:p>-0,13</text:p>
          </table:table-cell>
          <table:table-cell office:value-type="float" office:value="-0.05" calcext:value-type="float">
            <text:p>-0,05</text:p>
          </table:table-cell>
          <table:table-cell table:formula="of:=SQRT([.D88]^2+[.C88]^2+[.B88]^2)" office:value-type="float" office:value="0.14247806848775" calcext:value-type="float">
            <text:p>0,14247806848775</text:p>
          </table:table-cell>
        </table:table-row>
        <table:table-row table:style-name="ro1">
          <table:table-cell office:value-type="float" office:value="7.86" calcext:value-type="float">
            <text:p>7,86</text:p>
          </table:table-cell>
          <table:table-cell office:value-type="float" office:value="0.05" calcext:value-type="float">
            <text:p>0,05</text:p>
          </table:table-cell>
          <table:table-cell office:value-type="float" office:value="-0.07" calcext:value-type="float">
            <text:p>-0,07</text:p>
          </table:table-cell>
          <table:table-cell office:value-type="float" office:value="-0.31" calcext:value-type="float">
            <text:p>-0,31</text:p>
          </table:table-cell>
          <table:table-cell table:formula="of:=SQRT([.D89]^2+[.C89]^2+[.B89]^2)" office:value-type="float" office:value="0.321714158842908" calcext:value-type="float">
            <text:p>0,321714158842908</text:p>
          </table:table-cell>
        </table:table-row>
        <table:table-row table:style-name="ro1">
          <table:table-cell office:value-type="float" office:value="7.958" calcext:value-type="float">
            <text:p>7,958</text:p>
          </table:table-cell>
          <table:table-cell office:value-type="float" office:value="-0.05" calcext:value-type="float">
            <text:p>-0,05</text:p>
          </table:table-cell>
          <table:table-cell office:value-type="float" office:value="0.08" calcext:value-type="float">
            <text:p>0,08</text:p>
          </table:table-cell>
          <table:table-cell office:value-type="float" office:value="-0.32" calcext:value-type="float">
            <text:p>-0,32</text:p>
          </table:table-cell>
          <table:table-cell table:formula="of:=SQRT([.D90]^2+[.C90]^2+[.B90]^2)" office:value-type="float" office:value="0.333616546352246" calcext:value-type="float">
            <text:p>0,333616546352246</text:p>
          </table:table-cell>
        </table:table-row>
        <table:table-row table:style-name="ro1">
          <table:table-cell office:value-type="float" office:value="8.054" calcext:value-type="float">
            <text:p>8,054</text:p>
          </table:table-cell>
          <table:table-cell office:value-type="float" office:value="-0.05" calcext:value-type="float">
            <text:p>-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table:formula="of:=SQRT([.D91]^2+[.C91]^2+[.B91]^2)" office:value-type="float" office:value="0.0989949493661167" calcext:value-type="float">
            <text:p>0,098994949366117</text:p>
          </table:table-cell>
        </table:table-row>
        <table:table-row table:style-name="ro1">
          <table:table-cell office:value-type="float" office:value="8.154" calcext:value-type="float">
            <text:p>8,154</text:p>
          </table:table-cell>
          <table:table-cell office:value-type="float" office:value="-0.04" calcext:value-type="float">
            <text:p>-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29" calcext:value-type="float">
            <text:p>0,29</text:p>
          </table:table-cell>
          <table:table-cell table:formula="of:=SQRT([.D92]^2+[.C92]^2+[.B92]^2)" office:value-type="float" office:value="0.328937684067971" calcext:value-type="float">
            <text:p>0,328937684067971</text:p>
          </table:table-cell>
        </table:table-row>
        <table:table-row table:style-name="ro1">
          <table:table-cell office:value-type="float" office:value="8.223" calcext:value-type="float">
            <text:p>8,223</text:p>
          </table:table-cell>
          <table:table-cell office:value-type="float" office:value="0.03" calcext:value-type="float">
            <text:p>0,03</text:p>
          </table:table-cell>
          <table:table-cell office:value-type="float" office:value="-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formula="of:=SQRT([.D93]^2+[.C93]^2+[.B93]^2)" office:value-type="float" office:value="0.182482875908947" calcext:value-type="float">
            <text:p>0,182482875908947</text:p>
          </table:table-cell>
        </table:table-row>
        <table:table-row table:style-name="ro1">
          <table:table-cell office:value-type="float" office:value="8.313" calcext:value-type="float">
            <text:p>8,313</text:p>
          </table:table-cell>
          <table:table-cell office:value-type="float" office:value="-0.03" calcext:value-type="float">
            <text:p>-0,03</text:p>
          </table:table-cell>
          <table:table-cell office:value-type="float" office:value="-0.11" calcext:value-type="float">
            <text:p>-0,11</text:p>
          </table:table-cell>
          <table:table-cell office:value-type="float" office:value="-0.07" calcext:value-type="float">
            <text:p>-0,07</text:p>
          </table:table-cell>
          <table:table-cell table:formula="of:=SQRT([.D94]^2+[.C94]^2+[.B94]^2)" office:value-type="float" office:value="0.133790881602597" calcext:value-type="float">
            <text:p>0,133790881602597</text:p>
          </table:table-cell>
        </table:table-row>
        <table:table-row table:style-name="ro1">
          <table:table-cell office:value-type="float" office:value="8.404" calcext:value-type="float">
            <text:p>8,404</text:p>
          </table:table-cell>
          <table:table-cell office:value-type="float" office:value="0.09" calcext:value-type="float">
            <text:p>0,09</text:p>
          </table:table-cell>
          <table:table-cell office:value-type="float" office:value="-0.13" calcext:value-type="float">
            <text:p>-0,13</text:p>
          </table:table-cell>
          <table:table-cell office:value-type="float" office:value="-0.29" calcext:value-type="float">
            <text:p>-0,29</text:p>
          </table:table-cell>
          <table:table-cell table:formula="of:=SQRT([.D95]^2+[.C95]^2+[.B95]^2)" office:value-type="float" office:value="0.330302891298275" calcext:value-type="float">
            <text:p>0,330302891298275</text:p>
          </table:table-cell>
        </table:table-row>
        <table:table-row table:style-name="ro1">
          <table:table-cell office:value-type="float" office:value="8.494" calcext:value-type="float">
            <text:p>8,494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-0.27" calcext:value-type="float">
            <text:p>-0,27</text:p>
          </table:table-cell>
          <table:table-cell table:formula="of:=SQRT([.D96]^2+[.C96]^2+[.B96]^2)" office:value-type="float" office:value="0.306104557300279" calcext:value-type="float">
            <text:p>0,306104557300279</text:p>
          </table:table-cell>
        </table:table-row>
        <table:table-row table:style-name="ro1">
          <table:table-cell office:value-type="float" office:value="8.585" calcext:value-type="float">
            <text:p>8,585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formula="of:=SQRT([.D97]^2+[.C97]^2+[.B97]^2)" office:value-type="float" office:value="0.101980390271856" calcext:value-type="float">
            <text:p>0,101980390271856</text:p>
          </table:table-cell>
        </table:table-row>
        <table:table-row table:style-name="ro1">
          <table:table-cell office:value-type="float" office:value="8.675" calcext:value-type="float">
            <text:p>8,675</text:p>
          </table:table-cell>
          <table:table-cell office:value-type="float" office:value="-0.1" calcext:value-type="float">
            <text:p>-0,1</text:p>
          </table:table-cell>
          <table:table-cell office:value-type="float" office:value="0.14" calcext:value-type="float">
            <text:p>0,14</text:p>
          </table:table-cell>
          <table:table-cell office:value-type="float" office:value="0.24" calcext:value-type="float">
            <text:p>0,24</text:p>
          </table:table-cell>
          <table:table-cell table:formula="of:=SQRT([.D98]^2+[.C98]^2+[.B98]^2)" office:value-type="float" office:value="0.295296461204668" calcext:value-type="float">
            <text:p>0,295296461204668</text:p>
          </table:table-cell>
        </table:table-row>
        <table:table-row table:style-name="ro1">
          <table:table-cell office:value-type="float" office:value="8.766" calcext:value-type="float">
            <text:p>8,766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0.27" calcext:value-type="float">
            <text:p>0,27</text:p>
          </table:table-cell>
          <table:table-cell table:formula="of:=SQRT([.D99]^2+[.C99]^2+[.B99]^2)" office:value-type="float" office:value="0.288097205817759" calcext:value-type="float">
            <text:p>0,288097205817759</text:p>
          </table:table-cell>
        </table:table-row>
        <table:table-row table:style-name="ro1">
          <table:table-cell office:value-type="float" office:value="8.862" calcext:value-type="float">
            <text:p>8,862</text:p>
          </table:table-cell>
          <table:table-cell office:value-type="float" office:value="0.09" calcext:value-type="float">
            <text:p>0,09</text:p>
          </table:table-cell>
          <table:table-cell office:value-type="float" office:value="-0.05" calcext:value-type="float">
            <text:p>-0,05</text:p>
          </table:table-cell>
          <table:table-cell office:value-type="float" office:value="0.07" calcext:value-type="float">
            <text:p>0,07</text:p>
          </table:table-cell>
          <table:table-cell table:formula="of:=SQRT([.D100]^2+[.C100]^2+[.B100]^2)" office:value-type="float" office:value="0.124498995979887" calcext:value-type="float">
            <text:p>0,124498995979887</text:p>
          </table:table-cell>
        </table:table-row>
        <table:table-row table:style-name="ro1">
          <table:table-cell office:value-type="float" office:value="8.96" calcext:value-type="float">
            <text:p>8,96</text:p>
          </table:table-cell>
          <table:table-cell office:value-type="float" office:value="0.17" calcext:value-type="float">
            <text:p>0,17</text:p>
          </table:table-cell>
          <table:table-cell office:value-type="float" office:value="-0.15" calcext:value-type="float">
            <text:p>-0,15</text:p>
          </table:table-cell>
          <table:table-cell office:value-type="float" office:value="-0.3" calcext:value-type="float">
            <text:p>-0,3</text:p>
          </table:table-cell>
          <table:table-cell table:formula="of:=SQRT([.D101]^2+[.C101]^2+[.B101]^2)" office:value-type="float" office:value="0.376031913539263" calcext:value-type="float">
            <text:p>0,376031913539263</text:p>
          </table:table-cell>
        </table:table-row>
        <table:table-row table:style-name="ro1">
          <table:table-cell office:value-type="float" office:value="9.061" calcext:value-type="float">
            <text:p>9,061</text:p>
          </table:table-cell>
          <table:table-cell office:value-type="float" office:value="-0.17" calcext:value-type="float">
            <text:p>-0,17</text:p>
          </table:table-cell>
          <table:table-cell office:value-type="float" office:value="0.19" calcext:value-type="float">
            <text:p>0,19</text:p>
          </table:table-cell>
          <table:table-cell office:value-type="float" office:value="-0.38" calcext:value-type="float">
            <text:p>-0,38</text:p>
          </table:table-cell>
          <table:table-cell table:formula="of:=SQRT([.D102]^2+[.C102]^2+[.B102]^2)" office:value-type="float" office:value="0.457602447545902" calcext:value-type="float">
            <text:p>0,457602447545902</text:p>
          </table:table-cell>
        </table:table-row>
        <table:table-row table:style-name="ro1">
          <table:table-cell office:value-type="float" office:value="9.128" calcext:value-type="float">
            <text:p>9,128</text:p>
          </table:table-cell>
          <table:table-cell office:value-type="float" office:value="-0.1" calcext:value-type="float">
            <text:p>-0,1</text:p>
          </table:table-cell>
          <table:table-cell office:value-type="float" office:value="-0.05" calcext:value-type="float">
            <text:p>-0,05</text:p>
          </table:table-cell>
          <table:table-cell office:value-type="float" office:value="0.06" calcext:value-type="float">
            <text:p>0,06</text:p>
          </table:table-cell>
          <table:table-cell table:formula="of:=SQRT([.D103]^2+[.C103]^2+[.B103]^2)" office:value-type="float" office:value="0.126885775404495" calcext:value-type="float">
            <text:p>0,126885775404495</text:p>
          </table:table-cell>
        </table:table-row>
        <table:table-row table:style-name="ro1">
          <table:table-cell office:value-type="float" office:value="9.219" calcext:value-type="float">
            <text:p>9,219</text:p>
          </table:table-cell>
          <table:table-cell office:value-type="float" office:value="-0.09" calcext:value-type="float">
            <text:p>-0,09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table:formula="of:=SQRT([.D104]^2+[.C104]^2+[.B104]^2)" office:value-type="float" office:value="0.340147027033899" calcext:value-type="float">
            <text:p>0,340147027033899</text:p>
          </table:table-cell>
        </table:table-row>
        <table:table-row table:style-name="ro1">
          <table:table-cell office:value-type="float" office:value="9.309" calcext:value-type="float">
            <text:p>9,309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table:formula="of:=SQRT([.D105]^2+[.C105]^2+[.B105]^2)" office:value-type="float" office:value="0.343365694267788" calcext:value-type="float">
            <text:p>0,343365694267788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04" calcext:value-type="float">
            <text:p>0,04</text:p>
          </table:table-cell>
          <table:table-cell office:value-type="float" office:value="-0.14" calcext:value-type="float">
            <text:p>-0,14</text:p>
          </table:table-cell>
          <table:table-cell office:value-type="float" office:value="0.13" calcext:value-type="float">
            <text:p>0,13</text:p>
          </table:table-cell>
          <table:table-cell table:formula="of:=SQRT([.D106]^2+[.C106]^2+[.B106]^2)" office:value-type="float" office:value="0.195192212959431" calcext:value-type="float">
            <text:p>0,195192212959431</text:p>
          </table:table-cell>
        </table:table-row>
        <table:table-row table:style-name="ro1">
          <table:table-cell office:value-type="float" office:value="9.49" calcext:value-type="float">
            <text:p>9,49</text:p>
          </table:table-cell>
          <table:table-cell office:value-type="float" office:value="0.05" calcext:value-type="float">
            <text:p>0,05</text:p>
          </table:table-cell>
          <table:table-cell office:value-type="float" office:value="-0.17" calcext:value-type="float">
            <text:p>-0,17</text:p>
          </table:table-cell>
          <table:table-cell office:value-type="float" office:value="-0.27" calcext:value-type="float">
            <text:p>-0,27</text:p>
          </table:table-cell>
          <table:table-cell table:formula="of:=SQRT([.D107]^2+[.C107]^2+[.B107]^2)" office:value-type="float" office:value="0.322955105239103" calcext:value-type="float">
            <text:p>0,322955105239103</text:p>
          </table:table-cell>
        </table:table-row>
        <table:table-row table:style-name="ro1">
          <table:table-cell office:value-type="float" office:value="9.581" calcext:value-type="float">
            <text:p>9,581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-0.42" calcext:value-type="float">
            <text:p>-0,42</text:p>
          </table:table-cell>
          <table:table-cell table:formula="of:=SQRT([.D108]^2+[.C108]^2+[.B108]^2)" office:value-type="float" office:value="0.427668095606862" calcext:value-type="float">
            <text:p>0,427668095606862</text:p>
          </table:table-cell>
        </table:table-row>
        <table:table-row table:style-name="ro1">
          <table:table-cell office:value-type="float" office:value="9.671" calcext:value-type="float">
            <text:p>9,671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9" calcext:value-type="float">
            <text:p>-0,09</text:p>
          </table:table-cell>
          <table:table-cell table:formula="of:=SQRT([.D109]^2+[.C109]^2+[.B109]^2)" office:value-type="float" office:value="0.100498756211209" calcext:value-type="float">
            <text:p>0,100498756211209</text:p>
          </table:table-cell>
        </table:table-row>
        <table:table-row table:style-name="ro1">
          <table:table-cell office:value-type="float" office:value="9.77" calcext:value-type="float">
            <text:p>9,77</text:p>
          </table:table-cell>
          <table:table-cell office:value-type="float" office:value="-0.11" calcext:value-type="float">
            <text:p>-0,11</text:p>
          </table:table-cell>
          <table:table-cell office:value-type="float" office:value="0.11" calcext:value-type="float">
            <text:p>0,11</text:p>
          </table:table-cell>
          <table:table-cell office:value-type="float" office:value="0.23" calcext:value-type="float">
            <text:p>0,23</text:p>
          </table:table-cell>
          <table:table-cell table:formula="of:=SQRT([.D110]^2+[.C110]^2+[.B110]^2)" office:value-type="float" office:value="0.277668867538296" calcext:value-type="float">
            <text:p>0,277668867538296</text:p>
          </table:table-cell>
        </table:table-row>
        <table:table-row table:style-name="ro1">
          <table:table-cell office:value-type="float" office:value="9.867" calcext:value-type="float">
            <text:p>9,867</text:p>
          </table:table-cell>
          <table:table-cell office:value-type="float" office:value="-0.04" calcext:value-type="float">
            <text:p>-0,04</text:p>
          </table:table-cell>
          <table:table-cell office:value-type="float" office:value="0.1" calcext:value-type="float">
            <text:p>0,1</text:p>
          </table:table-cell>
          <table:table-cell office:value-type="float" office:value="0.31" calcext:value-type="float">
            <text:p>0,31</text:p>
          </table:table-cell>
          <table:table-cell table:formula="of:=SQRT([.D111]^2+[.C111]^2+[.B111]^2)" office:value-type="float" office:value="0.328176781628439" calcext:value-type="float">
            <text:p>0,328176781628439</text:p>
          </table:table-cell>
        </table:table-row>
        <table:table-row table:style-name="ro1">
          <table:table-cell office:value-type="float" office:value="9.964" calcext:value-type="float">
            <text:p>9,964</text:p>
          </table:table-cell>
          <table:table-cell office:value-type="float" office:value="0.09" calcext:value-type="float">
            <text:p>0,09</text:p>
          </table:table-cell>
          <table:table-cell office:value-type="float" office:value="-0.02" calcext:value-type="float">
            <text:p>-0,02</text:p>
          </table:table-cell>
          <table:table-cell office:value-type="float" office:value="0.11" calcext:value-type="float">
            <text:p>0,11</text:p>
          </table:table-cell>
          <table:table-cell table:formula="of:=SQRT([.D112]^2+[.C112]^2+[.B112]^2)" office:value-type="float" office:value="0.143527000944073" calcext:value-type="float">
            <text:p>0,143527000944073</text:p>
          </table:table-cell>
        </table:table-row>
        <table:table-row table:style-name="ro1">
          <table:table-cell office:value-type="float" office:value="10.034" calcext:value-type="float">
            <text:p>10,034</text:p>
          </table:table-cell>
          <table:table-cell table:number-columns-repeated="2" office:value-type="float" office:value="-0.03" calcext:value-type="float">
            <text:p>-0,03</text:p>
          </table:table-cell>
          <table:table-cell office:value-type="float" office:value="-0.25" calcext:value-type="float">
            <text:p>-0,25</text:p>
          </table:table-cell>
          <table:table-cell table:formula="of:=SQRT([.D113]^2+[.C113]^2+[.B113]^2)" office:value-type="float" office:value="0.253574446662119" calcext:value-type="float">
            <text:p>0,253574446662119</text:p>
          </table:table-cell>
        </table:table-row>
        <table:table-row table:style-name="ro1">
          <table:table-cell office:value-type="float" office:value="10.124" calcext:value-type="float">
            <text:p>10,124</text:p>
          </table:table-cell>
          <table:table-cell office:value-type="float" office:value="-0.05" calcext:value-type="float">
            <text:p>-0,05</text:p>
          </table:table-cell>
          <table:table-cell office:value-type="float" office:value="-0" calcext:value-type="float">
            <text:p>0</text:p>
          </table:table-cell>
          <table:table-cell office:value-type="float" office:value="-0.33" calcext:value-type="float">
            <text:p>-0,33</text:p>
          </table:table-cell>
          <table:table-cell table:formula="of:=SQRT([.D114]^2+[.C114]^2+[.B114]^2)" office:value-type="float" office:value="0.333766385365573" calcext:value-type="float">
            <text:p>0,333766385365573</text:p>
          </table:table-cell>
        </table:table-row>
        <table:table-row table:style-name="ro1">
          <table:table-cell office:value-type="float" office:value="10.215" calcext:value-type="float">
            <text:p>10,215</text:p>
          </table:table-cell>
          <table:table-cell office:value-type="float" office:value="-0.24" calcext:value-type="float">
            <text:p>-0,24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2" calcext:value-type="float">
            <text:p>-0,02</text:p>
          </table:table-cell>
          <table:table-cell table:formula="of:=SQRT([.D115]^2+[.C115]^2+[.B115]^2)" office:value-type="float" office:value="0.242693221990232" calcext:value-type="float">
            <text:p>0,242693221990232</text:p>
          </table:table-cell>
        </table:table-row>
        <table:table-row table:style-name="ro1">
          <table:table-cell office:value-type="float" office:value="10.305" calcext:value-type="float">
            <text:p>10,305</text:p>
          </table:table-cell>
          <table:table-cell office:value-type="float" office:value="-0.07" calcext:value-type="float">
            <text:p>-0,07</text:p>
          </table:table-cell>
          <table:table-cell office:value-type="float" office:value="0.17" calcext:value-type="float">
            <text:p>0,17</text:p>
          </table:table-cell>
          <table:table-cell office:value-type="float" office:value="0.12" calcext:value-type="float">
            <text:p>0,12</text:p>
          </table:table-cell>
          <table:table-cell table:formula="of:=SQRT([.D116]^2+[.C116]^2+[.B116]^2)" office:value-type="float" office:value="0.219544984001001" calcext:value-type="float">
            <text:p>0,219544984001001</text:p>
          </table:table-cell>
        </table:table-row>
        <table:table-row table:style-name="ro1">
          <table:table-cell office:value-type="float" office:value="10.396" calcext:value-type="float">
            <text:p>10,396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35" calcext:value-type="float">
            <text:p>0,35</text:p>
          </table:table-cell>
          <table:table-cell table:formula="of:=SQRT([.D117]^2+[.C117]^2+[.B117]^2)" office:value-type="float" office:value="0.361939221417077" calcext:value-type="float">
            <text:p>0,361939221417077</text:p>
          </table:table-cell>
        </table:table-row>
        <table:table-row table:style-name="ro1">
          <table:table-cell office:value-type="float" office:value="10.487" calcext:value-type="float">
            <text:p>10,487</text:p>
          </table:table-cell>
          <table:table-cell office:value-type="float" office:value="0.13" calcext:value-type="float">
            <text:p>0,13</text:p>
          </table:table-cell>
          <table:table-cell office:value-type="float" office:value="-0.1" calcext:value-type="float">
            <text:p>-0,1</text:p>
          </table:table-cell>
          <table:table-cell office:value-type="float" office:value="0.16" calcext:value-type="float">
            <text:p>0,16</text:p>
          </table:table-cell>
          <table:table-cell table:formula="of:=SQRT([.D118]^2+[.C118]^2+[.B118]^2)" office:value-type="float" office:value="0.229128784747792" calcext:value-type="float">
            <text:p>0,229128784747792</text:p>
          </table:table-cell>
        </table:table-row>
        <table:table-row table:style-name="ro1">
          <table:table-cell office:value-type="float" office:value="10.577" calcext:value-type="float">
            <text:p>10,577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-0.13" calcext:value-type="float">
            <text:p>-0,13</text:p>
          </table:table-cell>
          <table:table-cell table:formula="of:=SQRT([.D119]^2+[.C119]^2+[.B119]^2)" office:value-type="float" office:value="0.193390796058137" calcext:value-type="float">
            <text:p>0,193390796058137</text:p>
          </table:table-cell>
        </table:table-row>
        <table:table-row table:style-name="ro1">
          <table:table-cell office:value-type="float" office:value="10.674" calcext:value-type="float">
            <text:p>10,674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-0.39" calcext:value-type="float">
            <text:p>-0,39</text:p>
          </table:table-cell>
          <table:table-cell table:formula="of:=SQRT([.D120]^2+[.C120]^2+[.B120]^2)" office:value-type="float" office:value="0.391663120551323" calcext:value-type="float">
            <text:p>0,391663120551323</text:p>
          </table:table-cell>
        </table:table-row>
        <table:table-row table:style-name="ro1">
          <table:table-cell office:value-type="float" office:value="10.774" calcext:value-type="float">
            <text:p>10,774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5" calcext:value-type="float">
            <text:p>-0,05</text:p>
          </table:table-cell>
          <table:table-cell table:formula="of:=SQRT([.D121]^2+[.C121]^2+[.B121]^2)" office:value-type="float" office:value="0.0640312423743285" calcext:value-type="float">
            <text:p>0,064031242374329</text:p>
          </table:table-cell>
        </table:table-row>
        <table:table-row table:style-name="ro1">
          <table:table-cell office:value-type="float" office:value="10.872" calcext:value-type="float">
            <text:p>10,872</text:p>
          </table:table-cell>
          <table:table-cell office:value-type="float" office:value="-0.08" calcext:value-type="float">
            <text:p>-0,08</text:p>
          </table:table-cell>
          <table:table-cell office:value-type="float" office:value="0.11" calcext:value-type="float">
            <text:p>0,11</text:p>
          </table:table-cell>
          <table:table-cell office:value-type="float" office:value="0.27" calcext:value-type="float">
            <text:p>0,27</text:p>
          </table:table-cell>
          <table:table-cell table:formula="of:=SQRT([.D122]^2+[.C122]^2+[.B122]^2)" office:value-type="float" office:value="0.302324329156619" calcext:value-type="float">
            <text:p>0,302324329156619</text:p>
          </table:table-cell>
        </table:table-row>
        <table:table-row table:style-name="ro1">
          <table:table-cell office:value-type="float" office:value="10.939" calcext:value-type="float">
            <text:p>10,939</text:p>
          </table:table-cell>
          <table:table-cell office:value-type="float" office:value="-0.02" calcext:value-type="float">
            <text:p>-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23" calcext:value-type="float">
            <text:p>0,23</text:p>
          </table:table-cell>
          <table:table-cell table:formula="of:=SQRT([.D123]^2+[.C123]^2+[.B123]^2)" office:value-type="float" office:value="0.244335834457412" calcext:value-type="float">
            <text:p>0,244335834457412</text:p>
          </table:table-cell>
        </table:table-row>
        <table:table-row table:style-name="ro1">
          <table:table-cell office:value-type="float" office:value="11.03" calcext:value-type="float">
            <text:p>11,03</text:p>
          </table:table-cell>
          <table:table-cell office:value-type="float" office:value="0.07" calcext:value-type="float">
            <text:p>0,07</text:p>
          </table:table-cell>
          <table:table-cell office:value-type="float" office:value="-0.03" calcext:value-type="float">
            <text:p>-0,03</text:p>
          </table:table-cell>
          <table:table-cell office:value-type="float" office:value="0.08" calcext:value-type="float">
            <text:p>0,08</text:p>
          </table:table-cell>
          <table:table-cell table:formula="of:=SQRT([.D124]^2+[.C124]^2+[.B124]^2)" office:value-type="float" office:value="0.110453610171873" calcext:value-type="float">
            <text:p>0,110453610171873</text:p>
          </table:table-cell>
        </table:table-row>
        <table:table-row table:style-name="ro1">
          <table:table-cell office:value-type="float" office:value="11.12" calcext:value-type="float">
            <text:p>11,12</text:p>
          </table:table-cell>
          <table:table-cell office:value-type="float" office:value="-0.05" calcext:value-type="float">
            <text:p>-0,05</text:p>
          </table:table-cell>
          <table:table-cell office:value-type="float" office:value="0.01" calcext:value-type="float">
            <text:p>0,01</text:p>
          </table:table-cell>
          <table:table-cell office:value-type="float" office:value="-0.21" calcext:value-type="float">
            <text:p>-0,21</text:p>
          </table:table-cell>
          <table:table-cell table:formula="of:=SQRT([.D125]^2+[.C125]^2+[.B125]^2)" office:value-type="float" office:value="0.216101827849743" calcext:value-type="float">
            <text:p>0,216101827849743</text:p>
          </table:table-cell>
        </table:table-row>
        <table:table-row table:style-name="ro1">
          <table:table-cell office:value-type="float" office:value="11.211" calcext:value-type="float">
            <text:p>11,211</text:p>
          </table:table-cell>
          <table:table-cell office:value-type="float" office:value="-0.03" calcext:value-type="float">
            <text:p>-0,03</text:p>
          </table:table-cell>
          <table:table-cell office:value-type="float" office:value="0.01" calcext:value-type="float">
            <text:p>0,01</text:p>
          </table:table-cell>
          <table:table-cell office:value-type="float" office:value="-0.25" calcext:value-type="float">
            <text:p>-0,25</text:p>
          </table:table-cell>
          <table:table-cell table:formula="of:=SQRT([.D126]^2+[.C126]^2+[.B126]^2)" office:value-type="float" office:value="0.251992063367083" calcext:value-type="float">
            <text:p>0,251992063367083</text:p>
          </table:table-cell>
        </table:table-row>
        <table:table-row table:style-name="ro1">
          <table:table-cell office:value-type="float" office:value="11.302" calcext:value-type="float">
            <text:p>11,302</text:p>
          </table:table-cell>
          <table:table-cell office:value-type="float" office:value="-0.13" calcext:value-type="float">
            <text:p>-0,13</text:p>
          </table:table-cell>
          <table:table-cell office:value-type="float" office:value="-0" calcext:value-type="float">
            <text:p>0</text:p>
          </table:table-cell>
          <table:table-cell office:value-type="float" office:value="-0.11" calcext:value-type="float">
            <text:p>-0,11</text:p>
          </table:table-cell>
          <table:table-cell table:formula="of:=SQRT([.D127]^2+[.C127]^2+[.B127]^2)" office:value-type="float" office:value="0.170293863659264" calcext:value-type="float">
            <text:p>0,170293863659264</text:p>
          </table:table-cell>
        </table:table-row>
        <table:table-row table:style-name="ro1">
          <table:table-cell office:value-type="float" office:value="11.392" calcext:value-type="float">
            <text:p>11,392</text:p>
          </table:table-cell>
          <table:table-cell office:value-type="float" office:value="-0.06" calcext:value-type="float">
            <text:p>-0,06</text:p>
          </table:table-cell>
          <table:table-cell office:value-type="float" office:value="0.16" calcext:value-type="float">
            <text:p>0,16</text:p>
          </table:table-cell>
          <table:table-cell office:value-type="float" office:value="0.28" calcext:value-type="float">
            <text:p>0,28</text:p>
          </table:table-cell>
          <table:table-cell table:formula="of:=SQRT([.D128]^2+[.C128]^2+[.B128]^2)" office:value-type="float" office:value="0.328024389337134" calcext:value-type="float">
            <text:p>0,328024389337134</text:p>
          </table:table-cell>
        </table:table-row>
        <table:table-row table:style-name="ro1">
          <table:table-cell office:value-type="float" office:value="11.483" calcext:value-type="float">
            <text:p>11,483</text:p>
          </table:table-cell>
          <table:table-cell office:value-type="float" office:value="-0.01" calcext:value-type="float">
            <text:p>-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32" calcext:value-type="float">
            <text:p>0,32</text:p>
          </table:table-cell>
          <table:table-cell table:formula="of:=SQRT([.D129]^2+[.C129]^2+[.B129]^2)" office:value-type="float" office:value="0.322645316098034" calcext:value-type="float">
            <text:p>0,322645316098034</text:p>
          </table:table-cell>
        </table:table-row>
        <table:table-row table:style-name="ro1">
          <table:table-cell office:value-type="float" office:value="11.577" calcext:value-type="float">
            <text:p>11,577</text:p>
          </table:table-cell>
          <table:table-cell office:value-type="float" office:value="0.05" calcext:value-type="float">
            <text:p>0,05</text:p>
          </table:table-cell>
          <table:table-cell office:value-type="float" office:value="-0.1" calcext:value-type="float">
            <text:p>-0,1</text:p>
          </table:table-cell>
          <table:table-cell office:value-type="float" office:value="0.01" calcext:value-type="float">
            <text:p>0,01</text:p>
          </table:table-cell>
          <table:table-cell table:formula="of:=SQRT([.D130]^2+[.C130]^2+[.B130]^2)" office:value-type="float" office:value="0.112249721603218" calcext:value-type="float">
            <text:p>0,112249721603218</text:p>
          </table:table-cell>
        </table:table-row>
        <table:table-row table:style-name="ro1">
          <table:table-cell office:value-type="float" office:value="11.68" calcext:value-type="float">
            <text:p>11,68</text:p>
          </table:table-cell>
          <table:table-cell office:value-type="float" office:value="0.01" calcext:value-type="float">
            <text:p>0,01</text:p>
          </table:table-cell>
          <table:table-cell office:value-type="float" office:value="-0.18" calcext:value-type="float">
            <text:p>-0,18</text:p>
          </table:table-cell>
          <table:table-cell office:value-type="float" office:value="-0.32" calcext:value-type="float">
            <text:p>-0,32</text:p>
          </table:table-cell>
          <table:table-cell table:formula="of:=SQRT([.D131]^2+[.C131]^2+[.B131]^2)" office:value-type="float" office:value="0.367287353444139" calcext:value-type="float">
            <text:p>0,367287353444139</text:p>
          </table:table-cell>
        </table:table-row>
        <table:table-row table:style-name="ro1">
          <table:table-cell office:value-type="float" office:value="11.774" calcext:value-type="float">
            <text:p>11,774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-0.35" calcext:value-type="float">
            <text:p>-0,35</text:p>
          </table:table-cell>
          <table:table-cell table:formula="of:=SQRT([.D132]^2+[.C132]^2+[.B132]^2)" office:value-type="float" office:value="0.35028559776274" calcext:value-type="float">
            <text:p>0,35028559776274</text:p>
          </table:table-cell>
        </table:table-row>
        <table:table-row table:style-name="ro1">
          <table:table-cell office:value-type="float" office:value="11.845" calcext:value-type="float">
            <text:p>11,845</text:p>
          </table:table-cell>
          <table:table-cell office:value-type="float" office:value="0.06" calcext:value-type="float">
            <text:p>0,06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1" calcext:value-type="float">
            <text:p>-0,01</text:p>
          </table:table-cell>
          <table:table-cell table:formula="of:=SQRT([.D133]^2+[.C133]^2+[.B133]^2)" office:value-type="float" office:value="0.0787400787401181" calcext:value-type="float">
            <text:p>0,078740078740118</text:p>
          </table:table-cell>
        </table:table-row>
        <table:table-row table:style-name="ro1">
          <table:table-cell office:value-type="float" office:value="11.936" calcext:value-type="float">
            <text:p>11,936</text:p>
          </table:table-cell>
          <table:table-cell office:value-type="float" office:value="-0.04" calcext:value-type="float">
            <text:p>-0,04</text:p>
          </table:table-cell>
          <table:table-cell office:value-type="float" office:value="0.14" calcext:value-type="float">
            <text:p>0,14</text:p>
          </table:table-cell>
          <table:table-cell office:value-type="float" office:value="0.06" calcext:value-type="float">
            <text:p>0,06</text:p>
          </table:table-cell>
          <table:table-cell table:formula="of:=SQRT([.D134]^2+[.C134]^2+[.B134]^2)" office:value-type="float" office:value="0.157480157480236" calcext:value-type="float">
            <text:p>0,157480157480236</text:p>
          </table:table-cell>
        </table:table-row>
        <table:table-row table:style-name="ro1">
          <table:table-cell office:value-type="float" office:value="12.026" calcext:value-type="float">
            <text:p>12,026</text:p>
          </table:table-cell>
          <table:table-cell office:value-type="float" office:value="-0.03" calcext:value-type="float">
            <text:p>-0,03</text:p>
          </table:table-cell>
          <table:table-cell office:value-type="float" office:value="0.18" calcext:value-type="float">
            <text:p>0,18</text:p>
          </table:table-cell>
          <table:table-cell office:value-type="float" office:value="0.31" calcext:value-type="float">
            <text:p>0,31</text:p>
          </table:table-cell>
          <table:table-cell table:formula="of:=SQRT([.D135]^2+[.C135]^2+[.B135]^2)" office:value-type="float" office:value="0.359722114972099" calcext:value-type="float">
            <text:p>0,359722114972099</text:p>
          </table:table-cell>
        </table:table-row>
        <table:table-row table:style-name="ro1">
          <table:table-cell office:value-type="float" office:value="12.117" calcext:value-type="float">
            <text:p>12,117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office:value-type="float" office:value="0.27" calcext:value-type="float">
            <text:p>0,27</text:p>
          </table:table-cell>
          <table:table-cell table:formula="of:=SQRT([.D136]^2+[.C136]^2+[.B136]^2)" office:value-type="float" office:value="0.284429253066558" calcext:value-type="float">
            <text:p>0,284429253066558</text:p>
          </table:table-cell>
        </table:table-row>
        <table:table-row table:style-name="ro1">
          <table:table-cell office:value-type="float" office:value="12.207" calcext:value-type="float">
            <text:p>12,207</text:p>
          </table:table-cell>
          <table:table-cell office:value-type="float" office:value="0.03" calcext:value-type="float">
            <text:p>0,03</text:p>
          </table:table-cell>
          <table:table-cell office:value-type="float" office:value="-0.09" calcext:value-type="float">
            <text:p>-0,09</text:p>
          </table:table-cell>
          <table:table-cell office:value-type="float" office:value="-0.12" calcext:value-type="float">
            <text:p>-0,12</text:p>
          </table:table-cell>
          <table:table-cell table:formula="of:=SQRT([.D137]^2+[.C137]^2+[.B137]^2)" office:value-type="float" office:value="0.152970585407784" calcext:value-type="float">
            <text:p>0,152970585407784</text:p>
          </table:table-cell>
        </table:table-row>
        <table:table-row table:style-name="ro1">
          <table:table-cell office:value-type="float" office:value="12.298" calcext:value-type="float">
            <text:p>12,298</text:p>
          </table:table-cell>
          <table:table-cell office:value-type="float" office:value="-0.03" calcext:value-type="float">
            <text:p>-0,03</text:p>
          </table:table-cell>
          <table:table-cell office:value-type="float" office:value="-0.11" calcext:value-type="float">
            <text:p>-0,11</text:p>
          </table:table-cell>
          <table:table-cell office:value-type="float" office:value="-0.25" calcext:value-type="float">
            <text:p>-0,25</text:p>
          </table:table-cell>
          <table:table-cell table:formula="of:=SQRT([.D138]^2+[.C138]^2+[.B138]^2)" office:value-type="float" office:value="0.274772633280682" calcext:value-type="float">
            <text:p>0,274772633280682</text:p>
          </table:table-cell>
        </table:table-row>
        <table:table-row table:style-name="ro1">
          <table:table-cell office:value-type="float" office:value="12.388" calcext:value-type="float">
            <text:p>12,388</text:p>
          </table:table-cell>
          <table:table-cell office:value-type="float" office:value="-0.08" calcext:value-type="float">
            <text:p>-0,08</text:p>
          </table:table-cell>
          <table:table-cell office:value-type="float" office:value="0.03" calcext:value-type="float">
            <text:p>0,03</text:p>
          </table:table-cell>
          <table:table-cell office:value-type="float" office:value="-0.27" calcext:value-type="float">
            <text:p>-0,27</text:p>
          </table:table-cell>
          <table:table-cell table:formula="of:=SQRT([.D139]^2+[.C139]^2+[.B139]^2)" office:value-type="float" office:value="0.283196045170126" calcext:value-type="float">
            <text:p>0,283196045170126</text:p>
          </table:table-cell>
        </table:table-row>
        <table:table-row table:style-name="ro1">
          <table:table-cell office:value-type="float" office:value="12.484" calcext:value-type="float">
            <text:p>12,484</text:p>
          </table:table-cell>
          <table:table-cell office:value-type="float" office:value="-0.1" calcext:value-type="float">
            <text:p>-0,1</text:p>
          </table:table-cell>
          <table:table-cell office:value-type="float" office:value="0.14" calcext:value-type="float">
            <text:p>0,14</text:p>
          </table:table-cell>
          <table:table-cell office:value-type="float" office:value="0.18" calcext:value-type="float">
            <text:p>0,18</text:p>
          </table:table-cell>
          <table:table-cell table:formula="of:=SQRT([.D140]^2+[.C140]^2+[.B140]^2)" office:value-type="float" office:value="0.248997991959775" calcext:value-type="float">
            <text:p>0,248997991959775</text:p>
          </table:table-cell>
        </table:table-row>
        <table:table-row table:style-name="ro1">
          <table:table-cell office:value-type="float" office:value="12.585" calcext:value-type="float">
            <text:p>12,585</text:p>
          </table:table-cell>
          <table:table-cell office:value-type="float" office:value="-0.07" calcext:value-type="float">
            <text:p>-0,07</text:p>
          </table:table-cell>
          <table:table-cell office:value-type="float" office:value="0.16" calcext:value-type="float">
            <text:p>0,16</text:p>
          </table:table-cell>
          <table:table-cell office:value-type="float" office:value="0.36" calcext:value-type="float">
            <text:p>0,36</text:p>
          </table:table-cell>
          <table:table-cell table:formula="of:=SQRT([.D141]^2+[.C141]^2+[.B141]^2)" office:value-type="float" office:value="0.400124980474851" calcext:value-type="float">
            <text:p>0,400124980474851</text:p>
          </table:table-cell>
        </table:table-row>
        <table:table-row table:style-name="ro1">
          <table:table-cell office:value-type="float" office:value="12.682" calcext:value-type="float">
            <text:p>12,68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17" calcext:value-type="float">
            <text:p>0,17</text:p>
          </table:table-cell>
          <table:table-cell table:formula="of:=SQRT([.D142]^2+[.C142]^2+[.B142]^2)" office:value-type="float" office:value="0.173781471969828" calcext:value-type="float">
            <text:p>0,173781471969828</text:p>
          </table:table-cell>
        </table:table-row>
        <table:table-row table:style-name="ro1">
          <table:table-cell office:value-type="float" office:value="12.751" calcext:value-type="float">
            <text:p>12,751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1" calcext:value-type="float">
            <text:p>-0,11</text:p>
          </table:table-cell>
          <table:table-cell office:value-type="float" office:value="-0.15" calcext:value-type="float">
            <text:p>-0,15</text:p>
          </table:table-cell>
          <table:table-cell table:formula="of:=SQRT([.D143]^2+[.C143]^2+[.B143]^2)" office:value-type="float" office:value="0.187082869338697" calcext:value-type="float">
            <text:p>0,187082869338697</text:p>
          </table:table-cell>
        </table:table-row>
        <table:table-row table:style-name="ro1">
          <table:table-cell office:value-type="float" office:value="12.841" calcext:value-type="float">
            <text:p>12,841</text:p>
          </table:table-cell>
          <table:table-cell office:value-type="float" office:value="0.02" calcext:value-type="float">
            <text:p>0,02</text:p>
          </table:table-cell>
          <table:table-cell office:value-type="float" office:value="-0.18" calcext:value-type="float">
            <text:p>-0,18</text:p>
          </table:table-cell>
          <table:table-cell office:value-type="float" office:value="-0.27" calcext:value-type="float">
            <text:p>-0,27</text:p>
          </table:table-cell>
          <table:table-cell table:formula="of:=SQRT([.D144]^2+[.C144]^2+[.B144]^2)" office:value-type="float" office:value="0.325115364140177" calcext:value-type="float">
            <text:p>0,325115364140177</text:p>
          </table:table-cell>
        </table:table-row>
        <table:table-row table:style-name="ro1">
          <table:table-cell office:value-type="float" office:value="12.932" calcext:value-type="float">
            <text:p>12,932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-0.29" calcext:value-type="float">
            <text:p>-0,29</text:p>
          </table:table-cell>
          <table:table-cell table:formula="of:=SQRT([.D145]^2+[.C145]^2+[.B145]^2)" office:value-type="float" office:value="0.302489669245083" calcext:value-type="float">
            <text:p>0,302489669245083</text:p>
          </table:table-cell>
        </table:table-row>
        <table:table-row table:style-name="ro1">
          <table:table-cell office:value-type="float" office:value="13.022" calcext:value-type="float">
            <text:p>13,022</text:p>
          </table:table-cell>
          <table:table-cell table:number-columns-repeated="2" office:value-type="float" office:value="-0.01" calcext:value-type="float">
            <text:p>-0,01</text:p>
          </table:table-cell>
          <table:table-cell office:value-type="float" office:value="0.03" calcext:value-type="float">
            <text:p>0,03</text:p>
          </table:table-cell>
          <table:table-cell table:formula="of:=SQRT([.D146]^2+[.C146]^2+[.B146]^2)" office:value-type="float" office:value="0.033166247903554" calcext:value-type="float">
            <text:p>0,033166247903554</text:p>
          </table:table-cell>
        </table:table-row>
        <table:table-row table:style-name="ro1">
          <table:table-cell office:value-type="float" office:value="13.113" calcext:value-type="float">
            <text:p>13,113</text:p>
          </table:table-cell>
          <table:table-cell office:value-type="float" office:value="-0.04" calcext:value-type="float">
            <text:p>-0,04</text:p>
          </table:table-cell>
          <table:table-cell office:value-type="float" office:value="0.18" calcext:value-type="float">
            <text:p>0,18</text:p>
          </table:table-cell>
          <table:table-cell office:value-type="float" office:value="0.3" calcext:value-type="float">
            <text:p>0,3</text:p>
          </table:table-cell>
          <table:table-cell table:formula="of:=SQRT([.D147]^2+[.C147]^2+[.B147]^2)" office:value-type="float" office:value="0.35213633723318" calcext:value-type="float">
            <text:p>0,35213633723318</text:p>
          </table:table-cell>
        </table:table-row>
        <table:table-row table:style-name="ro1">
          <table:table-cell office:value-type="float" office:value="13.203" calcext:value-type="float">
            <text:p>13,203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office:value-type="float" office:value="0.28" calcext:value-type="float">
            <text:p>0,28</text:p>
          </table:table-cell>
          <table:table-cell table:formula="of:=SQRT([.D148]^2+[.C148]^2+[.B148]^2)" office:value-type="float" office:value="0.316543835826888" calcext:value-type="float">
            <text:p>0,316543835826888</text:p>
          </table:table-cell>
        </table:table-row>
        <table:table-row table:style-name="ro1">
          <table:table-cell office:value-type="float" office:value="13.294" calcext:value-type="float">
            <text:p>13,294</text:p>
          </table:table-cell>
          <table:table-cell office:value-type="float" office:value="0.09" calcext:value-type="float">
            <text:p>0,09</text:p>
          </table:table-cell>
          <table:table-cell office:value-type="float" office:value="-0.06" calcext:value-type="float">
            <text:p>-0,06</text:p>
          </table:table-cell>
          <table:table-cell office:value-type="float" office:value="0.12" calcext:value-type="float">
            <text:p>0,12</text:p>
          </table:table-cell>
          <table:table-cell table:formula="of:=SQRT([.D149]^2+[.C149]^2+[.B149]^2)" office:value-type="float" office:value="0.161554944214035" calcext:value-type="float">
            <text:p>0,161554944214035</text:p>
          </table:table-cell>
        </table:table-row>
        <table:table-row table:style-name="ro1">
          <table:table-cell office:value-type="float" office:value="13.393" calcext:value-type="float">
            <text:p>13,393</text:p>
          </table:table-cell>
          <table:table-cell office:value-type="float" office:value="0.02" calcext:value-type="float">
            <text:p>0,02</text:p>
          </table:table-cell>
          <table:table-cell office:value-type="float" office:value="-0.14" calcext:value-type="float">
            <text:p>-0,14</text:p>
          </table:table-cell>
          <table:table-cell office:value-type="float" office:value="-0.26" calcext:value-type="float">
            <text:p>-0,26</text:p>
          </table:table-cell>
          <table:table-cell table:formula="of:=SQRT([.D150]^2+[.C150]^2+[.B150]^2)" office:value-type="float" office:value="0.295972971738975" calcext:value-type="float">
            <text:p>0,295972971738975</text:p>
          </table:table-cell>
        </table:table-row>
        <table:table-row table:style-name="ro1">
          <table:table-cell office:value-type="float" office:value="13.491" calcext:value-type="float">
            <text:p>13,491</text:p>
          </table:table-cell>
          <table:table-cell office:value-type="float" office:value="-0.02" calcext:value-type="float">
            <text:p>-0,02</text:p>
          </table:table-cell>
          <table:table-cell office:value-type="float" office:value="0.1" calcext:value-type="float">
            <text:p>0,1</text:p>
          </table:table-cell>
          <table:table-cell office:value-type="float" office:value="-0.3" calcext:value-type="float">
            <text:p>-0,3</text:p>
          </table:table-cell>
          <table:table-cell table:formula="of:=SQRT([.D151]^2+[.C151]^2+[.B151]^2)" office:value-type="float" office:value="0.316859590355097" calcext:value-type="float">
            <text:p>0,316859590355097</text:p>
          </table:table-cell>
        </table:table-row>
        <table:table-row table:style-name="ro1">
          <table:table-cell office:value-type="float" office:value="13.591" calcext:value-type="float">
            <text:p>13,591</text:p>
          </table:table-cell>
          <table:table-cell office:value-type="float" office:value="-0.08" calcext:value-type="float">
            <text:p>-0,08</text:p>
          </table:table-cell>
          <table:table-cell office:value-type="float" office:value="0.08" calcext:value-type="float">
            <text:p>0,08</text:p>
          </table:table-cell>
          <table:table-cell office:value-type="float" office:value="-0" calcext:value-type="float">
            <text:p>0</text:p>
          </table:table-cell>
          <table:table-cell table:formula="of:=SQRT([.D152]^2+[.C152]^2+[.B152]^2)" office:value-type="float" office:value="0.113137084989848" calcext:value-type="float">
            <text:p>0,113137084989848</text:p>
          </table:table-cell>
        </table:table-row>
        <table:table-row table:style-name="ro1">
          <table:table-cell office:value-type="float" office:value="13.656" calcext:value-type="float">
            <text:p>13,656</text:p>
          </table:table-cell>
          <table:table-cell office:value-type="float" office:value="-0.06" calcext:value-type="float">
            <text:p>-0,06</text:p>
          </table:table-cell>
          <table:table-cell office:value-type="float" office:value="0.11" calcext:value-type="float">
            <text:p>0,11</text:p>
          </table:table-cell>
          <table:table-cell office:value-type="float" office:value="0.26" calcext:value-type="float">
            <text:p>0,26</text:p>
          </table:table-cell>
          <table:table-cell table:formula="of:=SQRT([.D153]^2+[.C153]^2+[.B153]^2)" office:value-type="float" office:value="0.288617393793236" calcext:value-type="float">
            <text:p>0,288617393793236</text:p>
          </table:table-cell>
        </table:table-row>
        <table:table-row table:style-name="ro1">
          <table:table-cell office:value-type="float" office:value="13.747" calcext:value-type="float">
            <text:p>13,747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2" calcext:value-type="float">
            <text:p>0,2</text:p>
          </table:table-cell>
          <table:table-cell table:formula="of:=SQRT([.D154]^2+[.C154]^2+[.B154]^2)" office:value-type="float" office:value="0.201246117974981" calcext:value-type="float">
            <text:p>0,201246117974981</text:p>
          </table:table-cell>
        </table:table-row>
        <table:table-row table:style-name="ro1">
          <table:table-cell office:value-type="float" office:value="13.837" calcext:value-type="float">
            <text:p>13,837</text:p>
          </table:table-cell>
          <table:table-cell office:value-type="float" office:value="-0.06" calcext:value-type="float">
            <text:p>-0,06</text:p>
          </table:table-cell>
          <table:table-cell office:value-type="float" office:value="-0.1" calcext:value-type="float">
            <text:p>-0,1</text:p>
          </table:table-cell>
          <table:table-cell office:value-type="float" office:value="0.01" calcext:value-type="float">
            <text:p>0,01</text:p>
          </table:table-cell>
          <table:table-cell table:formula="of:=SQRT([.D155]^2+[.C155]^2+[.B155]^2)" office:value-type="float" office:value="0.117046999107196" calcext:value-type="float">
            <text:p>0,117046999107196</text:p>
          </table:table-cell>
        </table:table-row>
        <table:table-row table:style-name="ro1">
          <table:table-cell office:value-type="float" office:value="13.928" calcext:value-type="float">
            <text:p>13,928</text:p>
          </table:table-cell>
          <table:table-cell office:value-type="float" office:value="0.11" calcext:value-type="float">
            <text:p>0,11</text:p>
          </table:table-cell>
          <table:table-cell office:value-type="float" office:value="-0.25" calcext:value-type="float">
            <text:p>-0,25</text:p>
          </table:table-cell>
          <table:table-cell office:value-type="float" office:value="-0.16" calcext:value-type="float">
            <text:p>-0,16</text:p>
          </table:table-cell>
          <table:table-cell table:formula="of:=SQRT([.D156]^2+[.C156]^2+[.B156]^2)" office:value-type="float" office:value="0.316543835826888" calcext:value-type="float">
            <text:p>0,316543835826888</text:p>
          </table:table-cell>
        </table:table-row>
        <table:table-row table:style-name="ro1">
          <table:table-cell office:value-type="float" office:value="14.018" calcext:value-type="float">
            <text:p>14,018</text:p>
          </table:table-cell>
          <table:table-cell office:value-type="float" office:value="0.14" calcext:value-type="float">
            <text:p>0,14</text:p>
          </table:table-cell>
          <table:table-cell office:value-type="float" office:value="0.07" calcext:value-type="float">
            <text:p>0,07</text:p>
          </table:table-cell>
          <table:table-cell office:value-type="float" office:value="-0.25" calcext:value-type="float">
            <text:p>-0,25</text:p>
          </table:table-cell>
          <table:table-cell table:formula="of:=SQRT([.D157]^2+[.C157]^2+[.B157]^2)" office:value-type="float" office:value="0.294957624075053" calcext:value-type="float">
            <text:p>0,294957624075053</text:p>
          </table:table-cell>
        </table:table-row>
        <table:table-row table:style-name="ro1">
          <table:table-cell office:value-type="float" office:value="14.109" calcext:value-type="float">
            <text:p>14,109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-0.01" calcext:value-type="float">
            <text:p>-0,01</text:p>
          </table:table-cell>
          <table:table-cell table:formula="of:=SQRT([.D158]^2+[.C158]^2+[.B158]^2)" office:value-type="float" office:value="0.0424264068711929" calcext:value-type="float">
            <text:p>0,042426406871193</text:p>
          </table:table-cell>
        </table:table-row>
        <table:table-row table:style-name="ro1">
          <table:table-cell office:value-type="float" office:value="14.199" calcext:value-type="float">
            <text:p>14,199</text:p>
          </table:table-cell>
          <table:table-cell office:value-type="float" office:value="-0.03" calcext:value-type="float">
            <text:p>-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19" calcext:value-type="float">
            <text:p>0,19</text:p>
          </table:table-cell>
          <table:table-cell table:formula="of:=SQRT([.D159]^2+[.C159]^2+[.B159]^2)" office:value-type="float" office:value="0.237907545067406" calcext:value-type="float">
            <text:p>0,237907545067406</text:p>
          </table:table-cell>
        </table:table-row>
        <table:table-row table:style-name="ro1">
          <table:table-cell office:value-type="float" office:value="14.295" calcext:value-type="float">
            <text:p>14,295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26" calcext:value-type="float">
            <text:p>0,26</text:p>
          </table:table-cell>
          <table:table-cell table:formula="of:=SQRT([.D160]^2+[.C160]^2+[.B160]^2)" office:value-type="float" office:value="0.287054001888146" calcext:value-type="float">
            <text:p>0,287054001888146</text:p>
          </table:table-cell>
        </table:table-row>
        <table:table-row table:style-name="ro1">
          <table:table-cell office:value-type="float" office:value="14.394" calcext:value-type="float">
            <text:p>14,394</text:p>
          </table:table-cell>
          <table:table-cell office:value-type="float" office:value="0.12" calcext:value-type="float">
            <text:p>0,12</text:p>
          </table:table-cell>
          <table:table-cell office:value-type="float" office:value="0.04" calcext:value-type="float">
            <text:p>0,04</text:p>
          </table:table-cell>
          <table:table-cell office:value-type="float" office:value="0.21" calcext:value-type="float">
            <text:p>0,21</text:p>
          </table:table-cell>
          <table:table-cell table:formula="of:=SQRT([.D161]^2+[.C161]^2+[.B161]^2)" office:value-type="float" office:value="0.245153013442625" calcext:value-type="float">
            <text:p>0,245153013442625</text:p>
          </table:table-cell>
        </table:table-row>
        <table:table-row table:style-name="ro1">
          <table:table-cell office:value-type="float" office:value="14.494" calcext:value-type="float">
            <text:p>14,494</text:p>
          </table:table-cell>
          <table:table-cell office:value-type="float" office:value="0.12" calcext:value-type="float">
            <text:p>0,12</text:p>
          </table:table-cell>
          <table:table-cell office:value-type="float" office:value="-0.16" calcext:value-type="float">
            <text:p>-0,16</text:p>
          </table:table-cell>
          <table:table-cell office:value-type="float" office:value="-0.24" calcext:value-type="float">
            <text:p>-0,24</text:p>
          </table:table-cell>
          <table:table-cell table:formula="of:=SQRT([.D162]^2+[.C162]^2+[.B162]^2)" office:value-type="float" office:value="0.312409987036266" calcext:value-type="float">
            <text:p>0,312409987036266</text:p>
          </table:table-cell>
        </table:table-row>
        <table:table-row table:style-name="ro1">
          <table:table-cell office:value-type="float" office:value="14.562" calcext:value-type="float">
            <text:p>14,562</text:p>
          </table:table-cell>
          <table:table-cell office:value-type="float" office:value="-0.13" calcext:value-type="float">
            <text:p>-0,13</text:p>
          </table:table-cell>
          <table:table-cell office:value-type="float" office:value="0.12" calcext:value-type="float">
            <text:p>0,12</text:p>
          </table:table-cell>
          <table:table-cell office:value-type="float" office:value="-0.42" calcext:value-type="float">
            <text:p>-0,42</text:p>
          </table:table-cell>
          <table:table-cell table:formula="of:=SQRT([.D163]^2+[.C163]^2+[.B163]^2)" office:value-type="float" office:value="0.455741154604234" calcext:value-type="float">
            <text:p>0,455741154604234</text:p>
          </table:table-cell>
        </table:table-row>
        <table:table-row table:style-name="ro1">
          <table:table-cell office:value-type="float" office:value="14.652" calcext:value-type="float">
            <text:p>14,652</text:p>
          </table:table-cell>
          <table:table-cell office:value-type="float" office:value="-0.15" calcext:value-type="float">
            <text:p>-0,15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3" calcext:value-type="float">
            <text:p>-0,03</text:p>
          </table:table-cell>
          <table:table-cell table:formula="of:=SQRT([.D164]^2+[.C164]^2+[.B164]^2)" office:value-type="float" office:value="0.158113883008419" calcext:value-type="float">
            <text:p>0,158113883008419</text:p>
          </table:table-cell>
        </table:table-row>
        <table:table-row table:style-name="ro1">
          <table:table-cell office:value-type="float" office:value="14.743" calcext:value-type="float">
            <text:p>14,743</text:p>
          </table:table-cell>
          <table:table-cell office:value-type="float" office:value="-0.07" calcext:value-type="float">
            <text:p>-0,07</text:p>
          </table:table-cell>
          <table:table-cell office:value-type="float" office:value="0.14" calcext:value-type="float">
            <text:p>0,14</text:p>
          </table:table-cell>
          <table:table-cell office:value-type="float" office:value="0.26" calcext:value-type="float">
            <text:p>0,26</text:p>
          </table:table-cell>
          <table:table-cell table:formula="of:=SQRT([.D165]^2+[.C165]^2+[.B165]^2)" office:value-type="float" office:value="0.30347981810987" calcext:value-type="float">
            <text:p>0,30347981810987</text:p>
          </table:table-cell>
        </table:table-row>
        <table:table-row table:style-name="ro1">
          <table:table-cell office:value-type="float" office:value="14.833" calcext:value-type="float">
            <text:p>14,833</text:p>
          </table:table-cell>
          <table:table-cell office:value-type="float" office:value="0.09" calcext:value-type="float">
            <text:p>0,09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table:formula="of:=SQRT([.D166]^2+[.C166]^2+[.B166]^2)" office:value-type="float" office:value="0.221585198061603" calcext:value-type="float">
            <text:p>0,221585198061603</text:p>
          </table:table-cell>
        </table:table-row>
        <table:table-row table:style-name="ro1">
          <table:table-cell office:value-type="float" office:value="14.924" calcext:value-type="float">
            <text:p>14,924</text:p>
          </table:table-cell>
          <table:table-cell office:value-type="float" office:value="0.03" calcext:value-type="float">
            <text:p>0,03</text:p>
          </table:table-cell>
          <table:table-cell office:value-type="float" office:value="-0.07" calcext:value-type="float">
            <text:p>-0,07</text:p>
          </table:table-cell>
          <table:table-cell office:value-type="float" office:value="0.22" calcext:value-type="float">
            <text:p>0,22</text:p>
          </table:table-cell>
          <table:table-cell table:formula="of:=SQRT([.D167]^2+[.C167]^2+[.B167]^2)" office:value-type="float" office:value="0.232808934536456" calcext:value-type="float">
            <text:p>0,232808934536456</text:p>
          </table:table-cell>
        </table:table-row>
        <table:table-row table:style-name="ro1">
          <table:table-cell office:value-type="float" office:value="15.015" calcext:value-type="float">
            <text:p>15,015</text:p>
          </table:table-cell>
          <table:table-cell office:value-type="float" office:value="-0.06" calcext:value-type="float">
            <text:p>-0,06</text:p>
          </table:table-cell>
          <table:table-cell office:value-type="float" office:value="-0.24" calcext:value-type="float">
            <text:p>-0,24</text:p>
          </table:table-cell>
          <table:table-cell office:value-type="float" office:value="-0.16" calcext:value-type="float">
            <text:p>-0,16</text:p>
          </table:table-cell>
          <table:table-cell table:formula="of:=SQRT([.D168]^2+[.C168]^2+[.B168]^2)" office:value-type="float" office:value="0.294618397253125" calcext:value-type="float">
            <text:p>0,294618397253125</text:p>
          </table:table-cell>
        </table:table-row>
        <table:table-row table:style-name="ro1">
          <table:table-cell office:value-type="float" office:value="15.105" calcext:value-type="float">
            <text:p>15,105</text:p>
          </table:table-cell>
          <table:table-cell office:value-type="float" office:value="0.01" calcext:value-type="float">
            <text:p>0,01</text:p>
          </table:table-cell>
          <table:table-cell office:value-type="float" office:value="-0.04" calcext:value-type="float">
            <text:p>-0,04</text:p>
          </table:table-cell>
          <table:table-cell office:value-type="float" office:value="-0.46" calcext:value-type="float">
            <text:p>-0,46</text:p>
          </table:table-cell>
          <table:table-cell table:formula="of:=SQRT([.D169]^2+[.C169]^2+[.B169]^2)" office:value-type="float" office:value="0.46184412955022" calcext:value-type="float">
            <text:p>0,46184412955022</text:p>
          </table:table-cell>
        </table:table-row>
        <table:table-row table:style-name="ro1">
          <table:table-cell office:value-type="float" office:value="15.201" calcext:value-type="float">
            <text:p>15,20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-0.05" calcext:value-type="float">
            <text:p>-0,05</text:p>
          </table:table-cell>
          <table:table-cell table:formula="of:=SQRT([.D170]^2+[.C170]^2+[.B170]^2)" office:value-type="float" office:value="0.0866025403784439" calcext:value-type="float">
            <text:p>0,086602540378444</text:p>
          </table:table-cell>
        </table:table-row>
        <table:table-row table:style-name="ro1">
          <table:table-cell office:value-type="float" office:value="15.298" calcext:value-type="float">
            <text:p>15,298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table:formula="of:=SQRT([.D171]^2+[.C171]^2+[.B171]^2)" office:value-type="float" office:value="0.233452350598575" calcext:value-type="float">
            <text:p>0,233452350598575</text:p>
          </table:table-cell>
        </table:table-row>
        <table:table-row table:style-name="ro1">
          <table:table-cell office:value-type="float" office:value="15.397" calcext:value-type="float">
            <text:p>15,397</text:p>
          </table:table-cell>
          <table:table-cell office:value-type="float" office:value="0.05" calcext:value-type="float">
            <text:p>0,05</text:p>
          </table:table-cell>
          <table:table-cell office:value-type="float" office:value="0.16" calcext:value-type="float">
            <text:p>0,16</text:p>
          </table:table-cell>
          <table:table-cell office:value-type="float" office:value="0.23" calcext:value-type="float">
            <text:p>0,23</text:p>
          </table:table-cell>
          <table:table-cell table:formula="of:=SQRT([.D172]^2+[.C172]^2+[.B172]^2)" office:value-type="float" office:value="0.284604989415154" calcext:value-type="float">
            <text:p>0,284604989415154</text:p>
          </table:table-cell>
        </table:table-row>
        <table:table-row table:style-name="ro1">
          <table:table-cell office:value-type="float" office:value="15.467" calcext:value-type="float">
            <text:p>15,467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2" calcext:value-type="float">
            <text:p>0,2</text:p>
          </table:table-cell>
          <table:table-cell table:formula="of:=SQRT([.D173]^2+[.C173]^2+[.B173]^2)" office:value-type="float" office:value="0.200997512422418" calcext:value-type="float">
            <text:p>0,200997512422418</text:p>
          </table:table-cell>
        </table:table-row>
        <table:table-row table:style-name="ro1">
          <table:table-cell office:value-type="float" office:value="15.558" calcext:value-type="float">
            <text:p>15,558</text:p>
          </table:table-cell>
          <table:table-cell office:value-type="float" office:value="-0.03" calcext:value-type="float">
            <text:p>-0,03</text:p>
          </table:table-cell>
          <table:table-cell office:value-type="float" office:value="-0.13" calcext:value-type="float">
            <text:p>-0,13</text:p>
          </table:table-cell>
          <table:table-cell office:value-type="float" office:value="-0.03" calcext:value-type="float">
            <text:p>-0,03</text:p>
          </table:table-cell>
          <table:table-cell table:formula="of:=SQRT([.D174]^2+[.C174]^2+[.B174]^2)" office:value-type="float" office:value="0.136747943311773" calcext:value-type="float">
            <text:p>0,136747943311773</text:p>
          </table:table-cell>
        </table:table-row>
        <table:table-row table:style-name="ro1">
          <table:table-cell office:value-type="float" office:value="15.648" calcext:value-type="float">
            <text:p>15,648</text:p>
          </table:table-cell>
          <table:table-cell office:value-type="float" office:value="-0.11" calcext:value-type="float">
            <text:p>-0,11</text:p>
          </table:table-cell>
          <table:table-cell office:value-type="float" office:value="-0.07" calcext:value-type="float">
            <text:p>-0,07</text:p>
          </table:table-cell>
          <table:table-cell office:value-type="float" office:value="-0.24" calcext:value-type="float">
            <text:p>-0,24</text:p>
          </table:table-cell>
          <table:table-cell table:formula="of:=SQRT([.D175]^2+[.C175]^2+[.B175]^2)" office:value-type="float" office:value="0.273130005674953" calcext:value-type="float">
            <text:p>0,273130005674953</text:p>
          </table:table-cell>
        </table:table-row>
        <table:table-row table:style-name="ro1">
          <table:table-cell office:value-type="float" office:value="15.739" calcext:value-type="float">
            <text:p>15,739</text:p>
          </table:table-cell>
          <table:table-cell office:value-type="float" office:value="-0.11" calcext:value-type="float">
            <text:p>-0,11</text:p>
          </table:table-cell>
          <table:table-cell office:value-type="float" office:value="0.08" calcext:value-type="float">
            <text:p>0,08</text:p>
          </table:table-cell>
          <table:table-cell office:value-type="float" office:value="-0.21" calcext:value-type="float">
            <text:p>-0,21</text:p>
          </table:table-cell>
          <table:table-cell table:formula="of:=SQRT([.D176]^2+[.C176]^2+[.B176]^2)" office:value-type="float" office:value="0.250199920063936" calcext:value-type="float">
            <text:p>0,250199920063936</text:p>
          </table:table-cell>
        </table:table-row>
        <table:table-row table:style-name="ro1">
          <table:table-cell office:value-type="float" office:value="15.83" calcext:value-type="float">
            <text:p>15,83</text:p>
          </table:table-cell>
          <table:table-cell office:value-type="float" office:value="-0.01" calcext:value-type="float">
            <text:p>-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14" calcext:value-type="float">
            <text:p>0,14</text:p>
          </table:table-cell>
          <table:table-cell table:formula="of:=SQRT([.D177]^2+[.C177]^2+[.B177]^2)" office:value-type="float" office:value="0.17832554500127" calcext:value-type="float">
            <text:p>0,17832554500127</text:p>
          </table:table-cell>
        </table:table-row>
        <table:table-row table:style-name="ro1">
          <table:table-cell office:value-type="float" office:value="15.92" calcext:value-type="float">
            <text:p>15,92</text:p>
          </table:table-cell>
          <table:table-cell office:value-type="float" office:value="-0.05" calcext:value-type="float">
            <text:p>-0,05</text:p>
          </table:table-cell>
          <table:table-cell office:value-type="float" office:value="0.11" calcext:value-type="float">
            <text:p>0,11</text:p>
          </table:table-cell>
          <table:table-cell office:value-type="float" office:value="0.31" calcext:value-type="float">
            <text:p>0,31</text:p>
          </table:table-cell>
          <table:table-cell table:formula="of:=SQRT([.D178]^2+[.C178]^2+[.B178]^2)" office:value-type="float" office:value="0.332716095192283" calcext:value-type="float">
            <text:p>0,332716095192283</text:p>
          </table:table-cell>
        </table:table-row>
        <table:table-row table:style-name="ro1">
          <table:table-cell office:value-type="float" office:value="16.011" calcext:value-type="float">
            <text:p>16,011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4" calcext:value-type="float">
            <text:p>-0,04</text:p>
          </table:table-cell>
          <table:table-cell office:value-type="float" office:value="0.19" calcext:value-type="float">
            <text:p>0,19</text:p>
          </table:table-cell>
          <table:table-cell table:formula="of:=SQRT([.D179]^2+[.C179]^2+[.B179]^2)" office:value-type="float" office:value="0.194422220952236" calcext:value-type="float">
            <text:p>0,194422220952236</text:p>
          </table:table-cell>
        </table:table-row>
        <table:table-row table:style-name="ro1">
          <table:table-cell office:value-type="float" office:value="16.107" calcext:value-type="float">
            <text:p>16,107</text:p>
          </table:table-cell>
          <table:table-cell office:value-type="float" office:value="0.01" calcext:value-type="float">
            <text:p>0,01</text:p>
          </table:table-cell>
          <table:table-cell office:value-type="float" office:value="-0.19" calcext:value-type="float">
            <text:p>-0,19</text:p>
          </table:table-cell>
          <table:table-cell office:value-type="float" office:value="-0.1" calcext:value-type="float">
            <text:p>-0,1</text:p>
          </table:table-cell>
          <table:table-cell table:formula="of:=SQRT([.D180]^2+[.C180]^2+[.B180]^2)" office:value-type="float" office:value="0.214941852602047" calcext:value-type="float">
            <text:p>0,214941852602047</text:p>
          </table:table-cell>
        </table:table-row>
        <table:table-row table:style-name="ro1">
          <table:table-cell office:value-type="float" office:value="16.208" calcext:value-type="float">
            <text:p>16,208</text:p>
          </table:table-cell>
          <table:table-cell office:value-type="float" office:value="0.01" calcext:value-type="float">
            <text:p>0,01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" calcext:value-type="float">
            <text:p>-0,4</text:p>
          </table:table-cell>
          <table:table-cell table:formula="of:=SQRT([.D181]^2+[.C181]^2+[.B181]^2)" office:value-type="float" office:value="0.42731721238443" calcext:value-type="float">
            <text:p>0,42731721238443</text:p>
          </table:table-cell>
        </table:table-row>
        <table:table-row table:style-name="ro1">
          <table:table-cell office:value-type="float" office:value="16.303" calcext:value-type="float">
            <text:p>16,303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-0.13" calcext:value-type="float">
            <text:p>-0,13</text:p>
          </table:table-cell>
          <table:table-cell table:formula="of:=SQRT([.D182]^2+[.C182]^2+[.B182]^2)" office:value-type="float" office:value="0.160934769394311" calcext:value-type="float">
            <text:p>0,160934769394311</text:p>
          </table:table-cell>
        </table:table-row>
        <table:table-row table:style-name="ro1">
          <table:table-cell office:value-type="float" office:value="16.373" calcext:value-type="float">
            <text:p>16,373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table:formula="of:=SQRT([.D183]^2+[.C183]^2+[.B183]^2)" office:value-type="float" office:value="0.143527000944073" calcext:value-type="float">
            <text:p>0,143527000944073</text:p>
          </table:table-cell>
        </table:table-row>
        <table:table-row table:style-name="ro1">
          <table:table-cell office:value-type="float" office:value="16.464" calcext:value-type="float">
            <text:p>16,464</text:p>
          </table:table-cell>
          <table:table-cell office:value-type="float" office:value="-0.04" calcext:value-type="float">
            <text:p>-0,04</text:p>
          </table:table-cell>
          <table:table-cell office:value-type="float" office:value="0.13" calcext:value-type="float">
            <text:p>0,13</text:p>
          </table:table-cell>
          <table:table-cell office:value-type="float" office:value="0.34" calcext:value-type="float">
            <text:p>0,34</text:p>
          </table:table-cell>
          <table:table-cell table:formula="of:=SQRT([.D184]^2+[.C184]^2+[.B184]^2)" office:value-type="float" office:value="0.366196668472011" calcext:value-type="float">
            <text:p>0,366196668472011</text:p>
          </table:table-cell>
        </table:table-row>
        <table:table-row table:style-name="ro1">
          <table:table-cell office:value-type="float" office:value="16.554" calcext:value-type="float">
            <text:p>16,554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29" calcext:value-type="float">
            <text:p>0,29</text:p>
          </table:table-cell>
          <table:table-cell table:formula="of:=SQRT([.D185]^2+[.C185]^2+[.B185]^2)" office:value-type="float" office:value="0.296816441593117" calcext:value-type="float">
            <text:p>0,296816441593117</text:p>
          </table:table-cell>
        </table:table-row>
        <table:table-row table:style-name="ro1">
          <table:table-cell office:value-type="float" office:value="16.645" calcext:value-type="float">
            <text:p>16,645</text:p>
          </table:table-cell>
          <table:table-cell office:value-type="float" office:value="0.06" calcext:value-type="float">
            <text:p>0,06</text:p>
          </table:table-cell>
          <table:table-cell office:value-type="float" office:value="-0.11" calcext:value-type="float">
            <text:p>-0,11</text:p>
          </table:table-cell>
          <table:table-cell office:value-type="float" office:value="-0" calcext:value-type="float">
            <text:p>0</text:p>
          </table:table-cell>
          <table:table-cell table:formula="of:=SQRT([.D186]^2+[.C186]^2+[.B186]^2)" office:value-type="float" office:value="0.125299640861417" calcext:value-type="float">
            <text:p>0,125299640861417</text:p>
          </table:table-cell>
        </table:table-row>
        <table:table-row table:style-name="ro1">
          <table:table-cell office:value-type="float" office:value="16.735" calcext:value-type="float">
            <text:p>16,735</text:p>
          </table:table-cell>
          <table:table-cell office:value-type="float" office:value="0.22" calcext:value-type="float">
            <text:p>0,22</text:p>
          </table:table-cell>
          <table:table-cell office:value-type="float" office:value="-0.16" calcext:value-type="float">
            <text:p>-0,16</text:p>
          </table:table-cell>
          <table:table-cell office:value-type="float" office:value="-0.44" calcext:value-type="float">
            <text:p>-0,44</text:p>
          </table:table-cell>
          <table:table-cell table:formula="of:=SQRT([.D187]^2+[.C187]^2+[.B187]^2)" office:value-type="float" office:value="0.517300686255102" calcext:value-type="float">
            <text:p>0,517300686255102</text:p>
          </table:table-cell>
        </table:table-row>
        <table:table-row table:style-name="ro1">
          <table:table-cell office:value-type="float" office:value="16.826" calcext:value-type="float">
            <text:p>16,826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-0.37" calcext:value-type="float">
            <text:p>-0,37</text:p>
          </table:table-cell>
          <table:table-cell table:formula="of:=SQRT([.D188]^2+[.C188]^2+[.B188]^2)" office:value-type="float" office:value="0.37868192457523" calcext:value-type="float">
            <text:p>0,37868192457523</text:p>
          </table:table-cell>
        </table:table-row>
        <table:table-row table:style-name="ro1">
          <table:table-cell office:value-type="float" office:value="16.916" calcext:value-type="float">
            <text:p>16,916</text:p>
          </table:table-cell>
          <table:table-cell office:value-type="float" office:value="-0.09" calcext:value-type="float">
            <text:p>-0,09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formula="of:=SQRT([.D189]^2+[.C189]^2+[.B189]^2)" office:value-type="float" office:value="0.0905538513813742" calcext:value-type="float">
            <text:p>0,090553851381374</text:p>
          </table:table-cell>
        </table:table-row>
        <table:table-row table:style-name="ro1">
          <table:table-cell office:value-type="float" office:value="17.013" calcext:value-type="float">
            <text:p>17,013</text:p>
          </table:table-cell>
          <table:table-cell office:value-type="float" office:value="-0.13" calcext:value-type="float">
            <text:p>-0,13</text:p>
          </table:table-cell>
          <table:table-cell office:value-type="float" office:value="0.18" calcext:value-type="float">
            <text:p>0,18</text:p>
          </table:table-cell>
          <table:table-cell office:value-type="float" office:value="0.27" calcext:value-type="float">
            <text:p>0,27</text:p>
          </table:table-cell>
          <table:table-cell table:formula="of:=SQRT([.D190]^2+[.C190]^2+[.B190]^2)" office:value-type="float" office:value="0.349571165858971" calcext:value-type="float">
            <text:p>0,349571165858971</text:p>
          </table:table-cell>
        </table:table-row>
        <table:table-row table:style-name="ro1">
          <table:table-cell office:value-type="float" office:value="17.106" calcext:value-type="float">
            <text:p>17,106</text:p>
          </table:table-cell>
          <table:table-cell office:value-type="float" office:value="-0.02" calcext:value-type="float">
            <text:p>-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37" calcext:value-type="float">
            <text:p>0,37</text:p>
          </table:table-cell>
          <table:table-cell table:formula="of:=SQRT([.D191]^2+[.C191]^2+[.B191]^2)" office:value-type="float" office:value="0.370675059857013" calcext:value-type="float">
            <text:p>0,370675059857013</text:p>
          </table:table-cell>
        </table:table-row>
        <table:table-row table:style-name="ro1">
          <table:table-cell office:value-type="float" office:value="17.212" calcext:value-type="float">
            <text:p>17,212</text:p>
          </table:table-cell>
          <table:table-cell office:value-type="float" office:value="0.02" calcext:value-type="float">
            <text:p>0,02</text:p>
          </table:table-cell>
          <table:table-cell office:value-type="float" office:value="-0.14" calcext:value-type="float">
            <text:p>-0,14</text:p>
          </table:table-cell>
          <table:table-cell office:value-type="float" office:value="-0" calcext:value-type="float">
            <text:p>0</text:p>
          </table:table-cell>
          <table:table-cell table:formula="of:=SQRT([.D192]^2+[.C192]^2+[.B192]^2)" office:value-type="float" office:value="0.14142135623731" calcext:value-type="float">
            <text:p>0,14142135623731</text:p>
          </table:table-cell>
        </table:table-row>
        <table:table-row table:style-name="ro1">
          <table:table-cell office:value-type="float" office:value="17.279" calcext:value-type="float">
            <text:p>17,279</text:p>
          </table:table-cell>
          <table:table-cell office:value-type="float" office:value="0.1" calcext:value-type="float">
            <text:p>0,1</text:p>
          </table:table-cell>
          <table:table-cell office:value-type="float" office:value="-0.13" calcext:value-type="float">
            <text:p>-0,13</text:p>
          </table:table-cell>
          <table:table-cell office:value-type="float" office:value="-0.39" calcext:value-type="float">
            <text:p>-0,39</text:p>
          </table:table-cell>
          <table:table-cell table:formula="of:=SQRT([.D193]^2+[.C193]^2+[.B193]^2)" office:value-type="float" office:value="0.423083916026124" calcext:value-type="float">
            <text:p>0,423083916026124</text:p>
          </table:table-cell>
        </table:table-row>
        <table:table-row table:style-name="ro1">
          <table:table-cell office:value-type="float" office:value="17.369" calcext:value-type="float">
            <text:p>17,369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-0.28" calcext:value-type="float">
            <text:p>-0,28</text:p>
          </table:table-cell>
          <table:table-cell table:formula="of:=SQRT([.D194]^2+[.C194]^2+[.B194]^2)" office:value-type="float" office:value="0.285131548587665" calcext:value-type="float">
            <text:p>0,285131548587665</text:p>
          </table:table-cell>
        </table:table-row>
        <table:table-row table:style-name="ro1">
          <table:table-cell office:value-type="float" office:value="17.46" calcext:value-type="float">
            <text:p>17,46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3" calcext:value-type="float">
            <text:p>-0,03</text:p>
          </table:table-cell>
          <table:table-cell table:formula="of:=SQRT([.D195]^2+[.C195]^2+[.B195]^2)" office:value-type="float" office:value="0.0412310562561766" calcext:value-type="float">
            <text:p>0,041231056256177</text:p>
          </table:table-cell>
        </table:table-row>
        <table:table-row table:style-name="ro1">
          <table:table-cell office:value-type="float" office:value="17.55" calcext:value-type="float">
            <text:p>17,55</text:p>
          </table:table-cell>
          <table:table-cell office:value-type="float" office:value="-0.05" calcext:value-type="float">
            <text:p>-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table:formula="of:=SQRT([.D196]^2+[.C196]^2+[.B196]^2)" office:value-type="float" office:value="0.247184141886165" calcext:value-type="float">
            <text:p>0,247184141886165</text:p>
          </table:table-cell>
        </table:table-row>
        <table:table-row table:style-name="ro1">
          <table:table-cell office:value-type="float" office:value="17.641" calcext:value-type="float">
            <text:p>17,641</text:p>
          </table:table-cell>
          <table:table-cell office:value-type="float" office:value="-0.03" calcext:value-type="float">
            <text:p>-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27" calcext:value-type="float">
            <text:p>0,27</text:p>
          </table:table-cell>
          <table:table-cell table:formula="of:=SQRT([.D197]^2+[.C197]^2+[.B197]^2)" office:value-type="float" office:value="0.286181760425084" calcext:value-type="float">
            <text:p>0,286181760425084</text:p>
          </table:table-cell>
        </table:table-row>
        <table:table-row table:style-name="ro1">
          <table:table-cell office:value-type="float" office:value="17.731" calcext:value-type="float">
            <text:p>17,731</text:p>
          </table:table-cell>
          <table:table-cell office:value-type="float" office:value="0.1" calcext:value-type="float">
            <text:p>0,1</text:p>
          </table:table-cell>
          <table:table-cell office:value-type="float" office:value="-0.04" calcext:value-type="float">
            <text:p>-0,04</text:p>
          </table:table-cell>
          <table:table-cell office:value-type="float" office:value="0.14" calcext:value-type="float">
            <text:p>0,14</text:p>
          </table:table-cell>
          <table:table-cell table:formula="of:=SQRT([.D198]^2+[.C198]^2+[.B198]^2)" office:value-type="float" office:value="0.176635217326557" calcext:value-type="float">
            <text:p>0,176635217326557</text:p>
          </table:table-cell>
        </table:table-row>
        <table:table-row table:style-name="ro1">
          <table:table-cell office:value-type="float" office:value="17.822" calcext:value-type="float">
            <text:p>17,822</text:p>
          </table:table-cell>
          <table:table-cell office:value-type="float" office:value="0.08" calcext:value-type="float">
            <text:p>0,08</text:p>
          </table:table-cell>
          <table:table-cell office:value-type="float" office:value="-0.06" calcext:value-type="float">
            <text:p>-0,06</text:p>
          </table:table-cell>
          <table:table-cell office:value-type="float" office:value="-0.28" calcext:value-type="float">
            <text:p>-0,28</text:p>
          </table:table-cell>
          <table:table-cell table:formula="of:=SQRT([.D199]^2+[.C199]^2+[.B199]^2)" office:value-type="float" office:value="0.29732137494637" calcext:value-type="float">
            <text:p>0,29732137494637</text:p>
          </table:table-cell>
        </table:table-row>
        <table:table-row table:style-name="ro1">
          <table:table-cell office:value-type="float" office:value="17.919" calcext:value-type="float">
            <text:p>17,919</text:p>
          </table:table-cell>
          <table:table-cell office:value-type="float" office:value="-0.1" calcext:value-type="float">
            <text:p>-0,1</text:p>
          </table:table-cell>
          <table:table-cell office:value-type="float" office:value="0.08" calcext:value-type="float">
            <text:p>0,08</text:p>
          </table:table-cell>
          <table:table-cell office:value-type="float" office:value="-0.24" calcext:value-type="float">
            <text:p>-0,24</text:p>
          </table:table-cell>
          <table:table-cell table:formula="of:=SQRT([.D200]^2+[.C200]^2+[.B200]^2)" office:value-type="float" office:value="0.272029410174709" calcext:value-type="float">
            <text:p>0,272029410174709</text:p>
          </table:table-cell>
        </table:table-row>
        <table:table-row table:style-name="ro1">
          <table:table-cell office:value-type="float" office:value="18.016" calcext:value-type="float">
            <text:p>18,016</text:p>
          </table:table-cell>
          <table:table-cell office:value-type="float" office:value="-0.18" calcext:value-type="float">
            <text:p>-0,18</text:p>
          </table:table-cell>
          <table:table-cell office:value-type="float" office:value="-0.02" calcext:value-type="float">
            <text:p>-0,02</text:p>
          </table:table-cell>
          <table:table-cell office:value-type="float" office:value="0.02" calcext:value-type="float">
            <text:p>0,02</text:p>
          </table:table-cell>
          <table:table-cell table:formula="of:=SQRT([.D201]^2+[.C201]^2+[.B201]^2)" office:value-type="float" office:value="0.182208671582886" calcext:value-type="float">
            <text:p>0,182208671582886</text:p>
          </table:table-cell>
        </table:table-row>
        <table:table-row table:style-name="ro1">
          <table:table-cell office:value-type="float" office:value="18.115" calcext:value-type="float">
            <text:p>18,1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table:formula="of:=SQRT([.D202]^2+[.C202]^2+[.B202]^2)" office:value-type="float" office:value="0.201494416796099" calcext:value-type="float">
            <text:p>0,201494416796099</text:p>
          </table:table-cell>
        </table:table-row>
        <table:table-row table:style-name="ro1">
          <table:table-cell office:value-type="float" office:value="18.184" calcext:value-type="float">
            <text:p>18,184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0.28" calcext:value-type="float">
            <text:p>0,28</text:p>
          </table:table-cell>
          <table:table-cell table:formula="of:=SQRT([.D203]^2+[.C203]^2+[.B203]^2)" office:value-type="float" office:value="0.322490309931942" calcext:value-type="float">
            <text:p>0,322490309931942</text:p>
          </table:table-cell>
        </table:table-row>
        <table:table-row table:style-name="ro1">
          <table:table-cell office:value-type="float" office:value="18.275" calcext:value-type="float">
            <text:p>18,275</text:p>
          </table:table-cell>
          <table:table-cell office:value-type="float" office:value="0.01" calcext:value-type="float">
            <text:p>0,01</text:p>
          </table:table-cell>
          <table:table-cell office:value-type="float" office:value="-0.06" calcext:value-type="float">
            <text:p>-0,06</text:p>
          </table:table-cell>
          <table:table-cell office:value-type="float" office:value="0.28" calcext:value-type="float">
            <text:p>0,28</text:p>
          </table:table-cell>
          <table:table-cell table:formula="of:=SQRT([.D204]^2+[.C204]^2+[.B204]^2)" office:value-type="float" office:value="0.286530975637888" calcext:value-type="float">
            <text:p>0,286530975637888</text:p>
          </table:table-cell>
        </table:table-row>
        <table:table-row table:style-name="ro1">
          <table:table-cell office:value-type="float" office:value="18.365" calcext:value-type="float">
            <text:p>18,365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9" calcext:value-type="float">
            <text:p>-0,19</text:p>
          </table:table-cell>
          <table:table-cell office:value-type="float" office:value="-0.11" calcext:value-type="float">
            <text:p>-0,11</text:p>
          </table:table-cell>
          <table:table-cell table:formula="of:=SQRT([.D205]^2+[.C205]^2+[.B205]^2)" office:value-type="float" office:value="0.219772609758359" calcext:value-type="float">
            <text:p>0,219772609758359</text:p>
          </table:table-cell>
        </table:table-row>
        <table:table-row table:style-name="ro1">
          <table:table-cell office:value-type="float" office:value="18.456" calcext:value-type="float">
            <text:p>18,456</text:p>
          </table:table-cell>
          <table:table-cell office:value-type="float" office:value="0.04" calcext:value-type="float">
            <text:p>0,04</text:p>
          </table:table-cell>
          <table:table-cell office:value-type="float" office:value="-0.08" calcext:value-type="float">
            <text:p>-0,08</text:p>
          </table:table-cell>
          <table:table-cell office:value-type="float" office:value="-0.34" calcext:value-type="float">
            <text:p>-0,34</text:p>
          </table:table-cell>
          <table:table-cell table:formula="of:=SQRT([.D206]^2+[.C206]^2+[.B206]^2)" office:value-type="float" office:value="0.351567916624939" calcext:value-type="float">
            <text:p>0,351567916624939</text:p>
          </table:table-cell>
        </table:table-row>
        <table:table-row table:style-name="ro1">
          <table:table-cell office:value-type="float" office:value="18.546" calcext:value-type="float">
            <text:p>18,546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-0.05" calcext:value-type="float">
            <text:p>-0,05</text:p>
          </table:table-cell>
          <table:table-cell table:formula="of:=SQRT([.D207]^2+[.C207]^2+[.B207]^2)" office:value-type="float" office:value="0.0734846922834954" calcext:value-type="float">
            <text:p>0,073484692283495</text:p>
          </table:table-cell>
        </table:table-row>
        <table:table-row table:style-name="ro1">
          <table:table-cell office:value-type="float" office:value="18.637" calcext:value-type="float">
            <text:p>18,637</text:p>
          </table:table-cell>
          <table:table-cell office:value-type="float" office:value="-0.02" calcext:value-type="float">
            <text:p>-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table:formula="of:=SQRT([.D208]^2+[.C208]^2+[.B208]^2)"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18.727" calcext:value-type="float">
            <text:p>18,727</text:p>
          </table:table-cell>
          <table:table-cell office:value-type="float" office:value="-0.11" calcext:value-type="float">
            <text:p>-0,1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table:formula="of:=SQRT([.D209]^2+[.C209]^2+[.B209]^2)" office:value-type="float" office:value="0.298328677803526" calcext:value-type="float">
            <text:p>0,298328677803526</text:p>
          </table:table-cell>
        </table:table-row>
        <table:table-row table:style-name="ro1">
          <table:table-cell office:value-type="float" office:value="18.824" calcext:value-type="float">
            <text:p>18,824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26" calcext:value-type="float">
            <text:p>0,26</text:p>
          </table:table-cell>
          <table:table-cell table:formula="of:=SQRT([.D210]^2+[.C210]^2+[.B210]^2)" office:value-type="float" office:value="0.265518360947035" calcext:value-type="float">
            <text:p>0,265518360947035</text:p>
          </table:table-cell>
        </table:table-row>
        <table:table-row table:style-name="ro1">
          <table:table-cell office:value-type="float" office:value="18.921" calcext:value-type="float">
            <text:p>18,921</text:p>
          </table:table-cell>
          <table:table-cell office:value-type="float" office:value="0.02" calcext:value-type="float">
            <text:p>0,02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2" calcext:value-type="float">
            <text:p>-0,02</text:p>
          </table:table-cell>
          <table:table-cell table:formula="of:=SQRT([.D211]^2+[.C211]^2+[.B211]^2)" office:value-type="float" office:value="0.066332495807108" calcext:value-type="float">
            <text:p>0,066332495807108</text:p>
          </table:table-cell>
        </table:table-row>
        <table:table-row table:style-name="ro1">
          <table:table-cell office:value-type="float" office:value="19.02" calcext:value-type="float">
            <text:p>19,02</text:p>
          </table:table-cell>
          <table:table-cell office:value-type="float" office:value="0.18" calcext:value-type="float">
            <text:p>0,18</text:p>
          </table:table-cell>
          <table:table-cell office:value-type="float" office:value="-0.13" calcext:value-type="float">
            <text:p>-0,13</text:p>
          </table:table-cell>
          <table:table-cell office:value-type="float" office:value="-0.29" calcext:value-type="float">
            <text:p>-0,29</text:p>
          </table:table-cell>
          <table:table-cell table:formula="of:=SQRT([.D212]^2+[.C212]^2+[.B212]^2)" office:value-type="float" office:value="0.365239647354993" calcext:value-type="float">
            <text:p>0,365239647354993</text:p>
          </table:table-cell>
        </table:table-row>
        <table:table-row table:style-name="ro1">
          <table:table-cell office:value-type="float" office:value="19.09" calcext:value-type="float">
            <text:p>19,09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-0.36" calcext:value-type="float">
            <text:p>-0,36</text:p>
          </table:table-cell>
          <table:table-cell table:formula="of:=SQRT([.D213]^2+[.C213]^2+[.B213]^2)" office:value-type="float" office:value="0.361109401705356" calcext:value-type="float">
            <text:p>0,361109401705356</text:p>
          </table:table-cell>
        </table:table-row>
        <table:table-row table:style-name="ro1">
          <table:table-cell office:value-type="float" office:value="19.18" calcext:value-type="float">
            <text:p>19,18</text:p>
          </table:table-cell>
          <table:table-cell office:value-type="float" office:value="-0.03" calcext:value-type="float">
            <text:p>-0,03</text:p>
          </table:table-cell>
          <table:table-cell office:value-type="float" office:value="0.01" calcext:value-type="float">
            <text:p>0,01</text:p>
          </table:table-cell>
          <table:table-cell office:value-type="float" office:value="-0.05" calcext:value-type="float">
            <text:p>-0,05</text:p>
          </table:table-cell>
          <table:table-cell table:formula="of:=SQRT([.D214]^2+[.C214]^2+[.B214]^2)" office:value-type="float" office:value="0.0591607978309962" calcext:value-type="float">
            <text:p>0,059160797830996</text:p>
          </table:table-cell>
        </table:table-row>
        <table:table-row table:style-name="ro1">
          <table:table-cell office:value-type="float" office:value="19.271" calcext:value-type="float">
            <text:p>19,271</text:p>
          </table:table-cell>
          <table:table-cell office:value-type="float" office:value="-0.1" calcext:value-type="float">
            <text:p>-0,1</text:p>
          </table:table-cell>
          <table:table-cell office:value-type="float" office:value="0.14" calcext:value-type="float">
            <text:p>0,14</text:p>
          </table:table-cell>
          <table:table-cell office:value-type="float" office:value="0.29" calcext:value-type="float">
            <text:p>0,29</text:p>
          </table:table-cell>
          <table:table-cell table:formula="of:=SQRT([.D215]^2+[.C215]^2+[.B215]^2)" office:value-type="float" office:value="0.337194306001747" calcext:value-type="float">
            <text:p>0,337194306001747</text:p>
          </table:table-cell>
        </table:table-row>
        <table:table-row table:style-name="ro1">
          <table:table-cell office:value-type="float" office:value="19.361" calcext:value-type="float">
            <text:p>19,361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29" calcext:value-type="float">
            <text:p>0,29</text:p>
          </table:table-cell>
          <table:table-cell table:formula="of:=SQRT([.D216]^2+[.C216]^2+[.B216]^2)" office:value-type="float" office:value="0.29086079144498" calcext:value-type="float">
            <text:p>0,29086079144498</text:p>
          </table:table-cell>
        </table:table-row>
        <table:table-row table:style-name="ro1">
          <table:table-cell office:value-type="float" office:value="19.452" calcext:value-type="float">
            <text:p>19,452</text:p>
          </table:table-cell>
          <table:table-cell office:value-type="float" office:value="-0.05" calcext:value-type="float">
            <text:p>-0,05</text:p>
          </table:table-cell>
          <table:table-cell office:value-type="float" office:value="-0.11" calcext:value-type="float">
            <text:p>-0,11</text:p>
          </table:table-cell>
          <table:table-cell office:value-type="float" office:value="0.05" calcext:value-type="float">
            <text:p>0,05</text:p>
          </table:table-cell>
          <table:table-cell table:formula="of:=SQRT([.D217]^2+[.C217]^2+[.B217]^2)" office:value-type="float" office:value="0.13076696830622" calcext:value-type="float">
            <text:p>0,13076696830622</text:p>
          </table:table-cell>
        </table:table-row>
        <table:table-row table:style-name="ro1">
          <table:table-cell office:value-type="float" office:value="19.543" calcext:value-type="float">
            <text:p>19,543</text:p>
          </table:table-cell>
          <table:table-cell office:value-type="float" office:value="0.12" calcext:value-type="float">
            <text:p>0,12</text:p>
          </table:table-cell>
          <table:table-cell office:value-type="float" office:value="-0.19" calcext:value-type="float">
            <text:p>-0,19</text:p>
          </table:table-cell>
          <table:table-cell office:value-type="float" office:value="-0.33" calcext:value-type="float">
            <text:p>-0,33</text:p>
          </table:table-cell>
          <table:table-cell table:formula="of:=SQRT([.D218]^2+[.C218]^2+[.B218]^2)" office:value-type="float" office:value="0.399249295553543" calcext:value-type="float">
            <text:p>0,399249295553543</text:p>
          </table:table-cell>
        </table:table-row>
        <table:table-row table:style-name="ro1">
          <table:table-cell office:value-type="float" office:value="19.633" calcext:value-type="float">
            <text:p>19,633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-0.34" calcext:value-type="float">
            <text:p>-0,34</text:p>
          </table:table-cell>
          <table:table-cell table:formula="of:=SQRT([.D219]^2+[.C219]^2+[.B219]^2)" office:value-type="float" office:value="0.34423828956117" calcext:value-type="float">
            <text:p>0,34423828956117</text:p>
          </table:table-cell>
        </table:table-row>
        <table:table-row table:style-name="ro1">
          <table:table-cell office:value-type="float" office:value="19.729" calcext:value-type="float">
            <text:p>19,729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0.04" calcext:value-type="float">
            <text:p>0,04</text:p>
          </table:table-cell>
          <table:table-cell table:formula="of:=SQRT([.D220]^2+[.C220]^2+[.B220]^2)" office:value-type="float" office:value="0.0424264068711929" calcext:value-type="float">
            <text:p>0,042426406871193</text:p>
          </table:table-cell>
        </table:table-row>
        <table:table-row table:style-name="ro1">
          <table:table-cell office:value-type="float" office:value="19.831" calcext:value-type="float">
            <text:p>19,831</text:p>
          </table:table-cell>
          <table:table-cell office:value-type="float" office:value="-0.08" calcext:value-type="float">
            <text:p>-0,08</text:p>
          </table:table-cell>
          <table:table-cell office:value-type="float" office:value="0.17" calcext:value-type="float">
            <text:p>0,17</text:p>
          </table:table-cell>
          <table:table-cell office:value-type="float" office:value="0.25" calcext:value-type="float">
            <text:p>0,25</text:p>
          </table:table-cell>
          <table:table-cell table:formula="of:=SQRT([.D221]^2+[.C221]^2+[.B221]^2)" office:value-type="float" office:value="0.312729915422238" calcext:value-type="float">
            <text:p>0,312729915422238</text:p>
          </table:table-cell>
        </table:table-row>
        <table:table-row table:style-name="ro1">
          <table:table-cell office:value-type="float" office:value="19.925" calcext:value-type="float">
            <text:p>19,925</text:p>
          </table:table-cell>
          <table:table-cell office:value-type="float" office:value="-0.05" calcext:value-type="float">
            <text:p>-0,05</text:p>
          </table:table-cell>
          <table:table-cell office:value-type="float" office:value="0.13" calcext:value-type="float">
            <text:p>0,13</text:p>
          </table:table-cell>
          <table:table-cell office:value-type="float" office:value="0.25" calcext:value-type="float">
            <text:p>0,25</text:p>
          </table:table-cell>
          <table:table-cell table:formula="of:=SQRT([.D222]^2+[.C222]^2+[.B222]^2)" office:value-type="float" office:value="0.286181760425084" calcext:value-type="float">
            <text:p>0,286181760425084</text:p>
          </table:table-cell>
        </table:table-row>
        <table:table-row table:style-name="ro1">
          <table:table-cell office:value-type="float" office:value="19.995" calcext:value-type="float">
            <text:p>19,99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.17" calcext:value-type="float">
            <text:p>0,17</text:p>
          </table:table-cell>
          <table:table-cell table:formula="of:=SQRT([.D223]^2+[.C223]^2+[.B223]^2)" office:value-type="float" office:value="0.172626765016321" calcext:value-type="float">
            <text:p>0,172626765016321</text:p>
          </table:table-cell>
        </table:table-row>
        <table:table-row table:style-name="ro1">
          <table:table-cell office:value-type="float" office:value="20.086" calcext:value-type="float">
            <text:p>20,086</text:p>
          </table:table-cell>
          <table:table-cell office:value-type="float" office:value="0.02" calcext:value-type="float">
            <text:p>0,02</text:p>
          </table:table-cell>
          <table:table-cell office:value-type="float" office:value="-0.05" calcext:value-type="float">
            <text:p>-0,05</text:p>
          </table:table-cell>
          <table:table-cell office:value-type="float" office:value="-0.31" calcext:value-type="float">
            <text:p>-0,31</text:p>
          </table:table-cell>
          <table:table-cell table:formula="of:=SQRT([.D224]^2+[.C224]^2+[.B224]^2)" office:value-type="float" office:value="0.314642654451045" calcext:value-type="float">
            <text:p>0,314642654451045</text:p>
          </table:table-cell>
        </table:table-row>
        <table:table-row table:style-name="ro1">
          <table:table-cell office:value-type="float" office:value="20.176" calcext:value-type="float">
            <text:p>20,176</text:p>
          </table:table-cell>
          <table:table-cell office:value-type="float" office:value="-0.08" calcext:value-type="float">
            <text:p>-0,08</text:p>
          </table:table-cell>
          <table:table-cell office:value-type="float" office:value="0.06" calcext:value-type="float">
            <text:p>0,06</text:p>
          </table:table-cell>
          <table:table-cell office:value-type="float" office:value="-0.47" calcext:value-type="float">
            <text:p>-0,47</text:p>
          </table:table-cell>
          <table:table-cell table:formula="of:=SQRT([.D225]^2+[.C225]^2+[.B225]^2)" office:value-type="float" office:value="0.480520551069359" calcext:value-type="float">
            <text:p>0,480520551069359</text:p>
          </table:table-cell>
        </table:table-row>
        <table:table-row table:style-name="ro1">
          <table:table-cell office:value-type="float" office:value="20.267" calcext:value-type="float">
            <text:p>20,267</text:p>
          </table:table-cell>
          <table:table-cell office:value-type="float" office:value="-0.03" calcext:value-type="float">
            <text:p>-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table:formula="of:=SQRT([.D226]^2+[.C226]^2+[.B226]^2)" office:value-type="float" office:value="0.0469041575982343" calcext:value-type="float">
            <text:p>0,046904157598234</text:p>
          </table:table-cell>
        </table:table-row>
        <table:table-row table:style-name="ro1">
          <table:table-cell office:value-type="float" office:value="20.357" calcext:value-type="float">
            <text:p>20,357</text:p>
          </table:table-cell>
          <table:table-cell office:value-type="float" office:value="-0.05" calcext:value-type="float">
            <text:p>-0,05</text:p>
          </table:table-cell>
          <table:table-cell office:value-type="float" office:value="0.14" calcext:value-type="float">
            <text:p>0,14</text:p>
          </table:table-cell>
          <table:table-cell office:value-type="float" office:value="0.17" calcext:value-type="float">
            <text:p>0,17</text:p>
          </table:table-cell>
          <table:table-cell table:formula="of:=SQRT([.D227]^2+[.C227]^2+[.B227]^2)" office:value-type="float" office:value="0.225831795812724" calcext:value-type="float">
            <text:p>0,225831795812724</text:p>
          </table:table-cell>
        </table:table-row>
        <table:table-row table:style-name="ro1">
          <table:table-cell office:value-type="float" office:value="20.448" calcext:value-type="float">
            <text:p>20,448</text:p>
          </table:table-cell>
          <table:table-cell office:value-type="float" office:value="-0.09" calcext:value-type="float">
            <text:p>-0,09</text:p>
          </table:table-cell>
          <table:table-cell office:value-type="float" office:value="0.13" calcext:value-type="float">
            <text:p>0,13</text:p>
          </table:table-cell>
          <table:table-cell office:value-type="float" office:value="0.31" calcext:value-type="float">
            <text:p>0,31</text:p>
          </table:table-cell>
          <table:table-cell table:formula="of:=SQRT([.D228]^2+[.C228]^2+[.B228]^2)" office:value-type="float" office:value="0.347994252826106" calcext:value-type="float">
            <text:p>0,347994252826106</text:p>
          </table:table-cell>
        </table:table-row>
        <table:table-row table:style-name="ro1">
          <table:table-cell office:value-type="float" office:value="20.539" calcext:value-type="float">
            <text:p>20,539</text:p>
          </table:table-cell>
          <table:table-cell office:value-type="float" office:value="0.02" calcext:value-type="float">
            <text:p>0,02</text:p>
          </table:table-cell>
          <table:table-cell office:value-type="float" office:value="-0.03" calcext:value-type="float">
            <text:p>-0,03</text:p>
          </table:table-cell>
          <table:table-cell office:value-type="float" office:value="0.14" calcext:value-type="float">
            <text:p>0,14</text:p>
          </table:table-cell>
          <table:table-cell table:formula="of:=SQRT([.D229]^2+[.C229]^2+[.B229]^2)" office:value-type="float" office:value="0.14456832294801" calcext:value-type="float">
            <text:p>0,14456832294801</text:p>
          </table:table-cell>
        </table:table-row>
        <table:table-row table:style-name="ro1">
          <table:table-cell office:value-type="float" office:value="20.635" calcext:value-type="float">
            <text:p>20,635</text:p>
          </table:table-cell>
          <table:table-cell office:value-type="float" office:value="0.11" calcext:value-type="float">
            <text:p>0,11</text:p>
          </table:table-cell>
          <table:table-cell office:value-type="float" office:value="-0.17" calcext:value-type="float">
            <text:p>-0,17</text:p>
          </table:table-cell>
          <table:table-cell office:value-type="float" office:value="-0.26" calcext:value-type="float">
            <text:p>-0,26</text:p>
          </table:table-cell>
          <table:table-cell table:formula="of:=SQRT([.D230]^2+[.C230]^2+[.B230]^2)" office:value-type="float" office:value="0.329545141065682" calcext:value-type="float">
            <text:p>0,329545141065682</text:p>
          </table:table-cell>
        </table:table-row>
        <table:table-row table:style-name="ro1">
          <table:table-cell office:value-type="float" office:value="20.733" calcext:value-type="float">
            <text:p>20,733</text:p>
          </table:table-cell>
          <table:table-cell office:value-type="float" office:value="0.04" calcext:value-type="float">
            <text:p>0,04</text:p>
          </table:table-cell>
          <table:table-cell office:value-type="float" office:value="-0.14" calcext:value-type="float">
            <text:p>-0,14</text:p>
          </table:table-cell>
          <table:table-cell office:value-type="float" office:value="-0.28" calcext:value-type="float">
            <text:p>-0,28</text:p>
          </table:table-cell>
          <table:table-cell table:formula="of:=SQRT([.D231]^2+[.C231]^2+[.B231]^2)" office:value-type="float" office:value="0.31559467676119" calcext:value-type="float">
            <text:p>0,31559467676119</text:p>
          </table:table-cell>
        </table:table-row>
        <table:table-row table:style-name="ro1">
          <table:table-cell office:value-type="float" office:value="20.831" calcext:value-type="float">
            <text:p>20,831</text:p>
          </table:table-cell>
          <table:table-cell office:value-type="float" office:value="0.11" calcext:value-type="float">
            <text:p>0,11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3" calcext:value-type="float">
            <text:p>-0,03</text:p>
          </table:table-cell>
          <table:table-cell table:formula="of:=SQRT([.D232]^2+[.C232]^2+[.B232]^2)" office:value-type="float" office:value="0.114455231422596" calcext:value-type="float">
            <text:p>0,114455231422596</text:p>
          </table:table-cell>
        </table:table-row>
        <table:table-row table:style-name="ro1">
          <table:table-cell office:value-type="float" office:value="20.901" calcext:value-type="float">
            <text:p>20,901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-0.01" calcext:value-type="float">
            <text:p>-0,01</text:p>
          </table:table-cell>
          <table:table-cell table:formula="of:=SQRT([.D233]^2+[.C233]^2+[.B233]^2)" office:value-type="float" office:value="0.102469507659596" calcext:value-type="float">
            <text:p>0,102469507659596</text:p>
          </table:table-cell>
        </table:table-row>
        <table:table-row table:style-name="ro1">
          <table:table-cell office:value-type="float" office:value="20.992" calcext:value-type="float">
            <text:p>20,992</text:p>
          </table:table-cell>
          <table:table-cell office:value-type="float" office:value="-0.05" calcext:value-type="float">
            <text:p>-0,05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table:formula="of:=SQRT([.D234]^2+[.C234]^2+[.B234]^2)" office:value-type="float" office:value="0.352420203734122" calcext:value-type="float">
            <text:p>0,352420203734122</text:p>
          </table:table-cell>
        </table:table-row>
        <table:table-row table:style-name="ro1">
          <table:table-cell office:value-type="float" office:value="21.082" calcext:value-type="float">
            <text:p>21,082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0.29" calcext:value-type="float">
            <text:p>0,29</text:p>
          </table:table-cell>
          <table:table-cell table:formula="of:=SQRT([.D235]^2+[.C235]^2+[.B235]^2)" office:value-type="float" office:value="0.306267856622271" calcext:value-type="float">
            <text:p>0,306267856622271</text:p>
          </table:table-cell>
        </table:table-row>
        <table:table-row table:style-name="ro1">
          <table:table-cell office:value-type="float" office:value="21.173" calcext:value-type="float">
            <text:p>21,173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2" calcext:value-type="float">
            <text:p>-0,12</text:p>
          </table:table-cell>
          <table:table-cell office:value-type="float" office:value="-0.14" calcext:value-type="float">
            <text:p>-0,14</text:p>
          </table:table-cell>
          <table:table-cell table:formula="of:=SQRT([.D236]^2+[.C236]^2+[.B236]^2)" office:value-type="float" office:value="0.184661853126194" calcext:value-type="float">
            <text:p>0,184661853126194</text:p>
          </table:table-cell>
        </table:table-row>
        <table:table-row table:style-name="ro1">
          <table:table-cell office:value-type="float" office:value="21.263" calcext:value-type="float">
            <text:p>21,263</text:p>
          </table:table-cell>
          <table:table-cell office:value-type="float" office:value="0.05" calcext:value-type="float">
            <text:p>0,05</text:p>
          </table:table-cell>
          <table:table-cell office:value-type="float" office:value="-0.07" calcext:value-type="float">
            <text:p>-0,07</text:p>
          </table:table-cell>
          <table:table-cell office:value-type="float" office:value="-0.33" calcext:value-type="float">
            <text:p>-0,33</text:p>
          </table:table-cell>
          <table:table-cell table:formula="of:=SQRT([.D237]^2+[.C237]^2+[.B237]^2)" office:value-type="float" office:value="0.341027858099599" calcext:value-type="float">
            <text:p>0,341027858099599</text:p>
          </table:table-cell>
        </table:table-row>
        <table:table-row table:style-name="ro1">
          <table:table-cell office:value-type="float" office:value="21.354" calcext:value-type="float">
            <text:p>21,354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-0.25" calcext:value-type="float">
            <text:p>-0,25</text:p>
          </table:table-cell>
          <table:table-cell table:formula="of:=SQRT([.D238]^2+[.C238]^2+[.B238]^2)" office:value-type="float" office:value="0.266458251889484" calcext:value-type="float">
            <text:p>0,266458251889484</text:p>
          </table:table-cell>
        </table:table-row>
        <table:table-row table:style-name="ro1">
          <table:table-cell office:value-type="float" office:value="21.444" calcext:value-type="float">
            <text:p>21,444</text:p>
          </table:table-cell>
          <table:table-cell office:value-type="float" office:value="-0.12" calcext:value-type="float">
            <text:p>-0,12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table:formula="of:=SQRT([.D239]^2+[.C239]^2+[.B239]^2)" office:value-type="float" office:value="0.147309198626562" calcext:value-type="float">
            <text:p>0,147309198626562</text:p>
          </table:table-cell>
        </table:table-row>
        <table:table-row table:style-name="ro1">
          <table:table-cell office:value-type="float" office:value="21.541" calcext:value-type="float">
            <text:p>21,541</text:p>
          </table:table-cell>
          <table:table-cell office:value-type="float" office:value="-0.07" calcext:value-type="float">
            <text:p>-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36" calcext:value-type="float">
            <text:p>0,36</text:p>
          </table:table-cell>
          <table:table-cell table:formula="of:=SQRT([.D240]^2+[.C240]^2+[.B240]^2)" office:value-type="float" office:value="0.377624151769984" calcext:value-type="float">
            <text:p>0,377624151769984</text:p>
          </table:table-cell>
        </table:table-row>
        <table:table-row table:style-name="ro1">
          <table:table-cell office:value-type="float" office:value="21.639" calcext:value-type="float">
            <text:p>21,639</text:p>
          </table:table-cell>
          <table:table-cell office:value-type="float" office:value="-0.01" calcext:value-type="float">
            <text:p>-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24" calcext:value-type="float">
            <text:p>0,24</text:p>
          </table:table-cell>
          <table:table-cell table:formula="of:=SQRT([.D241]^2+[.C241]^2+[.B241]^2)" office:value-type="float" office:value="0.243515913237718" calcext:value-type="float">
            <text:p>0,243515913237718</text:p>
          </table:table-cell>
        </table:table-row>
        <table:table-row table:style-name="ro1">
          <table:table-cell office:value-type="float" office:value="21.737" calcext:value-type="float">
            <text:p>21,737</text:p>
          </table:table-cell>
          <table:table-cell office:value-type="float" office:value="-0.04" calcext:value-type="float">
            <text:p>-0,04</text:p>
          </table:table-cell>
          <table:table-cell office:value-type="float" office:value="-0.17" calcext:value-type="float">
            <text:p>-0,17</text:p>
          </table:table-cell>
          <table:table-cell office:value-type="float" office:value="-0.04" calcext:value-type="float">
            <text:p>-0,04</text:p>
          </table:table-cell>
          <table:table-cell table:formula="of:=SQRT([.D242]^2+[.C242]^2+[.B242]^2)" office:value-type="float" office:value="0.179164728671689" calcext:value-type="float">
            <text:p>0,179164728671689</text:p>
          </table:table-cell>
        </table:table-row>
        <table:table-row table:style-name="ro1">
          <table:table-cell office:value-type="float" office:value="21.807" calcext:value-type="float">
            <text:p>21,807</text:p>
          </table:table-cell>
          <table:table-cell office:value-type="float" office:value="0.14" calcext:value-type="float">
            <text:p>0,14</text:p>
          </table:table-cell>
          <table:table-cell office:value-type="float" office:value="-0.17" calcext:value-type="float">
            <text:p>-0,17</text:p>
          </table:table-cell>
          <table:table-cell office:value-type="float" office:value="-0.5" calcext:value-type="float">
            <text:p>-0,5</text:p>
          </table:table-cell>
          <table:table-cell table:formula="of:=SQRT([.D243]^2+[.C243]^2+[.B243]^2)" office:value-type="float" office:value="0.546351535185909" calcext:value-type="float">
            <text:p>0,546351535185909</text:p>
          </table:table-cell>
        </table:table-row>
        <table:table-row table:style-name="ro1">
          <table:table-cell office:value-type="float" office:value="21.897" calcext:value-type="float">
            <text:p>21,89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-0.17" calcext:value-type="float">
            <text:p>-0,17</text:p>
          </table:table-cell>
          <table:table-cell table:formula="of:=SQRT([.D244]^2+[.C244]^2+[.B244]^2)" office:value-type="float" office:value="0.18411952639522" calcext:value-type="float">
            <text:p>0,18411952639522</text:p>
          </table:table-cell>
        </table:table-row>
        <table:table-row table:style-name="ro1">
          <table:table-cell office:value-type="float" office:value="21.988" calcext:value-type="float">
            <text:p>21,988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.2" calcext:value-type="float">
            <text:p>0,2</text:p>
          </table:table-cell>
          <table:table-cell table:formula="of:=SQRT([.D245]^2+[.C245]^2+[.B245]^2)" office:value-type="float" office:value="0.214009345590327" calcext:value-type="float">
            <text:p>0,214009345590327</text:p>
          </table:table-cell>
        </table:table-row>
        <table:table-row table:style-name="ro1">
          <table:table-cell office:value-type="float" office:value="22.078" calcext:value-type="float">
            <text:p>22,078</text:p>
          </table:table-cell>
          <table:table-cell office:value-type="float" office:value="-0.04" calcext:value-type="float">
            <text:p>-0,04</text:p>
          </table:table-cell>
          <table:table-cell office:value-type="float" office:value="0.16" calcext:value-type="float">
            <text:p>0,16</text:p>
          </table:table-cell>
          <table:table-cell office:value-type="float" office:value="0.21" calcext:value-type="float">
            <text:p>0,21</text:p>
          </table:table-cell>
          <table:table-cell table:formula="of:=SQRT([.D246]^2+[.C246]^2+[.B246]^2)" office:value-type="float" office:value="0.267020598456374" calcext:value-type="float">
            <text:p>0,267020598456374</text:p>
          </table:table-cell>
        </table:table-row>
        <table:table-row table:style-name="ro1">
          <table:table-cell office:value-type="float" office:value="22.169" calcext:value-type="float">
            <text:p>22,169</text:p>
          </table:table-cell>
          <table:table-cell office:value-type="float" office:value="-0.01" calcext:value-type="float">
            <text:p>-0,01</text:p>
          </table:table-cell>
          <table:table-cell office:value-type="float" office:value="0.1" calcext:value-type="float">
            <text:p>0,1</text:p>
          </table:table-cell>
          <table:table-cell office:value-type="float" office:value="0.22" calcext:value-type="float">
            <text:p>0,22</text:p>
          </table:table-cell>
          <table:table-cell table:formula="of:=SQRT([.D247]^2+[.C247]^2+[.B247]^2)" office:value-type="float" office:value="0.241867732448956" calcext:value-type="float">
            <text:p>0,241867732448956</text:p>
          </table:table-cell>
        </table:table-row>
        <table:table-row table:style-name="ro1">
          <table:table-cell office:value-type="float" office:value="22.259" calcext:value-type="float">
            <text:p>22,259</text:p>
          </table:table-cell>
          <table:table-cell office:value-type="float" office:value="0.01" calcext:value-type="float">
            <text:p>0,01</text:p>
          </table:table-cell>
          <table:table-cell office:value-type="float" office:value="-0.03" calcext:value-type="float">
            <text:p>-0,03</text:p>
          </table:table-cell>
          <table:table-cell office:value-type="float" office:value="0.04" calcext:value-type="float">
            <text:p>0,04</text:p>
          </table:table-cell>
          <table:table-cell table:formula="of:=SQRT([.D248]^2+[.C248]^2+[.B248]^2)" office:value-type="float" office:value="0.0509901951359278" calcext:value-type="float">
            <text:p>0,050990195135928</text:p>
          </table:table-cell>
        </table:table-row>
        <table:table-row table:style-name="ro1">
          <table:table-cell office:value-type="float" office:value="22.35" calcext:value-type="float">
            <text:p>22,35</text:p>
          </table:table-cell>
          <table:table-cell office:value-type="float" office:value="-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-0.29" calcext:value-type="float">
            <text:p>-0,29</text:p>
          </table:table-cell>
          <table:table-cell table:formula="of:=SQRT([.D249]^2+[.C249]^2+[.B249]^2)" office:value-type="float" office:value="0.306757233003559" calcext:value-type="float">
            <text:p>0,306757233003559</text:p>
          </table:table-cell>
        </table:table-row>
        <table:table-row table:style-name="ro1">
          <table:table-cell office:value-type="float" office:value="22.444" calcext:value-type="float">
            <text:p>22,444</text:p>
          </table:table-cell>
          <table:table-cell office:value-type="float" office:value="-0.07" calcext:value-type="float">
            <text:p>-0,07</text:p>
          </table:table-cell>
          <table:table-cell office:value-type="float" office:value="0.03" calcext:value-type="float">
            <text:p>0,03</text:p>
          </table:table-cell>
          <table:table-cell office:value-type="float" office:value="-0.38" calcext:value-type="float">
            <text:p>-0,38</text:p>
          </table:table-cell>
          <table:table-cell table:formula="of:=SQRT([.D250]^2+[.C250]^2+[.B250]^2)" office:value-type="float" office:value="0.387556447501522" calcext:value-type="float">
            <text:p>0,387556447501522</text:p>
          </table:table-cell>
        </table:table-row>
        <table:table-row table:style-name="ro1">
          <table:table-cell office:value-type="float" office:value="22.545" calcext:value-type="float">
            <text:p>22,545</text:p>
          </table:table-cell>
          <table:table-cell office:value-type="float" office:value="-0.12" calcext:value-type="float">
            <text:p>-0,12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table:formula="of:=SQRT([.D251]^2+[.C251]^2+[.B251]^2)" office:value-type="float" office:value="0.140356688476182" calcext:value-type="float">
            <text:p>0,140356688476182</text:p>
          </table:table-cell>
        </table:table-row>
        <table:table-row table:style-name="ro1">
          <table:table-cell office:value-type="float" office:value="22.643" calcext:value-type="float">
            <text:p>22,643</text:p>
          </table:table-cell>
          <table:table-cell office:value-type="float" office:value="-0.1" calcext:value-type="float">
            <text:p>-0,1</text:p>
          </table:table-cell>
          <table:table-cell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table:formula="of:=SQRT([.D252]^2+[.C252]^2+[.B252]^2)" office:value-type="float" office:value="0.263818119165458" calcext:value-type="float">
            <text:p>0,263818119165458</text:p>
          </table:table-cell>
        </table:table-row>
        <table:table-row table:style-name="ro1">
          <table:table-cell office:value-type="float" office:value="22.712" calcext:value-type="float">
            <text:p>22,712</text:p>
          </table:table-cell>
          <table:table-cell office:value-type="float" office:value="-0.04" calcext:value-type="float">
            <text:p>-0,04</text:p>
          </table:table-cell>
          <table:table-cell office:value-type="float" office:value="0.1" calcext:value-type="float">
            <text:p>0,1</text:p>
          </table:table-cell>
          <table:table-cell office:value-type="float" office:value="0.37" calcext:value-type="float">
            <text:p>0,37</text:p>
          </table:table-cell>
          <table:table-cell table:formula="of:=SQRT([.D253]^2+[.C253]^2+[.B253]^2)" office:value-type="float" office:value="0.385356977359954" calcext:value-type="float">
            <text:p>0,385356977359954</text:p>
          </table:table-cell>
        </table:table-row>
        <table:table-row table:style-name="ro1">
          <table:table-cell office:value-type="float" office:value="22.803" calcext:value-type="float">
            <text:p>22,803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7" calcext:value-type="float">
            <text:p>-0,07</text:p>
          </table:table-cell>
          <table:table-cell office:value-type="float" office:value="0.17" calcext:value-type="float">
            <text:p>0,17</text:p>
          </table:table-cell>
          <table:table-cell table:formula="of:=SQRT([.D254]^2+[.C254]^2+[.B254]^2)" office:value-type="float" office:value="0.186279360101972" calcext:value-type="float">
            <text:p>0,186279360101972</text:p>
          </table:table-cell>
        </table:table-row>
        <table:table-row table:style-name="ro1">
          <table:table-cell office:value-type="float" office:value="22.893" calcext:value-type="float">
            <text:p>22,893</text:p>
          </table:table-cell>
          <table:table-cell office:value-type="float" office:value="0.04" calcext:value-type="float">
            <text:p>0,04</text:p>
          </table:table-cell>
          <table:table-cell office:value-type="float" office:value="-0.2" calcext:value-type="float">
            <text:p>-0,2</text:p>
          </table:table-cell>
          <table:table-cell office:value-type="float" office:value="-0.26" calcext:value-type="float">
            <text:p>-0,26</text:p>
          </table:table-cell>
          <table:table-cell table:formula="of:=SQRT([.D255]^2+[.C255]^2+[.B255]^2)" office:value-type="float" office:value="0.330454232837166" calcext:value-type="float">
            <text:p>0,330454232837166</text:p>
          </table:table-cell>
        </table:table-row>
        <table:table-row table:style-name="ro1">
          <table:table-cell office:value-type="float" office:value="22.984" calcext:value-type="float">
            <text:p>22,984</text:p>
          </table:table-cell>
          <table:table-cell office:value-type="float" office:value="0.11" calcext:value-type="float">
            <text:p>0,11</text:p>
          </table:table-cell>
          <table:table-cell office:value-type="float" office:value="-0.2" calcext:value-type="float">
            <text:p>-0,2</text:p>
          </table:table-cell>
          <table:table-cell office:value-type="float" office:value="-0.42" calcext:value-type="float">
            <text:p>-0,42</text:p>
          </table:table-cell>
          <table:table-cell table:formula="of:=SQRT([.D256]^2+[.C256]^2+[.B256]^2)" office:value-type="float" office:value="0.478016736108685" calcext:value-type="float">
            <text:p>0,478016736108685</text:p>
          </table:table-cell>
        </table:table-row>
        <table:table-row table:style-name="ro1">
          <table:table-cell office:value-type="float" office:value="23.074" calcext:value-type="float">
            <text:p>23,074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-0.03" calcext:value-type="float">
            <text:p>-0,03</text:p>
          </table:table-cell>
          <table:table-cell table:formula="of:=SQRT([.D257]^2+[.C257]^2+[.B257]^2)" office:value-type="float" office:value="0.112249721603218" calcext:value-type="float">
            <text:p>0,112249721603218</text:p>
          </table:table-cell>
        </table:table-row>
        <table:table-row table:style-name="ro1">
          <table:table-cell office:value-type="float" office:value="23.165" calcext:value-type="float">
            <text:p>23,16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8" calcext:value-type="float">
            <text:p>0,18</text:p>
          </table:table-cell>
          <table:table-cell table:formula="of:=SQRT([.D258]^2+[.C258]^2+[.B258]^2)" office:value-type="float" office:value="0.182482875908947" calcext:value-type="float">
            <text:p>0,182482875908947</text:p>
          </table:table-cell>
        </table:table-row>
        <table:table-row table:style-name="ro1">
          <table:table-cell office:value-type="float" office:value="23.255" calcext:value-type="float">
            <text:p>23,255</text:p>
          </table:table-cell>
          <table:table-cell office:value-type="float" office:value="-0.08" calcext:value-type="float">
            <text:p>-0,08</text:p>
          </table:table-cell>
          <table:table-cell office:value-type="float" office:value="0.1" calcext:value-type="float">
            <text:p>0,1</text:p>
          </table:table-cell>
          <table:table-cell office:value-type="float" office:value="0.31" calcext:value-type="float">
            <text:p>0,31</text:p>
          </table:table-cell>
          <table:table-cell table:formula="of:=SQRT([.D259]^2+[.C259]^2+[.B259]^2)" office:value-type="float" office:value="0.335410196624968" calcext:value-type="float">
            <text:p>0,335410196624968</text:p>
          </table:table-cell>
        </table:table-row>
        <table:table-row table:style-name="ro1">
          <table:table-cell office:value-type="float" office:value="23.354" calcext:value-type="float">
            <text:p>23,354</text:p>
          </table:table-cell>
          <table:table-cell office:value-type="float" office:value="-0.03" calcext:value-type="float">
            <text:p>-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2" calcext:value-type="float">
            <text:p>0,2</text:p>
          </table:table-cell>
          <table:table-cell table:formula="of:=SQRT([.D260]^2+[.C260]^2+[.B260]^2)" office:value-type="float" office:value="0.21095023109729" calcext:value-type="float">
            <text:p>0,21095023109729</text:p>
          </table:table-cell>
        </table:table-row>
        <table:table-row table:style-name="ro1">
          <table:table-cell office:value-type="float" office:value="23.449" calcext:value-type="float">
            <text:p>23,449</text:p>
          </table:table-cell>
          <table:table-cell office:value-type="float" office:value="0.04" calcext:value-type="float">
            <text:p>0,04</text:p>
          </table:table-cell>
          <table:table-cell office:value-type="float" office:value="-0.06" calcext:value-type="float">
            <text:p>-0,06</text:p>
          </table:table-cell>
          <table:table-cell office:value-type="float" office:value="0.03" calcext:value-type="float">
            <text:p>0,03</text:p>
          </table:table-cell>
          <table:table-cell table:formula="of:=SQRT([.D261]^2+[.C261]^2+[.B261]^2)" office:value-type="float" office:value="0.0781024967590665" calcext:value-type="float">
            <text:p>0,078102496759067</text:p>
          </table:table-cell>
        </table:table-row>
        <table:table-row table:style-name="ro1">
          <table:table-cell office:value-type="float" office:value="23.549" calcext:value-type="float">
            <text:p>23,549</text:p>
          </table:table-cell>
          <table:table-cell office:value-type="float" office:value="0.21" calcext:value-type="float">
            <text:p>0,21</text:p>
          </table:table-cell>
          <table:table-cell office:value-type="float" office:value="-0.17" calcext:value-type="float">
            <text:p>-0,17</text:p>
          </table:table-cell>
          <table:table-cell office:value-type="float" office:value="-0.36" calcext:value-type="float">
            <text:p>-0,36</text:p>
          </table:table-cell>
          <table:table-cell table:formula="of:=SQRT([.D262]^2+[.C262]^2+[.B262]^2)" office:value-type="float" office:value="0.450111097397076" calcext:value-type="float">
            <text:p>0,450111097397076</text:p>
          </table:table-cell>
        </table:table-row>
        <table:table-row table:style-name="ro1">
          <table:table-cell office:value-type="float" office:value="23.618" calcext:value-type="float">
            <text:p>23,618</text:p>
          </table:table-cell>
          <table:table-cell office:value-type="float" office:value="-0.13" calcext:value-type="float">
            <text:p>-0,13</text:p>
          </table:table-cell>
          <table:table-cell office:value-type="float" office:value="0.18" calcext:value-type="float">
            <text:p>0,18</text:p>
          </table:table-cell>
          <table:table-cell office:value-type="float" office:value="-0.4" calcext:value-type="float">
            <text:p>-0,4</text:p>
          </table:table-cell>
          <table:table-cell table:formula="of:=SQRT([.D263]^2+[.C263]^2+[.B263]^2)" office:value-type="float" office:value="0.457493169347915" calcext:value-type="float">
            <text:p>0,457493169347915</text:p>
          </table:table-cell>
        </table:table-row>
        <table:table-row table:style-name="ro1">
          <table:table-cell office:value-type="float" office:value="23.708" calcext:value-type="float">
            <text:p>23,708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2" calcext:value-type="float">
            <text:p>-0,02</text:p>
          </table:table-cell>
          <table:table-cell office:value-type="float" office:value="0.03" calcext:value-type="float">
            <text:p>0,03</text:p>
          </table:table-cell>
          <table:table-cell table:formula="of:=SQRT([.D264]^2+[.C264]^2+[.B264]^2)"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23.799" calcext:value-type="float">
            <text:p>23,799</text:p>
          </table:table-cell>
          <table:table-cell office:value-type="float" office:value="-0.09" calcext:value-type="float">
            <text:p>-0,09</text:p>
          </table:table-cell>
          <table:table-cell office:value-type="float" office:value="0.14" calcext:value-type="float">
            <text:p>0,14</text:p>
          </table:table-cell>
          <table:table-cell office:value-type="float" office:value="0.2" calcext:value-type="float">
            <text:p>0,2</text:p>
          </table:table-cell>
          <table:table-cell table:formula="of:=SQRT([.D265]^2+[.C265]^2+[.B265]^2)" office:value-type="float" office:value="0.260192236625154" calcext:value-type="float">
            <text:p>0,260192236625154</text:p>
          </table:table-cell>
        </table:table-row>
        <table:table-row table:style-name="ro1">
          <table:table-cell office:value-type="float" office:value="23.889" calcext:value-type="float">
            <text:p>23,889</text:p>
          </table:table-cell>
          <table:table-cell office:value-type="float" office:value="-0.04" calcext:value-type="float">
            <text:p>-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25" calcext:value-type="float">
            <text:p>0,25</text:p>
          </table:table-cell>
          <table:table-cell table:formula="of:=SQRT([.D266]^2+[.C266]^2+[.B266]^2)" office:value-type="float" office:value="0.260192236625154" calcext:value-type="float">
            <text:p>0,260192236625154</text:p>
          </table:table-cell>
        </table:table-row>
        <table:table-row table:style-name="ro1">
          <table:table-cell office:value-type="float" office:value="23.98" calcext:value-type="float">
            <text:p>23,98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SQRT([.D267]^2+[.C267]^2+[.B267]^2)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24.071" calcext:value-type="float">
            <text:p>24,071</text:p>
          </table:table-cell>
          <table:table-cell office:value-type="float" office:value="-0.05" calcext:value-type="float">
            <text:p>-0,05</text:p>
          </table:table-cell>
          <table:table-cell office:value-type="float" office:value="0.01" calcext:value-type="float">
            <text:p>0,01</text:p>
          </table:table-cell>
          <table:table-cell office:value-type="float" office:value="-0.36" calcext:value-type="float">
            <text:p>-0,36</text:p>
          </table:table-cell>
          <table:table-cell table:formula="of:=SQRT([.D268]^2+[.C268]^2+[.B268]^2)" office:value-type="float" office:value="0.363593179253957" calcext:value-type="float">
            <text:p>0,363593179253957</text:p>
          </table:table-cell>
        </table:table-row>
        <table:table-row table:style-name="ro1">
          <table:table-cell office:value-type="float" office:value="24.161" calcext:value-type="float">
            <text:p>24,161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-0.33" calcext:value-type="float">
            <text:p>-0,33</text:p>
          </table:table-cell>
          <table:table-cell table:formula="of:=SQRT([.D269]^2+[.C269]^2+[.B269]^2)" office:value-type="float" office:value="0.333016516106934" calcext:value-type="float">
            <text:p>0,333016516106934</text:p>
          </table:table-cell>
        </table:table-row>
        <table:table-row table:style-name="ro1">
          <table:table-cell office:value-type="float" office:value="24.26" calcext:value-type="float">
            <text:p>24,26</text:p>
          </table:table-cell>
          <table:table-cell office:value-type="float" office:value="0.02" calcext:value-type="float">
            <text:p>0,02</text:p>
          </table:table-cell>
          <table:table-cell office:value-type="float" office:value="0.19" calcext:value-type="float">
            <text:p>0,19</text:p>
          </table:table-cell>
          <table:table-cell office:value-type="float" office:value="-0.15" calcext:value-type="float">
            <text:p>-0,15</text:p>
          </table:table-cell>
          <table:table-cell table:formula="of:=SQRT([.D270]^2+[.C270]^2+[.B270]^2)" office:value-type="float" office:value="0.242899156029822" calcext:value-type="float">
            <text:p>0,242899156029822</text:p>
          </table:table-cell>
        </table:table-row>
        <table:table-row table:style-name="ro1">
          <table:table-cell office:value-type="float" office:value="24.354" calcext:value-type="float">
            <text:p>24,354</text:p>
          </table:table-cell>
          <table:table-cell office:value-type="float" office:value="-0.05" calcext:value-type="float">
            <text:p>-0,05</text:p>
          </table:table-cell>
          <table:table-cell office:value-type="float" office:value="0.26" calcext:value-type="float">
            <text:p>0,26</text:p>
          </table:table-cell>
          <table:table-cell office:value-type="float" office:value="0.02" calcext:value-type="float">
            <text:p>0,02</text:p>
          </table:table-cell>
          <table:table-cell table:formula="of:=SQRT([.D271]^2+[.C271]^2+[.B271]^2)" office:value-type="float" office:value="0.265518360947035" calcext:value-type="float">
            <text:p>0,265518360947035</text:p>
          </table:table-cell>
        </table:table-row>
        <table:table-row table:style-name="ro1">
          <table:table-cell office:value-type="float" office:value="24.456" calcext:value-type="float">
            <text:p>24,456</text:p>
          </table:table-cell>
          <table:table-cell office:value-type="float" office:value="-0.08" calcext:value-type="float">
            <text:p>-0,08</text:p>
          </table:table-cell>
          <table:table-cell office:value-type="float" office:value="0.25" calcext:value-type="float">
            <text:p>0,25</text:p>
          </table:table-cell>
          <table:table-cell office:value-type="float" office:value="0.01" calcext:value-type="float">
            <text:p>0,01</text:p>
          </table:table-cell>
          <table:table-cell table:formula="of:=SQRT([.D272]^2+[.C272]^2+[.B272]^2)" office:value-type="float" office:value="0.262678510731274" calcext:value-type="float">
            <text:p>0,262678510731274</text:p>
          </table:table-cell>
        </table:table-row>
        <table:table-row table:style-name="ro1">
          <table:table-cell office:value-type="float" office:value="24.523" calcext:value-type="float">
            <text:p>24,523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.04" calcext:value-type="float">
            <text:p>0,04</text:p>
          </table:table-cell>
          <table:table-cell table:formula="of:=SQRT([.D273]^2+[.C273]^2+[.B273]^2)" office:value-type="float" office:value="0.213775583264319" calcext:value-type="float">
            <text:p>0,213775583264319</text:p>
          </table:table-cell>
        </table:table-row>
        <table:table-row table:style-name="ro1">
          <table:table-cell office:value-type="float" office:value="24.614" calcext:value-type="float">
            <text:p>24,614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-0.04" calcext:value-type="float">
            <text:p>-0,04</text:p>
          </table:table-cell>
          <table:table-cell table:formula="of:=SQRT([.D274]^2+[.C274]^2+[.B274]^2)" office:value-type="float" office:value="0.169705627484771" calcext:value-type="float">
            <text:p>0,169705627484771</text:p>
          </table:table-cell>
        </table:table-row>
        <table:table-row table:style-name="ro1">
          <table:table-cell office:value-type="float" office:value="24.704" calcext:value-type="float">
            <text:p>24,7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0.14" calcext:value-type="float">
            <text:p>-0,14</text:p>
          </table:table-cell>
          <table:table-cell table:formula="of:=SQRT([.D275]^2+[.C275]^2+[.B275]^2)" office:value-type="float" office:value="0.14142135623731" calcext:value-type="float">
            <text:p>0,14142135623731</text:p>
          </table:table-cell>
        </table:table-row>
        <table:table-row table:style-name="ro1">
          <table:table-cell office:value-type="float" office:value="24.795" calcext:value-type="float">
            <text:p>24,795</text:p>
          </table:table-cell>
          <table:table-cell office:value-type="float" office:value="-0.03" calcext:value-type="float">
            <text:p>-0,03</text:p>
          </table:table-cell>
          <table:table-cell office:value-type="float" office:value="0.03" calcext:value-type="float">
            <text:p>0,03</text:p>
          </table:table-cell>
          <table:table-cell office:value-type="float" office:value="-0.04" calcext:value-type="float">
            <text:p>-0,04</text:p>
          </table:table-cell>
          <table:table-cell table:formula="of:=SQRT([.D276]^2+[.C276]^2+[.B276]^2)" office:value-type="float" office:value="0.058309518948453" calcext:value-type="float">
            <text:p>0,058309518948453</text:p>
          </table:table-cell>
        </table:table-row>
        <table:table-row table:style-name="ro1">
          <table:table-cell office:value-type="float" office:value="24.886" calcext:value-type="float">
            <text:p>24,88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table:formula="of:=SQRT([.D277]^2+[.C277]^2+[.B277]^2)" office:value-type="float" office:value="0.053851648071345" calcext:value-type="float">
            <text:p>0,053851648071345</text:p>
          </table:table-cell>
        </table:table-row>
        <table:table-row table:style-name="ro1">
          <table:table-cell office:value-type="float" office:value="24.976" calcext:value-type="float">
            <text:p>24,976</text:p>
          </table:table-cell>
          <table:table-cell office:value-type="float" office:value="-0.05" calcext:value-type="float">
            <text:p>-0,05</text:p>
          </table:table-cell>
          <table:table-cell office:value-type="float" office:value="0.05" calcext:value-type="float">
            <text:p>0,05</text:p>
          </table:table-cell>
          <table:table-cell office:value-type="float" office:value="-0.03" calcext:value-type="float">
            <text:p>-0,03</text:p>
          </table:table-cell>
          <table:table-cell table:formula="of:=SQRT([.D278]^2+[.C278]^2+[.B278]^2)" office:value-type="float" office:value="0.0768114574786861" calcext:value-type="float">
            <text:p>0,076811457478686</text:p>
          </table:table-cell>
        </table:table-row>
        <table:table-row table:style-name="ro1">
          <table:table-cell office:value-type="float" office:value="25.067" calcext:value-type="float">
            <text:p>25,067</text:p>
          </table:table-cell>
          <table:table-cell office:value-type="float" office:value="-0.03" calcext:value-type="float">
            <text:p>-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formula="of:=SQRT([.D279]^2+[.C279]^2+[.B279]^2)" office:value-type="float" office:value="0.0360555127546399" calcext:value-type="float">
            <text:p>0,03605551275464</text:p>
          </table:table-cell>
        </table:table-row>
        <table:table-row table:style-name="ro1">
          <table:table-cell office:value-type="float" office:value="25.162" calcext:value-type="float">
            <text:p>25,162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4" calcext:value-type="float">
            <text:p>-0,04</text:p>
          </table:table-cell>
          <table:table-cell table:formula="of:=SQRT([.D280]^2+[.C280]^2+[.B280]^2)" office:value-type="float" office:value="0.0728010988928052" calcext:value-type="float">
            <text:p>0,072801098892805</text:p>
          </table:table-cell>
        </table:table-row>
        <table:table-row table:style-name="ro1">
          <table:table-cell office:value-type="float" office:value="25.262" calcext:value-type="float">
            <text:p>25,262</text:p>
          </table:table-cell>
          <table:table-cell office:value-type="float" office:value="-0.06" calcext:value-type="float">
            <text:p>-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formula="of:=SQRT([.D281]^2+[.C281]^2+[.B281]^2)" office:value-type="float" office:value="0.0728010988928052" calcext:value-type="float">
            <text:p>0,072801098892805</text:p>
          </table:table-cell>
        </table:table-row>
        <table:table-row table:style-name="ro1">
          <table:table-cell office:value-type="float" office:value="25.361" calcext:value-type="float">
            <text:p>25,361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formula="of:=SQRT([.D282]^2+[.C282]^2+[.B282]^2)" office:value-type="float" office:value="0.0608276253029822" calcext:value-type="float">
            <text:p>0,060827625302982</text:p>
          </table:table-cell>
        </table:table-row>
        <table:table-row table:style-name="ro1">
          <table:table-cell office:value-type="float" office:value="25.429" calcext:value-type="float">
            <text:p>25,429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formula="of:=SQRT([.D283]^2+[.C283]^2+[.B283]^2)" office:value-type="float" office:value="0.0424264068711929" calcext:value-type="float">
            <text:p>0,042426406871193</text:p>
          </table:table-cell>
        </table:table-row>
        <table:table-row table:style-name="ro1">
          <table:table-cell office:value-type="float" office:value="25.52" calcext:value-type="float">
            <text:p>25,52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table:formula="of:=SQRT([.D284]^2+[.C284]^2+[.B284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25.61" calcext:value-type="float">
            <text:p>25,6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-0.03" calcext:value-type="float">
            <text:p>-0,03</text:p>
          </table:table-cell>
          <table:table-cell table:formula="of:=SQRT([.D285]^2+[.C285]^2+[.B285]^2)" office:value-type="float" office:value="0.0412310562561766" calcext:value-type="float">
            <text:p>0,041231056256177</text:p>
          </table:table-cell>
        </table:table-row>
        <table:table-row table:style-name="ro1">
          <table:table-cell office:value-type="float" office:value="25.701" calcext:value-type="float">
            <text:p>25,7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SQRT([.D286]^2+[.C286]^2+[.B286]^2)" office:value-type="float" office:value="0.0360555127546399" calcext:value-type="float">
            <text:p>0,03605551275464</text:p>
          </table:table-cell>
        </table:table-row>
        <table:table-row table:style-name="ro1">
          <table:table-cell office:value-type="float" office:value="25.791" calcext:value-type="float">
            <text:p>25,791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formula="of:=SQRT([.D287]^2+[.C287]^2+[.B287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25.882" calcext:value-type="float">
            <text:p>25,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formula="of:=SQRT([.D288]^2+[.C288]^2+[.B288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5.972" calcext:value-type="float">
            <text:p>25,972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.01" calcext:value-type="float">
            <text:p>0,01</text:p>
          </table:table-cell>
          <table:table-cell table:formula="of:=SQRT([.D289]^2+[.C289]^2+[.B289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26.068" calcext:value-type="float">
            <text:p>26,068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290]^2+[.C290]^2+[.B290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26.169" calcext:value-type="float">
            <text:p>26,169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formula="of:=SQRT([.D291]^2+[.C291]^2+[.B291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26.266" calcext:value-type="float">
            <text:p>26,266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2" calcext:value-type="float">
            <text:p>-0,02</text:p>
          </table:table-cell>
          <table:table-cell office:value-type="float" office:value="0.01" calcext:value-type="float">
            <text:p>0,01</text:p>
          </table:table-cell>
          <table:table-cell table:formula="of:=SQRT([.D292]^2+[.C292]^2+[.B292]^2)" office:value-type="float" office:value="0.0374165738677394" calcext:value-type="float">
            <text:p>0,03741657386774</text:p>
          </table:table-cell>
        </table:table-row>
        <table:table-row table:style-name="ro1">
          <table:table-cell office:value-type="float" office:value="26.335" calcext:value-type="float">
            <text:p>26,335</text:p>
          </table:table-cell>
          <table:table-cell table:number-columns-repeated="2" office:value-type="float" office:value="-0.01" calcext:value-type="float">
            <text:p>-0,01</text:p>
          </table:table-cell>
          <table:table-cell office:value-type="float" office:value="0.04" calcext:value-type="float">
            <text:p>0,04</text:p>
          </table:table-cell>
          <table:table-cell table:formula="of:=SQRT([.D293]^2+[.C293]^2+[.B293]^2)" office:value-type="float" office:value="0.0424264068711929" calcext:value-type="float">
            <text:p>0,042426406871193</text:p>
          </table:table-cell>
        </table:table-row>
        <table:table-row table:style-name="ro1">
          <table:table-cell office:value-type="float" office:value="26.425" calcext:value-type="float">
            <text:p>26,42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SQRT([.D294]^2+[.C294]^2+[.B294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26.516" calcext:value-type="float">
            <text:p>26,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295]^2+[.C295]^2+[.B295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6.606" calcext:value-type="float">
            <text:p>26,60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formula="of:=SQRT([.D296]^2+[.C296]^2+[.B296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26.697" calcext:value-type="float">
            <text:p>26,697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table:formula="of:=SQRT([.D297]^2+[.C297]^2+[.B297]^2)" office:value-type="float" office:value="0.0244948974278318" calcext:value-type="float">
            <text:p>0,024494897427832</text:p>
          </table:table-cell>
        </table:table-row>
        <table:table-row table:style-name="ro1">
          <table:table-cell office:value-type="float" office:value="26.787" calcext:value-type="float">
            <text:p>26,787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SQRT([.D298]^2+[.C298]^2+[.B298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6.878" calcext:value-type="float">
            <text:p>26,87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formula="of:=SQRT([.D299]^2+[.C299]^2+[.B299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26.976" calcext:value-type="float">
            <text:p>26,9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formula="of:=SQRT([.D300]^2+[.C300]^2+[.B300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27.073" calcext:value-type="float">
            <text:p>27,073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table:formula="of:=SQRT([.D301]^2+[.C301]^2+[.B301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7.174" calcext:value-type="float">
            <text:p>27,174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302]^2+[.C302]^2+[.B302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27.24" calcext:value-type="float">
            <text:p>27,24</text:p>
          </table:table-cell>
          <table:table-cell table:number-columns-repeated="2"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formula="of:=SQRT([.D303]^2+[.C303]^2+[.B303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27.331" calcext:value-type="float">
            <text:p>27,3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formula="of:=SQRT([.D304]^2+[.C304]^2+[.B304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7.421" calcext:value-type="float">
            <text:p>27,421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SQRT([.D305]^2+[.C305]^2+[.B305]^2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7.512" calcext:value-type="float">
            <text:p>27,512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0.02" calcext:value-type="float">
            <text:p>0,02</text:p>
          </table:table-cell>
          <table:table-cell table:formula="of:=SQRT([.D306]^2+[.C306]^2+[.B306]^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27.602" calcext:value-type="float">
            <text:p>27,60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table:formula="of:=SQRT([.D307]^2+[.C307]^2+[.B307]^2)" office:value-type="float" office:value="0.0346410161513775" calcext:value-type="float">
            <text:p>0,034641016151378</text:p>
          </table:table-cell>
        </table:table-row>
        <table:table-row table:style-name="ro1">
          <table:table-cell office:value-type="float" office:value="27.693" calcext:value-type="float">
            <text:p>27,69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-0.04" calcext:value-type="float">
            <text:p>-0,04</text:p>
          </table:table-cell>
          <table:table-cell table:formula="of:=SQRT([.D308]^2+[.C308]^2+[.B308]^2)" office:value-type="float" office:value="0.0424264068711929" calcext:value-type="float">
            <text:p>0,042426406871193</text:p>
          </table:table-cell>
        </table:table-row>
        <table:table-row table:style-name="ro1">
          <table:table-cell office:value-type="float" office:value="27.783" calcext:value-type="float">
            <text:p>27,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formula="of:=SQRT([.D309]^2+[.C309]^2+[.B309]^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27.879" calcext:value-type="float">
            <text:p>27,879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formula="of:=SQRT([.D310]^2+[.C310]^2+[.B310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27.979" calcext:value-type="float">
            <text:p>27,979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311]^2+[.C311]^2+[.B311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28.077" calcext:value-type="float">
            <text:p>28,077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.02" calcext:value-type="float">
            <text:p>0,02</text:p>
          </table:table-cell>
          <table:table-cell table:formula="of:=SQRT([.D312]^2+[.C312]^2+[.B312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28.146" calcext:value-type="float">
            <text:p>28,146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formula="of:=SQRT([.D313]^2+[.C313]^2+[.B313]^2)" office:value-type="float" office:value="0.0244948974278318" calcext:value-type="float">
            <text:p>0,024494897427832</text:p>
          </table:table-cell>
        </table:table-row>
        <table:table-row table:style-name="ro1">
          <table:table-cell office:value-type="float" office:value="28.236" calcext:value-type="float">
            <text:p>28,236</text:p>
          </table:table-cell>
          <table:table-cell table:number-columns-repeated="2"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table:formula="of:=SQRT([.D314]^2+[.C314]^2+[.B314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28.327" calcext:value-type="float">
            <text:p>28,327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315]^2+[.C315]^2+[.B315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28.417" calcext:value-type="float">
            <text:p>28,4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SQRT([.D316]^2+[.C316]^2+[.B316]^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28.508" calcext:value-type="float">
            <text:p>28,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SQRT([.D317]^2+[.C317]^2+[.B317]^2)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28.599" calcext:value-type="float">
            <text:p>28,599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318]^2+[.C318]^2+[.B318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28.689" calcext:value-type="float">
            <text:p>28,689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table:formula="of:=SQRT([.D319]^2+[.C319]^2+[.B319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28.784" calcext:value-type="float">
            <text:p>28,784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formula="of:=SQRT([.D320]^2+[.C320]^2+[.B320]^2)" office:value-type="float" office:value="0.0223606797749979" calcext:value-type="float">
            <text:p>0,022360679774998</text:p>
          </table:table-cell>
        </table:table-row>
        <table:table-row table:style-name="ro1">
          <table:table-cell office:value-type="float" office:value="28.885" calcext:value-type="float">
            <text:p>28,88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SQRT([.D321]^2+[.C321]^2+[.B321]^2)"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28.988" calcext:value-type="float">
            <text:p>28,988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formula="of:=SQRT([.D322]^2+[.C322]^2+[.B322]^2)" office:value-type="float" office:value="0.0244948974278318" calcext:value-type="float">
            <text:p>0,024494897427832</text:p>
          </table:table-cell>
        </table:table-row>
        <table:table-row table:style-name="ro1">
          <table:table-cell office:value-type="float" office:value="29.051" calcext:value-type="float">
            <text:p>29,0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D323]^2+[.C323]^2+[.B323]^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142" calcext:value-type="float">
            <text:p>29,142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.03" calcext:value-type="float">
            <text:p>0,03</text:p>
          </table:table-cell>
          <table:table-cell table:formula="of:=SQRT([.D324]^2+[.C324]^2+[.B324]^2)" office:value-type="float" office:value="0.0316227766016838" calcext:value-type="float">
            <text:p>0,031622776601684</text:p>
          </table:table-cell>
        </table:table-row>
        <table:table-row table:style-name="ro1">
          <table:table-cell office:value-type="float" office:value="29.233" calcext:value-type="float">
            <text:p>29,233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table:formula="of:=SQRT([.D325]^2+[.C325]^2+[.B325]^2)" office:value-type="float" office:value="0.0412310562561766" calcext:value-type="float">
            <text:p>0,0412310562561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 style:data-style-name="N2" text:time-value="18:10:39.0088053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3:36:22.054883293</meta:creation-date>
    <dc:date>2019-04-15T18:15:41.417930608</dc:date>
    <meta:editing-duration>PT33M9S</meta:editing-duration>
    <meta:editing-cycles>2</meta:editing-cycles>
    <meta:generator>LibreOffice/6.2.2.2$Linux_X86_64 LibreOffice_project/20$Build-2</meta:generator>
    <meta:document-statistic meta:table-count="3" meta:cell-count="32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4.201cm" style:legend-expansion="high" chart:style-name="ch2"/>
        <chart:plot-area chart:style-name="ch3" table:cell-range-address="MU2.A1:MU2.A325 MU2.E1:MU2.E325" chart:data-source-has-labels="both" svg:x="0.32cm" svg:y="0.18cm" svg:width="12.905cm" svg:height="8.64cm">
          <chartooo:coordinate-region svg:x="1.047cm" svg:y="0.18cm" svg:width="12.178cm" svg:height="7.18cm"/>
          <chart:axis chart:dimension="x" chart:name="primary-x" chart:style-name="ch4" chartooo:axis-type="auto">
            <chartooo:date-scale/>
            <chart:categories table:cell-range-address="MU2.A2:MU2.A3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U2.E2:MU2.E325" chart:label-cell-address="MU2.E1:MU2.E1" chart:class="chart:line">
            <chart:data-point chart:repeated="3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</text:p>
                <draw:g>
                  <svg:desc>MU2.E1:MU2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U2.A2:MU2.A325</svg:desc>
                </draw:g>
              </table:table-cell>
              <table:table-cell office:value-type="float" office:value="0.053851648071345">
                <text:p>0.053851648071345</text:p>
                <draw:g>
                  <svg:desc>MU2.E2:MU2.E325</svg:desc>
                </draw:g>
              </table:table-cell>
            </table:table-row>
            <table:table-row>
              <table:table-cell office:value-type="float" office:value="0.072">
                <text:p>0.072</text:p>
              </table:table-cell>
              <table:table-cell office:value-type="float" office:value="0.0412310562561766">
                <text:p>0.0412310562561766</text:p>
              </table:table-cell>
            </table:table-row>
            <table:table-row>
              <table:table-cell office:value-type="float" office:value="0.163">
                <text:p>0.163</text:p>
              </table:table-cell>
              <table:table-cell office:value-type="float" office:value="0.053851648071345">
                <text:p>0.053851648071345</text:p>
              </table:table-cell>
            </table:table-row>
            <table:table-row>
              <table:table-cell office:value-type="float" office:value="0.253">
                <text:p>0.2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0.344">
                <text:p>0.344</text:p>
              </table:table-cell>
              <table:table-cell office:value-type="float" office:value="0.0447213595499958">
                <text:p>0.0447213595499958</text:p>
              </table:table-cell>
            </table:table-row>
            <table:table-row>
              <table:table-cell office:value-type="float" office:value="0.434">
                <text:p>0.4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0.615">
                <text:p>0.615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0.713">
                <text:p>0.7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0.809">
                <text:p>0.80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909">
                <text:p>0.9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0.978">
                <text:p>0.978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1.068">
                <text:p>1.068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1.159">
                <text:p>1.159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1.249">
                <text:p>1.249</text:p>
              </table:table-cell>
              <table:table-cell office:value-type="float" office:value="0.0244948974278318">
                <text:p>0.0244948974278318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1.521">
                <text:p>1.521</text:p>
              </table:table-cell>
              <table:table-cell office:value-type="float" office:value="0.0173205080756888">
                <text:p>0.0173205080756888</text:p>
              </table:table-cell>
            </table:table-row>
            <table:table-row>
              <table:table-cell office:value-type="float" office:value="1.618">
                <text:p>1.618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1.716">
                <text:p>1.716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1.813">
                <text:p>1.813</text:p>
              </table:table-cell>
              <table:table-cell office:value-type="float" office:value="0.0360555127546399">
                <text:p>0.0360555127546399</text:p>
              </table:table-cell>
            </table:table-row>
            <table:table-row>
              <table:table-cell office:value-type="float" office:value="1.883">
                <text:p>1.883</text:p>
              </table:table-cell>
              <table:table-cell office:value-type="float" office:value="0.033166247903554">
                <text:p>0.033166247903554</text:p>
              </table:table-cell>
            </table:table-row>
            <table:table-row>
              <table:table-cell office:value-type="float" office:value="1.974">
                <text:p>1.974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2.064">
                <text:p>2.0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.155">
                <text:p>2.155</text:p>
              </table:table-cell>
              <table:table-cell office:value-type="float" office:value="0.0173205080756888">
                <text:p>0.0173205080756888</text:p>
              </table:table-cell>
            </table:table-row>
            <table:table-row>
              <table:table-cell office:value-type="float" office:value="2.245">
                <text:p>2.245</text:p>
              </table:table-cell>
              <table:table-cell office:value-type="float" office:value="0.0173205080756888">
                <text:p>0.0173205080756888</text:p>
              </table:table-cell>
            </table:table-row>
            <table:table-row>
              <table:table-cell office:value-type="float" office:value="2.336">
                <text:p>2.3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.426">
                <text:p>2.42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.523">
                <text:p>2.52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.624">
                <text:p>2.62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.723">
                <text:p>2.723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2.789">
                <text:p>2.789</text:p>
              </table:table-cell>
              <table:table-cell office:value-type="float" office:value="0.0360555127546399">
                <text:p>0.0360555127546399</text:p>
              </table:table-cell>
            </table:table-row>
            <table:table-row>
              <table:table-cell office:value-type="float" office:value="2.879">
                <text:p>2.879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2.97">
                <text:p>2.97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3.151">
                <text:p>3.151</text:p>
              </table:table-cell>
              <table:table-cell office:value-type="float" office:value="0.0244948974278318">
                <text:p>0.0244948974278318</text:p>
              </table:table-cell>
            </table:table-row>
            <table:table-row>
              <table:table-cell office:value-type="float" office:value="3.242">
                <text:p>3.242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3.332">
                <text:p>3.3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3.428">
                <text:p>3.428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3.529">
                <text:p>3.52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.627">
                <text:p>3.627</text:p>
              </table:table-cell>
              <table:table-cell office:value-type="float" office:value="0.0754983443527075">
                <text:p>0.0754983443527075</text:p>
              </table:table-cell>
            </table:table-row>
            <table:table-row>
              <table:table-cell office:value-type="float" office:value="3.695">
                <text:p>3.695</text:p>
              </table:table-cell>
              <table:table-cell office:value-type="float" office:value="0.0670820393249937">
                <text:p>0.0670820393249937</text:p>
              </table:table-cell>
            </table:table-row>
            <table:table-row>
              <table:table-cell office:value-type="float" office:value="3.785">
                <text:p>3.785</text:p>
              </table:table-cell>
              <table:table-cell office:value-type="float" office:value="0.0787400787401181">
                <text:p>0.0787400787401181</text:p>
              </table:table-cell>
            </table:table-row>
            <table:table-row>
              <table:table-cell office:value-type="float" office:value="3.876">
                <text:p>3.876</text:p>
              </table:table-cell>
              <table:table-cell office:value-type="float" office:value="0.113578166916005">
                <text:p>0.113578166916005</text:p>
              </table:table-cell>
            </table:table-row>
            <table:table-row>
              <table:table-cell office:value-type="float" office:value="3.966">
                <text:p>3.966</text:p>
              </table:table-cell>
              <table:table-cell office:value-type="float" office:value="0.257099202643649">
                <text:p>0.257099202643649</text:p>
              </table:table-cell>
            </table:table-row>
            <table:table-row>
              <table:table-cell office:value-type="float" office:value="4.057">
                <text:p>4.057</text:p>
              </table:table-cell>
              <table:table-cell office:value-type="float" office:value="0.224722050542442">
                <text:p>0.224722050542442</text:p>
              </table:table-cell>
            </table:table-row>
            <table:table-row>
              <table:table-cell office:value-type="float" office:value="4.147">
                <text:p>4.147</text:p>
              </table:table-cell>
              <table:table-cell office:value-type="float" office:value="0.131909059582729">
                <text:p>0.131909059582729</text:p>
              </table:table-cell>
            </table:table-row>
            <table:table-row>
              <table:table-cell office:value-type="float" office:value="4.238">
                <text:p>4.238</text:p>
              </table:table-cell>
              <table:table-cell office:value-type="float" office:value="0.152643375224737">
                <text:p>0.152643375224737</text:p>
              </table:table-cell>
            </table:table-row>
            <table:table-row>
              <table:table-cell office:value-type="float" office:value="4.333">
                <text:p>4.333</text:p>
              </table:table-cell>
              <table:table-cell office:value-type="float" office:value="0.201246117974981">
                <text:p>0.201246117974981</text:p>
              </table:table-cell>
            </table:table-row>
            <table:table-row>
              <table:table-cell office:value-type="float" office:value="4.435">
                <text:p>4.435</text:p>
              </table:table-cell>
              <table:table-cell office:value-type="float" office:value="0.168819430161341">
                <text:p>0.168819430161341</text:p>
              </table:table-cell>
            </table:table-row>
            <table:table-row>
              <table:table-cell office:value-type="float" office:value="4.533">
                <text:p>4.533</text:p>
              </table:table-cell>
              <table:table-cell office:value-type="float" office:value="0.24454038521275">
                <text:p>0.2445403852127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137477270848675">
                <text:p>0.137477270848675</text:p>
              </table:table-cell>
            </table:table-row>
            <table:table-row>
              <table:table-cell office:value-type="float" office:value="4.691">
                <text:p>4.691</text:p>
              </table:table-cell>
              <table:table-cell office:value-type="float" office:value="0.168226038412607">
                <text:p>0.168226038412607</text:p>
              </table:table-cell>
            </table:table-row>
            <table:table-row>
              <table:table-cell office:value-type="float" office:value="4.781">
                <text:p>4.781</text:p>
              </table:table-cell>
              <table:table-cell office:value-type="float" office:value="0.200249843945008">
                <text:p>0.200249843945008</text:p>
              </table:table-cell>
            </table:table-row>
            <table:table-row>
              <table:table-cell office:value-type="float" office:value="4.872">
                <text:p>4.872</text:p>
              </table:table-cell>
              <table:table-cell office:value-type="float" office:value="0.20712315177208">
                <text:p>0.20712315177208</text:p>
              </table:table-cell>
            </table:table-row>
            <table:table-row>
              <table:table-cell office:value-type="float" office:value="4.962">
                <text:p>4.962</text:p>
              </table:table-cell>
              <table:table-cell office:value-type="float" office:value="0.287228132326901">
                <text:p>0.287228132326901</text:p>
              </table:table-cell>
            </table:table-row>
            <table:table-row>
              <table:table-cell office:value-type="float" office:value="5.053">
                <text:p>5.053</text:p>
              </table:table-cell>
              <table:table-cell office:value-type="float" office:value="0.476864760702655">
                <text:p>0.476864760702655</text:p>
              </table:table-cell>
            </table:table-row>
            <table:table-row>
              <table:table-cell office:value-type="float" office:value="5.143">
                <text:p>5.143</text:p>
              </table:table-cell>
              <table:table-cell office:value-type="float" office:value="0.236008474424119">
                <text:p>0.236008474424119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0.19723082923316">
                <text:p>0.19723082923316</text:p>
              </table:table-cell>
            </table:table-row>
            <table:table-row>
              <table:table-cell office:value-type="float" office:value="5.341">
                <text:p>5.341</text:p>
              </table:table-cell>
              <table:table-cell office:value-type="float" office:value="0.233452350598575">
                <text:p>0.233452350598575</text:p>
              </table:table-cell>
            </table:table-row>
            <table:table-row>
              <table:table-cell office:value-type="float" office:value="5.439">
                <text:p>5.439</text:p>
              </table:table-cell>
              <table:table-cell office:value-type="float" office:value="0.212132034355964">
                <text:p>0.212132034355964</text:p>
              </table:table-cell>
            </table:table-row>
            <table:table-row>
              <table:table-cell office:value-type="float" office:value="5.506">
                <text:p>5.506</text:p>
              </table:table-cell>
              <table:table-cell office:value-type="float" office:value="0.0969535971483266">
                <text:p>0.0969535971483266</text:p>
              </table:table-cell>
            </table:table-row>
            <table:table-row>
              <table:table-cell office:value-type="float" office:value="5.596">
                <text:p>5.596</text:p>
              </table:table-cell>
              <table:table-cell office:value-type="float" office:value="0.27495454169735">
                <text:p>0.27495454169735</text:p>
              </table:table-cell>
            </table:table-row>
            <table:table-row>
              <table:table-cell office:value-type="float" office:value="5.687">
                <text:p>5.687</text:p>
              </table:table-cell>
              <table:table-cell office:value-type="float" office:value="0.166733320005331">
                <text:p>0.166733320005331</text:p>
              </table:table-cell>
            </table:table-row>
            <table:table-row>
              <table:table-cell office:value-type="float" office:value="5.777">
                <text:p>5.777</text:p>
              </table:table-cell>
              <table:table-cell office:value-type="float" office:value="0.152970585407784">
                <text:p>0.152970585407784</text:p>
              </table:table-cell>
            </table:table-row>
            <table:table-row>
              <table:table-cell office:value-type="float" office:value="5.868">
                <text:p>5.868</text:p>
              </table:table-cell>
              <table:table-cell office:value-type="float" office:value="0.371618083521241">
                <text:p>0.371618083521241</text:p>
              </table:table-cell>
            </table:table-row>
            <table:table-row>
              <table:table-cell office:value-type="float" office:value="5.958">
                <text:p>5.958</text:p>
              </table:table-cell>
              <table:table-cell office:value-type="float" office:value="0.237907545067406">
                <text:p>0.237907545067406</text:p>
              </table:table-cell>
            </table:table-row>
            <table:table-row>
              <table:table-cell office:value-type="float" office:value="6.049">
                <text:p>6.049</text:p>
              </table:table-cell>
              <table:table-cell office:value-type="float" office:value="0.128452325786651">
                <text:p>0.128452325786651</text:p>
              </table:table-cell>
            </table:table-row>
            <table:table-row>
              <table:table-cell office:value-type="float" office:value="6.143">
                <text:p>6.143</text:p>
              </table:table-cell>
              <table:table-cell office:value-type="float" office:value="0.273313007374329">
                <text:p>0.273313007374329</text:p>
              </table:table-cell>
            </table:table-row>
            <table:table-row>
              <table:table-cell office:value-type="float" office:value="6.243">
                <text:p>6.243</text:p>
              </table:table-cell>
              <table:table-cell office:value-type="float" office:value="0.326343377441614">
                <text:p>0.326343377441614</text:p>
              </table:table-cell>
            </table:table-row>
            <table:table-row>
              <table:table-cell office:value-type="float" office:value="6.342">
                <text:p>6.342</text:p>
              </table:table-cell>
              <table:table-cell office:value-type="float" office:value="0.0866025403784439">
                <text:p>0.0866025403784439</text:p>
              </table:table-cell>
            </table:table-row>
            <table:table-row>
              <table:table-cell office:value-type="float" office:value="6.411">
                <text:p>6.411</text:p>
              </table:table-cell>
              <table:table-cell office:value-type="float" office:value="0.163401346383682">
                <text:p>0.163401346383682</text:p>
              </table:table-cell>
            </table:table-row>
            <table:table-row>
              <table:table-cell office:value-type="float" office:value="6.502">
                <text:p>6.502</text:p>
              </table:table-cell>
              <table:table-cell office:value-type="float" office:value="0.270924343682881">
                <text:p>0.270924343682881</text:p>
              </table:table-cell>
            </table:table-row>
            <table:table-row>
              <table:table-cell office:value-type="float" office:value="6.592">
                <text:p>6.592</text:p>
              </table:table-cell>
              <table:table-cell office:value-type="float" office:value="0.148996644257513">
                <text:p>0.148996644257513</text:p>
              </table:table-cell>
            </table:table-row>
            <table:table-row>
              <table:table-cell office:value-type="float" office:value="6.683">
                <text:p>6.683</text:p>
              </table:table-cell>
              <table:table-cell office:value-type="float" office:value="0.14456832294801">
                <text:p>0.14456832294801</text:p>
              </table:table-cell>
            </table:table-row>
            <table:table-row>
              <table:table-cell office:value-type="float" office:value="6.773">
                <text:p>6.773</text:p>
              </table:table-cell>
              <table:table-cell office:value-type="float" office:value="0.19131126469709">
                <text:p>0.19131126469709</text:p>
              </table:table-cell>
            </table:table-row>
            <table:table-row>
              <table:table-cell office:value-type="float" office:value="6.864">
                <text:p>6.864</text:p>
              </table:table-cell>
              <table:table-cell office:value-type="float" office:value="0.160312195418814">
                <text:p>0.160312195418814</text:p>
              </table:table-cell>
            </table:table-row>
            <table:table-row>
              <table:table-cell office:value-type="float" office:value="6.954">
                <text:p>6.954</text:p>
              </table:table-cell>
              <table:table-cell office:value-type="float" office:value="0.216794833886788">
                <text:p>0.216794833886788</text:p>
              </table:table-cell>
            </table:table-row>
            <table:table-row>
              <table:table-cell office:value-type="float" office:value="7.051">
                <text:p>7.051</text:p>
              </table:table-cell>
              <table:table-cell office:value-type="float" office:value="0.316385840391127">
                <text:p>0.316385840391127</text:p>
              </table:table-cell>
            </table:table-row>
            <table:table-row>
              <table:table-cell office:value-type="float" office:value="7.148">
                <text:p>7.148</text:p>
              </table:table-cell>
              <table:table-cell office:value-type="float" office:value="0.128452325786651">
                <text:p>0.128452325786651</text:p>
              </table:table-cell>
            </table:table-row>
            <table:table-row>
              <table:table-cell office:value-type="float" office:value="7.247">
                <text:p>7.247</text:p>
              </table:table-cell>
              <table:table-cell office:value-type="float" office:value="0.284253408071038">
                <text:p>0.284253408071038</text:p>
              </table:table-cell>
            </table:table-row>
            <table:table-row>
              <table:table-cell office:value-type="float" office:value="7.317">
                <text:p>7.317</text:p>
              </table:table-cell>
              <table:table-cell office:value-type="float" office:value="0.276043474836845">
                <text:p>0.276043474836845</text:p>
              </table:table-cell>
            </table:table-row>
            <table:table-row>
              <table:table-cell office:value-type="float" office:value="7.407">
                <text:p>7.407</text:p>
              </table:table-cell>
              <table:table-cell office:value-type="float" office:value="0.155884572681199">
                <text:p>0.155884572681199</text:p>
              </table:table-cell>
            </table:table-row>
            <table:table-row>
              <table:table-cell office:value-type="float" office:value="7.498">
                <text:p>7.49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7.589">
                <text:p>7.589</text:p>
              </table:table-cell>
              <table:table-cell office:value-type="float" office:value="0.284604989415154">
                <text:p>0.284604989415154</text:p>
              </table:table-cell>
            </table:table-row>
            <table:table-row>
              <table:table-cell office:value-type="float" office:value="7.679">
                <text:p>7.67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7.77">
                <text:p>7.77</text:p>
              </table:table-cell>
              <table:table-cell office:value-type="float" office:value="0.14247806848775">
                <text:p>0.14247806848775</text:p>
              </table:table-cell>
            </table:table-row>
            <table:table-row>
              <table:table-cell office:value-type="float" office:value="7.86">
                <text:p>7.86</text:p>
              </table:table-cell>
              <table:table-cell office:value-type="float" office:value="0.321714158842908">
                <text:p>0.321714158842908</text:p>
              </table:table-cell>
            </table:table-row>
            <table:table-row>
              <table:table-cell office:value-type="float" office:value="7.958">
                <text:p>7.958</text:p>
              </table:table-cell>
              <table:table-cell office:value-type="float" office:value="0.333616546352246">
                <text:p>0.333616546352246</text:p>
              </table:table-cell>
            </table:table-row>
            <table:table-row>
              <table:table-cell office:value-type="float" office:value="8.054">
                <text:p>8.054</text:p>
              </table:table-cell>
              <table:table-cell office:value-type="float" office:value="0.0989949493661167">
                <text:p>0.0989949493661167</text:p>
              </table:table-cell>
            </table:table-row>
            <table:table-row>
              <table:table-cell office:value-type="float" office:value="8.154">
                <text:p>8.154</text:p>
              </table:table-cell>
              <table:table-cell office:value-type="float" office:value="0.328937684067971">
                <text:p>0.328937684067971</text:p>
              </table:table-cell>
            </table:table-row>
            <table:table-row>
              <table:table-cell office:value-type="float" office:value="8.223">
                <text:p>8.223</text:p>
              </table:table-cell>
              <table:table-cell office:value-type="float" office:value="0.182482875908947">
                <text:p>0.182482875908947</text:p>
              </table:table-cell>
            </table:table-row>
            <table:table-row>
              <table:table-cell office:value-type="float" office:value="8.313">
                <text:p>8.313</text:p>
              </table:table-cell>
              <table:table-cell office:value-type="float" office:value="0.133790881602597">
                <text:p>0.133790881602597</text:p>
              </table:table-cell>
            </table:table-row>
            <table:table-row>
              <table:table-cell office:value-type="float" office:value="8.404">
                <text:p>8.404</text:p>
              </table:table-cell>
              <table:table-cell office:value-type="float" office:value="0.330302891298275">
                <text:p>0.330302891298275</text:p>
              </table:table-cell>
            </table:table-row>
            <table:table-row>
              <table:table-cell office:value-type="float" office:value="8.494">
                <text:p>8.494</text:p>
              </table:table-cell>
              <table:table-cell office:value-type="float" office:value="0.306104557300279">
                <text:p>0.306104557300279</text:p>
              </table:table-cell>
            </table:table-row>
            <table:table-row>
              <table:table-cell office:value-type="float" office:value="8.585">
                <text:p>8.585</text:p>
              </table:table-cell>
              <table:table-cell office:value-type="float" office:value="0.101980390271856">
                <text:p>0.101980390271856</text:p>
              </table:table-cell>
            </table:table-row>
            <table:table-row>
              <table:table-cell office:value-type="float" office:value="8.675">
                <text:p>8.675</text:p>
              </table:table-cell>
              <table:table-cell office:value-type="float" office:value="0.295296461204668">
                <text:p>0.295296461204668</text:p>
              </table:table-cell>
            </table:table-row>
            <table:table-row>
              <table:table-cell office:value-type="float" office:value="8.766">
                <text:p>8.766</text:p>
              </table:table-cell>
              <table:table-cell office:value-type="float" office:value="0.288097205817759">
                <text:p>0.288097205817759</text:p>
              </table:table-cell>
            </table:table-row>
            <table:table-row>
              <table:table-cell office:value-type="float" office:value="8.862">
                <text:p>8.862</text:p>
              </table:table-cell>
              <table:table-cell office:value-type="float" office:value="0.124498995979887">
                <text:p>0.124498995979887</text:p>
              </table:table-cell>
            </table:table-row>
            <table:table-row>
              <table:table-cell office:value-type="float" office:value="8.96">
                <text:p>8.96</text:p>
              </table:table-cell>
              <table:table-cell office:value-type="float" office:value="0.376031913539263">
                <text:p>0.376031913539263</text:p>
              </table:table-cell>
            </table:table-row>
            <table:table-row>
              <table:table-cell office:value-type="float" office:value="9.061">
                <text:p>9.061</text:p>
              </table:table-cell>
              <table:table-cell office:value-type="float" office:value="0.457602447545902">
                <text:p>0.457602447545902</text:p>
              </table:table-cell>
            </table:table-row>
            <table:table-row>
              <table:table-cell office:value-type="float" office:value="9.128">
                <text:p>9.128</text:p>
              </table:table-cell>
              <table:table-cell office:value-type="float" office:value="0.126885775404495">
                <text:p>0.126885775404495</text:p>
              </table:table-cell>
            </table:table-row>
            <table:table-row>
              <table:table-cell office:value-type="float" office:value="9.219">
                <text:p>9.219</text:p>
              </table:table-cell>
              <table:table-cell office:value-type="float" office:value="0.340147027033899">
                <text:p>0.340147027033899</text:p>
              </table:table-cell>
            </table:table-row>
            <table:table-row>
              <table:table-cell office:value-type="float" office:value="9.309">
                <text:p>9.309</text:p>
              </table:table-cell>
              <table:table-cell office:value-type="float" office:value="0.343365694267788">
                <text:p>0.343365694267788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195192212959431">
                <text:p>0.195192212959431</text:p>
              </table:table-cell>
            </table:table-row>
            <table:table-row>
              <table:table-cell office:value-type="float" office:value="9.49">
                <text:p>9.49</text:p>
              </table:table-cell>
              <table:table-cell office:value-type="float" office:value="0.322955105239103">
                <text:p>0.322955105239103</text:p>
              </table:table-cell>
            </table:table-row>
            <table:table-row>
              <table:table-cell office:value-type="float" office:value="9.581">
                <text:p>9.581</text:p>
              </table:table-cell>
              <table:table-cell office:value-type="float" office:value="0.427668095606862">
                <text:p>0.427668095606862</text:p>
              </table:table-cell>
            </table:table-row>
            <table:table-row>
              <table:table-cell office:value-type="float" office:value="9.671">
                <text:p>9.671</text:p>
              </table:table-cell>
              <table:table-cell office:value-type="float" office:value="0.100498756211209">
                <text:p>0.100498756211209</text:p>
              </table:table-cell>
            </table:table-row>
            <table:table-row>
              <table:table-cell office:value-type="float" office:value="9.77">
                <text:p>9.77</text:p>
              </table:table-cell>
              <table:table-cell office:value-type="float" office:value="0.277668867538296">
                <text:p>0.277668867538296</text:p>
              </table:table-cell>
            </table:table-row>
            <table:table-row>
              <table:table-cell office:value-type="float" office:value="9.867">
                <text:p>9.867</text:p>
              </table:table-cell>
              <table:table-cell office:value-type="float" office:value="0.328176781628439">
                <text:p>0.328176781628439</text:p>
              </table:table-cell>
            </table:table-row>
            <table:table-row>
              <table:table-cell office:value-type="float" office:value="9.964">
                <text:p>9.964</text:p>
              </table:table-cell>
              <table:table-cell office:value-type="float" office:value="0.143527000944073">
                <text:p>0.143527000944073</text:p>
              </table:table-cell>
            </table:table-row>
            <table:table-row>
              <table:table-cell office:value-type="float" office:value="10.034">
                <text:p>10.034</text:p>
              </table:table-cell>
              <table:table-cell office:value-type="float" office:value="0.253574446662119">
                <text:p>0.253574446662119</text:p>
              </table:table-cell>
            </table:table-row>
            <table:table-row>
              <table:table-cell office:value-type="float" office:value="10.124">
                <text:p>10.124</text:p>
              </table:table-cell>
              <table:table-cell office:value-type="float" office:value="0.333766385365573">
                <text:p>0.333766385365573</text:p>
              </table:table-cell>
            </table:table-row>
            <table:table-row>
              <table:table-cell office:value-type="float" office:value="10.215">
                <text:p>10.215</text:p>
              </table:table-cell>
              <table:table-cell office:value-type="float" office:value="0.242693221990232">
                <text:p>0.242693221990232</text:p>
              </table:table-cell>
            </table:table-row>
            <table:table-row>
              <table:table-cell office:value-type="float" office:value="10.305">
                <text:p>10.305</text:p>
              </table:table-cell>
              <table:table-cell office:value-type="float" office:value="0.219544984001001">
                <text:p>0.219544984001001</text:p>
              </table:table-cell>
            </table:table-row>
            <table:table-row>
              <table:table-cell office:value-type="float" office:value="10.396">
                <text:p>10.396</text:p>
              </table:table-cell>
              <table:table-cell office:value-type="float" office:value="0.361939221417077">
                <text:p>0.361939221417077</text:p>
              </table:table-cell>
            </table:table-row>
            <table:table-row>
              <table:table-cell office:value-type="float" office:value="10.487">
                <text:p>10.487</text:p>
              </table:table-cell>
              <table:table-cell office:value-type="float" office:value="0.229128784747792">
                <text:p>0.229128784747792</text:p>
              </table:table-cell>
            </table:table-row>
            <table:table-row>
              <table:table-cell office:value-type="float" office:value="10.577">
                <text:p>10.577</text:p>
              </table:table-cell>
              <table:table-cell office:value-type="float" office:value="0.193390796058137">
                <text:p>0.193390796058137</text:p>
              </table:table-cell>
            </table:table-row>
            <table:table-row>
              <table:table-cell office:value-type="float" office:value="10.674">
                <text:p>10.674</text:p>
              </table:table-cell>
              <table:table-cell office:value-type="float" office:value="0.391663120551323">
                <text:p>0.391663120551323</text:p>
              </table:table-cell>
            </table:table-row>
            <table:table-row>
              <table:table-cell office:value-type="float" office:value="10.774">
                <text:p>10.774</text:p>
              </table:table-cell>
              <table:table-cell office:value-type="float" office:value="0.0640312423743285">
                <text:p>0.0640312423743285</text:p>
              </table:table-cell>
            </table:table-row>
            <table:table-row>
              <table:table-cell office:value-type="float" office:value="10.872">
                <text:p>10.872</text:p>
              </table:table-cell>
              <table:table-cell office:value-type="float" office:value="0.302324329156619">
                <text:p>0.302324329156619</text:p>
              </table:table-cell>
            </table:table-row>
            <table:table-row>
              <table:table-cell office:value-type="float" office:value="10.939">
                <text:p>10.939</text:p>
              </table:table-cell>
              <table:table-cell office:value-type="float" office:value="0.244335834457412">
                <text:p>0.244335834457412</text:p>
              </table:table-cell>
            </table:table-row>
            <table:table-row>
              <table:table-cell office:value-type="float" office:value="11.03">
                <text:p>11.03</text:p>
              </table:table-cell>
              <table:table-cell office:value-type="float" office:value="0.110453610171873">
                <text:p>0.110453610171873</text:p>
              </table:table-cell>
            </table:table-row>
            <table:table-row>
              <table:table-cell office:value-type="float" office:value="11.12">
                <text:p>11.12</text:p>
              </table:table-cell>
              <table:table-cell office:value-type="float" office:value="0.216101827849743">
                <text:p>0.216101827849743</text:p>
              </table:table-cell>
            </table:table-row>
            <table:table-row>
              <table:table-cell office:value-type="float" office:value="11.211">
                <text:p>11.211</text:p>
              </table:table-cell>
              <table:table-cell office:value-type="float" office:value="0.251992063367083">
                <text:p>0.251992063367083</text:p>
              </table:table-cell>
            </table:table-row>
            <table:table-row>
              <table:table-cell office:value-type="float" office:value="11.302">
                <text:p>11.302</text:p>
              </table:table-cell>
              <table:table-cell office:value-type="float" office:value="0.170293863659264">
                <text:p>0.170293863659264</text:p>
              </table:table-cell>
            </table:table-row>
            <table:table-row>
              <table:table-cell office:value-type="float" office:value="11.392">
                <text:p>11.392</text:p>
              </table:table-cell>
              <table:table-cell office:value-type="float" office:value="0.328024389337134">
                <text:p>0.328024389337134</text:p>
              </table:table-cell>
            </table:table-row>
            <table:table-row>
              <table:table-cell office:value-type="float" office:value="11.483">
                <text:p>11.483</text:p>
              </table:table-cell>
              <table:table-cell office:value-type="float" office:value="0.322645316098034">
                <text:p>0.322645316098034</text:p>
              </table:table-cell>
            </table:table-row>
            <table:table-row>
              <table:table-cell office:value-type="float" office:value="11.577">
                <text:p>11.577</text:p>
              </table:table-cell>
              <table:table-cell office:value-type="float" office:value="0.112249721603218">
                <text:p>0.112249721603218</text:p>
              </table:table-cell>
            </table:table-row>
            <table:table-row>
              <table:table-cell office:value-type="float" office:value="11.68">
                <text:p>11.68</text:p>
              </table:table-cell>
              <table:table-cell office:value-type="float" office:value="0.367287353444139">
                <text:p>0.367287353444139</text:p>
              </table:table-cell>
            </table:table-row>
            <table:table-row>
              <table:table-cell office:value-type="float" office:value="11.774">
                <text:p>11.774</text:p>
              </table:table-cell>
              <table:table-cell office:value-type="float" office:value="0.35028559776274">
                <text:p>0.35028559776274</text:p>
              </table:table-cell>
            </table:table-row>
            <table:table-row>
              <table:table-cell office:value-type="float" office:value="11.845">
                <text:p>11.845</text:p>
              </table:table-cell>
              <table:table-cell office:value-type="float" office:value="0.0787400787401181">
                <text:p>0.0787400787401181</text:p>
              </table:table-cell>
            </table:table-row>
            <table:table-row>
              <table:table-cell office:value-type="float" office:value="11.936">
                <text:p>11.936</text:p>
              </table:table-cell>
              <table:table-cell office:value-type="float" office:value="0.157480157480236">
                <text:p>0.157480157480236</text:p>
              </table:table-cell>
            </table:table-row>
            <table:table-row>
              <table:table-cell office:value-type="float" office:value="12.026">
                <text:p>12.026</text:p>
              </table:table-cell>
              <table:table-cell office:value-type="float" office:value="0.359722114972099">
                <text:p>0.359722114972099</text:p>
              </table:table-cell>
            </table:table-row>
            <table:table-row>
              <table:table-cell office:value-type="float" office:value="12.117">
                <text:p>12.117</text:p>
              </table:table-cell>
              <table:table-cell office:value-type="float" office:value="0.284429253066558">
                <text:p>0.284429253066558</text:p>
              </table:table-cell>
            </table:table-row>
            <table:table-row>
              <table:table-cell office:value-type="float" office:value="12.207">
                <text:p>12.207</text:p>
              </table:table-cell>
              <table:table-cell office:value-type="float" office:value="0.152970585407784">
                <text:p>0.152970585407784</text:p>
              </table:table-cell>
            </table:table-row>
            <table:table-row>
              <table:table-cell office:value-type="float" office:value="12.298">
                <text:p>12.298</text:p>
              </table:table-cell>
              <table:table-cell office:value-type="float" office:value="0.274772633280682">
                <text:p>0.274772633280682</text:p>
              </table:table-cell>
            </table:table-row>
            <table:table-row>
              <table:table-cell office:value-type="float" office:value="12.388">
                <text:p>12.388</text:p>
              </table:table-cell>
              <table:table-cell office:value-type="float" office:value="0.283196045170126">
                <text:p>0.283196045170126</text:p>
              </table:table-cell>
            </table:table-row>
            <table:table-row>
              <table:table-cell office:value-type="float" office:value="12.484">
                <text:p>12.484</text:p>
              </table:table-cell>
              <table:table-cell office:value-type="float" office:value="0.248997991959775">
                <text:p>0.248997991959775</text:p>
              </table:table-cell>
            </table:table-row>
            <table:table-row>
              <table:table-cell office:value-type="float" office:value="12.585">
                <text:p>12.585</text:p>
              </table:table-cell>
              <table:table-cell office:value-type="float" office:value="0.400124980474851">
                <text:p>0.400124980474851</text:p>
              </table:table-cell>
            </table:table-row>
            <table:table-row>
              <table:table-cell office:value-type="float" office:value="12.682">
                <text:p>12.682</text:p>
              </table:table-cell>
              <table:table-cell office:value-type="float" office:value="0.173781471969828">
                <text:p>0.173781471969828</text:p>
              </table:table-cell>
            </table:table-row>
            <table:table-row>
              <table:table-cell office:value-type="float" office:value="12.751">
                <text:p>12.751</text:p>
              </table:table-cell>
              <table:table-cell office:value-type="float" office:value="0.187082869338697">
                <text:p>0.187082869338697</text:p>
              </table:table-cell>
            </table:table-row>
            <table:table-row>
              <table:table-cell office:value-type="float" office:value="12.841">
                <text:p>12.841</text:p>
              </table:table-cell>
              <table:table-cell office:value-type="float" office:value="0.325115364140177">
                <text:p>0.325115364140177</text:p>
              </table:table-cell>
            </table:table-row>
            <table:table-row>
              <table:table-cell office:value-type="float" office:value="12.932">
                <text:p>12.932</text:p>
              </table:table-cell>
              <table:table-cell office:value-type="float" office:value="0.302489669245083">
                <text:p>0.302489669245083</text:p>
              </table:table-cell>
            </table:table-row>
            <table:table-row>
              <table:table-cell office:value-type="float" office:value="13.022">
                <text:p>13.022</text:p>
              </table:table-cell>
              <table:table-cell office:value-type="float" office:value="0.033166247903554">
                <text:p>0.033166247903554</text:p>
              </table:table-cell>
            </table:table-row>
            <table:table-row>
              <table:table-cell office:value-type="float" office:value="13.113">
                <text:p>13.113</text:p>
              </table:table-cell>
              <table:table-cell office:value-type="float" office:value="0.35213633723318">
                <text:p>0.35213633723318</text:p>
              </table:table-cell>
            </table:table-row>
            <table:table-row>
              <table:table-cell office:value-type="float" office:value="13.203">
                <text:p>13.203</text:p>
              </table:table-cell>
              <table:table-cell office:value-type="float" office:value="0.316543835826888">
                <text:p>0.316543835826888</text:p>
              </table:table-cell>
            </table:table-row>
            <table:table-row>
              <table:table-cell office:value-type="float" office:value="13.294">
                <text:p>13.294</text:p>
              </table:table-cell>
              <table:table-cell office:value-type="float" office:value="0.161554944214035">
                <text:p>0.161554944214035</text:p>
              </table:table-cell>
            </table:table-row>
            <table:table-row>
              <table:table-cell office:value-type="float" office:value="13.393">
                <text:p>13.393</text:p>
              </table:table-cell>
              <table:table-cell office:value-type="float" office:value="0.295972971738975">
                <text:p>0.295972971738975</text:p>
              </table:table-cell>
            </table:table-row>
            <table:table-row>
              <table:table-cell office:value-type="float" office:value="13.491">
                <text:p>13.491</text:p>
              </table:table-cell>
              <table:table-cell office:value-type="float" office:value="0.316859590355097">
                <text:p>0.316859590355097</text:p>
              </table:table-cell>
            </table:table-row>
            <table:table-row>
              <table:table-cell office:value-type="float" office:value="13.591">
                <text:p>13.591</text:p>
              </table:table-cell>
              <table:table-cell office:value-type="float" office:value="0.113137084989848">
                <text:p>0.113137084989848</text:p>
              </table:table-cell>
            </table:table-row>
            <table:table-row>
              <table:table-cell office:value-type="float" office:value="13.656">
                <text:p>13.656</text:p>
              </table:table-cell>
              <table:table-cell office:value-type="float" office:value="0.288617393793236">
                <text:p>0.288617393793236</text:p>
              </table:table-cell>
            </table:table-row>
            <table:table-row>
              <table:table-cell office:value-type="float" office:value="13.747">
                <text:p>13.747</text:p>
              </table:table-cell>
              <table:table-cell office:value-type="float" office:value="0.201246117974981">
                <text:p>0.201246117974981</text:p>
              </table:table-cell>
            </table:table-row>
            <table:table-row>
              <table:table-cell office:value-type="float" office:value="13.837">
                <text:p>13.837</text:p>
              </table:table-cell>
              <table:table-cell office:value-type="float" office:value="0.117046999107196">
                <text:p>0.117046999107196</text:p>
              </table:table-cell>
            </table:table-row>
            <table:table-row>
              <table:table-cell office:value-type="float" office:value="13.928">
                <text:p>13.928</text:p>
              </table:table-cell>
              <table:table-cell office:value-type="float" office:value="0.316543835826888">
                <text:p>0.316543835826888</text:p>
              </table:table-cell>
            </table:table-row>
            <table:table-row>
              <table:table-cell office:value-type="float" office:value="14.018">
                <text:p>14.018</text:p>
              </table:table-cell>
              <table:table-cell office:value-type="float" office:value="0.294957624075053">
                <text:p>0.294957624075053</text:p>
              </table:table-cell>
            </table:table-row>
            <table:table-row>
              <table:table-cell office:value-type="float" office:value="14.109">
                <text:p>14.109</text:p>
              </table:table-cell>
              <table:table-cell office:value-type="float" office:value="0.0424264068711929">
                <text:p>0.0424264068711929</text:p>
              </table:table-cell>
            </table:table-row>
            <table:table-row>
              <table:table-cell office:value-type="float" office:value="14.199">
                <text:p>14.199</text:p>
              </table:table-cell>
              <table:table-cell office:value-type="float" office:value="0.237907545067406">
                <text:p>0.237907545067406</text:p>
              </table:table-cell>
            </table:table-row>
            <table:table-row>
              <table:table-cell office:value-type="float" office:value="14.295">
                <text:p>14.295</text:p>
              </table:table-cell>
              <table:table-cell office:value-type="float" office:value="0.287054001888146">
                <text:p>0.287054001888146</text:p>
              </table:table-cell>
            </table:table-row>
            <table:table-row>
              <table:table-cell office:value-type="float" office:value="14.394">
                <text:p>14.394</text:p>
              </table:table-cell>
              <table:table-cell office:value-type="float" office:value="0.245153013442625">
                <text:p>0.245153013442625</text:p>
              </table:table-cell>
            </table:table-row>
            <table:table-row>
              <table:table-cell office:value-type="float" office:value="14.494">
                <text:p>14.494</text:p>
              </table:table-cell>
              <table:table-cell office:value-type="float" office:value="0.312409987036266">
                <text:p>0.312409987036266</text:p>
              </table:table-cell>
            </table:table-row>
            <table:table-row>
              <table:table-cell office:value-type="float" office:value="14.562">
                <text:p>14.562</text:p>
              </table:table-cell>
              <table:table-cell office:value-type="float" office:value="0.455741154604234">
                <text:p>0.455741154604234</text:p>
              </table:table-cell>
            </table:table-row>
            <table:table-row>
              <table:table-cell office:value-type="float" office:value="14.652">
                <text:p>14.652</text:p>
              </table:table-cell>
              <table:table-cell office:value-type="float" office:value="0.158113883008419">
                <text:p>0.158113883008419</text:p>
              </table:table-cell>
            </table:table-row>
            <table:table-row>
              <table:table-cell office:value-type="float" office:value="14.743">
                <text:p>14.743</text:p>
              </table:table-cell>
              <table:table-cell office:value-type="float" office:value="0.30347981810987">
                <text:p>0.30347981810987</text:p>
              </table:table-cell>
            </table:table-row>
            <table:table-row>
              <table:table-cell office:value-type="float" office:value="14.833">
                <text:p>14.833</text:p>
              </table:table-cell>
              <table:table-cell office:value-type="float" office:value="0.221585198061603">
                <text:p>0.221585198061603</text:p>
              </table:table-cell>
            </table:table-row>
            <table:table-row>
              <table:table-cell office:value-type="float" office:value="14.924">
                <text:p>14.924</text:p>
              </table:table-cell>
              <table:table-cell office:value-type="float" office:value="0.232808934536456">
                <text:p>0.232808934536456</text:p>
              </table:table-cell>
            </table:table-row>
            <table:table-row>
              <table:table-cell office:value-type="float" office:value="15.015">
                <text:p>15.015</text:p>
              </table:table-cell>
              <table:table-cell office:value-type="float" office:value="0.294618397253125">
                <text:p>0.294618397253125</text:p>
              </table:table-cell>
            </table:table-row>
            <table:table-row>
              <table:table-cell office:value-type="float" office:value="15.105">
                <text:p>15.105</text:p>
              </table:table-cell>
              <table:table-cell office:value-type="float" office:value="0.46184412955022">
                <text:p>0.46184412955022</text:p>
              </table:table-cell>
            </table:table-row>
            <table:table-row>
              <table:table-cell office:value-type="float" office:value="15.201">
                <text:p>15.201</text:p>
              </table:table-cell>
              <table:table-cell office:value-type="float" office:value="0.0866025403784439">
                <text:p>0.0866025403784439</text:p>
              </table:table-cell>
            </table:table-row>
            <table:table-row>
              <table:table-cell office:value-type="float" office:value="15.298">
                <text:p>15.298</text:p>
              </table:table-cell>
              <table:table-cell office:value-type="float" office:value="0.233452350598575">
                <text:p>0.233452350598575</text:p>
              </table:table-cell>
            </table:table-row>
            <table:table-row>
              <table:table-cell office:value-type="float" office:value="15.397">
                <text:p>15.397</text:p>
              </table:table-cell>
              <table:table-cell office:value-type="float" office:value="0.284604989415154">
                <text:p>0.284604989415154</text:p>
              </table:table-cell>
            </table:table-row>
            <table:table-row>
              <table:table-cell office:value-type="float" office:value="15.467">
                <text:p>15.467</text:p>
              </table:table-cell>
              <table:table-cell office:value-type="float" office:value="0.200997512422418">
                <text:p>0.200997512422418</text:p>
              </table:table-cell>
            </table:table-row>
            <table:table-row>
              <table:table-cell office:value-type="float" office:value="15.558">
                <text:p>15.558</text:p>
              </table:table-cell>
              <table:table-cell office:value-type="float" office:value="0.136747943311773">
                <text:p>0.136747943311773</text:p>
              </table:table-cell>
            </table:table-row>
            <table:table-row>
              <table:table-cell office:value-type="float" office:value="15.648">
                <text:p>15.648</text:p>
              </table:table-cell>
              <table:table-cell office:value-type="float" office:value="0.273130005674953">
                <text:p>0.273130005674953</text:p>
              </table:table-cell>
            </table:table-row>
            <table:table-row>
              <table:table-cell office:value-type="float" office:value="15.739">
                <text:p>15.739</text:p>
              </table:table-cell>
              <table:table-cell office:value-type="float" office:value="0.250199920063936">
                <text:p>0.250199920063936</text:p>
              </table:table-cell>
            </table:table-row>
            <table:table-row>
              <table:table-cell office:value-type="float" office:value="15.83">
                <text:p>15.83</text:p>
              </table:table-cell>
              <table:table-cell office:value-type="float" office:value="0.17832554500127">
                <text:p>0.17832554500127</text:p>
              </table:table-cell>
            </table:table-row>
            <table:table-row>
              <table:table-cell office:value-type="float" office:value="15.92">
                <text:p>15.92</text:p>
              </table:table-cell>
              <table:table-cell office:value-type="float" office:value="0.332716095192283">
                <text:p>0.332716095192283</text:p>
              </table:table-cell>
            </table:table-row>
            <table:table-row>
              <table:table-cell office:value-type="float" office:value="16.011">
                <text:p>16.011</text:p>
              </table:table-cell>
              <table:table-cell office:value-type="float" office:value="0.194422220952236">
                <text:p>0.194422220952236</text:p>
              </table:table-cell>
            </table:table-row>
            <table:table-row>
              <table:table-cell office:value-type="float" office:value="16.107">
                <text:p>16.107</text:p>
              </table:table-cell>
              <table:table-cell office:value-type="float" office:value="0.214941852602047">
                <text:p>0.214941852602047</text:p>
              </table:table-cell>
            </table:table-row>
            <table:table-row>
              <table:table-cell office:value-type="float" office:value="16.208">
                <text:p>16.208</text:p>
              </table:table-cell>
              <table:table-cell office:value-type="float" office:value="0.42731721238443">
                <text:p>0.42731721238443</text:p>
              </table:table-cell>
            </table:table-row>
            <table:table-row>
              <table:table-cell office:value-type="float" office:value="16.303">
                <text:p>16.303</text:p>
              </table:table-cell>
              <table:table-cell office:value-type="float" office:value="0.160934769394311">
                <text:p>0.160934769394311</text:p>
              </table:table-cell>
            </table:table-row>
            <table:table-row>
              <table:table-cell office:value-type="float" office:value="16.373">
                <text:p>16.373</text:p>
              </table:table-cell>
              <table:table-cell office:value-type="float" office:value="0.143527000944073">
                <text:p>0.143527000944073</text:p>
              </table:table-cell>
            </table:table-row>
            <table:table-row>
              <table:table-cell office:value-type="float" office:value="16.464">
                <text:p>16.464</text:p>
              </table:table-cell>
              <table:table-cell office:value-type="float" office:value="0.366196668472011">
                <text:p>0.366196668472011</text:p>
              </table:table-cell>
            </table:table-row>
            <table:table-row>
              <table:table-cell office:value-type="float" office:value="16.554">
                <text:p>16.554</text:p>
              </table:table-cell>
              <table:table-cell office:value-type="float" office:value="0.296816441593117">
                <text:p>0.296816441593117</text:p>
              </table:table-cell>
            </table:table-row>
            <table:table-row>
              <table:table-cell office:value-type="float" office:value="16.645">
                <text:p>16.645</text:p>
              </table:table-cell>
              <table:table-cell office:value-type="float" office:value="0.125299640861417">
                <text:p>0.125299640861417</text:p>
              </table:table-cell>
            </table:table-row>
            <table:table-row>
              <table:table-cell office:value-type="float" office:value="16.735">
                <text:p>16.735</text:p>
              </table:table-cell>
              <table:table-cell office:value-type="float" office:value="0.517300686255102">
                <text:p>0.517300686255102</text:p>
              </table:table-cell>
            </table:table-row>
            <table:table-row>
              <table:table-cell office:value-type="float" office:value="16.826">
                <text:p>16.826</text:p>
              </table:table-cell>
              <table:table-cell office:value-type="float" office:value="0.37868192457523">
                <text:p>0.37868192457523</text:p>
              </table:table-cell>
            </table:table-row>
            <table:table-row>
              <table:table-cell office:value-type="float" office:value="16.916">
                <text:p>16.916</text:p>
              </table:table-cell>
              <table:table-cell office:value-type="float" office:value="0.0905538513813742">
                <text:p>0.0905538513813742</text:p>
              </table:table-cell>
            </table:table-row>
            <table:table-row>
              <table:table-cell office:value-type="float" office:value="17.013">
                <text:p>17.013</text:p>
              </table:table-cell>
              <table:table-cell office:value-type="float" office:value="0.349571165858971">
                <text:p>0.349571165858971</text:p>
              </table:table-cell>
            </table:table-row>
            <table:table-row>
              <table:table-cell office:value-type="float" office:value="17.106">
                <text:p>17.106</text:p>
              </table:table-cell>
              <table:table-cell office:value-type="float" office:value="0.370675059857013">
                <text:p>0.370675059857013</text:p>
              </table:table-cell>
            </table:table-row>
            <table:table-row>
              <table:table-cell office:value-type="float" office:value="17.212">
                <text:p>17.212</text:p>
              </table:table-cell>
              <table:table-cell office:value-type="float" office:value="0.14142135623731">
                <text:p>0.14142135623731</text:p>
              </table:table-cell>
            </table:table-row>
            <table:table-row>
              <table:table-cell office:value-type="float" office:value="17.279">
                <text:p>17.279</text:p>
              </table:table-cell>
              <table:table-cell office:value-type="float" office:value="0.423083916026124">
                <text:p>0.423083916026124</text:p>
              </table:table-cell>
            </table:table-row>
            <table:table-row>
              <table:table-cell office:value-type="float" office:value="17.369">
                <text:p>17.369</text:p>
              </table:table-cell>
              <table:table-cell office:value-type="float" office:value="0.285131548587665">
                <text:p>0.285131548587665</text:p>
              </table:table-cell>
            </table:table-row>
            <table:table-row>
              <table:table-cell office:value-type="float" office:value="17.46">
                <text:p>17.46</text:p>
              </table:table-cell>
              <table:table-cell office:value-type="float" office:value="0.0412310562561766">
                <text:p>0.0412310562561766</text:p>
              </table:table-cell>
            </table:table-row>
            <table:table-row>
              <table:table-cell office:value-type="float" office:value="17.55">
                <text:p>17.55</text:p>
              </table:table-cell>
              <table:table-cell office:value-type="float" office:value="0.247184141886165">
                <text:p>0.247184141886165</text:p>
              </table:table-cell>
            </table:table-row>
            <table:table-row>
              <table:table-cell office:value-type="float" office:value="17.641">
                <text:p>17.641</text:p>
              </table:table-cell>
              <table:table-cell office:value-type="float" office:value="0.286181760425084">
                <text:p>0.286181760425084</text:p>
              </table:table-cell>
            </table:table-row>
            <table:table-row>
              <table:table-cell office:value-type="float" office:value="17.731">
                <text:p>17.731</text:p>
              </table:table-cell>
              <table:table-cell office:value-type="float" office:value="0.176635217326557">
                <text:p>0.176635217326557</text:p>
              </table:table-cell>
            </table:table-row>
            <table:table-row>
              <table:table-cell office:value-type="float" office:value="17.822">
                <text:p>17.822</text:p>
              </table:table-cell>
              <table:table-cell office:value-type="float" office:value="0.29732137494637">
                <text:p>0.29732137494637</text:p>
              </table:table-cell>
            </table:table-row>
            <table:table-row>
              <table:table-cell office:value-type="float" office:value="17.919">
                <text:p>17.919</text:p>
              </table:table-cell>
              <table:table-cell office:value-type="float" office:value="0.272029410174709">
                <text:p>0.272029410174709</text:p>
              </table:table-cell>
            </table:table-row>
            <table:table-row>
              <table:table-cell office:value-type="float" office:value="18.016">
                <text:p>18.016</text:p>
              </table:table-cell>
              <table:table-cell office:value-type="float" office:value="0.182208671582886">
                <text:p>0.182208671582886</text:p>
              </table:table-cell>
            </table:table-row>
            <table:table-row>
              <table:table-cell office:value-type="float" office:value="18.115">
                <text:p>18.115</text:p>
              </table:table-cell>
              <table:table-cell office:value-type="float" office:value="0.201494416796099">
                <text:p>0.201494416796099</text:p>
              </table:table-cell>
            </table:table-row>
            <table:table-row>
              <table:table-cell office:value-type="float" office:value="18.184">
                <text:p>18.184</text:p>
              </table:table-cell>
              <table:table-cell office:value-type="float" office:value="0.322490309931942">
                <text:p>0.322490309931942</text:p>
              </table:table-cell>
            </table:table-row>
            <table:table-row>
              <table:table-cell office:value-type="float" office:value="18.275">
                <text:p>18.275</text:p>
              </table:table-cell>
              <table:table-cell office:value-type="float" office:value="0.286530975637888">
                <text:p>0.286530975637888</text:p>
              </table:table-cell>
            </table:table-row>
            <table:table-row>
              <table:table-cell office:value-type="float" office:value="18.365">
                <text:p>18.365</text:p>
              </table:table-cell>
              <table:table-cell office:value-type="float" office:value="0.219772609758359">
                <text:p>0.219772609758359</text:p>
              </table:table-cell>
            </table:table-row>
            <table:table-row>
              <table:table-cell office:value-type="float" office:value="18.456">
                <text:p>18.456</text:p>
              </table:table-cell>
              <table:table-cell office:value-type="float" office:value="0.351567916624939">
                <text:p>0.351567916624939</text:p>
              </table:table-cell>
            </table:table-row>
            <table:table-row>
              <table:table-cell office:value-type="float" office:value="18.546">
                <text:p>18.546</text:p>
              </table:table-cell>
              <table:table-cell office:value-type="float" office:value="0.0734846922834954">
                <text:p>0.0734846922834954</text:p>
              </table:table-cell>
            </table:table-row>
            <table:table-row>
              <table:table-cell office:value-type="float" office:value="18.637">
                <text:p>18.63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8.727">
                <text:p>18.727</text:p>
              </table:table-cell>
              <table:table-cell office:value-type="float" office:value="0.298328677803526">
                <text:p>0.298328677803526</text:p>
              </table:table-cell>
            </table:table-row>
            <table:table-row>
              <table:table-cell office:value-type="float" office:value="18.824">
                <text:p>18.824</text:p>
              </table:table-cell>
              <table:table-cell office:value-type="float" office:value="0.265518360947035">
                <text:p>0.265518360947035</text:p>
              </table:table-cell>
            </table:table-row>
            <table:table-row>
              <table:table-cell office:value-type="float" office:value="18.921">
                <text:p>18.921</text:p>
              </table:table-cell>
              <table:table-cell office:value-type="float" office:value="0.066332495807108">
                <text:p>0.066332495807108</text:p>
              </table:table-cell>
            </table:table-row>
            <table:table-row>
              <table:table-cell office:value-type="float" office:value="19.02">
                <text:p>19.02</text:p>
              </table:table-cell>
              <table:table-cell office:value-type="float" office:value="0.365239647354993">
                <text:p>0.365239647354993</text:p>
              </table:table-cell>
            </table:table-row>
            <table:table-row>
              <table:table-cell office:value-type="float" office:value="19.09">
                <text:p>19.09</text:p>
              </table:table-cell>
              <table:table-cell office:value-type="float" office:value="0.361109401705356">
                <text:p>0.361109401705356</text:p>
              </table:table-cell>
            </table:table-row>
            <table:table-row>
              <table:table-cell office:value-type="float" office:value="19.18">
                <text:p>19.18</text:p>
              </table:table-cell>
              <table:table-cell office:value-type="float" office:value="0.0591607978309962">
                <text:p>0.0591607978309962</text:p>
              </table:table-cell>
            </table:table-row>
            <table:table-row>
              <table:table-cell office:value-type="float" office:value="19.271">
                <text:p>19.271</text:p>
              </table:table-cell>
              <table:table-cell office:value-type="float" office:value="0.337194306001747">
                <text:p>0.337194306001747</text:p>
              </table:table-cell>
            </table:table-row>
            <table:table-row>
              <table:table-cell office:value-type="float" office:value="19.361">
                <text:p>19.361</text:p>
              </table:table-cell>
              <table:table-cell office:value-type="float" office:value="0.29086079144498">
                <text:p>0.29086079144498</text:p>
              </table:table-cell>
            </table:table-row>
            <table:table-row>
              <table:table-cell office:value-type="float" office:value="19.452">
                <text:p>19.452</text:p>
              </table:table-cell>
              <table:table-cell office:value-type="float" office:value="0.13076696830622">
                <text:p>0.13076696830622</text:p>
              </table:table-cell>
            </table:table-row>
            <table:table-row>
              <table:table-cell office:value-type="float" office:value="19.543">
                <text:p>19.543</text:p>
              </table:table-cell>
              <table:table-cell office:value-type="float" office:value="0.399249295553543">
                <text:p>0.399249295553543</text:p>
              </table:table-cell>
            </table:table-row>
            <table:table-row>
              <table:table-cell office:value-type="float" office:value="19.633">
                <text:p>19.633</text:p>
              </table:table-cell>
              <table:table-cell office:value-type="float" office:value="0.34423828956117">
                <text:p>0.34423828956117</text:p>
              </table:table-cell>
            </table:table-row>
            <table:table-row>
              <table:table-cell office:value-type="float" office:value="19.729">
                <text:p>19.729</text:p>
              </table:table-cell>
              <table:table-cell office:value-type="float" office:value="0.0424264068711929">
                <text:p>0.0424264068711929</text:p>
              </table:table-cell>
            </table:table-row>
            <table:table-row>
              <table:table-cell office:value-type="float" office:value="19.831">
                <text:p>19.831</text:p>
              </table:table-cell>
              <table:table-cell office:value-type="float" office:value="0.312729915422238">
                <text:p>0.312729915422238</text:p>
              </table:table-cell>
            </table:table-row>
            <table:table-row>
              <table:table-cell office:value-type="float" office:value="19.925">
                <text:p>19.925</text:p>
              </table:table-cell>
              <table:table-cell office:value-type="float" office:value="0.286181760425084">
                <text:p>0.286181760425084</text:p>
              </table:table-cell>
            </table:table-row>
            <table:table-row>
              <table:table-cell office:value-type="float" office:value="19.995">
                <text:p>19.995</text:p>
              </table:table-cell>
              <table:table-cell office:value-type="float" office:value="0.172626765016321">
                <text:p>0.172626765016321</text:p>
              </table:table-cell>
            </table:table-row>
            <table:table-row>
              <table:table-cell office:value-type="float" office:value="20.086">
                <text:p>20.086</text:p>
              </table:table-cell>
              <table:table-cell office:value-type="float" office:value="0.314642654451045">
                <text:p>0.314642654451045</text:p>
              </table:table-cell>
            </table:table-row>
            <table:table-row>
              <table:table-cell office:value-type="float" office:value="20.176">
                <text:p>20.176</text:p>
              </table:table-cell>
              <table:table-cell office:value-type="float" office:value="0.480520551069359">
                <text:p>0.480520551069359</text:p>
              </table:table-cell>
            </table:table-row>
            <table:table-row>
              <table:table-cell office:value-type="float" office:value="20.267">
                <text:p>20.267</text:p>
              </table:table-cell>
              <table:table-cell office:value-type="float" office:value="0.0469041575982343">
                <text:p>0.0469041575982343</text:p>
              </table:table-cell>
            </table:table-row>
            <table:table-row>
              <table:table-cell office:value-type="float" office:value="20.357">
                <text:p>20.357</text:p>
              </table:table-cell>
              <table:table-cell office:value-type="float" office:value="0.225831795812724">
                <text:p>0.225831795812724</text:p>
              </table:table-cell>
            </table:table-row>
            <table:table-row>
              <table:table-cell office:value-type="float" office:value="20.448">
                <text:p>20.448</text:p>
              </table:table-cell>
              <table:table-cell office:value-type="float" office:value="0.347994252826106">
                <text:p>0.347994252826106</text:p>
              </table:table-cell>
            </table:table-row>
            <table:table-row>
              <table:table-cell office:value-type="float" office:value="20.539">
                <text:p>20.539</text:p>
              </table:table-cell>
              <table:table-cell office:value-type="float" office:value="0.14456832294801">
                <text:p>0.14456832294801</text:p>
              </table:table-cell>
            </table:table-row>
            <table:table-row>
              <table:table-cell office:value-type="float" office:value="20.635">
                <text:p>20.635</text:p>
              </table:table-cell>
              <table:table-cell office:value-type="float" office:value="0.329545141065682">
                <text:p>0.329545141065682</text:p>
              </table:table-cell>
            </table:table-row>
            <table:table-row>
              <table:table-cell office:value-type="float" office:value="20.733">
                <text:p>20.733</text:p>
              </table:table-cell>
              <table:table-cell office:value-type="float" office:value="0.31559467676119">
                <text:p>0.31559467676119</text:p>
              </table:table-cell>
            </table:table-row>
            <table:table-row>
              <table:table-cell office:value-type="float" office:value="20.831">
                <text:p>20.831</text:p>
              </table:table-cell>
              <table:table-cell office:value-type="float" office:value="0.114455231422596">
                <text:p>0.114455231422596</text:p>
              </table:table-cell>
            </table:table-row>
            <table:table-row>
              <table:table-cell office:value-type="float" office:value="20.901">
                <text:p>20.901</text:p>
              </table:table-cell>
              <table:table-cell office:value-type="float" office:value="0.102469507659596">
                <text:p>0.102469507659596</text:p>
              </table:table-cell>
            </table:table-row>
            <table:table-row>
              <table:table-cell office:value-type="float" office:value="20.992">
                <text:p>20.992</text:p>
              </table:table-cell>
              <table:table-cell office:value-type="float" office:value="0.352420203734122">
                <text:p>0.352420203734122</text:p>
              </table:table-cell>
            </table:table-row>
            <table:table-row>
              <table:table-cell office:value-type="float" office:value="21.082">
                <text:p>21.082</text:p>
              </table:table-cell>
              <table:table-cell office:value-type="float" office:value="0.306267856622271">
                <text:p>0.306267856622271</text:p>
              </table:table-cell>
            </table:table-row>
            <table:table-row>
              <table:table-cell office:value-type="float" office:value="21.173">
                <text:p>21.173</text:p>
              </table:table-cell>
              <table:table-cell office:value-type="float" office:value="0.184661853126194">
                <text:p>0.184661853126194</text:p>
              </table:table-cell>
            </table:table-row>
            <table:table-row>
              <table:table-cell office:value-type="float" office:value="21.263">
                <text:p>21.263</text:p>
              </table:table-cell>
              <table:table-cell office:value-type="float" office:value="0.341027858099599">
                <text:p>0.341027858099599</text:p>
              </table:table-cell>
            </table:table-row>
            <table:table-row>
              <table:table-cell office:value-type="float" office:value="21.354">
                <text:p>21.354</text:p>
              </table:table-cell>
              <table:table-cell office:value-type="float" office:value="0.266458251889484">
                <text:p>0.266458251889484</text:p>
              </table:table-cell>
            </table:table-row>
            <table:table-row>
              <table:table-cell office:value-type="float" office:value="21.444">
                <text:p>21.444</text:p>
              </table:table-cell>
              <table:table-cell office:value-type="float" office:value="0.147309198626562">
                <text:p>0.147309198626562</text:p>
              </table:table-cell>
            </table:table-row>
            <table:table-row>
              <table:table-cell office:value-type="float" office:value="21.541">
                <text:p>21.541</text:p>
              </table:table-cell>
              <table:table-cell office:value-type="float" office:value="0.377624151769984">
                <text:p>0.377624151769984</text:p>
              </table:table-cell>
            </table:table-row>
            <table:table-row>
              <table:table-cell office:value-type="float" office:value="21.639">
                <text:p>21.639</text:p>
              </table:table-cell>
              <table:table-cell office:value-type="float" office:value="0.243515913237718">
                <text:p>0.243515913237718</text:p>
              </table:table-cell>
            </table:table-row>
            <table:table-row>
              <table:table-cell office:value-type="float" office:value="21.737">
                <text:p>21.737</text:p>
              </table:table-cell>
              <table:table-cell office:value-type="float" office:value="0.179164728671689">
                <text:p>0.179164728671689</text:p>
              </table:table-cell>
            </table:table-row>
            <table:table-row>
              <table:table-cell office:value-type="float" office:value="21.807">
                <text:p>21.807</text:p>
              </table:table-cell>
              <table:table-cell office:value-type="float" office:value="0.546351535185909">
                <text:p>0.546351535185909</text:p>
              </table:table-cell>
            </table:table-row>
            <table:table-row>
              <table:table-cell office:value-type="float" office:value="21.897">
                <text:p>21.897</text:p>
              </table:table-cell>
              <table:table-cell office:value-type="float" office:value="0.18411952639522">
                <text:p>0.18411952639522</text:p>
              </table:table-cell>
            </table:table-row>
            <table:table-row>
              <table:table-cell office:value-type="float" office:value="21.988">
                <text:p>21.988</text:p>
              </table:table-cell>
              <table:table-cell office:value-type="float" office:value="0.214009345590327">
                <text:p>0.214009345590327</text:p>
              </table:table-cell>
            </table:table-row>
            <table:table-row>
              <table:table-cell office:value-type="float" office:value="22.078">
                <text:p>22.078</text:p>
              </table:table-cell>
              <table:table-cell office:value-type="float" office:value="0.267020598456374">
                <text:p>0.267020598456374</text:p>
              </table:table-cell>
            </table:table-row>
            <table:table-row>
              <table:table-cell office:value-type="float" office:value="22.169">
                <text:p>22.169</text:p>
              </table:table-cell>
              <table:table-cell office:value-type="float" office:value="0.241867732448956">
                <text:p>0.241867732448956</text:p>
              </table:table-cell>
            </table:table-row>
            <table:table-row>
              <table:table-cell office:value-type="float" office:value="22.259">
                <text:p>22.259</text:p>
              </table:table-cell>
              <table:table-cell office:value-type="float" office:value="0.0509901951359278">
                <text:p>0.0509901951359278</text:p>
              </table:table-cell>
            </table:table-row>
            <table:table-row>
              <table:table-cell office:value-type="float" office:value="22.35">
                <text:p>22.35</text:p>
              </table:table-cell>
              <table:table-cell office:value-type="float" office:value="0.306757233003559">
                <text:p>0.306757233003559</text:p>
              </table:table-cell>
            </table:table-row>
            <table:table-row>
              <table:table-cell office:value-type="float" office:value="22.444">
                <text:p>22.444</text:p>
              </table:table-cell>
              <table:table-cell office:value-type="float" office:value="0.387556447501522">
                <text:p>0.387556447501522</text:p>
              </table:table-cell>
            </table:table-row>
            <table:table-row>
              <table:table-cell office:value-type="float" office:value="22.545">
                <text:p>22.545</text:p>
              </table:table-cell>
              <table:table-cell office:value-type="float" office:value="0.140356688476182">
                <text:p>0.140356688476182</text:p>
              </table:table-cell>
            </table:table-row>
            <table:table-row>
              <table:table-cell office:value-type="float" office:value="22.643">
                <text:p>22.643</text:p>
              </table:table-cell>
              <table:table-cell office:value-type="float" office:value="0.263818119165458">
                <text:p>0.263818119165458</text:p>
              </table:table-cell>
            </table:table-row>
            <table:table-row>
              <table:table-cell office:value-type="float" office:value="22.712">
                <text:p>22.712</text:p>
              </table:table-cell>
              <table:table-cell office:value-type="float" office:value="0.385356977359954">
                <text:p>0.385356977359954</text:p>
              </table:table-cell>
            </table:table-row>
            <table:table-row>
              <table:table-cell office:value-type="float" office:value="22.803">
                <text:p>22.803</text:p>
              </table:table-cell>
              <table:table-cell office:value-type="float" office:value="0.186279360101972">
                <text:p>0.186279360101972</text:p>
              </table:table-cell>
            </table:table-row>
            <table:table-row>
              <table:table-cell office:value-type="float" office:value="22.893">
                <text:p>22.893</text:p>
              </table:table-cell>
              <table:table-cell office:value-type="float" office:value="0.330454232837166">
                <text:p>0.330454232837166</text:p>
              </table:table-cell>
            </table:table-row>
            <table:table-row>
              <table:table-cell office:value-type="float" office:value="22.984">
                <text:p>22.984</text:p>
              </table:table-cell>
              <table:table-cell office:value-type="float" office:value="0.478016736108685">
                <text:p>0.478016736108685</text:p>
              </table:table-cell>
            </table:table-row>
            <table:table-row>
              <table:table-cell office:value-type="float" office:value="23.074">
                <text:p>23.074</text:p>
              </table:table-cell>
              <table:table-cell office:value-type="float" office:value="0.112249721603218">
                <text:p>0.112249721603218</text:p>
              </table:table-cell>
            </table:table-row>
            <table:table-row>
              <table:table-cell office:value-type="float" office:value="23.165">
                <text:p>23.165</text:p>
              </table:table-cell>
              <table:table-cell office:value-type="float" office:value="0.182482875908947">
                <text:p>0.182482875908947</text:p>
              </table:table-cell>
            </table:table-row>
            <table:table-row>
              <table:table-cell office:value-type="float" office:value="23.255">
                <text:p>23.255</text:p>
              </table:table-cell>
              <table:table-cell office:value-type="float" office:value="0.335410196624968">
                <text:p>0.335410196624968</text:p>
              </table:table-cell>
            </table:table-row>
            <table:table-row>
              <table:table-cell office:value-type="float" office:value="23.354">
                <text:p>23.354</text:p>
              </table:table-cell>
              <table:table-cell office:value-type="float" office:value="0.21095023109729">
                <text:p>0.21095023109729</text:p>
              </table:table-cell>
            </table:table-row>
            <table:table-row>
              <table:table-cell office:value-type="float" office:value="23.449">
                <text:p>23.449</text:p>
              </table:table-cell>
              <table:table-cell office:value-type="float" office:value="0.0781024967590665">
                <text:p>0.0781024967590665</text:p>
              </table:table-cell>
            </table:table-row>
            <table:table-row>
              <table:table-cell office:value-type="float" office:value="23.549">
                <text:p>23.549</text:p>
              </table:table-cell>
              <table:table-cell office:value-type="float" office:value="0.450111097397076">
                <text:p>0.450111097397076</text:p>
              </table:table-cell>
            </table:table-row>
            <table:table-row>
              <table:table-cell office:value-type="float" office:value="23.618">
                <text:p>23.618</text:p>
              </table:table-cell>
              <table:table-cell office:value-type="float" office:value="0.457493169347915">
                <text:p>0.457493169347915</text:p>
              </table:table-cell>
            </table:table-row>
            <table:table-row>
              <table:table-cell office:value-type="float" office:value="23.708">
                <text:p>23.70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23.799">
                <text:p>23.799</text:p>
              </table:table-cell>
              <table:table-cell office:value-type="float" office:value="0.260192236625154">
                <text:p>0.260192236625154</text:p>
              </table:table-cell>
            </table:table-row>
            <table:table-row>
              <table:table-cell office:value-type="float" office:value="23.889">
                <text:p>23.889</text:p>
              </table:table-cell>
              <table:table-cell office:value-type="float" office:value="0.260192236625154">
                <text:p>0.260192236625154</text:p>
              </table:table-cell>
            </table:table-row>
            <table:table-row>
              <table:table-cell office:value-type="float" office:value="23.98">
                <text:p>23.9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4.071">
                <text:p>24.071</text:p>
              </table:table-cell>
              <table:table-cell office:value-type="float" office:value="0.363593179253957">
                <text:p>0.363593179253957</text:p>
              </table:table-cell>
            </table:table-row>
            <table:table-row>
              <table:table-cell office:value-type="float" office:value="24.161">
                <text:p>24.161</text:p>
              </table:table-cell>
              <table:table-cell office:value-type="float" office:value="0.333016516106934">
                <text:p>0.333016516106934</text:p>
              </table:table-cell>
            </table:table-row>
            <table:table-row>
              <table:table-cell office:value-type="float" office:value="24.26">
                <text:p>24.26</text:p>
              </table:table-cell>
              <table:table-cell office:value-type="float" office:value="0.242899156029822">
                <text:p>0.242899156029822</text:p>
              </table:table-cell>
            </table:table-row>
            <table:table-row>
              <table:table-cell office:value-type="float" office:value="24.354">
                <text:p>24.354</text:p>
              </table:table-cell>
              <table:table-cell office:value-type="float" office:value="0.265518360947035">
                <text:p>0.265518360947035</text:p>
              </table:table-cell>
            </table:table-row>
            <table:table-row>
              <table:table-cell office:value-type="float" office:value="24.456">
                <text:p>24.456</text:p>
              </table:table-cell>
              <table:table-cell office:value-type="float" office:value="0.262678510731274">
                <text:p>0.262678510731274</text:p>
              </table:table-cell>
            </table:table-row>
            <table:table-row>
              <table:table-cell office:value-type="float" office:value="24.523">
                <text:p>24.523</text:p>
              </table:table-cell>
              <table:table-cell office:value-type="float" office:value="0.213775583264319">
                <text:p>0.213775583264319</text:p>
              </table:table-cell>
            </table:table-row>
            <table:table-row>
              <table:table-cell office:value-type="float" office:value="24.614">
                <text:p>24.614</text:p>
              </table:table-cell>
              <table:table-cell office:value-type="float" office:value="0.169705627484771">
                <text:p>0.169705627484771</text:p>
              </table:table-cell>
            </table:table-row>
            <table:table-row>
              <table:table-cell office:value-type="float" office:value="24.704">
                <text:p>24.704</text:p>
              </table:table-cell>
              <table:table-cell office:value-type="float" office:value="0.14142135623731">
                <text:p>0.14142135623731</text:p>
              </table:table-cell>
            </table:table-row>
            <table:table-row>
              <table:table-cell office:value-type="float" office:value="24.795">
                <text:p>24.795</text:p>
              </table:table-cell>
              <table:table-cell office:value-type="float" office:value="0.058309518948453">
                <text:p>0.058309518948453</text:p>
              </table:table-cell>
            </table:table-row>
            <table:table-row>
              <table:table-cell office:value-type="float" office:value="24.886">
                <text:p>24.886</text:p>
              </table:table-cell>
              <table:table-cell office:value-type="float" office:value="0.053851648071345">
                <text:p>0.053851648071345</text:p>
              </table:table-cell>
            </table:table-row>
            <table:table-row>
              <table:table-cell office:value-type="float" office:value="24.976">
                <text:p>24.976</text:p>
              </table:table-cell>
              <table:table-cell office:value-type="float" office:value="0.0768114574786861">
                <text:p>0.0768114574786861</text:p>
              </table:table-cell>
            </table:table-row>
            <table:table-row>
              <table:table-cell office:value-type="float" office:value="25.067">
                <text:p>25.067</text:p>
              </table:table-cell>
              <table:table-cell office:value-type="float" office:value="0.0360555127546399">
                <text:p>0.0360555127546399</text:p>
              </table:table-cell>
            </table:table-row>
            <table:table-row>
              <table:table-cell office:value-type="float" office:value="25.162">
                <text:p>25.162</text:p>
              </table:table-cell>
              <table:table-cell office:value-type="float" office:value="0.0728010988928052">
                <text:p>0.0728010988928052</text:p>
              </table:table-cell>
            </table:table-row>
            <table:table-row>
              <table:table-cell office:value-type="float" office:value="25.262">
                <text:p>25.262</text:p>
              </table:table-cell>
              <table:table-cell office:value-type="float" office:value="0.0728010988928052">
                <text:p>0.0728010988928052</text:p>
              </table:table-cell>
            </table:table-row>
            <table:table-row>
              <table:table-cell office:value-type="float" office:value="25.361">
                <text:p>25.361</text:p>
              </table:table-cell>
              <table:table-cell office:value-type="float" office:value="0.0608276253029822">
                <text:p>0.0608276253029822</text:p>
              </table:table-cell>
            </table:table-row>
            <table:table-row>
              <table:table-cell office:value-type="float" office:value="25.429">
                <text:p>25.429</text:p>
              </table:table-cell>
              <table:table-cell office:value-type="float" office:value="0.0424264068711929">
                <text:p>0.0424264068711929</text:p>
              </table:table-cell>
            </table:table-row>
            <table:table-row>
              <table:table-cell office:value-type="float" office:value="25.52">
                <text:p>25.52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25.61">
                <text:p>25.61</text:p>
              </table:table-cell>
              <table:table-cell office:value-type="float" office:value="0.0412310562561766">
                <text:p>0.0412310562561766</text:p>
              </table:table-cell>
            </table:table-row>
            <table:table-row>
              <table:table-cell office:value-type="float" office:value="25.701">
                <text:p>25.701</text:p>
              </table:table-cell>
              <table:table-cell office:value-type="float" office:value="0.0360555127546399">
                <text:p>0.0360555127546399</text:p>
              </table:table-cell>
            </table:table-row>
            <table:table-row>
              <table:table-cell office:value-type="float" office:value="25.791">
                <text:p>25.791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25.882">
                <text:p>25.88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5.972">
                <text:p>25.972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26.068">
                <text:p>26.068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26.169">
                <text:p>26.169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26.266">
                <text:p>26.266</text:p>
              </table:table-cell>
              <table:table-cell office:value-type="float" office:value="0.0374165738677394">
                <text:p>0.0374165738677394</text:p>
              </table:table-cell>
            </table:table-row>
            <table:table-row>
              <table:table-cell office:value-type="float" office:value="26.335">
                <text:p>26.335</text:p>
              </table:table-cell>
              <table:table-cell office:value-type="float" office:value="0.0424264068711929">
                <text:p>0.0424264068711929</text:p>
              </table:table-cell>
            </table:table-row>
            <table:table-row>
              <table:table-cell office:value-type="float" office:value="26.425">
                <text:p>26.425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26.516">
                <text:p>26.5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6.606">
                <text:p>26.606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26.697">
                <text:p>26.697</text:p>
              </table:table-cell>
              <table:table-cell office:value-type="float" office:value="0.0244948974278318">
                <text:p>0.0244948974278318</text:p>
              </table:table-cell>
            </table:table-row>
            <table:table-row>
              <table:table-cell office:value-type="float" office:value="26.787">
                <text:p>26.7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6.878">
                <text:p>26.878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26.976">
                <text:p>26.976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27.073">
                <text:p>27.07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7.174">
                <text:p>27.174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27.24">
                <text:p>27.24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27.331">
                <text:p>27.3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7.421">
                <text:p>27.42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7.512">
                <text:p>27.51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7.602">
                <text:p>27.602</text:p>
              </table:table-cell>
              <table:table-cell office:value-type="float" office:value="0.0346410161513775">
                <text:p>0.0346410161513775</text:p>
              </table:table-cell>
            </table:table-row>
            <table:table-row>
              <table:table-cell office:value-type="float" office:value="27.693">
                <text:p>27.693</text:p>
              </table:table-cell>
              <table:table-cell office:value-type="float" office:value="0.0424264068711929">
                <text:p>0.0424264068711929</text:p>
              </table:table-cell>
            </table:table-row>
            <table:table-row>
              <table:table-cell office:value-type="float" office:value="27.783">
                <text:p>27.78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7.879">
                <text:p>27.879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27.979">
                <text:p>27.979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28.077">
                <text:p>28.077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28.146">
                <text:p>28.146</text:p>
              </table:table-cell>
              <table:table-cell office:value-type="float" office:value="0.0244948974278318">
                <text:p>0.0244948974278318</text:p>
              </table:table-cell>
            </table:table-row>
            <table:table-row>
              <table:table-cell office:value-type="float" office:value="28.236">
                <text:p>28.236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28.327">
                <text:p>28.327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28.417">
                <text:p>28.41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8.508">
                <text:p>28.5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8.599">
                <text:p>28.599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28.689">
                <text:p>28.689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28.784">
                <text:p>28.784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28.885">
                <text:p>28.885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28.988">
                <text:p>28.988</text:p>
              </table:table-cell>
              <table:table-cell office:value-type="float" office:value="0.0244948974278318">
                <text:p>0.0244948974278318</text:p>
              </table:table-cell>
            </table:table-row>
            <table:table-row>
              <table:table-cell office:value-type="float" office:value="29.051">
                <text:p>29.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142">
                <text:p>29.142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29.233">
                <text:p>29.233</text:p>
              </table:table-cell>
              <table:table-cell office:value-type="float" office:value="0.0412310562561766">
                <text:p>0.04123105625617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4.201cm" style:legend-expansion="high" chart:style-name="ch2"/>
        <chart:plot-area chart:style-name="ch3" table:cell-range-address="MU1.A2:MU1.A310 MU1.E1:MU1.E310" chart:data-source-has-labels="both" svg:x="0.32cm" svg:y="0.18cm" svg:width="12.905cm" svg:height="8.64cm">
          <chartooo:coordinate-region svg:x="1.047cm" svg:y="0.18cm" svg:width="12.178cm" svg:height="7.181cm"/>
          <chart:axis chart:dimension="x" chart:name="primary-x" chart:style-name="ch4" chartooo:axis-type="auto">
            <chartooo:date-scale/>
            <chart:categories table:cell-range-address="MU1.A2:MU1.A3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U1.E2:MU1.E310" chart:label-cell-address="MU1.E1:MU1.E1" chart:class="chart:line">
            <chart:data-point chart:repeated="30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</text:p>
                <draw:g>
                  <svg:desc>MU1.E1:MU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U1.A2:MU1.A310</svg:desc>
                </draw:g>
              </table:table-cell>
              <table:table-cell office:value-type="float" office:value="0.0574456264653803">
                <text:p>0.0574456264653803</text:p>
                <draw:g>
                  <svg:desc>MU1.E2:MU1.E310</svg:desc>
                </draw:g>
              </table:table-cell>
            </table:table-row>
            <table:table-row>
              <table:table-cell office:value-type="float" office:value="0.059">
                <text:p>0.059</text:p>
              </table:table-cell>
              <table:table-cell office:value-type="float" office:value="0.0458257569495584">
                <text:p>0.0458257569495584</text:p>
              </table:table-cell>
            </table:table-row>
            <table:table-row>
              <table:table-cell office:value-type="float" office:value="0.149">
                <text:p>0.149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0678232998312527">
                <text:p>0.0678232998312527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0.421">
                <text:p>0.421</text:p>
              </table:table-cell>
              <table:table-cell office:value-type="float" office:value="0.0754983443527075">
                <text:p>0.0754983443527075</text:p>
              </table:table-cell>
            </table:table-row>
            <table:table-row>
              <table:table-cell office:value-type="float" office:value="0.512">
                <text:p>0.512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0.602">
                <text:p>0.602</text:p>
              </table:table-cell>
              <table:table-cell office:value-type="float" office:value="0.0412310562561766">
                <text:p>0.0412310562561766</text:p>
              </table:table-cell>
            </table:table-row>
            <table:table-row>
              <table:table-cell office:value-type="float" office:value="0.698">
                <text:p>0.698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0.799">
                <text:p>0.79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0.897">
                <text:p>0.897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0.965">
                <text:p>0.965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1.055">
                <text:p>1.055</text:p>
              </table:table-cell>
              <table:table-cell office:value-type="float" office:value="0.0509901951359279">
                <text:p>0.0509901951359279</text:p>
              </table:table-cell>
            </table:table-row>
            <table:table-row>
              <table:table-cell office:value-type="float" office:value="1.146">
                <text:p>1.146</text:p>
              </table:table-cell>
              <table:table-cell office:value-type="float" office:value="0.0360555127546399">
                <text:p>0.0360555127546399</text:p>
              </table:table-cell>
            </table:table-row>
            <table:table-row>
              <table:table-cell office:value-type="float" office:value="1.236">
                <text:p>1.2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.327">
                <text:p>1.327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1.417">
                <text:p>1.417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1.508">
                <text:p>1.5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.605">
                <text:p>1.6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.705">
                <text:p>1.705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1.804">
                <text:p>1.804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0.0374165738677394">
                <text:p>0.0374165738677394</text:p>
              </table:table-cell>
            </table:table-row>
            <table:table-row>
              <table:table-cell office:value-type="float" office:value="1.961">
                <text:p>1.961</text:p>
              </table:table-cell>
              <table:table-cell office:value-type="float" office:value="0.0173205080756888">
                <text:p>0.0173205080756888</text:p>
              </table:table-cell>
            </table:table-row>
            <table:table-row>
              <table:table-cell office:value-type="float" office:value="2.051">
                <text:p>2.05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.142">
                <text:p>2.142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2.232">
                <text:p>2.232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2.323">
                <text:p>2.32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.413">
                <text:p>2.413</text:p>
              </table:table-cell>
              <table:table-cell office:value-type="float" office:value="0.0173205080756888">
                <text:p>0.0173205080756888</text:p>
              </table:table-cell>
            </table:table-row>
            <table:table-row>
              <table:table-cell office:value-type="float" office:value="2.51">
                <text:p>2.5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.611">
                <text:p>2.611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2.706">
                <text:p>2.706</text:p>
              </table:table-cell>
              <table:table-cell office:value-type="float" office:value="0.0244948974278318">
                <text:p>0.0244948974278318</text:p>
              </table:table-cell>
            </table:table-row>
            <table:table-row>
              <table:table-cell office:value-type="float" office:value="2.776">
                <text:p>2.776</text:p>
              </table:table-cell>
              <table:table-cell office:value-type="float" office:value="0.0173205080756888">
                <text:p>0.0173205080756888</text:p>
              </table:table-cell>
            </table:table-row>
            <table:table-row>
              <table:table-cell office:value-type="float" office:value="2.866">
                <text:p>2.86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.957">
                <text:p>2.957</text:p>
              </table:table-cell>
              <table:table-cell office:value-type="float" office:value="0.0173205080756888">
                <text:p>0.0173205080756888</text:p>
              </table:table-cell>
            </table:table-row>
            <table:table-row>
              <table:table-cell office:value-type="float" office:value="3.047">
                <text:p>3.047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3.138">
                <text:p>3.138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3.228">
                <text:p>3.228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3.319">
                <text:p>3.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16">
                <text:p>3.416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3.515">
                <text:p>3.51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.611">
                <text:p>3.6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.681">
                <text:p>3.681</text:p>
              </table:table-cell>
              <table:table-cell office:value-type="float" office:value="0.0282842712474619">
                <text:p>0.0282842712474619</text:p>
              </table:table-cell>
            </table:table-row>
            <table:table-row>
              <table:table-cell office:value-type="float" office:value="3.772">
                <text:p>3.772</text:p>
              </table:table-cell>
              <table:table-cell office:value-type="float" office:value="0.058309518948453">
                <text:p>0.058309518948453</text:p>
              </table:table-cell>
            </table:table-row>
            <table:table-row>
              <table:table-cell office:value-type="float" office:value="3.862">
                <text:p>3.862</text:p>
              </table:table-cell>
              <table:table-cell office:value-type="float" office:value="0.058309518948453">
                <text:p>0.058309518948453</text:p>
              </table:table-cell>
            </table:table-row>
            <table:table-row>
              <table:table-cell office:value-type="float" office:value="3.953">
                <text:p>3.953</text:p>
              </table:table-cell>
              <table:table-cell office:value-type="float" office:value="0.0989949493661167">
                <text:p>0.0989949493661167</text:p>
              </table:table-cell>
            </table:table-row>
            <table:table-row>
              <table:table-cell office:value-type="float" office:value="4.043">
                <text:p>4.043</text:p>
              </table:table-cell>
              <table:table-cell office:value-type="float" office:value="0.131909059582729">
                <text:p>0.131909059582729</text:p>
              </table:table-cell>
            </table:table-row>
            <table:table-row>
              <table:table-cell office:value-type="float" office:value="4.134">
                <text:p>4.134</text:p>
              </table:table-cell>
              <table:table-cell office:value-type="float" office:value="0.295296461204668">
                <text:p>0.295296461204668</text:p>
              </table:table-cell>
            </table:table-row>
            <table:table-row>
              <table:table-cell office:value-type="float" office:value="4.224">
                <text:p>4.224</text:p>
              </table:table-cell>
              <table:table-cell office:value-type="float" office:value="0.24738633753706">
                <text:p>0.24738633753706</text:p>
              </table:table-cell>
            </table:table-row>
            <table:table-row>
              <table:table-cell office:value-type="float" office:value="4.321">
                <text:p>4.321</text:p>
              </table:table-cell>
              <table:table-cell office:value-type="float" office:value="0.190262975904404">
                <text:p>0.190262975904404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0.181383571472171">
                <text:p>0.181383571472171</text:p>
              </table:table-cell>
            </table:table-row>
            <table:table-row>
              <table:table-cell office:value-type="float" office:value="4.517">
                <text:p>4.517</text:p>
              </table:table-cell>
              <table:table-cell office:value-type="float" office:value="0.187082869338697">
                <text:p>0.187082869338697</text:p>
              </table:table-cell>
            </table:table-row>
            <table:table-row>
              <table:table-cell office:value-type="float" office:value="4.587">
                <text:p>4.587</text:p>
              </table:table-cell>
              <table:table-cell office:value-type="float" office:value="0.283725219182222">
                <text:p>0.283725219182222</text:p>
              </table:table-cell>
            </table:table-row>
            <table:table-row>
              <table:table-cell office:value-type="float" office:value="4.677">
                <text:p>4.677</text:p>
              </table:table-cell>
              <table:table-cell office:value-type="float" office:value="0.115325625946708">
                <text:p>0.115325625946708</text:p>
              </table:table-cell>
            </table:table-row>
            <table:table-row>
              <table:table-cell office:value-type="float" office:value="4.768">
                <text:p>4.768</text:p>
              </table:table-cell>
              <table:table-cell office:value-type="float" office:value="0.114455231422596">
                <text:p>0.114455231422596</text:p>
              </table:table-cell>
            </table:table-row>
            <table:table-row>
              <table:table-cell office:value-type="float" office:value="4.858">
                <text:p>4.858</text:p>
              </table:table-cell>
              <table:table-cell office:value-type="float" office:value="0.171172427686237">
                <text:p>0.171172427686237</text:p>
              </table:table-cell>
            </table:table-row>
            <table:table-row>
              <table:table-cell office:value-type="float" office:value="4.949">
                <text:p>4.949</text:p>
              </table:table-cell>
              <table:table-cell office:value-type="float" office:value="0.260192236625154">
                <text:p>0.260192236625154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0.113578166916005">
                <text:p>0.113578166916005</text:p>
              </table:table-cell>
            </table:table-row>
            <table:table-row>
              <table:table-cell office:value-type="float" office:value="5.13">
                <text:p>5.13</text:p>
              </table:table-cell>
              <table:table-cell office:value-type="float" office:value="0.341467421579277">
                <text:p>0.341467421579277</text:p>
              </table:table-cell>
            </table:table-row>
            <table:table-row>
              <table:table-cell office:value-type="float" office:value="5.225">
                <text:p>5.225</text:p>
              </table:table-cell>
              <table:table-cell office:value-type="float" office:value="0.280356915377524">
                <text:p>0.280356915377524</text:p>
              </table:table-cell>
            </table:table-row>
            <table:table-row>
              <table:table-cell office:value-type="float" office:value="5.324">
                <text:p>5.324</text:p>
              </table:table-cell>
              <table:table-cell office:value-type="float" office:value="0.0916515138991168">
                <text:p>0.0916515138991168</text:p>
              </table:table-cell>
            </table:table-row>
            <table:table-row>
              <table:table-cell office:value-type="float" office:value="5.423">
                <text:p>5.423</text:p>
              </table:table-cell>
              <table:table-cell office:value-type="float" office:value="0.200249843945008">
                <text:p>0.200249843945008</text:p>
              </table:table-cell>
            </table:table-row>
            <table:table-row>
              <table:table-cell office:value-type="float" office:value="5.493">
                <text:p>5.493</text:p>
              </table:table-cell>
              <table:table-cell office:value-type="float" office:value="0.251793566240283">
                <text:p>0.251793566240283</text:p>
              </table:table-cell>
            </table:table-row>
            <table:table-row>
              <table:table-cell office:value-type="float" office:value="5.583">
                <text:p>5.583</text:p>
              </table:table-cell>
              <table:table-cell office:value-type="float" office:value="0.0969535971483266">
                <text:p>0.0969535971483266</text:p>
              </table:table-cell>
            </table:table-row>
            <table:table-row>
              <table:table-cell office:value-type="float" office:value="5.674">
                <text:p>5.674</text:p>
              </table:table-cell>
              <table:table-cell office:value-type="float" office:value="0.115758369027902">
                <text:p>0.115758369027902</text:p>
              </table:table-cell>
            </table:table-row>
            <table:table-row>
              <table:table-cell office:value-type="float" office:value="5.764">
                <text:p>5.764</text:p>
              </table:table-cell>
              <table:table-cell office:value-type="float" office:value="0.217485631709315">
                <text:p>0.217485631709315</text:p>
              </table:table-cell>
            </table:table-row>
            <table:table-row>
              <table:table-cell office:value-type="float" office:value="5.855">
                <text:p>5.855</text:p>
              </table:table-cell>
              <table:table-cell office:value-type="float" office:value="0.124096736459909">
                <text:p>0.124096736459909</text:p>
              </table:table-cell>
            </table:table-row>
            <table:table-row>
              <table:table-cell office:value-type="float" office:value="5.945">
                <text:p>5.945</text:p>
              </table:table-cell>
              <table:table-cell office:value-type="float" office:value="0.161245154965971">
                <text:p>0.161245154965971</text:p>
              </table:table-cell>
            </table:table-row>
            <table:table-row>
              <table:table-cell office:value-type="float" office:value="6.036">
                <text:p>6.036</text:p>
              </table:table-cell>
              <table:table-cell office:value-type="float" office:value="0.191049731745428">
                <text:p>0.191049731745428</text:p>
              </table:table-cell>
            </table:table-row>
            <table:table-row>
              <table:table-cell office:value-type="float" office:value="6.132">
                <text:p>6.132</text:p>
              </table:table-cell>
              <table:table-cell office:value-type="float" office:value="0.0748331477354788">
                <text:p>0.0748331477354788</text:p>
              </table:table-cell>
            </table:table-row>
            <table:table-row>
              <table:table-cell office:value-type="float" office:value="6.231">
                <text:p>6.231</text:p>
              </table:table-cell>
              <table:table-cell office:value-type="float" office:value="0.137477270848675">
                <text:p>0.137477270848675</text:p>
              </table:table-cell>
            </table:table-row>
            <table:table-row>
              <table:table-cell office:value-type="float" office:value="6.331">
                <text:p>6.331</text:p>
              </table:table-cell>
              <table:table-cell office:value-type="float" office:value="0.223830292855994">
                <text:p>0.223830292855994</text:p>
              </table:table-cell>
            </table:table-row>
            <table:table-row>
              <table:table-cell office:value-type="float" office:value="6.398">
                <text:p>6.398</text:p>
              </table:table-cell>
              <table:table-cell office:value-type="float" office:value="0.103440804327886">
                <text:p>0.103440804327886</text:p>
              </table:table-cell>
            </table:table-row>
            <table:table-row>
              <table:table-cell office:value-type="float" office:value="6.489">
                <text:p>6.489</text:p>
              </table:table-cell>
              <table:table-cell office:value-type="float" office:value="0.0648074069840786">
                <text:p>0.0648074069840786</text:p>
              </table:table-cell>
            </table:table-row>
            <table:table-row>
              <table:table-cell office:value-type="float" office:value="6.579">
                <text:p>6.579</text:p>
              </table:table-cell>
              <table:table-cell office:value-type="float" office:value="0.294788059459673">
                <text:p>0.294788059459673</text:p>
              </table:table-cell>
            </table:table-row>
            <table:table-row>
              <table:table-cell office:value-type="float" office:value="6.67">
                <text:p>6.67</text:p>
              </table:table-cell>
              <table:table-cell office:value-type="float" office:value="0.218403296678416">
                <text:p>0.218403296678416</text:p>
              </table:table-cell>
            </table:table-row>
            <table:table-row>
              <table:table-cell office:value-type="float" office:value="6.76">
                <text:p>6.76</text:p>
              </table:table-cell>
              <table:table-cell office:value-type="float" office:value="0.0640312423743285">
                <text:p>0.0640312423743285</text:p>
              </table:table-cell>
            </table:table-row>
            <table:table-row>
              <table:table-cell office:value-type="float" office:value="6.851">
                <text:p>6.851</text:p>
              </table:table-cell>
              <table:table-cell office:value-type="float" office:value="0.255734237050888">
                <text:p>0.255734237050888</text:p>
              </table:table-cell>
            </table:table-row>
            <table:table-row>
              <table:table-cell office:value-type="float" office:value="6.941">
                <text:p>6.941</text:p>
              </table:table-cell>
              <table:table-cell office:value-type="float" office:value="0.424499705535822">
                <text:p>0.424499705535822</text:p>
              </table:table-cell>
            </table:table-row>
            <table:table-row>
              <table:table-cell office:value-type="float" office:value="7.038">
                <text:p>7.038</text:p>
              </table:table-cell>
              <table:table-cell office:value-type="float" office:value="0.0761577310586391">
                <text:p>0.0761577310586391</text:p>
              </table:table-cell>
            </table:table-row>
            <table:table-row>
              <table:table-cell office:value-type="float" office:value="7.138">
                <text:p>7.138</text:p>
              </table:table-cell>
              <table:table-cell office:value-type="float" office:value="0.32542280190546">
                <text:p>0.32542280190546</text:p>
              </table:table-cell>
            </table:table-row>
            <table:table-row>
              <table:table-cell office:value-type="float" office:value="7.237">
                <text:p>7.237</text:p>
              </table:table-cell>
              <table:table-cell office:value-type="float" office:value="0.233452350598575">
                <text:p>0.233452350598575</text:p>
              </table:table-cell>
            </table:table-row>
            <table:table-row>
              <table:table-cell office:value-type="float" office:value="7.304">
                <text:p>7.304</text:p>
              </table:table-cell>
              <table:table-cell office:value-type="float" office:value="0.111803398874989">
                <text:p>0.111803398874989</text:p>
              </table:table-cell>
            </table:table-row>
            <table:table-row>
              <table:table-cell office:value-type="float" office:value="7.394">
                <text:p>7.394</text:p>
              </table:table-cell>
              <table:table-cell office:value-type="float" office:value="0.364965751817893">
                <text:p>0.364965751817893</text:p>
              </table:table-cell>
            </table:table-row>
            <table:table-row>
              <table:table-cell office:value-type="float" office:value="7.485">
                <text:p>7.485</text:p>
              </table:table-cell>
              <table:table-cell office:value-type="float" office:value="0.495378643060033">
                <text:p>0.495378643060033</text:p>
              </table:table-cell>
            </table:table-row>
            <table:table-row>
              <table:table-cell office:value-type="float" office:value="7.575">
                <text:p>7.575</text:p>
              </table:table-cell>
              <table:table-cell office:value-type="float" office:value="0.0781024967590665">
                <text:p>0.0781024967590665</text:p>
              </table:table-cell>
            </table:table-row>
            <table:table-row>
              <table:table-cell office:value-type="float" office:value="7.666">
                <text:p>7.66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7.756">
                <text:p>7.756</text:p>
              </table:table-cell>
              <table:table-cell office:value-type="float" office:value="0.242693221990232">
                <text:p>0.242693221990232</text:p>
              </table:table-cell>
            </table:table-row>
            <table:table-row>
              <table:table-cell office:value-type="float" office:value="7.847">
                <text:p>7.847</text:p>
              </table:table-cell>
              <table:table-cell office:value-type="float" office:value="0.0728010988928052">
                <text:p>0.0728010988928052</text:p>
              </table:table-cell>
            </table:table-row>
            <table:table-row>
              <table:table-cell office:value-type="float" office:value="7.943">
                <text:p>7.943</text:p>
              </table:table-cell>
              <table:table-cell office:value-type="float" office:value="0.251594912508182">
                <text:p>0.251594912508182</text:p>
              </table:table-cell>
            </table:table-row>
            <table:table-row>
              <table:table-cell office:value-type="float" office:value="8.044">
                <text:p>8.044</text:p>
              </table:table-cell>
              <table:table-cell office:value-type="float" office:value="0.483735464897913">
                <text:p>0.483735464897913</text:p>
              </table:table-cell>
            </table:table-row>
            <table:table-row>
              <table:table-cell office:value-type="float" office:value="8.139">
                <text:p>8.139</text:p>
              </table:table-cell>
              <table:table-cell office:value-type="float" office:value="0.098488578017961">
                <text:p>0.098488578017961</text:p>
              </table:table-cell>
            </table:table-row>
            <table:table-row>
              <table:table-cell office:value-type="float" office:value="8.209">
                <text:p>8.209</text:p>
              </table:table-cell>
              <table:table-cell office:value-type="float" office:value="0.413400532171888">
                <text:p>0.413400532171888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0.342490875790874">
                <text:p>0.342490875790874</text:p>
              </table:table-cell>
            </table:table-row>
            <table:table-row>
              <table:table-cell office:value-type="float" office:value="8.39">
                <text:p>8.39</text:p>
              </table:table-cell>
              <table:table-cell office:value-type="float" office:value="0.122065556157337">
                <text:p>0.122065556157337</text:p>
              </table:table-cell>
            </table:table-row>
            <table:table-row>
              <table:table-cell office:value-type="float" office:value="8.481">
                <text:p>8.481</text:p>
              </table:table-cell>
              <table:table-cell office:value-type="float" office:value="0.264952825989835">
                <text:p>0.264952825989835</text:p>
              </table:table-cell>
            </table:table-row>
            <table:table-row>
              <table:table-cell office:value-type="float" office:value="8.571">
                <text:p>8.571</text:p>
              </table:table-cell>
              <table:table-cell office:value-type="float" office:value="0.339705755029261">
                <text:p>0.339705755029261</text:p>
              </table:table-cell>
            </table:table-row>
            <table:table-row>
              <table:table-cell office:value-type="float" office:value="8.662">
                <text:p>8.662</text:p>
              </table:table-cell>
              <table:table-cell office:value-type="float" office:value="0.127671453348037">
                <text:p>0.127671453348037</text:p>
              </table:table-cell>
            </table:table-row>
            <table:table-row>
              <table:table-cell office:value-type="float" office:value="8.752">
                <text:p>8.752</text:p>
              </table:table-cell>
              <table:table-cell office:value-type="float" office:value="0.250798724079689">
                <text:p>0.250798724079689</text:p>
              </table:table-cell>
            </table:table-row>
            <table:table-row>
              <table:table-cell office:value-type="float" office:value="8.849">
                <text:p>8.849</text:p>
              </table:table-cell>
              <table:table-cell office:value-type="float" office:value="0.253377189186399">
                <text:p>0.253377189186399</text:p>
              </table:table-cell>
            </table:table-row>
            <table:table-row>
              <table:table-cell office:value-type="float" office:value="8.947">
                <text:p>8.947</text:p>
              </table:table-cell>
              <table:table-cell office:value-type="float" office:value="0.161554944214035">
                <text:p>0.161554944214035</text:p>
              </table:table-cell>
            </table:table-row>
            <table:table-row>
              <table:table-cell office:value-type="float" office:value="9.048">
                <text:p>9.048</text:p>
              </table:table-cell>
              <table:table-cell office:value-type="float" office:value="0.104880884817015">
                <text:p>0.104880884817015</text:p>
              </table:table-cell>
            </table:table-row>
            <table:table-row>
              <table:table-cell office:value-type="float" office:value="9.115">
                <text:p>9.11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9.205">
                <text:p>9.205</text:p>
              </table:table-cell>
              <table:table-cell office:value-type="float" office:value="0.151657508881031">
                <text:p>0.151657508881031</text:p>
              </table:table-cell>
            </table:table-row>
            <table:table-row>
              <table:table-cell office:value-type="float" office:value="9.296">
                <text:p>9.296</text:p>
              </table:table-cell>
              <table:table-cell office:value-type="float" office:value="0.204205778566621">
                <text:p>0.204205778566621</text:p>
              </table:table-cell>
            </table:table-row>
            <table:table-row>
              <table:table-cell office:value-type="float" office:value="9.387">
                <text:p>9.387</text:p>
              </table:table-cell>
              <table:table-cell office:value-type="float" office:value="0.420594816896262">
                <text:p>0.420594816896262</text:p>
              </table:table-cell>
            </table:table-row>
            <table:table-row>
              <table:table-cell office:value-type="float" office:value="9.477">
                <text:p>9.477</text:p>
              </table:table-cell>
              <table:table-cell office:value-type="float" office:value="0.115758369027902">
                <text:p>0.115758369027902</text:p>
              </table:table-cell>
            </table:table-row>
            <table:table-row>
              <table:table-cell office:value-type="float" office:value="9.567">
                <text:p>9.567</text:p>
              </table:table-cell>
              <table:table-cell office:value-type="float" office:value="0.264196896272458">
                <text:p>0.264196896272458</text:p>
              </table:table-cell>
            </table:table-row>
            <table:table-row>
              <table:table-cell office:value-type="float" office:value="9.658">
                <text:p>9.658</text:p>
              </table:table-cell>
              <table:table-cell office:value-type="float" office:value="0.273130005674953">
                <text:p>0.273130005674953</text:p>
              </table:table-cell>
            </table:table-row>
            <table:table-row>
              <table:table-cell office:value-type="float" office:value="9.755">
                <text:p>9.755</text:p>
              </table:table-cell>
              <table:table-cell office:value-type="float" office:value="0.110905365064094">
                <text:p>0.110905365064094</text:p>
              </table:table-cell>
            </table:table-row>
            <table:table-row>
              <table:table-cell office:value-type="float" office:value="9.856">
                <text:p>9.856</text:p>
              </table:table-cell>
              <table:table-cell office:value-type="float" office:value="0.139283882771841">
                <text:p>0.139283882771841</text:p>
              </table:table-cell>
            </table:table-row>
            <table:table-row>
              <table:table-cell office:value-type="float" office:value="9.953">
                <text:p>9.953</text:p>
              </table:table-cell>
              <table:table-cell office:value-type="float" office:value="0.470531614240744">
                <text:p>0.470531614240744</text:p>
              </table:table-cell>
            </table:table-row>
            <table:table-row>
              <table:table-cell office:value-type="float" office:value="10.021">
                <text:p>10.021</text:p>
              </table:table-cell>
              <table:table-cell office:value-type="float" office:value="0.282488937836511">
                <text:p>0.282488937836511</text:p>
              </table:table-cell>
            </table:table-row>
            <table:table-row>
              <table:table-cell office:value-type="float" office:value="10.111">
                <text:p>10.111</text:p>
              </table:table-cell>
              <table:table-cell office:value-type="float" office:value="0.23388031127053">
                <text:p>0.23388031127053</text:p>
              </table:table-cell>
            </table:table-row>
            <table:table-row>
              <table:table-cell office:value-type="float" office:value="10.202">
                <text:p>10.202</text:p>
              </table:table-cell>
              <table:table-cell office:value-type="float" office:value="0.114017542509914">
                <text:p>0.114017542509914</text:p>
              </table:table-cell>
            </table:table-row>
            <table:table-row>
              <table:table-cell office:value-type="float" office:value="10.292">
                <text:p>10.292</text:p>
              </table:table-cell>
              <table:table-cell office:value-type="float" office:value="0.399374510954317">
                <text:p>0.399374510954317</text:p>
              </table:table-cell>
            </table:table-row>
            <table:table-row>
              <table:table-cell office:value-type="float" office:value="10.383">
                <text:p>10.383</text:p>
              </table:table-cell>
              <table:table-cell office:value-type="float" office:value="0.133790881602597">
                <text:p>0.133790881602597</text:p>
              </table:table-cell>
            </table:table-row>
            <table:table-row>
              <table:table-cell office:value-type="float" office:value="10.473">
                <text:p>10.473</text:p>
              </table:table-cell>
              <table:table-cell office:value-type="float" office:value="0.321403173599764">
                <text:p>0.321403173599764</text:p>
              </table:table-cell>
            </table:table-row>
            <table:table-row>
              <table:table-cell office:value-type="float" office:value="10.564">
                <text:p>10.564</text:p>
              </table:table-cell>
              <table:table-cell office:value-type="float" office:value="0.165529453572468">
                <text:p>0.165529453572468</text:p>
              </table:table-cell>
            </table:table-row>
            <table:table-row>
              <table:table-cell office:value-type="float" office:value="10.661">
                <text:p>10.661</text:p>
              </table:table-cell>
              <table:table-cell office:value-type="float" office:value="0.210237960416286">
                <text:p>0.210237960416286</text:p>
              </table:table-cell>
            </table:table-row>
            <table:table-row>
              <table:table-cell office:value-type="float" office:value="10.758">
                <text:p>10.758</text:p>
              </table:table-cell>
              <table:table-cell office:value-type="float" office:value="0.322645316098034">
                <text:p>0.322645316098034</text:p>
              </table:table-cell>
            </table:table-row>
            <table:table-row>
              <table:table-cell office:value-type="float" office:value="10.855">
                <text:p>10.855</text:p>
              </table:table-cell>
              <table:table-cell office:value-type="float" office:value="0.226495033058122">
                <text:p>0.226495033058122</text:p>
              </table:table-cell>
            </table:table-row>
            <table:table-row>
              <table:table-cell office:value-type="float" office:value="10.926">
                <text:p>10.926</text:p>
              </table:table-cell>
              <table:table-cell office:value-type="float" office:value="0.143178210632764">
                <text:p>0.143178210632764</text:p>
              </table:table-cell>
            </table:table-row>
            <table:table-row>
              <table:table-cell office:value-type="float" office:value="11.017">
                <text:p>11.017</text:p>
              </table:table-cell>
              <table:table-cell office:value-type="float" office:value="0.356230262611138">
                <text:p>0.356230262611138</text:p>
              </table:table-cell>
            </table:table-row>
            <table:table-row>
              <table:table-cell office:value-type="float" office:value="11.107">
                <text:p>11.107</text:p>
              </table:table-cell>
              <table:table-cell office:value-type="float" office:value="0.211896201004171">
                <text:p>0.211896201004171</text:p>
              </table:table-cell>
            </table:table-row>
            <table:table-row>
              <table:table-cell office:value-type="float" office:value="11.198">
                <text:p>11.19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1.288">
                <text:p>11.288</text:p>
              </table:table-cell>
              <table:table-cell office:value-type="float" office:value="0.233452350598575">
                <text:p>0.233452350598575</text:p>
              </table:table-cell>
            </table:table-row>
            <table:table-row>
              <table:table-cell office:value-type="float" office:value="11.379">
                <text:p>11.379</text:p>
              </table:table-cell>
              <table:table-cell office:value-type="float" office:value="0.443170396123207">
                <text:p>0.443170396123207</text:p>
              </table:table-cell>
            </table:table-row>
            <table:table-row>
              <table:table-cell office:value-type="float" office:value="11.469">
                <text:p>11.469</text:p>
              </table:table-cell>
              <table:table-cell office:value-type="float" office:value="0.0989949493661167">
                <text:p>0.0989949493661167</text:p>
              </table:table-cell>
            </table:table-row>
            <table:table-row>
              <table:table-cell office:value-type="float" office:value="11.565">
                <text:p>11.56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11.666">
                <text:p>11.666</text:p>
              </table:table-cell>
              <table:table-cell office:value-type="float" office:value="0.294788059459673">
                <text:p>0.294788059459673</text:p>
              </table:table-cell>
            </table:table-row>
            <table:table-row>
              <table:table-cell office:value-type="float" office:value="11.761">
                <text:p>11.761</text:p>
              </table:table-cell>
              <table:table-cell office:value-type="float" office:value="0.164012194668567">
                <text:p>0.164012194668567</text:p>
              </table:table-cell>
            </table:table-row>
            <table:table-row>
              <table:table-cell office:value-type="float" office:value="11.832">
                <text:p>11.832</text:p>
              </table:table-cell>
              <table:table-cell office:value-type="float" office:value="0.317017349682947">
                <text:p>0.317017349682947</text:p>
              </table:table-cell>
            </table:table-row>
            <table:table-row>
              <table:table-cell office:value-type="float" office:value="11.922">
                <text:p>11.922</text:p>
              </table:table-cell>
              <table:table-cell office:value-type="float" office:value="0.291547594742265">
                <text:p>0.291547594742265</text:p>
              </table:table-cell>
            </table:table-row>
            <table:table-row>
              <table:table-cell office:value-type="float" office:value="12.013">
                <text:p>12.013</text:p>
              </table:table-cell>
              <table:table-cell office:value-type="float" office:value="0.0877496438739212">
                <text:p>0.0877496438739212</text:p>
              </table:table-cell>
            </table:table-row>
            <table:table-row>
              <table:table-cell office:value-type="float" office:value="12.103">
                <text:p>12.103</text:p>
              </table:table-cell>
              <table:table-cell office:value-type="float" office:value="0.340293990543471">
                <text:p>0.340293990543471</text:p>
              </table:table-cell>
            </table:table-row>
            <table:table-row>
              <table:table-cell office:value-type="float" office:value="12.194">
                <text:p>12.194</text:p>
              </table:table-cell>
              <table:table-cell office:value-type="float" office:value="0.258069758011279">
                <text:p>0.258069758011279</text:p>
              </table:table-cell>
            </table:table-row>
            <table:table-row>
              <table:table-cell office:value-type="float" office:value="12.284">
                <text:p>12.284</text:p>
              </table:table-cell>
              <table:table-cell office:value-type="float" office:value="0.094339811320566">
                <text:p>0.094339811320566</text:p>
              </table:table-cell>
            </table:table-row>
            <table:table-row>
              <table:table-cell office:value-type="float" office:value="12.375">
                <text:p>12.375</text:p>
              </table:table-cell>
              <table:table-cell office:value-type="float" office:value="0.441134900002256">
                <text:p>0.441134900002256</text:p>
              </table:table-cell>
            </table:table-row>
            <table:table-row>
              <table:table-cell office:value-type="float" office:value="12.472">
                <text:p>12.472</text:p>
              </table:table-cell>
              <table:table-cell office:value-type="float" office:value="0.456289381861993">
                <text:p>0.456289381861993</text:p>
              </table:table-cell>
            </table:table-row>
            <table:table-row>
              <table:table-cell office:value-type="float" office:value="12.574">
                <text:p>12.574</text:p>
              </table:table-cell>
              <table:table-cell office:value-type="float" office:value="0.17464249196573">
                <text:p>0.17464249196573</text:p>
              </table:table-cell>
            </table:table-row>
            <table:table-row>
              <table:table-cell office:value-type="float" office:value="12.667">
                <text:p>12.667</text:p>
              </table:table-cell>
              <table:table-cell office:value-type="float" office:value="0.332264954516723">
                <text:p>0.332264954516723</text:p>
              </table:table-cell>
            </table:table-row>
            <table:table-row>
              <table:table-cell office:value-type="float" office:value="12.737">
                <text:p>12.737</text:p>
              </table:table-cell>
              <table:table-cell office:value-type="float" office:value="0.1994993734326">
                <text:p>0.1994993734326</text:p>
              </table:table-cell>
            </table:table-row>
            <table:table-row>
              <table:table-cell office:value-type="float" office:value="12.828">
                <text:p>12.828</text:p>
              </table:table-cell>
              <table:table-cell office:value-type="float" office:value="0.13076696830622">
                <text:p>0.13076696830622</text:p>
              </table:table-cell>
            </table:table-row>
            <table:table-row>
              <table:table-cell office:value-type="float" office:value="12.918">
                <text:p>12.918</text:p>
              </table:table-cell>
              <table:table-cell office:value-type="float" office:value="0.320156211871642">
                <text:p>0.320156211871642</text:p>
              </table:table-cell>
            </table:table-row>
            <table:table-row>
              <table:table-cell office:value-type="float" office:value="13.009">
                <text:p>13.009</text:p>
              </table:table-cell>
              <table:table-cell office:value-type="float" office:value="0.410487515035476">
                <text:p>0.410487515035476</text:p>
              </table:table-cell>
            </table:table-row>
            <table:table-row>
              <table:table-cell office:value-type="float" office:value="13.099">
                <text:p>13.099</text:p>
              </table:table-cell>
              <table:table-cell office:value-type="float" office:value="0.0678232998312527">
                <text:p>0.0678232998312527</text:p>
              </table:table-cell>
            </table:table-row>
            <table:table-row>
              <table:table-cell office:value-type="float" office:value="13.19">
                <text:p>13.19</text:p>
              </table:table-cell>
              <table:table-cell office:value-type="float" office:value="0.287402157263998">
                <text:p>0.287402157263998</text:p>
              </table:table-cell>
            </table:table-row>
            <table:table-row>
              <table:table-cell office:value-type="float" office:value="13.28">
                <text:p>13.28</text:p>
              </table:table-cell>
              <table:table-cell office:value-type="float" office:value="0.208086520466848">
                <text:p>0.208086520466848</text:p>
              </table:table-cell>
            </table:table-row>
            <table:table-row>
              <table:table-cell office:value-type="float" office:value="13.381">
                <text:p>13.381</text:p>
              </table:table-cell>
              <table:table-cell office:value-type="float" office:value="0.242074368738204">
                <text:p>0.242074368738204</text:p>
              </table:table-cell>
            </table:table-row>
            <table:table-row>
              <table:table-cell office:value-type="float" office:value="13.471">
                <text:p>13.471</text:p>
              </table:table-cell>
              <table:table-cell office:value-type="float" office:value="0.275862284482674">
                <text:p>0.275862284482674</text:p>
              </table:table-cell>
            </table:table-row>
            <table:table-row>
              <table:table-cell office:value-type="float" office:value="13.576">
                <text:p>13.576</text:p>
              </table:table-cell>
              <table:table-cell office:value-type="float" office:value="0.551543289325507">
                <text:p>0.551543289325507</text:p>
              </table:table-cell>
            </table:table-row>
            <table:table-row>
              <table:table-cell office:value-type="float" office:value="13.643">
                <text:p>13.643</text:p>
              </table:table-cell>
              <table:table-cell office:value-type="float" office:value="0.13076696830622">
                <text:p>0.13076696830622</text:p>
              </table:table-cell>
            </table:table-row>
            <table:table-row>
              <table:table-cell office:value-type="float" office:value="13.733">
                <text:p>13.733</text:p>
              </table:table-cell>
              <table:table-cell office:value-type="float" office:value="0.302158898594763">
                <text:p>0.302158898594763</text:p>
              </table:table-cell>
            </table:table-row>
            <table:table-row>
              <table:table-cell office:value-type="float" office:value="13.824">
                <text:p>13.824</text:p>
              </table:table-cell>
              <table:table-cell office:value-type="float" office:value="0.367423461417477">
                <text:p>0.367423461417477</text:p>
              </table:table-cell>
            </table:table-row>
            <table:table-row>
              <table:table-cell office:value-type="float" office:value="13.914">
                <text:p>13.914</text:p>
              </table:table-cell>
              <table:table-cell office:value-type="float" office:value="0.184661853126194">
                <text:p>0.184661853126194</text:p>
              </table:table-cell>
            </table:table-row>
            <table:table-row>
              <table:table-cell office:value-type="float" office:value="14.005">
                <text:p>14.005</text:p>
              </table:table-cell>
              <table:table-cell office:value-type="float" office:value="0.308706980808663">
                <text:p>0.308706980808663</text:p>
              </table:table-cell>
            </table:table-row>
            <table:table-row>
              <table:table-cell office:value-type="float" office:value="14.095">
                <text:p>14.095</text:p>
              </table:table-cell>
              <table:table-cell office:value-type="float" office:value="0.344963766213207">
                <text:p>0.344963766213207</text:p>
              </table:table-cell>
            </table:table-row>
            <table:table-row>
              <table:table-cell office:value-type="float" office:value="14.186">
                <text:p>14.186</text:p>
              </table:table-cell>
              <table:table-cell office:value-type="float" office:value="0.0836660026534076">
                <text:p>0.0836660026534076</text:p>
              </table:table-cell>
            </table:table-row>
            <table:table-row>
              <table:table-cell office:value-type="float" office:value="14.283">
                <text:p>14.283</text:p>
              </table:table-cell>
              <table:table-cell office:value-type="float" office:value="0.180554700852678">
                <text:p>0.180554700852678</text:p>
              </table:table-cell>
            </table:table-row>
            <table:table-row>
              <table:table-cell office:value-type="float" office:value="14.379">
                <text:p>14.379</text:p>
              </table:table-cell>
              <table:table-cell office:value-type="float" office:value="0.257875939164553">
                <text:p>0.257875939164553</text:p>
              </table:table-cell>
            </table:table-row>
            <table:table-row>
              <table:table-cell office:value-type="float" office:value="14.478">
                <text:p>14.478</text:p>
              </table:table-cell>
              <table:table-cell office:value-type="float" office:value="0.247790233867277">
                <text:p>0.247790233867277</text:p>
              </table:table-cell>
            </table:table-row>
            <table:table-row>
              <table:table-cell office:value-type="float" office:value="14.548">
                <text:p>14.548</text:p>
              </table:table-cell>
              <table:table-cell office:value-type="float" office:value="0.0670820393249937">
                <text:p>0.0670820393249937</text:p>
              </table:table-cell>
            </table:table-row>
            <table:table-row>
              <table:table-cell office:value-type="float" office:value="14.639">
                <text:p>14.639</text:p>
              </table:table-cell>
              <table:table-cell office:value-type="float" office:value="0.298496231131986">
                <text:p>0.298496231131986</text:p>
              </table:table-cell>
            </table:table-row>
            <table:table-row>
              <table:table-cell office:value-type="float" office:value="14.73">
                <text:p>14.73</text:p>
              </table:table-cell>
              <table:table-cell office:value-type="float" office:value="0.27367864366808">
                <text:p>0.27367864366808</text:p>
              </table:table-cell>
            </table:table-row>
            <table:table-row>
              <table:table-cell office:value-type="float" office:value="14.82">
                <text:p>14.82</text:p>
              </table:table-cell>
              <table:table-cell office:value-type="float" office:value="0.11916375287813">
                <text:p>0.11916375287813</text:p>
              </table:table-cell>
            </table:table-row>
            <table:table-row>
              <table:table-cell office:value-type="float" office:value="14.911">
                <text:p>14.911</text:p>
              </table:table-cell>
              <table:table-cell office:value-type="float" office:value="0.295972971738975">
                <text:p>0.295972971738975</text:p>
              </table:table-cell>
            </table:table-row>
            <table:table-row>
              <table:table-cell office:value-type="float" office:value="15.001">
                <text:p>15.001</text:p>
              </table:table-cell>
              <table:table-cell office:value-type="float" office:value="0.231732604525129">
                <text:p>0.231732604525129</text:p>
              </table:table-cell>
            </table:table-row>
            <table:table-row>
              <table:table-cell office:value-type="float" office:value="15.092">
                <text:p>15.092</text:p>
              </table:table-cell>
              <table:table-cell office:value-type="float" office:value="0.254558441227157">
                <text:p>0.254558441227157</text:p>
              </table:table-cell>
            </table:table-row>
            <table:table-row>
              <table:table-cell office:value-type="float" office:value="15.189">
                <text:p>15.189</text:p>
              </table:table-cell>
              <table:table-cell office:value-type="float" office:value="0.410609303352956">
                <text:p>0.410609303352956</text:p>
              </table:table-cell>
            </table:table-row>
            <table:table-row>
              <table:table-cell office:value-type="float" office:value="15.29">
                <text:p>15.29</text:p>
              </table:table-cell>
              <table:table-cell office:value-type="float" office:value="0.241246761636296">
                <text:p>0.241246761636296</text:p>
              </table:table-cell>
            </table:table-row>
            <table:table-row>
              <table:table-cell office:value-type="float" office:value="15.384">
                <text:p>15.384</text:p>
              </table:table-cell>
              <table:table-cell office:value-type="float" office:value="0.10816653826392">
                <text:p>0.10816653826392</text:p>
              </table:table-cell>
            </table:table-row>
            <table:table-row>
              <table:table-cell office:value-type="float" office:value="15.454">
                <text:p>15.454</text:p>
              </table:table-cell>
              <table:table-cell office:value-type="float" office:value="0.348855270850248">
                <text:p>0.348855270850248</text:p>
              </table:table-cell>
            </table:table-row>
            <table:table-row>
              <table:table-cell office:value-type="float" office:value="15.545">
                <text:p>15.545</text:p>
              </table:table-cell>
              <table:table-cell office:value-type="float" office:value="0.286530975637888">
                <text:p>0.286530975637888</text:p>
              </table:table-cell>
            </table:table-row>
            <table:table-row>
              <table:table-cell office:value-type="float" office:value="15.635">
                <text:p>15.635</text:p>
              </table:table-cell>
              <table:table-cell office:value-type="float" office:value="0.144913767461894">
                <text:p>0.144913767461894</text:p>
              </table:table-cell>
            </table:table-row>
            <table:table-row>
              <table:table-cell office:value-type="float" office:value="15.726">
                <text:p>15.726</text:p>
              </table:table-cell>
              <table:table-cell office:value-type="float" office:value="0.39344631145812">
                <text:p>0.39344631145812</text:p>
              </table:table-cell>
            </table:table-row>
            <table:table-row>
              <table:table-cell office:value-type="float" office:value="15.816">
                <text:p>15.816</text:p>
              </table:table-cell>
              <table:table-cell office:value-type="float" office:value="0.684178339323893">
                <text:p>0.684178339323893</text:p>
              </table:table-cell>
            </table:table-row>
            <table:table-row>
              <table:table-cell office:value-type="float" office:value="15.907">
                <text:p>15.907</text:p>
              </table:table-cell>
              <table:table-cell office:value-type="float" office:value="0.100498756211209">
                <text:p>0.100498756211209</text:p>
              </table:table-cell>
            </table:table-row>
            <table:table-row>
              <table:table-cell office:value-type="float" office:value="15.997">
                <text:p>15.997</text:p>
              </table:table-cell>
              <table:table-cell office:value-type="float" office:value="0.33436506994601">
                <text:p>0.33436506994601</text:p>
              </table:table-cell>
            </table:table-row>
            <table:table-row>
              <table:table-cell office:value-type="float" office:value="16.093">
                <text:p>16.093</text:p>
              </table:table-cell>
              <table:table-cell office:value-type="float" office:value="0.34132096331752">
                <text:p>0.34132096331752</text:p>
              </table:table-cell>
            </table:table-row>
            <table:table-row>
              <table:table-cell office:value-type="float" office:value="16.191">
                <text:p>16.191</text:p>
              </table:table-cell>
              <table:table-cell office:value-type="float" office:value="0.141774468787578">
                <text:p>0.141774468787578</text:p>
              </table:table-cell>
            </table:table-row>
            <table:table-row>
              <table:table-cell office:value-type="float" office:value="16.289">
                <text:p>16.289</text:p>
              </table:table-cell>
              <table:table-cell office:value-type="float" office:value="0.388458491991101">
                <text:p>0.388458491991101</text:p>
              </table:table-cell>
            </table:table-row>
            <table:table-row>
              <table:table-cell office:value-type="float" office:value="16.36">
                <text:p>16.36</text:p>
              </table:table-cell>
              <table:table-cell office:value-type="float" office:value="0.325269119345812">
                <text:p>0.325269119345812</text:p>
              </table:table-cell>
            </table:table-row>
            <table:table-row>
              <table:table-cell office:value-type="float" office:value="16.45">
                <text:p>16.45</text:p>
              </table:table-cell>
              <table:table-cell office:value-type="float" office:value="0.0748331477354788">
                <text:p>0.0748331477354788</text:p>
              </table:table-cell>
            </table:table-row>
            <table:table-row>
              <table:table-cell office:value-type="float" office:value="16.541">
                <text:p>16.541</text:p>
              </table:table-cell>
              <table:table-cell office:value-type="float" office:value="0.226715680975093">
                <text:p>0.226715680975093</text:p>
              </table:table-cell>
            </table:table-row>
            <table:table-row>
              <table:table-cell office:value-type="float" office:value="16.631">
                <text:p>16.631</text:p>
              </table:table-cell>
              <table:table-cell office:value-type="float" office:value="0.272946881279124">
                <text:p>0.272946881279124</text:p>
              </table:table-cell>
            </table:table-row>
            <table:table-row>
              <table:table-cell office:value-type="float" office:value="16.722">
                <text:p>16.722</text:p>
              </table:table-cell>
              <table:table-cell office:value-type="float" office:value="0.0509901951359278">
                <text:p>0.0509901951359278</text:p>
              </table:table-cell>
            </table:table-row>
            <table:table-row>
              <table:table-cell office:value-type="float" office:value="16.812">
                <text:p>16.812</text:p>
              </table:table-cell>
              <table:table-cell office:value-type="float" office:value="0.194164878389476">
                <text:p>0.194164878389476</text:p>
              </table:table-cell>
            </table:table-row>
            <table:table-row>
              <table:table-cell office:value-type="float" office:value="16.903">
                <text:p>16.903</text:p>
              </table:table-cell>
              <table:table-cell office:value-type="float" office:value="0.408044115262063">
                <text:p>0.408044115262063</text:p>
              </table:table-cell>
            </table:table-row>
            <table:table-row>
              <table:table-cell office:value-type="float" office:value="17.001">
                <text:p>17.001</text:p>
              </table:table-cell>
              <table:table-cell office:value-type="float" office:value="0.0848528137423857">
                <text:p>0.0848528137423857</text:p>
              </table:table-cell>
            </table:table-row>
            <table:table-row>
              <table:table-cell office:value-type="float" office:value="17.097">
                <text:p>17.097</text:p>
              </table:table-cell>
              <table:table-cell office:value-type="float" office:value="0.242899156029822">
                <text:p>0.242899156029822</text:p>
              </table:table-cell>
            </table:table-row>
            <table:table-row>
              <table:table-cell office:value-type="float" office:value="17.195">
                <text:p>17.195</text:p>
              </table:table-cell>
              <table:table-cell office:value-type="float" office:value="0.341906419945575">
                <text:p>0.341906419945575</text:p>
              </table:table-cell>
            </table:table-row>
            <table:table-row>
              <table:table-cell office:value-type="float" office:value="17.265">
                <text:p>17.265</text:p>
              </table:table-cell>
              <table:table-cell office:value-type="float" office:value="0.066332495807108">
                <text:p>0.066332495807108</text:p>
              </table:table-cell>
            </table:table-row>
            <table:table-row>
              <table:table-cell office:value-type="float" office:value="17.356">
                <text:p>17.356</text:p>
              </table:table-cell>
              <table:table-cell office:value-type="float" office:value="0.279642629082191">
                <text:p>0.279642629082191</text:p>
              </table:table-cell>
            </table:table-row>
            <table:table-row>
              <table:table-cell office:value-type="float" office:value="17.446">
                <text:p>17.446</text:p>
              </table:table-cell>
              <table:table-cell office:value-type="float" office:value="0.375765884561119">
                <text:p>0.375765884561119</text:p>
              </table:table-cell>
            </table:table-row>
            <table:table-row>
              <table:table-cell office:value-type="float" office:value="17.537">
                <text:p>17.537</text:p>
              </table:table-cell>
              <table:table-cell office:value-type="float" office:value="0.112249721603218">
                <text:p>0.112249721603218</text:p>
              </table:table-cell>
            </table:table-row>
            <table:table-row>
              <table:table-cell office:value-type="float" office:value="17.627">
                <text:p>17.62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17.718">
                <text:p>17.718</text:p>
              </table:table-cell>
              <table:table-cell office:value-type="float" office:value="0.332415402771893">
                <text:p>0.332415402771893</text:p>
              </table:table-cell>
            </table:table-row>
            <table:table-row>
              <table:table-cell office:value-type="float" office:value="17.808">
                <text:p>17.808</text:p>
              </table:table-cell>
              <table:table-cell office:value-type="float" office:value="0.204694894904587">
                <text:p>0.204694894904587</text:p>
              </table:table-cell>
            </table:table-row>
            <table:table-row>
              <table:table-cell office:value-type="float" office:value="17.906">
                <text:p>17.906</text:p>
              </table:table-cell>
              <table:table-cell office:value-type="float" office:value="0.248193472919817">
                <text:p>0.248193472919817</text:p>
              </table:table-cell>
            </table:table-row>
            <table:table-row>
              <table:table-cell office:value-type="float" office:value="18.005">
                <text:p>18.005</text:p>
              </table:table-cell>
              <table:table-cell office:value-type="float" office:value="0.460108682813094">
                <text:p>0.460108682813094</text:p>
              </table:table-cell>
            </table:table-row>
            <table:table-row>
              <table:table-cell office:value-type="float" office:value="18.102">
                <text:p>18.102</text:p>
              </table:table-cell>
              <table:table-cell office:value-type="float" office:value="0.114017542509914">
                <text:p>0.114017542509914</text:p>
              </table:table-cell>
            </table:table-row>
            <table:table-row>
              <table:table-cell office:value-type="float" office:value="18.171">
                <text:p>18.171</text:p>
              </table:table-cell>
              <table:table-cell office:value-type="float" office:value="0.216794833886788">
                <text:p>0.216794833886788</text:p>
              </table:table-cell>
            </table:table-row>
            <table:table-row>
              <table:table-cell office:value-type="float" office:value="18.261">
                <text:p>18.261</text:p>
              </table:table-cell>
              <table:table-cell office:value-type="float" office:value="0.365239647354994">
                <text:p>0.365239647354994</text:p>
              </table:table-cell>
            </table:table-row>
            <table:table-row>
              <table:table-cell office:value-type="float" office:value="18.352">
                <text:p>18.352</text:p>
              </table:table-cell>
              <table:table-cell office:value-type="float" office:value="0.308706980808663">
                <text:p>0.308706980808663</text:p>
              </table:table-cell>
            </table:table-row>
            <table:table-row>
              <table:table-cell office:value-type="float" office:value="18.442">
                <text:p>18.442</text:p>
              </table:table-cell>
              <table:table-cell office:value-type="float" office:value="0.353694783676548">
                <text:p>0.353694783676548</text:p>
              </table:table-cell>
            </table:table-row>
            <table:table-row>
              <table:table-cell office:value-type="float" office:value="18.533">
                <text:p>18.533</text:p>
              </table:table-cell>
              <table:table-cell office:value-type="float" office:value="0.319687347262916">
                <text:p>0.319687347262916</text:p>
              </table:table-cell>
            </table:table-row>
            <table:table-row>
              <table:table-cell office:value-type="float" office:value="18.623">
                <text:p>18.623</text:p>
              </table:table-cell>
              <table:table-cell office:value-type="float" office:value="0.128840987267251">
                <text:p>0.128840987267251</text:p>
              </table:table-cell>
            </table:table-row>
            <table:table-row>
              <table:table-cell office:value-type="float" office:value="18.714">
                <text:p>18.714</text:p>
              </table:table-cell>
              <table:table-cell office:value-type="float" office:value="0.1552417469626">
                <text:p>0.1552417469626</text:p>
              </table:table-cell>
            </table:table-row>
            <table:table-row>
              <table:table-cell office:value-type="float" office:value="18.811">
                <text:p>18.811</text:p>
              </table:table-cell>
              <table:table-cell office:value-type="float" office:value="0.344818792991333">
                <text:p>0.344818792991333</text:p>
              </table:table-cell>
            </table:table-row>
            <table:table-row>
              <table:table-cell office:value-type="float" office:value="18.909">
                <text:p>18.909</text:p>
              </table:table-cell>
              <table:table-cell office:value-type="float" office:value="0.224499443206436">
                <text:p>0.224499443206436</text:p>
              </table:table-cell>
            </table:table-row>
            <table:table-row>
              <table:table-cell office:value-type="float" office:value="19.008">
                <text:p>19.008</text:p>
              </table:table-cell>
              <table:table-cell office:value-type="float" office:value="0.157480157480236">
                <text:p>0.157480157480236</text:p>
              </table:table-cell>
            </table:table-row>
            <table:table-row>
              <table:table-cell office:value-type="float" office:value="19.076">
                <text:p>19.076</text:p>
              </table:table-cell>
              <table:table-cell office:value-type="float" office:value="0.365786823163438">
                <text:p>0.365786823163438</text:p>
              </table:table-cell>
            </table:table-row>
            <table:table-row>
              <table:table-cell office:value-type="float" office:value="19.167">
                <text:p>19.167</text:p>
              </table:table-cell>
              <table:table-cell office:value-type="float" office:value="0.339411254969543">
                <text:p>0.339411254969543</text:p>
              </table:table-cell>
            </table:table-row>
            <table:table-row>
              <table:table-cell office:value-type="float" office:value="19.257">
                <text:p>19.257</text:p>
              </table:table-cell>
              <table:table-cell office:value-type="float" office:value="0.0830662386291808">
                <text:p>0.0830662386291808</text:p>
              </table:table-cell>
            </table:table-row>
            <table:table-row>
              <table:table-cell office:value-type="float" office:value="19.348">
                <text:p>19.348</text:p>
              </table:table-cell>
              <table:table-cell office:value-type="float" office:value="0.380525951808809">
                <text:p>0.380525951808809</text:p>
              </table:table-cell>
            </table:table-row>
            <table:table-row>
              <table:table-cell office:value-type="float" office:value="19.439">
                <text:p>19.439</text:p>
              </table:table-cell>
              <table:table-cell office:value-type="float" office:value="0.276586333718787">
                <text:p>0.276586333718787</text:p>
              </table:table-cell>
            </table:table-row>
            <table:table-row>
              <table:table-cell office:value-type="float" office:value="19.529">
                <text:p>19.529</text:p>
              </table:table-cell>
              <table:table-cell office:value-type="float" office:value="0.1552417469626">
                <text:p>0.1552417469626</text:p>
              </table:table-cell>
            </table:table-row>
            <table:table-row>
              <table:table-cell office:value-type="float" office:value="19.62">
                <text:p>19.62</text:p>
              </table:table-cell>
              <table:table-cell office:value-type="float" office:value="0.347275107083707">
                <text:p>0.347275107083707</text:p>
              </table:table-cell>
            </table:table-row>
            <table:table-row>
              <table:table-cell office:value-type="float" office:value="19.714">
                <text:p>19.714</text:p>
              </table:table-cell>
              <table:table-cell office:value-type="float" office:value="0.385356977359954">
                <text:p>0.385356977359954</text:p>
              </table:table-cell>
            </table:table-row>
            <table:table-row>
              <table:table-cell office:value-type="float" office:value="19.814">
                <text:p>19.814</text:p>
              </table:table-cell>
              <table:table-cell office:value-type="float" office:value="0.128840987267251">
                <text:p>0.128840987267251</text:p>
              </table:table-cell>
            </table:table-row>
            <table:table-row>
              <table:table-cell office:value-type="float" office:value="19.912">
                <text:p>19.912</text:p>
              </table:table-cell>
              <table:table-cell office:value-type="float" office:value="0.486929152957594">
                <text:p>0.486929152957594</text:p>
              </table:table-cell>
            </table:table-row>
            <table:table-row>
              <table:table-cell office:value-type="float" office:value="19.982">
                <text:p>19.982</text:p>
              </table:table-cell>
              <table:table-cell office:value-type="float" office:value="0.29698484809835">
                <text:p>0.29698484809835</text:p>
              </table:table-cell>
            </table:table-row>
            <table:table-row>
              <table:table-cell office:value-type="float" office:value="20.073">
                <text:p>20.073</text:p>
              </table:table-cell>
              <table:table-cell office:value-type="float" office:value="0.104880884817015">
                <text:p>0.104880884817015</text:p>
              </table:table-cell>
            </table:table-row>
            <table:table-row>
              <table:table-cell office:value-type="float" office:value="20.163">
                <text:p>20.163</text:p>
              </table:table-cell>
              <table:table-cell office:value-type="float" office:value="0.505371150739731">
                <text:p>0.505371150739731</text:p>
              </table:table-cell>
            </table:table-row>
            <table:table-row>
              <table:table-cell office:value-type="float" office:value="20.254">
                <text:p>20.254</text:p>
              </table:table-cell>
              <table:table-cell office:value-type="float" office:value="0.626817357768593">
                <text:p>0.626817357768593</text:p>
              </table:table-cell>
            </table:table-row>
            <table:table-row>
              <table:table-cell office:value-type="float" office:value="20.344">
                <text:p>20.344</text:p>
              </table:table-cell>
              <table:table-cell office:value-type="float" office:value="0.0761577310586391">
                <text:p>0.0761577310586391</text:p>
              </table:table-cell>
            </table:table-row>
            <table:table-row>
              <table:table-cell office:value-type="float" office:value="20.435">
                <text:p>20.435</text:p>
              </table:table-cell>
              <table:table-cell office:value-type="float" office:value="0.315119025131775">
                <text:p>0.315119025131775</text:p>
              </table:table-cell>
            </table:table-row>
            <table:table-row>
              <table:table-cell office:value-type="float" office:value="20.525">
                <text:p>20.525</text:p>
              </table:table-cell>
              <table:table-cell office:value-type="float" office:value="0.425323406362735">
                <text:p>0.425323406362735</text:p>
              </table:table-cell>
            </table:table-row>
            <table:table-row>
              <table:table-cell office:value-type="float" office:value="20.622">
                <text:p>20.622</text:p>
              </table:table-cell>
              <table:table-cell office:value-type="float" office:value="0.18411952639522">
                <text:p>0.18411952639522</text:p>
              </table:table-cell>
            </table:table-row>
            <table:table-row>
              <table:table-cell office:value-type="float" office:value="20.721">
                <text:p>20.721</text:p>
              </table:table-cell>
              <table:table-cell office:value-type="float" office:value="0.355246393366632">
                <text:p>0.355246393366632</text:p>
              </table:table-cell>
            </table:table-row>
            <table:table-row>
              <table:table-cell office:value-type="float" office:value="20.819">
                <text:p>20.819</text:p>
              </table:table-cell>
              <table:table-cell office:value-type="float" office:value="0.231516738055804">
                <text:p>0.231516738055804</text:p>
              </table:table-cell>
            </table:table-row>
            <table:table-row>
              <table:table-cell office:value-type="float" office:value="20.888">
                <text:p>20.888</text:p>
              </table:table-cell>
              <table:table-cell office:value-type="float" office:value="0.100995049383621">
                <text:p>0.100995049383621</text:p>
              </table:table-cell>
            </table:table-row>
            <table:table-row>
              <table:table-cell office:value-type="float" office:value="20.978">
                <text:p>20.978</text:p>
              </table:table-cell>
              <table:table-cell office:value-type="float" office:value="0.286181760425084">
                <text:p>0.286181760425084</text:p>
              </table:table-cell>
            </table:table-row>
            <table:table-row>
              <table:table-cell office:value-type="float" office:value="21.069">
                <text:p>21.069</text:p>
              </table:table-cell>
              <table:table-cell office:value-type="float" office:value="0.26944387170615">
                <text:p>0.26944387170615</text:p>
              </table:table-cell>
            </table:table-row>
            <table:table-row>
              <table:table-cell office:value-type="float" office:value="21.159">
                <text:p>21.15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21.25">
                <text:p>21.25</text:p>
              </table:table-cell>
              <table:table-cell office:value-type="float" office:value="0.227596133534821">
                <text:p>0.227596133534821</text:p>
              </table:table-cell>
            </table:table-row>
            <table:table-row>
              <table:table-cell office:value-type="float" office:value="21.34">
                <text:p>21.34</text:p>
              </table:table-cell>
              <table:table-cell office:value-type="float" office:value="0.349428104193123">
                <text:p>0.349428104193123</text:p>
              </table:table-cell>
            </table:table-row>
            <table:table-row>
              <table:table-cell office:value-type="float" office:value="21.431">
                <text:p>21.431</text:p>
              </table:table-cell>
              <table:table-cell office:value-type="float" office:value="0.203224014329016">
                <text:p>0.203224014329016</text:p>
              </table:table-cell>
            </table:table-row>
            <table:table-row>
              <table:table-cell office:value-type="float" office:value="21.529">
                <text:p>21.529</text:p>
              </table:table-cell>
              <table:table-cell office:value-type="float" office:value="0.215638586528478">
                <text:p>0.215638586528478</text:p>
              </table:table-cell>
            </table:table-row>
            <table:table-row>
              <table:table-cell office:value-type="float" office:value="21.623">
                <text:p>21.623</text:p>
              </table:table-cell>
              <table:table-cell office:value-type="float" office:value="0.374966665185053">
                <text:p>0.374966665185053</text:p>
              </table:table-cell>
            </table:table-row>
            <table:table-row>
              <table:table-cell office:value-type="float" office:value="21.728">
                <text:p>21.728</text:p>
              </table:table-cell>
              <table:table-cell office:value-type="float" office:value="0.181107702762748">
                <text:p>0.181107702762748</text:p>
              </table:table-cell>
            </table:table-row>
            <table:table-row>
              <table:table-cell office:value-type="float" office:value="21.793">
                <text:p>21.793</text:p>
              </table:table-cell>
              <table:table-cell office:value-type="float" office:value="0.150665191733194">
                <text:p>0.150665191733194</text:p>
              </table:table-cell>
            </table:table-row>
            <table:table-row>
              <table:table-cell office:value-type="float" office:value="21.884">
                <text:p>21.884</text:p>
              </table:table-cell>
              <table:table-cell office:value-type="float" office:value="0.274772633280682">
                <text:p>0.274772633280682</text:p>
              </table:table-cell>
            </table:table-row>
            <table:table-row>
              <table:table-cell office:value-type="float" office:value="21.974">
                <text:p>21.974</text:p>
              </table:table-cell>
              <table:table-cell office:value-type="float" office:value="0.241660919471891">
                <text:p>0.241660919471891</text:p>
              </table:table-cell>
            </table:table-row>
            <table:table-row>
              <table:table-cell office:value-type="float" office:value="22.065">
                <text:p>22.065</text:p>
              </table:table-cell>
              <table:table-cell office:value-type="float" office:value="0.0707106781186548">
                <text:p>0.0707106781186548</text:p>
              </table:table-cell>
            </table:table-row>
            <table:table-row>
              <table:table-cell office:value-type="float" office:value="22.155">
                <text:p>22.155</text:p>
              </table:table-cell>
              <table:table-cell office:value-type="float" office:value="0.336600653594137">
                <text:p>0.336600653594137</text:p>
              </table:table-cell>
            </table:table-row>
            <table:table-row>
              <table:table-cell office:value-type="float" office:value="22.246">
                <text:p>22.246</text:p>
              </table:table-cell>
              <table:table-cell office:value-type="float" office:value="0.235372045918796">
                <text:p>0.235372045918796</text:p>
              </table:table-cell>
            </table:table-row>
            <table:table-row>
              <table:table-cell office:value-type="float" office:value="22.336">
                <text:p>22.336</text:p>
              </table:table-cell>
              <table:table-cell office:value-type="float" office:value="0.101980390271856">
                <text:p>0.101980390271856</text:p>
              </table:table-cell>
            </table:table-row>
            <table:table-row>
              <table:table-cell office:value-type="float" office:value="22.43">
                <text:p>22.43</text:p>
              </table:table-cell>
              <table:table-cell office:value-type="float" office:value="0.282311884269862">
                <text:p>0.282311884269862</text:p>
              </table:table-cell>
            </table:table-row>
            <table:table-row>
              <table:table-cell office:value-type="float" office:value="22.531">
                <text:p>22.531</text:p>
              </table:table-cell>
              <table:table-cell office:value-type="float" office:value="0.256515106767613">
                <text:p>0.256515106767613</text:p>
              </table:table-cell>
            </table:table-row>
            <table:table-row>
              <table:table-cell office:value-type="float" office:value="22.63">
                <text:p>22.63</text:p>
              </table:table-cell>
              <table:table-cell office:value-type="float" office:value="0.122065556157337">
                <text:p>0.122065556157337</text:p>
              </table:table-cell>
            </table:table-row>
            <table:table-row>
              <table:table-cell office:value-type="float" office:value="22.699">
                <text:p>22.699</text:p>
              </table:table-cell>
              <table:table-cell office:value-type="float" office:value="0.270370116691915">
                <text:p>0.270370116691915</text:p>
              </table:table-cell>
            </table:table-row>
            <table:table-row>
              <table:table-cell office:value-type="float" office:value="22.789">
                <text:p>22.789</text:p>
              </table:table-cell>
              <table:table-cell office:value-type="float" office:value="0.250199920063936">
                <text:p>0.250199920063936</text:p>
              </table:table-cell>
            </table:table-row>
            <table:table-row>
              <table:table-cell office:value-type="float" office:value="22.88">
                <text:p>22.88</text:p>
              </table:table-cell>
              <table:table-cell office:value-type="float" office:value="0.0754983443527075">
                <text:p>0.0754983443527075</text:p>
              </table:table-cell>
            </table:table-row>
            <table:table-row>
              <table:table-cell office:value-type="float" office:value="22.97">
                <text:p>22.97</text:p>
              </table:table-cell>
              <table:table-cell office:value-type="float" office:value="0.275862284482674">
                <text:p>0.275862284482674</text:p>
              </table:table-cell>
            </table:table-row>
            <table:table-row>
              <table:table-cell office:value-type="float" office:value="23.061">
                <text:p>23.061</text:p>
              </table:table-cell>
              <table:table-cell office:value-type="float" office:value="0.452216762183801">
                <text:p>0.452216762183801</text:p>
              </table:table-cell>
            </table:table-row>
            <table:table-row>
              <table:table-cell office:value-type="float" office:value="23.152">
                <text:p>23.152</text:p>
              </table:table-cell>
              <table:table-cell office:value-type="float" office:value="0.198997487421324">
                <text:p>0.198997487421324</text:p>
              </table:table-cell>
            </table:table-row>
            <table:table-row>
              <table:table-cell office:value-type="float" office:value="23.242">
                <text:p>23.242</text:p>
              </table:table-cell>
              <table:table-cell office:value-type="float" office:value="0.304959013639538">
                <text:p>0.304959013639538</text:p>
              </table:table-cell>
            </table:table-row>
            <table:table-row>
              <table:table-cell office:value-type="float" office:value="23.338">
                <text:p>23.338</text:p>
              </table:table-cell>
              <table:table-cell office:value-type="float" office:value="0.226715680975093">
                <text:p>0.226715680975093</text:p>
              </table:table-cell>
            </table:table-row>
            <table:table-row>
              <table:table-cell office:value-type="float" office:value="23.438">
                <text:p>23.438</text:p>
              </table:table-cell>
              <table:table-cell office:value-type="float" office:value="0.0640312423743285">
                <text:p>0.0640312423743285</text:p>
              </table:table-cell>
            </table:table-row>
            <table:table-row>
              <table:table-cell office:value-type="float" office:value="23.536">
                <text:p>23.536</text:p>
              </table:table-cell>
              <table:table-cell office:value-type="float" office:value="0.125299640861417">
                <text:p>0.125299640861417</text:p>
              </table:table-cell>
            </table:table-row>
            <table:table-row>
              <table:table-cell office:value-type="float" office:value="23.604">
                <text:p>23.604</text:p>
              </table:table-cell>
              <table:table-cell office:value-type="float" office:value="0.172046505340853">
                <text:p>0.172046505340853</text:p>
              </table:table-cell>
            </table:table-row>
            <table:table-row>
              <table:table-cell office:value-type="float" office:value="23.695">
                <text:p>23.695</text:p>
              </table:table-cell>
              <table:table-cell office:value-type="float" office:value="0.200499376557634">
                <text:p>0.200499376557634</text:p>
              </table:table-cell>
            </table:table-row>
            <table:table-row>
              <table:table-cell office:value-type="float" office:value="23.785">
                <text:p>23.785</text:p>
              </table:table-cell>
              <table:table-cell office:value-type="float" office:value="0.120830459735946">
                <text:p>0.120830459735946</text:p>
              </table:table-cell>
            </table:table-row>
            <table:table-row>
              <table:table-cell office:value-type="float" office:value="23.876">
                <text:p>23.876</text:p>
              </table:table-cell>
              <table:table-cell office:value-type="float" office:value="0.168226038412607">
                <text:p>0.168226038412607</text:p>
              </table:table-cell>
            </table:table-row>
            <table:table-row>
              <table:table-cell office:value-type="float" office:value="23.967">
                <text:p>23.967</text:p>
              </table:table-cell>
              <table:table-cell office:value-type="float" office:value="0.140712472794703">
                <text:p>0.140712472794703</text:p>
              </table:table-cell>
            </table:table-row>
            <table:table-row>
              <table:table-cell office:value-type="float" office:value="24.057">
                <text:p>24.057</text:p>
              </table:table-cell>
              <table:table-cell office:value-type="float" office:value="0.117898261225516">
                <text:p>0.117898261225516</text:p>
              </table:table-cell>
            </table:table-row>
            <table:table-row>
              <table:table-cell office:value-type="float" office:value="24.148">
                <text:p>24.148</text:p>
              </table:table-cell>
              <table:table-cell office:value-type="float" office:value="0.0871779788708135">
                <text:p>0.0871779788708135</text:p>
              </table:table-cell>
            </table:table-row>
            <table:table-row>
              <table:table-cell office:value-type="float" office:value="24.244">
                <text:p>24.244</text:p>
              </table:table-cell>
              <table:table-cell office:value-type="float" office:value="0.0883176086632785">
                <text:p>0.0883176086632785</text:p>
              </table:table-cell>
            </table:table-row>
            <table:table-row>
              <table:table-cell office:value-type="float" office:value="24.344">
                <text:p>24.344</text:p>
              </table:table-cell>
              <table:table-cell office:value-type="float" office:value="0.033166247903554">
                <text:p>0.033166247903554</text:p>
              </table:table-cell>
            </table:table-row>
            <table:table-row>
              <table:table-cell office:value-type="float" office:value="24.442">
                <text:p>24.442</text:p>
              </table:table-cell>
              <table:table-cell office:value-type="float" office:value="0.0728010988928052">
                <text:p>0.0728010988928052</text:p>
              </table:table-cell>
            </table:table-row>
            <table:table-row>
              <table:table-cell office:value-type="float" office:value="24.51">
                <text:p>24.51</text:p>
              </table:table-cell>
              <table:table-cell office:value-type="float" office:value="0.0360555127546399">
                <text:p>0.0360555127546399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0.058309518948453">
                <text:p>0.058309518948453</text:p>
              </table:table-cell>
            </table:table-row>
            <table:table-row>
              <table:table-cell office:value-type="float" office:value="24.691">
                <text:p>24.691</text:p>
              </table:table-cell>
              <table:table-cell office:value-type="float" office:value="0.0509901951359279">
                <text:p>0.0509901951359279</text:p>
              </table:table-cell>
            </table:table-row>
            <table:table-row>
              <table:table-cell office:value-type="float" office:value="24.782">
                <text:p>24.78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4.872">
                <text:p>24.872</text:p>
              </table:table-cell>
              <table:table-cell office:value-type="float" office:value="0.0374165738677394">
                <text:p>0.0374165738677394</text:p>
              </table:table-cell>
            </table:table-row>
            <table:table-row>
              <table:table-cell office:value-type="float" office:value="24.963">
                <text:p>24.963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25.053">
                <text:p>25.0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5.15">
                <text:p>25.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5.249">
                <text:p>25.249</text:p>
              </table:table-cell>
              <table:table-cell office:value-type="float" office:value="0.0173205080756888">
                <text:p>0.0173205080756888</text:p>
              </table:table-cell>
            </table:table-row>
            <table:table-row>
              <table:table-cell office:value-type="float" office:value="25.347">
                <text:p>25.347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25.416">
                <text:p>25.4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5.506">
                <text:p>25.5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5.597">
                <text:p>25.597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25.687">
                <text:p>25.687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25.778">
                <text:p>25.778</text:p>
              </table:table-cell>
              <table:table-cell office:value-type="float" office:value="0.0244948974278318">
                <text:p>0.0244948974278318</text:p>
              </table:table-cell>
            </table:table-row>
            <table:table-row>
              <table:table-cell office:value-type="float" office:value="25.868">
                <text:p>25.868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25.959">
                <text:p>25.959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26.055">
                <text:p>26.05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6.155">
                <text:p>26.155</text:p>
              </table:table-cell>
              <table:table-cell office:value-type="float" office:value="0.0173205080756888">
                <text:p>0.0173205080756888</text:p>
              </table:table-cell>
            </table:table-row>
            <table:table-row>
              <table:table-cell office:value-type="float" office:value="26.253">
                <text:p>26.253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26.321">
                <text:p>26.3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6.412">
                <text:p>26.412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26.502">
                <text:p>26.502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26.593">
                <text:p>26.5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6.683">
                <text:p>26.683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26.774">
                <text:p>26.774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26.864">
                <text:p>26.864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26.959">
                <text:p>26.959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27.059">
                <text:p>27.059</text:p>
              </table:table-cell>
              <table:table-cell office:value-type="float" office:value="0.0244948974278318">
                <text:p>0.0244948974278318</text:p>
              </table:table-cell>
            </table:table-row>
            <table:table-row>
              <table:table-cell office:value-type="float" office:value="27.158">
                <text:p>27.158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27.227">
                <text:p>27.227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27.317">
                <text:p>27.317</text:p>
              </table:table-cell>
              <table:table-cell office:value-type="float" office:value="0.014142135623731">
                <text:p>0.014142135623731</text:p>
              </table:table-cell>
            </table:table-row>
            <table:table-row>
              <table:table-cell office:value-type="float" office:value="27.408">
                <text:p>27.408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27.498">
                <text:p>27.498</text:p>
              </table:table-cell>
              <table:table-cell office:value-type="float" office:value="0.0244948974278318">
                <text:p>0.0244948974278318</text:p>
              </table:table-cell>
            </table:table-row>
            <table:table-row>
              <table:table-cell office:value-type="float" office:value="27.59">
                <text:p>27.59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27.68">
                <text:p>27.68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float" office:value="27.77">
                <text:p>27.77</text:p>
              </table:table-cell>
              <table:table-cell office:value-type="float" office:value="0.0282842712474619">
                <text:p>0.0282842712474619</text:p>
              </table:table-cell>
            </table:table-row>
            <table:table-row>
              <table:table-cell office:value-type="float" office:value="27.865">
                <text:p>27.865</text:p>
              </table:table-cell>
              <table:table-cell office:value-type="float" office:value="0.0316227766016838">
                <text:p>0.03162277660168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